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45pt"/>
    </style:style>
    <style:style style:name="co3" style:family="table-column">
      <style:table-column-properties fo:break-before="auto" style:column-width="71.15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90.99pt"/>
    </style:style>
    <style:style style:name="co6" style:family="table-column">
      <style:table-column-properties fo:break-before="auto" style:column-width="88.81pt"/>
    </style:style>
    <style:style style:name="co7" style:family="table-column">
      <style:table-column-properties fo:break-before="auto" style:column-width="88.24pt"/>
    </style:style>
    <style:style style:name="co8" style:family="table-column">
      <style:table-column-properties fo:break-before="auto" style:column-width="86.06pt"/>
    </style:style>
    <style:style style:name="co9" style:family="table-column">
      <style:table-column-properties fo:break-before="auto" style:column-width="89.35pt"/>
    </style:style>
    <style:style style:name="co10" style:family="table-column">
      <style:table-column-properties fo:break-before="auto" style:column-width="87.14pt"/>
    </style:style>
    <style:style style:name="co11" style:family="table-column">
      <style:table-column-properties fo:break-before="auto" style:column-width="66.76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52.41pt"/>
    </style:style>
    <style:style style:name="co14" style:family="table-column">
      <style:table-column-properties fo:break-before="auto" style:column-width="87.7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800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99cc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99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TCD with helpR" table:style-name="ta1">
        <table:table-column table:style-name="co1" table:number-columns-repeated="11" table:default-cell-style-name="ce3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>
            <text:p>Rank.Analysis</text:p>
          </table:table-cell>
          <table:table-cell table:style-name="ce2" office:value-type="string" calcext:value-type="string">
            <text:p>Identifier.1</text:p>
          </table:table-cell>
          <table:table-cell table:style-name="ce2" office:value-type="string" calcext:value-type="string">
            <text:p>Identifier.2</text:p>
          </table:table-cell>
          <table:table-cell table:style-name="ce2" office:value-type="string" calcext:value-type="string">
            <text:p>sampleName</text:p>
          </table:table-cell>
          <table:table-cell table:style-name="ce2" office:value-type="string" calcext:value-type="string">
            <text:p>SampleWeight</text:p>
          </table:table-cell>
          <table:table-cell table:style-name="ce2" office:value-type="string" calcext:value-type="string">
            <text:p>rArea.Flash.TCD.N</text:p>
          </table:table-cell>
          <table:table-cell table:style-name="ce2" office:value-type="string" calcext:value-type="string">
            <text:p>rArea.Flash.TCD.C</text:p>
          </table:table-cell>
          <table:table-cell table:style-name="ce2" office:value-type="string" calcext:value-type="string">
            <text:p>Corrected.Area.N</text:p>
          </table:table-cell>
          <table:table-cell table:style-name="ce2" office:value-type="string" calcext:value-type="string">
            <text:p>Corrected.Area.C</text:p>
          </table:table-cell>
          <table:table-cell table:style-name="ce2" office:value-type="string" calcext:value-type="string">
            <text:p>Weight.N.perCup</text:p>
          </table:table-cell>
          <table:table-cell table:style-name="ce2" office:value-type="string" calcext:value-type="string">
            <text:p>Weight.C.perCup</text:p>
          </table:table-cell>
          <table:table-cell table:style-name="ce4" office:value-type="string" calcext:value-type="string">
            <text:p>Weight.N.kg</text:p>
          </table:table-cell>
          <table:table-cell table:style-name="ce4" office:value-type="string" calcext:value-type="string">
            <text:p>Weight.C.kg</text:p>
          </table:table-cell>
          <table:table-cell table:style-name="ce6" office:value-type="string" calcext:value-type="string">
            <text:p>C.N.Ratio</text:p>
          </table:table-cell>
          <table:table-cell table:style-name="ce8" table:number-columns-repeated="1010"/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621-1</text:p>
          </table:table-cell>
          <table:table-cell office:value-type="float" office:value="0.32" calcext:value-type="float">
            <text:p>0.32</text:p>
          </table:table-cell>
          <table:table-cell office:value-type="float" office:value="53372" calcext:value-type="float">
            <text:p>53372.00</text:p>
          </table:table-cell>
          <table:table-cell office:value-type="float" office:value="519816" calcext:value-type="float">
            <text:p>519816.00</text:p>
          </table:table-cell>
          <table:table-cell office:value-type="float" office:value="53372" calcext:value-type="float">
            <text:p>53372.00</text:p>
          </table:table-cell>
          <table:table-cell office:value-type="float" office:value="516664" calcext:value-type="float">
            <text:p>516664.00</text:p>
          </table:table-cell>
          <table:table-cell office:value-type="float" office:value="39.9950305810017" calcext:value-type="float">
            <text:p>40.00</text:p>
          </table:table-cell>
          <table:table-cell office:value-type="float" office:value="137.590302835791" calcext:value-type="float">
            <text:p>137.59</text:p>
          </table:table-cell>
          <table:table-cell office:value-type="float" office:value="124984.47056563" calcext:value-type="float">
            <text:p>124984.47</text:p>
          </table:table-cell>
          <table:table-cell office:value-type="float" office:value="429969.696361846" calcext:value-type="float">
            <text:p>429969.70</text:p>
          </table:table-cell>
          <table:table-cell office:value-type="float" office:value="4.01354912455898" calcext:value-type="float">
            <text:p>4.0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621-2</text:p>
          </table:table-cell>
          <table:table-cell office:value-type="float" office:value="0.361" calcext:value-type="float">
            <text:p>0.36</text:p>
          </table:table-cell>
          <table:table-cell office:value-type="float" office:value="58974" calcext:value-type="float">
            <text:p>58974.00</text:p>
          </table:table-cell>
          <table:table-cell office:value-type="float" office:value="578436" calcext:value-type="float">
            <text:p>578436.00</text:p>
          </table:table-cell>
          <table:table-cell office:value-type="float" office:value="58974" calcext:value-type="float">
            <text:p>58974.00</text:p>
          </table:table-cell>
          <table:table-cell office:value-type="float" office:value="575284" calcext:value-type="float">
            <text:p>575284.00</text:p>
          </table:table-cell>
          <table:table-cell office:value-type="float" office:value="44.1929651031252" calcext:value-type="float">
            <text:p>44.19</text:p>
          </table:table-cell>
          <table:table-cell office:value-type="float" office:value="153.20111286365" calcext:value-type="float">
            <text:p>153.20</text:p>
          </table:table-cell>
          <table:table-cell office:value-type="float" office:value="122418.185881233" calcext:value-type="float">
            <text:p>122418.19</text:p>
          </table:table-cell>
          <table:table-cell office:value-type="float" office:value="424379.814026732" calcext:value-type="float">
            <text:p>424379.81</text:p>
          </table:table-cell>
          <table:table-cell office:value-type="float" office:value="4.04441365853542" calcext:value-type="float">
            <text:p>4.04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622-1</text:p>
          </table:table-cell>
          <table:table-cell office:value-type="float" office:value="0.366" calcext:value-type="float">
            <text:p>0.37</text:p>
          </table:table-cell>
          <table:table-cell office:value-type="float" office:value="62366" calcext:value-type="float">
            <text:p>62366.00</text:p>
          </table:table-cell>
          <table:table-cell office:value-type="float" office:value="600729" calcext:value-type="float">
            <text:p>600729.00</text:p>
          </table:table-cell>
          <table:table-cell office:value-type="float" office:value="62366" calcext:value-type="float">
            <text:p>62366.00</text:p>
          </table:table-cell>
          <table:table-cell office:value-type="float" office:value="597577" calcext:value-type="float">
            <text:p>597577.00</text:p>
          </table:table-cell>
          <table:table-cell office:value-type="float" office:value="46.734806213272" calcext:value-type="float">
            <text:p>46.73</text:p>
          </table:table-cell>
          <table:table-cell office:value-type="float" office:value="159.137854384481" calcext:value-type="float">
            <text:p>159.14</text:p>
          </table:table-cell>
          <table:table-cell office:value-type="float" office:value="127690.727358667" calcext:value-type="float">
            <text:p>127690.73</text:p>
          </table:table-cell>
          <table:table-cell office:value-type="float" office:value="434802.880831914" calcext:value-type="float">
            <text:p>434802.88</text:p>
          </table:table-cell>
          <table:table-cell office:value-type="float" office:value="3.97264576786674" calcext:value-type="float">
            <text:p>3.97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251" calcext:value-type="float">
            <text:p>0.25</text:p>
          </table:table-cell>
          <table:table-cell office:value-type="float" office:value="51732" calcext:value-type="float">
            <text:p>51732.00</text:p>
          </table:table-cell>
          <table:table-cell office:value-type="float" office:value="427611" calcext:value-type="float">
            <text:p>427611.00</text:p>
          </table:table-cell>
          <table:table-cell office:value-type="float" office:value="51732" calcext:value-type="float">
            <text:p>51732.00</text:p>
          </table:table-cell>
          <table:table-cell office:value-type="float" office:value="424459" calcext:value-type="float">
            <text:p>424459.00</text:p>
          </table:table-cell>
          <table:table-cell office:value-type="float" office:value="38.7660743838788" calcext:value-type="float">
            <text:p>38.77</text:p>
          </table:table-cell>
          <table:table-cell office:value-type="float" office:value="113.035633122062" calcext:value-type="float">
            <text:p>113.04</text:p>
          </table:table-cell>
          <table:table-cell office:value-type="float" office:value="154446.511489557" calcext:value-type="float">
            <text:p>154446.51</text:p>
          </table:table-cell>
          <table:table-cell office:value-type="float" office:value="450341.167816979" calcext:value-type="float">
            <text:p>450341.17</text:p>
          </table:table-cell>
          <table:table-cell office:value-type="float" office:value="3.40181221351402" calcext:value-type="float">
            <text:p>3.4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57" calcext:value-type="float">
            <text:p>0.66</text:p>
          </table:table-cell>
          <table:table-cell office:value-type="float" office:value="144245" calcext:value-type="float">
            <text:p>144245.00</text:p>
          </table:table-cell>
          <table:table-cell office:value-type="float" office:value="1119243" calcext:value-type="float">
            <text:p>1119243.00</text:p>
          </table:table-cell>
          <table:table-cell office:value-type="float" office:value="144245" calcext:value-type="float">
            <text:p>144245.00</text:p>
          </table:table-cell>
          <table:table-cell office:value-type="float" office:value="1116091" calcext:value-type="float">
            <text:p>1116091.00</text:p>
          </table:table-cell>
          <table:table-cell office:value-type="float" office:value="108.091943081702" calcext:value-type="float">
            <text:p>108.09</text:p>
          </table:table-cell>
          <table:table-cell office:value-type="float" office:value="297.220821815146" calcext:value-type="float">
            <text:p>297.22</text:p>
          </table:table-cell>
          <table:table-cell office:value-type="float" office:value="164523.505451601" calcext:value-type="float">
            <text:p>164523.51</text:p>
          </table:table-cell>
          <table:table-cell office:value-type="float" office:value="452390.900784088" calcext:value-type="float">
            <text:p>452390.90</text:p>
          </table:table-cell>
          <table:table-cell office:value-type="float" office:value="3.20798771457836" calcext:value-type="float">
            <text:p>3.21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218" calcext:value-type="float">
            <text:p>0.22</text:p>
          </table:table-cell>
          <table:table-cell office:value-type="float" office:value="44987" calcext:value-type="float">
            <text:p>44987.00</text:p>
          </table:table-cell>
          <table:table-cell office:value-type="float" office:value="374790" calcext:value-type="float">
            <text:p>374790.00</text:p>
          </table:table-cell>
          <table:table-cell office:value-type="float" office:value="44987" calcext:value-type="float">
            <text:p>44987.00</text:p>
          </table:table-cell>
          <table:table-cell office:value-type="float" office:value="371638" calcext:value-type="float">
            <text:p>371638.00</text:p>
          </table:table-cell>
          <table:table-cell office:value-type="float" office:value="33.7116173414435" calcext:value-type="float">
            <text:p>33.71</text:p>
          </table:table-cell>
          <table:table-cell office:value-type="float" office:value="98.9691268702437" calcext:value-type="float">
            <text:p>98.97</text:p>
          </table:table-cell>
          <table:table-cell office:value-type="float" office:value="154640.446520383" calcext:value-type="float">
            <text:p>154640.45</text:p>
          </table:table-cell>
          <table:table-cell office:value-type="float" office:value="453986.820505705" calcext:value-type="float">
            <text:p>453986.82</text:p>
          </table:table-cell>
          <table:table-cell office:value-type="float" office:value="3.42505018905371" calcext:value-type="float">
            <text:p>3.43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622-2</text:p>
          </table:table-cell>
          <table:table-cell office:value-type="float" office:value="0.431" calcext:value-type="float">
            <text:p>0.43</text:p>
          </table:table-cell>
          <table:table-cell office:value-type="float" office:value="73007" calcext:value-type="float">
            <text:p>73007.00</text:p>
          </table:table-cell>
          <table:table-cell office:value-type="float" office:value="697572" calcext:value-type="float">
            <text:p>697572.00</text:p>
          </table:table-cell>
          <table:table-cell office:value-type="float" office:value="73007" calcext:value-type="float">
            <text:p>73007.00</text:p>
          </table:table-cell>
          <table:table-cell office:value-type="float" office:value="694420" calcext:value-type="float">
            <text:p>694420.00</text:p>
          </table:table-cell>
          <table:table-cell office:value-type="float" office:value="54.708783587409" calcext:value-type="float">
            <text:p>54.71</text:p>
          </table:table-cell>
          <table:table-cell office:value-type="float" office:value="184.927647552819" calcext:value-type="float">
            <text:p>184.93</text:p>
          </table:table-cell>
          <table:table-cell office:value-type="float" office:value="126934.532685404" calcext:value-type="float">
            <text:p>126934.53</text:p>
          </table:table-cell>
          <table:table-cell office:value-type="float" office:value="429066.467639952" calcext:value-type="float">
            <text:p>429066.47</text:p>
          </table:table-cell>
          <table:table-cell office:value-type="float" office:value="3.943588359998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624-1</text:p>
          </table:table-cell>
          <table:table-cell office:value-type="float" office:value="0.423" calcext:value-type="float">
            <text:p>0.42</text:p>
          </table:table-cell>
          <table:table-cell office:value-type="float" office:value="73782" calcext:value-type="float">
            <text:p>73782.00</text:p>
          </table:table-cell>
          <table:table-cell office:value-type="float" office:value="720981" calcext:value-type="float">
            <text:p>720981.00</text:p>
          </table:table-cell>
          <table:table-cell office:value-type="float" office:value="73782" calcext:value-type="float">
            <text:p>73782.00</text:p>
          </table:table-cell>
          <table:table-cell office:value-type="float" office:value="717829" calcext:value-type="float">
            <text:p>717829.00</text:p>
          </table:table-cell>
          <table:table-cell office:value-type="float" office:value="55.2895403269031" calcext:value-type="float">
            <text:p>55.29</text:p>
          </table:table-cell>
          <table:table-cell office:value-type="float" office:value="191.161585661693" calcext:value-type="float">
            <text:p>191.16</text:p>
          </table:table-cell>
          <table:table-cell office:value-type="float" office:value="130708.133160527" calcext:value-type="float">
            <text:p>130708.13</text:p>
          </table:table-cell>
          <table:table-cell office:value-type="float" office:value="451918.642226224" calcext:value-type="float">
            <text:p>451918.64</text:p>
          </table:table-cell>
          <table:table-cell office:value-type="float" office:value="4.03370779753295" calcext:value-type="float">
            <text:p>4.03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624-2</text:p>
          </table:table-cell>
          <table:table-cell office:value-type="float" office:value="0.371" calcext:value-type="float">
            <text:p>0.37</text:p>
          </table:table-cell>
          <table:table-cell office:value-type="float" office:value="56710" calcext:value-type="float">
            <text:p>56710.00</text:p>
          </table:table-cell>
          <table:table-cell office:value-type="float" office:value="544807" calcext:value-type="float">
            <text:p>544807.00</text:p>
          </table:table-cell>
          <table:table-cell office:value-type="float" office:value="56710" calcext:value-type="float">
            <text:p>56710.00</text:p>
          </table:table-cell>
          <table:table-cell office:value-type="float" office:value="541655" calcext:value-type="float">
            <text:p>541655.00</text:p>
          </table:table-cell>
          <table:table-cell office:value-type="float" office:value="42.4964060602677" calcext:value-type="float">
            <text:p>42.50</text:p>
          </table:table-cell>
          <table:table-cell office:value-type="float" office:value="144.245535749578" calcext:value-type="float">
            <text:p>144.25</text:p>
          </table:table-cell>
          <table:table-cell office:value-type="float" office:value="114545.5688956" calcext:value-type="float">
            <text:p>114545.57</text:p>
          </table:table-cell>
          <table:table-cell office:value-type="float" office:value="388801.983152503" calcext:value-type="float">
            <text:p>388801.98</text:p>
          </table:table-cell>
          <table:table-cell office:value-type="float" office:value="3.96001624551138" calcext:value-type="float">
            <text:p>3.96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629-1</text:p>
          </table:table-cell>
          <table:table-cell office:value-type="float" office:value="0.497" calcext:value-type="float">
            <text:p>0.50</text:p>
          </table:table-cell>
          <table:table-cell office:value-type="float" office:value="89183" calcext:value-type="float">
            <text:p>89183.00</text:p>
          </table:table-cell>
          <table:table-cell office:value-type="float" office:value="847277" calcext:value-type="float">
            <text:p>847277.00</text:p>
          </table:table-cell>
          <table:table-cell office:value-type="float" office:value="89183" calcext:value-type="float">
            <text:p>89183.00</text:p>
          </table:table-cell>
          <table:table-cell office:value-type="float" office:value="844125" calcext:value-type="float">
            <text:p>844125.00</text:p>
          </table:table-cell>
          <table:table-cell office:value-type="float" office:value="66.8304881268357" calcext:value-type="float">
            <text:p>66.83</text:p>
          </table:table-cell>
          <table:table-cell office:value-type="float" office:value="224.794865485619" calcext:value-type="float">
            <text:p>224.79</text:p>
          </table:table-cell>
          <table:table-cell office:value-type="float" office:value="134467.78295138" calcext:value-type="float">
            <text:p>134467.78</text:p>
          </table:table-cell>
          <table:table-cell office:value-type="float" office:value="452303.552284947" calcext:value-type="float">
            <text:p>452303.55</text:p>
          </table:table-cell>
          <table:table-cell office:value-type="float" office:value="3.92426695884895" calcext:value-type="float">
            <text:p>3.92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629-2</text:p>
          </table:table-cell>
          <table:table-cell office:value-type="float" office:value="0.265" calcext:value-type="float">
            <text:p>0.27</text:p>
          </table:table-cell>
          <table:table-cell office:value-type="float" office:value="44393" calcext:value-type="float">
            <text:p>44393.00</text:p>
          </table:table-cell>
          <table:table-cell office:value-type="float" office:value="443227" calcext:value-type="float">
            <text:p>443227.00</text:p>
          </table:table-cell>
          <table:table-cell office:value-type="float" office:value="44393" calcext:value-type="float">
            <text:p>44393.00</text:p>
          </table:table-cell>
          <table:table-cell office:value-type="float" office:value="440075" calcext:value-type="float">
            <text:p>440075.00</text:p>
          </table:table-cell>
          <table:table-cell office:value-type="float" office:value="33.2664954017539" calcext:value-type="float">
            <text:p>33.27</text:p>
          </table:table-cell>
          <table:table-cell office:value-type="float" office:value="117.194254913175" calcext:value-type="float">
            <text:p>117.19</text:p>
          </table:table-cell>
          <table:table-cell office:value-type="float" office:value="125533.944912279" calcext:value-type="float">
            <text:p>125533.94</text:p>
          </table:table-cell>
          <table:table-cell office:value-type="float" office:value="442242.471370471" calcext:value-type="float">
            <text:p>442242.47</text:p>
          </table:table-cell>
          <table:table-cell office:value-type="float" office:value="4.11004011936973" calcext:value-type="float">
            <text:p>4.11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632-1</text:p>
          </table:table-cell>
          <table:table-cell office:value-type="float" office:value="0.314" calcext:value-type="float">
            <text:p>0.31</text:p>
          </table:table-cell>
          <table:table-cell office:value-type="float" office:value="51632" calcext:value-type="float">
            <text:p>51632.00</text:p>
          </table:table-cell>
          <table:table-cell office:value-type="float" office:value="516451" calcext:value-type="float">
            <text:p>516451.00</text:p>
          </table:table-cell>
          <table:table-cell office:value-type="float" office:value="51632" calcext:value-type="float">
            <text:p>51632.00</text:p>
          </table:table-cell>
          <table:table-cell office:value-type="float" office:value="513299" calcext:value-type="float">
            <text:p>513299.00</text:p>
          </table:table-cell>
          <table:table-cell office:value-type="float" office:value="38.6911380303957" calcext:value-type="float">
            <text:p>38.69</text:p>
          </table:table-cell>
          <table:table-cell office:value-type="float" office:value="136.694185883492" calcext:value-type="float">
            <text:p>136.69</text:p>
          </table:table-cell>
          <table:table-cell office:value-type="float" office:value="123220.184810177" calcext:value-type="float">
            <text:p>123220.18</text:p>
          </table:table-cell>
          <table:table-cell office:value-type="float" office:value="435331.802176726" calcext:value-type="float">
            <text:p>435331.80</text:p>
          </table:table-cell>
          <table:table-cell office:value-type="float" office:value="4.12178494393529" calcext:value-type="float">
            <text:p>4.12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632-2</text:p>
          </table:table-cell>
          <table:table-cell office:value-type="float" office:value="0.499" calcext:value-type="float">
            <text:p>0.50</text:p>
          </table:table-cell>
          <table:table-cell office:value-type="float" office:value="83203" calcext:value-type="float">
            <text:p>83203.00</text:p>
          </table:table-cell>
          <table:table-cell office:value-type="float" office:value="811764" calcext:value-type="float">
            <text:p>811764.00</text:p>
          </table:table-cell>
          <table:table-cell office:value-type="float" office:value="83203" calcext:value-type="float">
            <text:p>83203.00</text:p>
          </table:table-cell>
          <table:table-cell office:value-type="float" office:value="808612" calcext:value-type="float">
            <text:p>808612.00</text:p>
          </table:table-cell>
          <table:table-cell office:value-type="float" office:value="62.3492941885462" calcext:value-type="float">
            <text:p>62.35</text:p>
          </table:table-cell>
          <table:table-cell office:value-type="float" office:value="215.337569400334" calcext:value-type="float">
            <text:p>215.34</text:p>
          </table:table-cell>
          <table:table-cell office:value-type="float" office:value="124948.485347788" calcext:value-type="float">
            <text:p>124948.49</text:p>
          </table:table-cell>
          <table:table-cell office:value-type="float" office:value="431538.215231131" calcext:value-type="float">
            <text:p>431538.22</text:p>
          </table:table-cell>
          <table:table-cell office:value-type="float" office:value="4.02935057357139" calcext:value-type="float">
            <text:p>4.03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633-1</text:p>
          </table:table-cell>
          <table:table-cell office:value-type="float" office:value="0.686" calcext:value-type="float">
            <text:p>0.69</text:p>
          </table:table-cell>
          <table:table-cell office:value-type="float" office:value="122566" calcext:value-type="float">
            <text:p>122566.00</text:p>
          </table:table-cell>
          <table:table-cell office:value-type="float" office:value="1155778" calcext:value-type="float">
            <text:p>1155778.00</text:p>
          </table:table-cell>
          <table:table-cell office:value-type="float" office:value="122566" calcext:value-type="float">
            <text:p>122566.00</text:p>
          </table:table-cell>
          <table:table-cell office:value-type="float" office:value="1152626" calcext:value-type="float">
            <text:p>1152626.00</text:p>
          </table:table-cell>
          <table:table-cell office:value-type="float" office:value="91.8464910101" calcext:value-type="float">
            <text:p>91.85</text:p>
          </table:table-cell>
          <table:table-cell office:value-type="float" office:value="306.95028180095" calcext:value-type="float">
            <text:p>306.95</text:p>
          </table:table-cell>
          <table:table-cell office:value-type="float" office:value="133887.013134257" calcext:value-type="float">
            <text:p>133887.01</text:p>
          </table:table-cell>
          <table:table-cell office:value-type="float" office:value="447449.390380394" calcext:value-type="float">
            <text:p>447449.39</text:p>
          </table:table-cell>
          <table:table-cell office:value-type="float" office:value="3.89899122070683" calcext:value-type="float">
            <text:p>3.90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633-2</text:p>
          </table:table-cell>
          <table:table-cell office:value-type="float" office:value="0.496" calcext:value-type="float">
            <text:p>0.50</text:p>
          </table:table-cell>
          <table:table-cell office:value-type="float" office:value="86202" calcext:value-type="float">
            <text:p>86202.00</text:p>
          </table:table-cell>
          <table:table-cell office:value-type="float" office:value="821543" calcext:value-type="float">
            <text:p>821543.00</text:p>
          </table:table-cell>
          <table:table-cell office:value-type="float" office:value="86202" calcext:value-type="float">
            <text:p>86202.00</text:p>
          </table:table-cell>
          <table:table-cell office:value-type="float" office:value="818391" calcext:value-type="float">
            <text:p>818391.00</text:p>
          </table:table-cell>
          <table:table-cell office:value-type="float" office:value="64.5966354295044" calcext:value-type="float">
            <text:p>64.60</text:p>
          </table:table-cell>
          <table:table-cell office:value-type="float" office:value="217.941767818322" calcext:value-type="float">
            <text:p>217.94</text:p>
          </table:table-cell>
          <table:table-cell office:value-type="float" office:value="130235.152075614" calcext:value-type="float">
            <text:p>130235.15</text:p>
          </table:table-cell>
          <table:table-cell office:value-type="float" office:value="439398.725440165" calcext:value-type="float">
            <text:p>439398.73</text:p>
          </table:table-cell>
          <table:table-cell office:value-type="float" office:value="3.9362018485549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30</text:p>
          </table:table-cell>
          <table:table-cell office:value-type="float" office:value="62794" calcext:value-type="float">
            <text:p>62794.00</text:p>
          </table:table-cell>
          <table:table-cell office:value-type="float" office:value="512585" calcext:value-type="float">
            <text:p>512585.00</text:p>
          </table:table-cell>
          <table:table-cell office:value-type="float" office:value="62794" calcext:value-type="float">
            <text:p>62794.00</text:p>
          </table:table-cell>
          <table:table-cell office:value-type="float" office:value="509433" calcext:value-type="float">
            <text:p>509433.00</text:p>
          </table:table-cell>
          <table:table-cell office:value-type="float" office:value="47.0555338061797" calcext:value-type="float">
            <text:p>47.06</text:p>
          </table:table-cell>
          <table:table-cell office:value-type="float" office:value="135.664650032798" calcext:value-type="float">
            <text:p>135.66</text:p>
          </table:table-cell>
          <table:table-cell office:value-type="float" office:value="157904.475859663" calcext:value-type="float">
            <text:p>157904.48</text:p>
          </table:table-cell>
          <table:table-cell office:value-type="float" office:value="455250.503465764" calcext:value-type="float">
            <text:p>455250.50</text:p>
          </table:table-cell>
          <table:table-cell office:value-type="float" office:value="3.36358791912117" calcext:value-type="float">
            <text:p>3.36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25" calcext:value-type="float">
            <text:p>0.13</text:p>
          </table:table-cell>
          <table:table-cell office:value-type="float" office:value="24348" calcext:value-type="float">
            <text:p>24348.00</text:p>
          </table:table-cell>
          <table:table-cell office:value-type="float" office:value="215414" calcext:value-type="float">
            <text:p>215414.00</text:p>
          </table:table-cell>
          <table:table-cell office:value-type="float" office:value="24348" calcext:value-type="float">
            <text:p>24348.00</text:p>
          </table:table-cell>
          <table:table-cell office:value-type="float" office:value="212262" calcext:value-type="float">
            <text:p>212262.00</text:p>
          </table:table-cell>
          <table:table-cell office:value-type="float" office:value="18.2455033460659" calcext:value-type="float">
            <text:p>18.25</text:p>
          </table:table-cell>
          <table:table-cell office:value-type="float" office:value="56.5264714795894" calcext:value-type="float">
            <text:p>56.53</text:p>
          </table:table-cell>
          <table:table-cell office:value-type="float" office:value="145964.026768527" calcext:value-type="float">
            <text:p>145964.03</text:p>
          </table:table-cell>
          <table:table-cell office:value-type="float" office:value="452211.771836715" calcext:value-type="float">
            <text:p>452211.77</text:p>
          </table:table-cell>
          <table:table-cell office:value-type="float" office:value="3.61445495959642" calcext:value-type="float">
            <text:p>3.61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635-1</text:p>
          </table:table-cell>
          <table:table-cell office:value-type="float" office:value="0.415" calcext:value-type="float">
            <text:p>0.42</text:p>
          </table:table-cell>
          <table:table-cell office:value-type="float" office:value="71794" calcext:value-type="float">
            <text:p>71794.00</text:p>
          </table:table-cell>
          <table:table-cell office:value-type="float" office:value="694588" calcext:value-type="float">
            <text:p>694588.00</text:p>
          </table:table-cell>
          <table:table-cell office:value-type="float" office:value="71794" calcext:value-type="float">
            <text:p>71794.00</text:p>
          </table:table-cell>
          <table:table-cell office:value-type="float" office:value="691436" calcext:value-type="float">
            <text:p>691436.00</text:p>
          </table:table-cell>
          <table:table-cell office:value-type="float" office:value="53.799805619659" calcext:value-type="float">
            <text:p>53.80</text:p>
          </table:table-cell>
          <table:table-cell office:value-type="float" office:value="184.132992876546" calcext:value-type="float">
            <text:p>184.13</text:p>
          </table:table-cell>
          <table:table-cell office:value-type="float" office:value="129638.085830504" calcext:value-type="float">
            <text:p>129638.09</text:p>
          </table:table-cell>
          <table:table-cell office:value-type="float" office:value="443693.958738665" calcext:value-type="float">
            <text:p>443693.96</text:p>
          </table:table-cell>
          <table:table-cell office:value-type="float" office:value="3.99298515205302" calcext:value-type="float">
            <text:p>3.99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35-2</text:p>
          </table:table-cell>
          <table:table-cell office:value-type="float" office:value="0.456" calcext:value-type="float">
            <text:p>0.46</text:p>
          </table:table-cell>
          <table:table-cell office:value-type="float" office:value="80880" calcext:value-type="float">
            <text:p>80880.00</text:p>
          </table:table-cell>
          <table:table-cell office:value-type="float" office:value="756774" calcext:value-type="float">
            <text:p>756774.00</text:p>
          </table:table-cell>
          <table:table-cell office:value-type="float" office:value="80880" calcext:value-type="float">
            <text:p>80880.00</text:p>
          </table:table-cell>
          <table:table-cell office:value-type="float" office:value="753622" calcext:value-type="float">
            <text:p>753622.00</text:p>
          </table:table-cell>
          <table:table-cell office:value-type="float" office:value="60.6085226971337" calcext:value-type="float">
            <text:p>60.61</text:p>
          </table:table-cell>
          <table:table-cell office:value-type="float" office:value="200.693447199174" calcext:value-type="float">
            <text:p>200.69</text:p>
          </table:table-cell>
          <table:table-cell office:value-type="float" office:value="132913.426967398" calcext:value-type="float">
            <text:p>132913.43</text:p>
          </table:table-cell>
          <table:table-cell office:value-type="float" office:value="440117.208770119" calcext:value-type="float">
            <text:p>440117.21</text:p>
          </table:table-cell>
          <table:table-cell office:value-type="float" office:value="3.86319191833357" calcext:value-type="float">
            <text:p>3.86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636-1</text:p>
          </table:table-cell>
          <table:table-cell office:value-type="float" office:value="0.38" calcext:value-type="float">
            <text:p>0.38</text:p>
          </table:table-cell>
          <table:table-cell office:value-type="float" office:value="62290" calcext:value-type="float">
            <text:p>62290.00</text:p>
          </table:table-cell>
          <table:table-cell office:value-type="float" office:value="611949" calcext:value-type="float">
            <text:p>611949.00</text:p>
          </table:table-cell>
          <table:table-cell office:value-type="float" office:value="62290" calcext:value-type="float">
            <text:p>62290.00</text:p>
          </table:table-cell>
          <table:table-cell office:value-type="float" office:value="608797" calcext:value-type="float">
            <text:p>608797.00</text:p>
          </table:table-cell>
          <table:table-cell office:value-type="float" office:value="46.6778545846249" calcext:value-type="float">
            <text:p>46.68</text:p>
          </table:table-cell>
          <table:table-cell office:value-type="float" office:value="162.125798576098" calcext:value-type="float">
            <text:p>162.13</text:p>
          </table:table-cell>
          <table:table-cell office:value-type="float" office:value="122836.459433223" calcext:value-type="float">
            <text:p>122836.46</text:p>
          </table:table-cell>
          <table:table-cell office:value-type="float" office:value="426646.838358151" calcext:value-type="float">
            <text:p>426646.84</text:p>
          </table:table-cell>
          <table:table-cell office:value-type="float" office:value="4.05217349187574" calcext:value-type="float">
            <text:p>4.05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36-2</text:p>
          </table:table-cell>
          <table:table-cell office:value-type="float" office:value="0.404" calcext:value-type="float">
            <text:p>0.40</text:p>
          </table:table-cell>
          <table:table-cell office:value-type="float" office:value="65770" calcext:value-type="float">
            <text:p>65770.00</text:p>
          </table:table-cell>
          <table:table-cell office:value-type="float" office:value="638543" calcext:value-type="float">
            <text:p>638543.00</text:p>
          </table:table-cell>
          <table:table-cell office:value-type="float" office:value="65770" calcext:value-type="float">
            <text:p>65770.00</text:p>
          </table:table-cell>
          <table:table-cell office:value-type="float" office:value="635391" calcext:value-type="float">
            <text:p>635391.00</text:p>
          </table:table-cell>
          <table:table-cell office:value-type="float" office:value="49.2856396858368" calcext:value-type="float">
            <text:p>49.29</text:p>
          </table:table-cell>
          <table:table-cell office:value-type="float" office:value="169.207918703714" calcext:value-type="float">
            <text:p>169.21</text:p>
          </table:table-cell>
          <table:table-cell office:value-type="float" office:value="121994.15763821" calcext:value-type="float">
            <text:p>121994.16</text:p>
          </table:table-cell>
          <table:table-cell office:value-type="float" office:value="418831.481939887" calcext:value-type="float">
            <text:p>418831.48</text:p>
          </table:table-cell>
          <table:table-cell office:value-type="float" office:value="4.00541090155305" calcext:value-type="float">
            <text:p>4.01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637-1</text:p>
          </table:table-cell>
          <table:table-cell office:value-type="float" office:value="0.346" calcext:value-type="float">
            <text:p>0.35</text:p>
          </table:table-cell>
          <table:table-cell office:value-type="float" office:value="57283" calcext:value-type="float">
            <text:p>57283.00</text:p>
          </table:table-cell>
          <table:table-cell office:value-type="float" office:value="575173" calcext:value-type="float">
            <text:p>575173.00</text:p>
          </table:table-cell>
          <table:table-cell office:value-type="float" office:value="57283" calcext:value-type="float">
            <text:p>57283.00</text:p>
          </table:table-cell>
          <table:table-cell office:value-type="float" office:value="572021" calcext:value-type="float">
            <text:p>572021.00</text:p>
          </table:table-cell>
          <table:table-cell office:value-type="float" office:value="42.9257913657259" calcext:value-type="float">
            <text:p>42.93</text:p>
          </table:table-cell>
          <table:table-cell office:value-type="float" office:value="152.332159040366" calcext:value-type="float">
            <text:p>152.33</text:p>
          </table:table-cell>
          <table:table-cell office:value-type="float" office:value="124062.980825797" calcext:value-type="float">
            <text:p>124062.98</text:p>
          </table:table-cell>
          <table:table-cell office:value-type="float" office:value="440266.355607995" calcext:value-type="float">
            <text:p>440266.36</text:p>
          </table:table-cell>
          <table:table-cell office:value-type="float" office:value="4.14018813769994" calcext:value-type="float">
            <text:p>4.14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37-2</text:p>
          </table:table-cell>
          <table:table-cell office:value-type="float" office:value="0.485" calcext:value-type="float">
            <text:p>0.49</text:p>
          </table:table-cell>
          <table:table-cell office:value-type="float" office:value="78059" calcext:value-type="float">
            <text:p>78059.00</text:p>
          </table:table-cell>
          <table:table-cell office:value-type="float" office:value="765336" calcext:value-type="float">
            <text:p>765336.00</text:p>
          </table:table-cell>
          <table:table-cell office:value-type="float" office:value="78059" calcext:value-type="float">
            <text:p>78059.00</text:p>
          </table:table-cell>
          <table:table-cell office:value-type="float" office:value="762184" calcext:value-type="float">
            <text:p>762184.00</text:p>
          </table:table-cell>
          <table:table-cell office:value-type="float" office:value="58.4945681653754" calcext:value-type="float">
            <text:p>58.49</text:p>
          </table:table-cell>
          <table:table-cell office:value-type="float" office:value="202.973552205291" calcext:value-type="float">
            <text:p>202.97</text:p>
          </table:table-cell>
          <table:table-cell office:value-type="float" office:value="120607.357042011" calcext:value-type="float">
            <text:p>120607.36</text:p>
          </table:table-cell>
          <table:table-cell office:value-type="float" office:value="418502.169495445" calcext:value-type="float">
            <text:p>418502.17</text:p>
          </table:table-cell>
          <table:table-cell office:value-type="float" office:value="4.04828149005824" calcext:value-type="float">
            <text:p>4.05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638-1</text:p>
          </table:table-cell>
          <table:table-cell office:value-type="float" office:value="0.124" calcext:value-type="float">
            <text:p>0.12</text:p>
          </table:table-cell>
          <table:table-cell office:value-type="float" office:value="15070" calcext:value-type="float">
            <text:p>15070.00</text:p>
          </table:table-cell>
          <table:table-cell office:value-type="float" office:value="154450" calcext:value-type="float">
            <text:p>154450.00</text:p>
          </table:table-cell>
          <table:table-cell office:value-type="float" office:value="15070" calcext:value-type="float">
            <text:p>15070.00</text:p>
          </table:table-cell>
          <table:table-cell office:value-type="float" office:value="151298" calcext:value-type="float">
            <text:p>151298.00</text:p>
          </table:table-cell>
          <table:table-cell office:value-type="float" office:value="11.2929084699036" calcext:value-type="float">
            <text:p>11.29</text:p>
          </table:table-cell>
          <table:table-cell office:value-type="float" office:value="40.2914420947646" calcext:value-type="float">
            <text:p>40.29</text:p>
          </table:table-cell>
          <table:table-cell office:value-type="float" office:value="91071.8424992228" calcext:value-type="float">
            <text:p>91071.84</text:p>
          </table:table-cell>
          <table:table-cell office:value-type="float" office:value="324930.984635198" calcext:value-type="float">
            <text:p>324930.98</text:p>
          </table:table-cell>
          <table:table-cell office:value-type="float" office:value="4.16249565549637" calcext:value-type="float">
            <text:p>4.16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638-2</text:p>
          </table:table-cell>
          <table:table-cell office:value-type="float" office:value="0.281" calcext:value-type="float">
            <text:p>0.28</text:p>
          </table:table-cell>
          <table:table-cell office:value-type="float" office:value="41989" calcext:value-type="float">
            <text:p>41989.00</text:p>
          </table:table-cell>
          <table:table-cell office:value-type="float" office:value="407035" calcext:value-type="float">
            <text:p>407035.00</text:p>
          </table:table-cell>
          <table:table-cell office:value-type="float" office:value="41989" calcext:value-type="float">
            <text:p>41989.00</text:p>
          </table:table-cell>
          <table:table-cell office:value-type="float" office:value="403883" calcext:value-type="float">
            <text:p>403883.00</text:p>
          </table:table-cell>
          <table:table-cell office:value-type="float" office:value="31.4650254640201" calcext:value-type="float">
            <text:p>31.47</text:p>
          </table:table-cell>
          <table:table-cell office:value-type="float" office:value="107.556137606312" calcext:value-type="float">
            <text:p>107.56</text:p>
          </table:table-cell>
          <table:table-cell office:value-type="float" office:value="111975.17958726" calcext:value-type="float">
            <text:p>111975.18</text:p>
          </table:table-cell>
          <table:table-cell office:value-type="float" office:value="382762.055538477" calcext:value-type="float">
            <text:p>382762.06</text:p>
          </table:table-cell>
          <table:table-cell office:value-type="float" office:value="3.98798852663205" calcext:value-type="float">
            <text:p>3.99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639-1</text:p>
          </table:table-cell>
          <table:table-cell office:value-type="float" office:value="0.282" calcext:value-type="float">
            <text:p>0.28</text:p>
          </table:table-cell>
          <table:table-cell office:value-type="float" office:value="46536" calcext:value-type="float">
            <text:p>46536.00</text:p>
          </table:table-cell>
          <table:table-cell office:value-type="float" office:value="453444" calcext:value-type="float">
            <text:p>453444.00</text:p>
          </table:table-cell>
          <table:table-cell office:value-type="float" office:value="46536" calcext:value-type="float">
            <text:p>46536.00</text:p>
          </table:table-cell>
          <table:table-cell office:value-type="float" office:value="450292" calcext:value-type="float">
            <text:p>450292.00</text:p>
          </table:table-cell>
          <table:table-cell office:value-type="float" office:value="34.8723814568968" calcext:value-type="float">
            <text:p>34.87</text:p>
          </table:table-cell>
          <table:table-cell office:value-type="float" office:value="119.915095002814" calcext:value-type="float">
            <text:p>119.92</text:p>
          </table:table-cell>
          <table:table-cell office:value-type="float" office:value="123660.927152116" calcext:value-type="float">
            <text:p>123660.93</text:p>
          </table:table-cell>
          <table:table-cell office:value-type="float" office:value="425230.833343312" calcext:value-type="float">
            <text:p>425230.83</text:p>
          </table:table-cell>
          <table:table-cell office:value-type="float" office:value="4.01179782754071" calcext:value-type="float">
            <text:p>4.01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639-2</text:p>
          </table:table-cell>
          <table:table-cell office:value-type="float" office:value="0.529" calcext:value-type="float">
            <text:p>0.53</text:p>
          </table:table-cell>
          <table:table-cell office:value-type="float" office:value="89735" calcext:value-type="float">
            <text:p>89735.00</text:p>
          </table:table-cell>
          <table:table-cell office:value-type="float" office:value="849254" calcext:value-type="float">
            <text:p>849254.00</text:p>
          </table:table-cell>
          <table:table-cell office:value-type="float" office:value="89735" calcext:value-type="float">
            <text:p>89735.00</text:p>
          </table:table-cell>
          <table:table-cell office:value-type="float" office:value="846102" calcext:value-type="float">
            <text:p>846102.00</text:p>
          </table:table-cell>
          <table:table-cell office:value-type="float" office:value="67.2441367980625" calcext:value-type="float">
            <text:p>67.24</text:p>
          </table:table-cell>
          <table:table-cell office:value-type="float" office:value="225.321350839168" calcext:value-type="float">
            <text:p>225.32</text:p>
          </table:table-cell>
          <table:table-cell office:value-type="float" office:value="127115.570506734" calcext:value-type="float">
            <text:p>127115.57</text:p>
          </table:table-cell>
          <table:table-cell office:value-type="float" office:value="425938.281359487" calcext:value-type="float">
            <text:p>425938.28</text:p>
          </table:table-cell>
          <table:table-cell office:value-type="float" office:value="3.90926141414812" calcext:value-type="float">
            <text:p>3.91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258" calcext:value-type="float">
            <text:p>0.26</text:p>
          </table:table-cell>
          <table:table-cell office:value-type="float" office:value="54947" calcext:value-type="float">
            <text:p>54947.00</text:p>
          </table:table-cell>
          <table:table-cell office:value-type="float" office:value="443404" calcext:value-type="float">
            <text:p>443404.00</text:p>
          </table:table-cell>
          <table:table-cell office:value-type="float" office:value="54947" calcext:value-type="float">
            <text:p>54947.00</text:p>
          </table:table-cell>
          <table:table-cell office:value-type="float" office:value="440252" calcext:value-type="float">
            <text:p>440252.00</text:p>
          </table:table-cell>
          <table:table-cell office:value-type="float" office:value="41.1752781483606" calcext:value-type="float">
            <text:p>41.18</text:p>
          </table:table-cell>
          <table:table-cell office:value-type="float" office:value="117.241390931171" calcext:value-type="float">
            <text:p>117.24</text:p>
          </table:table-cell>
          <table:table-cell office:value-type="float" office:value="159594.101350235" calcext:value-type="float">
            <text:p>159594.10</text:p>
          </table:table-cell>
          <table:table-cell office:value-type="float" office:value="454423.995857252" calcext:value-type="float">
            <text:p>454424.00</text:p>
          </table:table-cell>
          <table:table-cell office:value-type="float" office:value="3.32193561049396" calcext:value-type="float">
            <text:p>3.32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11" calcext:value-type="float">
            <text:p>0.41</text:p>
          </table:table-cell>
          <table:table-cell office:value-type="float" office:value="87429" calcext:value-type="float">
            <text:p>87429.00</text:p>
          </table:table-cell>
          <table:table-cell office:value-type="float" office:value="697795" calcext:value-type="float">
            <text:p>697795.00</text:p>
          </table:table-cell>
          <table:table-cell office:value-type="float" office:value="87429" calcext:value-type="float">
            <text:p>87429.00</text:p>
          </table:table-cell>
          <table:table-cell office:value-type="float" office:value="694643" calcext:value-type="float">
            <text:p>694643.00</text:p>
          </table:table-cell>
          <table:table-cell office:value-type="float" office:value="65.5161044867421" calcext:value-type="float">
            <text:p>65.52</text:p>
          </table:table-cell>
          <table:table-cell office:value-type="float" office:value="184.98703360939" calcext:value-type="float">
            <text:p>184.99</text:p>
          </table:table-cell>
          <table:table-cell office:value-type="float" office:value="159406.580259713" calcext:value-type="float">
            <text:p>159406.58</text:p>
          </table:table-cell>
          <table:table-cell office:value-type="float" office:value="450090.106105573" calcext:value-type="float">
            <text:p>450090.11</text:p>
          </table:table-cell>
          <table:table-cell office:value-type="float" office:value="3.29412451439776" calcext:value-type="float">
            <text:p>3.29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242" calcext:value-type="float">
            <text:p>0.24</text:p>
          </table:table-cell>
          <table:table-cell office:value-type="float" office:value="51074" calcext:value-type="float">
            <text:p>51074.00</text:p>
          </table:table-cell>
          <table:table-cell office:value-type="float" office:value="413945" calcext:value-type="float">
            <text:p>413945.00</text:p>
          </table:table-cell>
          <table:table-cell office:value-type="float" office:value="51074" calcext:value-type="float">
            <text:p>51074.00</text:p>
          </table:table-cell>
          <table:table-cell office:value-type="float" office:value="410793" calcext:value-type="float">
            <text:p>410793.00</text:p>
          </table:table-cell>
          <table:table-cell office:value-type="float" office:value="38.27299317796" calcext:value-type="float">
            <text:p>38.27</text:p>
          </table:table-cell>
          <table:table-cell office:value-type="float" office:value="109.396306444465" calcext:value-type="float">
            <text:p>109.40</text:p>
          </table:table-cell>
          <table:table-cell office:value-type="float" office:value="158152.864371736" calcext:value-type="float">
            <text:p>158152.86</text:p>
          </table:table-cell>
          <table:table-cell office:value-type="float" office:value="452050.853076301" calcext:value-type="float">
            <text:p>452050.85</text:p>
          </table:table-cell>
          <table:table-cell office:value-type="float" office:value="3.33470192915838" calcext:value-type="float">
            <text:p>3.33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640-1</text:p>
          </table:table-cell>
          <table:table-cell office:value-type="float" office:value="0.288" calcext:value-type="float">
            <text:p>0.29</text:p>
          </table:table-cell>
          <table:table-cell office:value-type="float" office:value="48351" calcext:value-type="float">
            <text:p>48351.00</text:p>
          </table:table-cell>
          <table:table-cell office:value-type="float" office:value="470823" calcext:value-type="float">
            <text:p>470823.00</text:p>
          </table:table-cell>
          <table:table-cell office:value-type="float" office:value="48351" calcext:value-type="float">
            <text:p>48351.00</text:p>
          </table:table-cell>
          <table:table-cell office:value-type="float" office:value="467671" calcext:value-type="float">
            <text:p>467671.00</text:p>
          </table:table-cell>
          <table:table-cell office:value-type="float" office:value="36.2324762726151" calcext:value-type="float">
            <text:p>36.23</text:p>
          </table:table-cell>
          <table:table-cell office:value-type="float" office:value="124.543212837583" calcext:value-type="float">
            <text:p>124.54</text:p>
          </table:table-cell>
          <table:table-cell office:value-type="float" office:value="125807.209279914" calcext:value-type="float">
            <text:p>125807.21</text:p>
          </table:table-cell>
          <table:table-cell office:value-type="float" office:value="432441.711241608" calcext:value-type="float">
            <text:p>432441.71</text:p>
          </table:table-cell>
          <table:table-cell office:value-type="float" office:value="4.01022590572977" calcext:value-type="float">
            <text:p>4.01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640-2</text:p>
          </table:table-cell>
          <table:table-cell office:value-type="float" office:value="0.391" calcext:value-type="float">
            <text:p>0.39</text:p>
          </table:table-cell>
          <table:table-cell office:value-type="float" office:value="64202" calcext:value-type="float">
            <text:p>64202.00</text:p>
          </table:table-cell>
          <table:table-cell office:value-type="float" office:value="631996" calcext:value-type="float">
            <text:p>631996.00</text:p>
          </table:table-cell>
          <table:table-cell office:value-type="float" office:value="64202" calcext:value-type="float">
            <text:p>64202.00</text:p>
          </table:table-cell>
          <table:table-cell office:value-type="float" office:value="628844" calcext:value-type="float">
            <text:p>628844.00</text:p>
          </table:table-cell>
          <table:table-cell office:value-type="float" office:value="48.1106376632218" calcext:value-type="float">
            <text:p>48.11</text:p>
          </table:table-cell>
          <table:table-cell office:value-type="float" office:value="167.464418648232" calcext:value-type="float">
            <text:p>167.46</text:p>
          </table:table-cell>
          <table:table-cell office:value-type="float" office:value="123045.109113099" calcext:value-type="float">
            <text:p>123045.11</text:p>
          </table:table-cell>
          <table:table-cell office:value-type="float" office:value="428297.745903406" calcext:value-type="float">
            <text:p>428297.75</text:p>
          </table:table-cell>
          <table:table-cell office:value-type="float" office:value="4.06095542647439" calcext:value-type="float">
            <text:p>4.06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641-1</text:p>
          </table:table-cell>
          <table:table-cell office:value-type="float" office:value="0.363" calcext:value-type="float">
            <text:p>0.36</text:p>
          </table:table-cell>
          <table:table-cell office:value-type="float" office:value="62115" calcext:value-type="float">
            <text:p>62115.00</text:p>
          </table:table-cell>
          <table:table-cell office:value-type="float" office:value="603096" calcext:value-type="float">
            <text:p>603096.00</text:p>
          </table:table-cell>
          <table:table-cell office:value-type="float" office:value="62115" calcext:value-type="float">
            <text:p>62115.00</text:p>
          </table:table-cell>
          <table:table-cell office:value-type="float" office:value="599944" calcext:value-type="float">
            <text:p>599944.00</text:p>
          </table:table-cell>
          <table:table-cell office:value-type="float" office:value="46.5467159660294" calcext:value-type="float">
            <text:p>46.55</text:p>
          </table:table-cell>
          <table:table-cell office:value-type="float" office:value="159.768198760733" calcext:value-type="float">
            <text:p>159.77</text:p>
          </table:table-cell>
          <table:table-cell office:value-type="float" office:value="128227.867675012" calcext:value-type="float">
            <text:p>128227.87</text:p>
          </table:table-cell>
          <table:table-cell office:value-type="float" office:value="440132.778955189" calcext:value-type="float">
            <text:p>440132.78</text:p>
          </table:table-cell>
          <table:table-cell office:value-type="float" office:value="4.00449801922777" calcext:value-type="float">
            <text:p>4.00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641-2</text:p>
          </table:table-cell>
          <table:table-cell office:value-type="float" office:value="0.528" calcext:value-type="float">
            <text:p>0.53</text:p>
          </table:table-cell>
          <table:table-cell office:value-type="float" office:value="88962" calcext:value-type="float">
            <text:p>88962.00</text:p>
          </table:table-cell>
          <table:table-cell office:value-type="float" office:value="866397" calcext:value-type="float">
            <text:p>866397.00</text:p>
          </table:table-cell>
          <table:table-cell office:value-type="float" office:value="88962" calcext:value-type="float">
            <text:p>88962.00</text:p>
          </table:table-cell>
          <table:table-cell office:value-type="float" office:value="863245" calcext:value-type="float">
            <text:p>863245.00</text:p>
          </table:table-cell>
          <table:table-cell office:value-type="float" office:value="66.6648787856381" calcext:value-type="float">
            <text:p>66.66</text:p>
          </table:table-cell>
          <table:table-cell office:value-type="float" office:value="229.886620649943" calcext:value-type="float">
            <text:p>229.89</text:p>
          </table:table-cell>
          <table:table-cell office:value-type="float" office:value="126259.240124315" calcext:value-type="float">
            <text:p>126259.24</text:p>
          </table:table-cell>
          <table:table-cell office:value-type="float" office:value="435391.326988528" calcext:value-type="float">
            <text:p>435391.33</text:p>
          </table:table-cell>
          <table:table-cell office:value-type="float" office:value="4.02312375437354" calcext:value-type="float">
            <text:p>4.02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642-1</text:p>
          </table:table-cell>
          <table:table-cell office:value-type="float" office:value="0.529" calcext:value-type="float">
            <text:p>0.53</text:p>
          </table:table-cell>
          <table:table-cell office:value-type="float" office:value="92015" calcext:value-type="float">
            <text:p>92015.00</text:p>
          </table:table-cell>
          <table:table-cell office:value-type="float" office:value="870096" calcext:value-type="float">
            <text:p>870096.00</text:p>
          </table:table-cell>
          <table:table-cell office:value-type="float" office:value="92015" calcext:value-type="float">
            <text:p>92015.00</text:p>
          </table:table-cell>
          <table:table-cell office:value-type="float" office:value="866944" calcext:value-type="float">
            <text:p>866944.00</text:p>
          </table:table-cell>
          <table:table-cell office:value-type="float" office:value="68.9526856574772" calcext:value-type="float">
            <text:p>68.95</text:p>
          </table:table-cell>
          <table:table-cell office:value-type="float" office:value="230.871683534505" calcext:value-type="float">
            <text:p>230.87</text:p>
          </table:table-cell>
          <table:table-cell office:value-type="float" office:value="130345.341507518" calcext:value-type="float">
            <text:p>130345.34</text:p>
          </table:table-cell>
          <table:table-cell office:value-type="float" office:value="436430.40365691" calcext:value-type="float">
            <text:p>436430.40</text:p>
          </table:table-cell>
          <table:table-cell office:value-type="float" office:value="3.90630611249751" calcext:value-type="float">
            <text:p>3.91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642-2</text:p>
          </table:table-cell>
          <table:table-cell office:value-type="float" office:value="0.306" calcext:value-type="float">
            <text:p>0.31</text:p>
          </table:table-cell>
          <table:table-cell office:value-type="float" office:value="41306" calcext:value-type="float">
            <text:p>41306.00</text:p>
          </table:table-cell>
          <table:table-cell office:value-type="float" office:value="386401" calcext:value-type="float">
            <text:p>386401.00</text:p>
          </table:table-cell>
          <table:table-cell office:value-type="float" office:value="41306" calcext:value-type="float">
            <text:p>41306.00</text:p>
          </table:table-cell>
          <table:table-cell office:value-type="float" office:value="383249" calcext:value-type="float">
            <text:p>383249.00</text:p>
          </table:table-cell>
          <table:table-cell office:value-type="float" office:value="30.9532101697305" calcext:value-type="float">
            <text:p>30.95</text:p>
          </table:table-cell>
          <table:table-cell office:value-type="float" office:value="102.06119638975" calcext:value-type="float">
            <text:p>102.06</text:p>
          </table:table-cell>
          <table:table-cell office:value-type="float" office:value="101154.281600427" calcext:value-type="float">
            <text:p>101154.28</text:p>
          </table:table-cell>
          <table:table-cell office:value-type="float" office:value="333533.321535132" calcext:value-type="float">
            <text:p>333533.32</text:p>
          </table:table-cell>
          <table:table-cell office:value-type="float" office:value="3.84681896110676" calcext:value-type="float">
            <text:p>3.85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643-1</text:p>
          </table:table-cell>
          <table:table-cell office:value-type="float" office:value="0.307" calcext:value-type="float">
            <text:p>0.31</text:p>
          </table:table-cell>
          <table:table-cell office:value-type="float" office:value="50756" calcext:value-type="float">
            <text:p>50756.00</text:p>
          </table:table-cell>
          <table:table-cell office:value-type="float" office:value="492495" calcext:value-type="float">
            <text:p>492495.00</text:p>
          </table:table-cell>
          <table:table-cell office:value-type="float" office:value="50756" calcext:value-type="float">
            <text:p>50756.00</text:p>
          </table:table-cell>
          <table:table-cell office:value-type="float" office:value="489343" calcext:value-type="float">
            <text:p>489343.00</text:p>
          </table:table-cell>
          <table:table-cell office:value-type="float" office:value="38.0346955738838" calcext:value-type="float">
            <text:p>38.03</text:p>
          </table:table-cell>
          <table:table-cell office:value-type="float" office:value="130.314578837648" calcext:value-type="float">
            <text:p>130.31</text:p>
          </table:table-cell>
          <table:table-cell office:value-type="float" office:value="123891.516527309" calcext:value-type="float">
            <text:p>123891.52</text:p>
          </table:table-cell>
          <table:table-cell office:value-type="float" office:value="424477.455497223" calcext:value-type="float">
            <text:p>424477.46</text:p>
          </table:table-cell>
          <table:table-cell office:value-type="float" office:value="3.99723654985638" calcext:value-type="float">
            <text:p>4.00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643-2</text:p>
          </table:table-cell>
          <table:table-cell office:value-type="float" office:value="0.244" calcext:value-type="float">
            <text:p>0.24</text:p>
          </table:table-cell>
          <table:table-cell office:value-type="float" office:value="39949" calcext:value-type="float">
            <text:p>39949.00</text:p>
          </table:table-cell>
          <table:table-cell office:value-type="float" office:value="391412" calcext:value-type="float">
            <text:p>391412.00</text:p>
          </table:table-cell>
          <table:table-cell office:value-type="float" office:value="39949" calcext:value-type="float">
            <text:p>39949.00</text:p>
          </table:table-cell>
          <table:table-cell office:value-type="float" office:value="388260" calcext:value-type="float">
            <text:p>388260.00</text:p>
          </table:table-cell>
          <table:table-cell office:value-type="float" office:value="29.9363238529648" calcext:value-type="float">
            <text:p>29.94</text:p>
          </table:table-cell>
          <table:table-cell office:value-type="float" office:value="103.395651678894" calcext:value-type="float">
            <text:p>103.40</text:p>
          </table:table-cell>
          <table:table-cell office:value-type="float" office:value="122689.851856413" calcext:value-type="float">
            <text:p>122689.85</text:p>
          </table:table-cell>
          <table:table-cell office:value-type="float" office:value="423752.670815139" calcext:value-type="float">
            <text:p>423752.67</text:p>
          </table:table-cell>
          <table:table-cell office:value-type="float" office:value="4.02949476644228" calcext:value-type="float">
            <text:p>4.03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644-1</text:p>
          </table:table-cell>
          <table:table-cell office:value-type="float" office:value="0.229" calcext:value-type="float">
            <text:p>0.23</text:p>
          </table:table-cell>
          <table:table-cell office:value-type="float" office:value="38924" calcext:value-type="float">
            <text:p>38924.00</text:p>
          </table:table-cell>
          <table:table-cell office:value-type="float" office:value="393744" calcext:value-type="float">
            <text:p>393744.00</text:p>
          </table:table-cell>
          <table:table-cell office:value-type="float" office:value="38924" calcext:value-type="float">
            <text:p>38924.00</text:p>
          </table:table-cell>
          <table:table-cell office:value-type="float" office:value="390592" calcext:value-type="float">
            <text:p>390592.00</text:p>
          </table:table-cell>
          <table:table-cell office:value-type="float" office:value="29.168226229763" calcext:value-type="float">
            <text:p>29.17</text:p>
          </table:table-cell>
          <table:table-cell office:value-type="float" office:value="104.016675373622" calcext:value-type="float">
            <text:p>104.02</text:p>
          </table:table-cell>
          <table:table-cell office:value-type="float" office:value="127372.166942197" calcext:value-type="float">
            <text:p>127372.17</text:p>
          </table:table-cell>
          <table:table-cell office:value-type="float" office:value="454221.289841145" calcext:value-type="float">
            <text:p>454221.29</text:p>
          </table:table-cell>
          <table:table-cell office:value-type="float" office:value="4.16044455291783" calcext:value-type="float">
            <text:p>4.16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30</text:p>
          </table:table-cell>
          <table:table-cell office:value-type="float" office:value="63452" calcext:value-type="float">
            <text:p>63452.00</text:p>
          </table:table-cell>
          <table:table-cell office:value-type="float" office:value="510852" calcext:value-type="float">
            <text:p>510852.00</text:p>
          </table:table-cell>
          <table:table-cell office:value-type="float" office:value="63452" calcext:value-type="float">
            <text:p>63452.00</text:p>
          </table:table-cell>
          <table:table-cell office:value-type="float" office:value="507700" calcext:value-type="float">
            <text:p>507700.00</text:p>
          </table:table-cell>
          <table:table-cell office:value-type="float" office:value="47.5486150120985" calcext:value-type="float">
            <text:p>47.55</text:p>
          </table:table-cell>
          <table:table-cell office:value-type="float" office:value="135.203143144734" calcext:value-type="float">
            <text:p>135.20</text:p>
          </table:table-cell>
          <table:table-cell office:value-type="float" office:value="159559.110778854" calcext:value-type="float">
            <text:p>159559.11</text:p>
          </table:table-cell>
          <table:table-cell office:value-type="float" office:value="453701.822633336" calcext:value-type="float">
            <text:p>453701.82</text:p>
          </table:table-cell>
          <table:table-cell office:value-type="float" office:value="3.31738369867109" calcext:value-type="float">
            <text:p>3.32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16" calcext:value-type="float">
            <text:p>0.22</text:p>
          </table:table-cell>
          <table:table-cell office:value-type="float" office:value="44843" calcext:value-type="float">
            <text:p>44843.00</text:p>
          </table:table-cell>
          <table:table-cell office:value-type="float" office:value="370632" calcext:value-type="float">
            <text:p>370632.00</text:p>
          </table:table-cell>
          <table:table-cell office:value-type="float" office:value="44843" calcext:value-type="float">
            <text:p>44843.00</text:p>
          </table:table-cell>
          <table:table-cell office:value-type="float" office:value="367480" calcext:value-type="float">
            <text:p>367480.00</text:p>
          </table:table-cell>
          <table:table-cell office:value-type="float" office:value="33.6037089924279" calcext:value-type="float">
            <text:p>33.60</text:p>
          </table:table-cell>
          <table:table-cell office:value-type="float" office:value="97.861829905115" calcext:value-type="float">
            <text:p>97.86</text:p>
          </table:table-cell>
          <table:table-cell office:value-type="float" office:value="155572.726816796" calcext:value-type="float">
            <text:p>155572.73</text:p>
          </table:table-cell>
          <table:table-cell office:value-type="float" office:value="453064.027338496" calcext:value-type="float">
            <text:p>453064.03</text:p>
          </table:table-cell>
          <table:table-cell office:value-type="float" office:value="3.39760515468778" calcext:value-type="float">
            <text:p>3.40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644-2</text:p>
          </table:table-cell>
          <table:table-cell office:value-type="float" office:value="0.334" calcext:value-type="float">
            <text:p>0.33</text:p>
          </table:table-cell>
          <table:table-cell office:value-type="float" office:value="59565" calcext:value-type="float">
            <text:p>59565.00</text:p>
          </table:table-cell>
          <table:table-cell office:value-type="float" office:value="557608" calcext:value-type="float">
            <text:p>557608.00</text:p>
          </table:table-cell>
          <table:table-cell office:value-type="float" office:value="59565" calcext:value-type="float">
            <text:p>59565.00</text:p>
          </table:table-cell>
          <table:table-cell office:value-type="float" office:value="554456" calcext:value-type="float">
            <text:p>554456.00</text:p>
          </table:table-cell>
          <table:table-cell office:value-type="float" office:value="44.6358389522103" calcext:value-type="float">
            <text:p>44.64</text:p>
          </table:table-cell>
          <table:table-cell office:value-type="float" office:value="147.654508440923" calcext:value-type="float">
            <text:p>147.65</text:p>
          </table:table-cell>
          <table:table-cell office:value-type="float" office:value="133640.236383863" calcext:value-type="float">
            <text:p>133640.24</text:p>
          </table:table-cell>
          <table:table-cell office:value-type="float" office:value="442079.36658959" calcext:value-type="float">
            <text:p>442079.37</text:p>
          </table:table-cell>
          <table:table-cell office:value-type="float" office:value="3.85931119980768" calcext:value-type="float">
            <text:p>3.86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645-1</text:p>
          </table:table-cell>
          <table:table-cell office:value-type="float" office:value="0.262" calcext:value-type="float">
            <text:p>0.26</text:p>
          </table:table-cell>
          <table:table-cell office:value-type="float" office:value="46287" calcext:value-type="float">
            <text:p>46287.00</text:p>
          </table:table-cell>
          <table:table-cell office:value-type="float" office:value="457409" calcext:value-type="float">
            <text:p>457409.00</text:p>
          </table:table-cell>
          <table:table-cell office:value-type="float" office:value="46287" calcext:value-type="float">
            <text:p>46287.00</text:p>
          </table:table-cell>
          <table:table-cell office:value-type="float" office:value="454257" calcext:value-type="float">
            <text:p>454257.00</text:p>
          </table:table-cell>
          <table:table-cell office:value-type="float" office:value="34.6857899367239" calcext:value-type="float">
            <text:p>34.69</text:p>
          </table:table-cell>
          <table:table-cell office:value-type="float" office:value="120.970995066964" calcext:value-type="float">
            <text:p>120.97</text:p>
          </table:table-cell>
          <table:table-cell office:value-type="float" office:value="132388.51120887" calcext:value-type="float">
            <text:p>132388.51</text:p>
          </table:table-cell>
          <table:table-cell office:value-type="float" office:value="461721.355217419" calcext:value-type="float">
            <text:p>461721.36</text:p>
          </table:table-cell>
          <table:table-cell office:value-type="float" office:value="4.06889472131349" calcext:value-type="float">
            <text:p>4.07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645-2</text:p>
          </table:table-cell>
          <table:table-cell office:value-type="float" office:value="0.297" calcext:value-type="float">
            <text:p>0.30</text:p>
          </table:table-cell>
          <table:table-cell office:value-type="float" office:value="52023" calcext:value-type="float">
            <text:p>52023.00</text:p>
          </table:table-cell>
          <table:table-cell office:value-type="float" office:value="519733" calcext:value-type="float">
            <text:p>519733.00</text:p>
          </table:table-cell>
          <table:table-cell office:value-type="float" office:value="52023" calcext:value-type="float">
            <text:p>52023.00</text:p>
          </table:table-cell>
          <table:table-cell office:value-type="float" office:value="516581" calcext:value-type="float">
            <text:p>516581.00</text:p>
          </table:table-cell>
          <table:table-cell office:value-type="float" office:value="38.9841391725147" calcext:value-type="float">
            <text:p>38.98</text:p>
          </table:table-cell>
          <table:table-cell office:value-type="float" office:value="137.568199505318" calcext:value-type="float">
            <text:p>137.57</text:p>
          </table:table-cell>
          <table:table-cell office:value-type="float" office:value="131259.727853585" calcext:value-type="float">
            <text:p>131259.73</text:p>
          </table:table-cell>
          <table:table-cell office:value-type="float" office:value="463192.590926996" calcext:value-type="float">
            <text:p>463192.59</text:p>
          </table:table-cell>
          <table:table-cell office:value-type="float" office:value="4.11696233809262" calcext:value-type="float">
            <text:p>4.12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646-1</text:p>
          </table:table-cell>
          <table:table-cell office:value-type="float" office:value="0.344" calcext:value-type="float">
            <text:p>0.34</text:p>
          </table:table-cell>
          <table:table-cell office:value-type="float" office:value="55454" calcext:value-type="float">
            <text:p>55454.00</text:p>
          </table:table-cell>
          <table:table-cell office:value-type="float" office:value="544597" calcext:value-type="float">
            <text:p>544597.00</text:p>
          </table:table-cell>
          <table:table-cell office:value-type="float" office:value="55454" calcext:value-type="float">
            <text:p>55454.00</text:p>
          </table:table-cell>
          <table:table-cell office:value-type="float" office:value="541445" calcext:value-type="float">
            <text:p>541445.00</text:p>
          </table:table-cell>
          <table:table-cell office:value-type="float" office:value="41.5552054605199" calcext:value-type="float">
            <text:p>41.56</text:p>
          </table:table-cell>
          <table:table-cell office:value-type="float" office:value="144.189611660431" calcext:value-type="float">
            <text:p>144.19</text:p>
          </table:table-cell>
          <table:table-cell office:value-type="float" office:value="120800.015873604" calcext:value-type="float">
            <text:p>120800.02</text:p>
          </table:table-cell>
          <table:table-cell office:value-type="float" office:value="419155.847850089" calcext:value-type="float">
            <text:p>419155.85</text:p>
          </table:table-cell>
          <table:table-cell office:value-type="float" office:value="4.04813817521986" calcext:value-type="float">
            <text:p>4.05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646-2</text:p>
          </table:table-cell>
          <table:table-cell office:value-type="float" office:value="0.382" calcext:value-type="float">
            <text:p>0.38</text:p>
          </table:table-cell>
          <table:table-cell office:value-type="float" office:value="64138" calcext:value-type="float">
            <text:p>64138.00</text:p>
          </table:table-cell>
          <table:table-cell office:value-type="float" office:value="636091" calcext:value-type="float">
            <text:p>636091.00</text:p>
          </table:table-cell>
          <table:table-cell office:value-type="float" office:value="64138" calcext:value-type="float">
            <text:p>64138.00</text:p>
          </table:table-cell>
          <table:table-cell office:value-type="float" office:value="632939" calcext:value-type="float">
            <text:p>632939.00</text:p>
          </table:table-cell>
          <table:table-cell office:value-type="float" office:value="48.0626783969926" calcext:value-type="float">
            <text:p>48.06</text:p>
          </table:table-cell>
          <table:table-cell office:value-type="float" office:value="168.554938386616" calcext:value-type="float">
            <text:p>168.55</text:p>
          </table:table-cell>
          <table:table-cell office:value-type="float" office:value="125818.529835059" calcext:value-type="float">
            <text:p>125818.53</text:p>
          </table:table-cell>
          <table:table-cell office:value-type="float" office:value="441243.294205801" calcext:value-type="float">
            <text:p>441243.29</text:p>
          </table:table-cell>
          <table:table-cell office:value-type="float" office:value="4.09147876640232" calcext:value-type="float">
            <text:p>4.09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647-1</text:p>
          </table:table-cell>
          <table:table-cell office:value-type="float" office:value="0.556" calcext:value-type="float">
            <text:p>0.56</text:p>
          </table:table-cell>
          <table:table-cell office:value-type="float" office:value="98219" calcext:value-type="float">
            <text:p>98219.00</text:p>
          </table:table-cell>
          <table:table-cell office:value-type="float" office:value="900461" calcext:value-type="float">
            <text:p>900461.00</text:p>
          </table:table-cell>
          <table:table-cell office:value-type="float" office:value="98219" calcext:value-type="float">
            <text:p>98219.00</text:p>
          </table:table-cell>
          <table:table-cell office:value-type="float" office:value="897309" calcext:value-type="float">
            <text:p>897309.00</text:p>
          </table:table-cell>
          <table:table-cell office:value-type="float" office:value="73.6017370275689" calcext:value-type="float">
            <text:p>73.60</text:p>
          </table:table-cell>
          <table:table-cell office:value-type="float" office:value="238.958040520107" calcext:value-type="float">
            <text:p>238.96</text:p>
          </table:table-cell>
          <table:table-cell office:value-type="float" office:value="132377.224869728" calcext:value-type="float">
            <text:p>132377.22</text:p>
          </table:table-cell>
          <table:table-cell office:value-type="float" office:value="429780.648417458" calcext:value-type="float">
            <text:p>429780.65</text:p>
          </table:table-cell>
          <table:table-cell office:value-type="float" office:value="3.78774186405909" calcext:value-type="float">
            <text:p>3.79</text:p>
          </table:table-cell>
          <table:table-cell table:number-columns-repeated="1010"/>
        </table:table-row>
        <table:table-row table:style-name="ro2">
          <table:table-cell office:value-type="float" office:value="48" calcext:value-type="float">
            <text:p>4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647-2</text:p>
          </table:table-cell>
          <table:table-cell office:value-type="float" office:value="0.585" calcext:value-type="float">
            <text:p>0.59</text:p>
          </table:table-cell>
          <table:table-cell office:value-type="float" office:value="105786" calcext:value-type="float">
            <text:p>105786.00</text:p>
          </table:table-cell>
          <table:table-cell office:value-type="float" office:value="964965" calcext:value-type="float">
            <text:p>964965.00</text:p>
          </table:table-cell>
          <table:table-cell office:value-type="float" office:value="105786" calcext:value-type="float">
            <text:p>105786.00</text:p>
          </table:table-cell>
          <table:table-cell office:value-type="float" office:value="961813" calcext:value-type="float">
            <text:p>961813.00</text:p>
          </table:table-cell>
          <table:table-cell office:value-type="float" office:value="79.2721708956353" calcext:value-type="float">
            <text:p>79.27</text:p>
          </table:table-cell>
          <table:table-cell office:value-type="float" office:value="256.135790264854" calcext:value-type="float">
            <text:p>256.14</text:p>
          </table:table-cell>
          <table:table-cell office:value-type="float" office:value="135507.984436983" calcext:value-type="float">
            <text:p>135507.98</text:p>
          </table:table-cell>
          <table:table-cell office:value-type="float" office:value="437838.957717698" calcext:value-type="float">
            <text:p>437838.96</text:p>
          </table:table-cell>
          <table:table-cell office:value-type="float" office:value="3.76960899728283" calcext:value-type="float">
            <text:p>3.77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648-1</text:p>
          </table:table-cell>
          <table:table-cell office:value-type="float" office:value="0.313" calcext:value-type="float">
            <text:p>0.31</text:p>
          </table:table-cell>
          <table:table-cell office:value-type="float" office:value="55175" calcext:value-type="float">
            <text:p>55175.00</text:p>
          </table:table-cell>
          <table:table-cell office:value-type="float" office:value="526947" calcext:value-type="float">
            <text:p>526947.00</text:p>
          </table:table-cell>
          <table:table-cell office:value-type="float" office:value="55175" calcext:value-type="float">
            <text:p>55175.00</text:p>
          </table:table-cell>
          <table:table-cell office:value-type="float" office:value="523795" calcext:value-type="float">
            <text:p>523795.00</text:p>
          </table:table-cell>
          <table:table-cell office:value-type="float" office:value="41.3461330343021" calcext:value-type="float">
            <text:p>41.35</text:p>
          </table:table-cell>
          <table:table-cell office:value-type="float" office:value="139.489325120142" calcext:value-type="float">
            <text:p>139.49</text:p>
          </table:table-cell>
          <table:table-cell office:value-type="float" office:value="132096.271675087" calcext:value-type="float">
            <text:p>132096.27</text:p>
          </table:table-cell>
          <table:table-cell office:value-type="float" office:value="445652.795910996" calcext:value-type="float">
            <text:p>445652.80</text:p>
          </table:table-cell>
          <table:table-cell office:value-type="float" office:value="3.93597983730393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648-2</text:p>
          </table:table-cell>
          <table:table-cell office:value-type="float" office:value="0.484" calcext:value-type="float">
            <text:p>0.48</text:p>
          </table:table-cell>
          <table:table-cell office:value-type="float" office:value="84690" calcext:value-type="float">
            <text:p>84690.00</text:p>
          </table:table-cell>
          <table:table-cell office:value-type="float" office:value="817799" calcext:value-type="float">
            <text:p>817799.00</text:p>
          </table:table-cell>
          <table:table-cell office:value-type="float" office:value="84690" calcext:value-type="float">
            <text:p>84690.00</text:p>
          </table:table-cell>
          <table:table-cell office:value-type="float" office:value="814647" calcext:value-type="float">
            <text:p>814647.00</text:p>
          </table:table-cell>
          <table:table-cell office:value-type="float" office:value="63.4635977648399" calcext:value-type="float">
            <text:p>63.46</text:p>
          </table:table-cell>
          <table:table-cell office:value-type="float" office:value="216.944721200371" calcext:value-type="float">
            <text:p>216.94</text:p>
          </table:table-cell>
          <table:table-cell office:value-type="float" office:value="131123.135877768" calcext:value-type="float">
            <text:p>131123.14</text:p>
          </table:table-cell>
          <table:table-cell office:value-type="float" office:value="448232.895042088" calcext:value-type="float">
            <text:p>448232.90</text:p>
          </table:table-cell>
          <table:table-cell office:value-type="float" office:value="3.98814727887976" calcext:value-type="float">
            <text:p>3.99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649-1</text:p>
          </table:table-cell>
          <table:table-cell office:value-type="float" office:value="0.482" calcext:value-type="float">
            <text:p>0.48</text:p>
          </table:table-cell>
          <table:table-cell office:value-type="float" office:value="85789" calcext:value-type="float">
            <text:p>85789.00</text:p>
          </table:table-cell>
          <table:table-cell office:value-type="float" office:value="805342" calcext:value-type="float">
            <text:p>805342.00</text:p>
          </table:table-cell>
          <table:table-cell office:value-type="float" office:value="85789" calcext:value-type="float">
            <text:p>85789.00</text:p>
          </table:table-cell>
          <table:table-cell office:value-type="float" office:value="802190" calcext:value-type="float">
            <text:p>802190.00</text:p>
          </table:table-cell>
          <table:table-cell office:value-type="float" office:value="64.2871482896192" calcext:value-type="float">
            <text:p>64.29</text:p>
          </table:table-cell>
          <table:table-cell office:value-type="float" office:value="213.627357493154" calcext:value-type="float">
            <text:p>213.63</text:p>
          </table:table-cell>
          <table:table-cell office:value-type="float" office:value="133375.826327011" calcext:value-type="float">
            <text:p>133375.83</text:p>
          </table:table-cell>
          <table:table-cell office:value-type="float" office:value="443210.285255506" calcext:value-type="float">
            <text:p>443210.29</text:p>
          </table:table-cell>
          <table:table-cell office:value-type="float" office:value="3.87685445234769" calcext:value-type="float">
            <text:p>3.88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71" calcext:value-type="float">
            <text:p>0.37</text:p>
          </table:table-cell>
          <table:table-cell office:value-type="float" office:value="79419" calcext:value-type="float">
            <text:p>79419.00</text:p>
          </table:table-cell>
          <table:table-cell office:value-type="float" office:value="632299" calcext:value-type="float">
            <text:p>632299.00</text:p>
          </table:table-cell>
          <table:table-cell office:value-type="float" office:value="79419" calcext:value-type="float">
            <text:p>79419.00</text:p>
          </table:table-cell>
          <table:table-cell office:value-type="float" office:value="629147" calcext:value-type="float">
            <text:p>629147.00</text:p>
          </table:table-cell>
          <table:table-cell office:value-type="float" office:value="59.5137025727456" calcext:value-type="float">
            <text:p>59.51</text:p>
          </table:table-cell>
          <table:table-cell office:value-type="float" office:value="167.545109119716" calcext:value-type="float">
            <text:p>167.55</text:p>
          </table:table-cell>
          <table:table-cell office:value-type="float" office:value="160414.29264891" calcext:value-type="float">
            <text:p>160414.29</text:p>
          </table:table-cell>
          <table:table-cell office:value-type="float" office:value="451604.067708131" calcext:value-type="float">
            <text:p>451604.07</text:p>
          </table:table-cell>
          <table:table-cell office:value-type="float" office:value="3.28444182638568" calcext:value-type="float">
            <text:p>3.28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18" calcext:value-type="float">
            <text:p>0.72</text:p>
          </table:table-cell>
          <table:table-cell office:value-type="float" office:value="157363" calcext:value-type="float">
            <text:p>157363.00</text:p>
          </table:table-cell>
          <table:table-cell office:value-type="float" office:value="1224654" calcext:value-type="float">
            <text:p>1224654.00</text:p>
          </table:table-cell>
          <table:table-cell office:value-type="float" office:value="157363" calcext:value-type="float">
            <text:p>157363.00</text:p>
          </table:table-cell>
          <table:table-cell office:value-type="float" office:value="1221502" calcext:value-type="float">
            <text:p>1221502.00</text:p>
          </table:table-cell>
          <table:table-cell office:value-type="float" office:value="117.922093931615" calcext:value-type="float">
            <text:p>117.92</text:p>
          </table:table-cell>
          <table:table-cell office:value-type="float" office:value="325.292317820719" calcext:value-type="float">
            <text:p>325.29</text:p>
          </table:table-cell>
          <table:table-cell office:value-type="float" office:value="164236.899626205" calcext:value-type="float">
            <text:p>164236.90</text:p>
          </table:table-cell>
          <table:table-cell office:value-type="float" office:value="453053.367438327" calcext:value-type="float">
            <text:p>453053.37</text:p>
          </table:table-cell>
          <table:table-cell office:value-type="float" office:value="3.21829176765004" calcext:value-type="float">
            <text:p>3.22</text:p>
          </table:table-cell>
          <table:table-cell table:number-columns-repeated="1010"/>
        </table:table-row>
        <table:table-row table:style-name="ro2">
          <table:table-cell office:value-type="float" office:value="54" calcext:value-type="float">
            <text:p>5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15" calcext:value-type="float">
            <text:p>0.32</text:p>
          </table:table-cell>
          <table:table-cell office:value-type="float" office:value="65646" calcext:value-type="float">
            <text:p>65646.00</text:p>
          </table:table-cell>
          <table:table-cell office:value-type="float" office:value="536814" calcext:value-type="float">
            <text:p>536814.00</text:p>
          </table:table-cell>
          <table:table-cell office:value-type="float" office:value="65646" calcext:value-type="float">
            <text:p>65646.00</text:p>
          </table:table-cell>
          <table:table-cell office:value-type="float" office:value="533662" calcext:value-type="float">
            <text:p>533662.00</text:p>
          </table:table-cell>
          <table:table-cell office:value-type="float" office:value="49.1927186075178" calcext:value-type="float">
            <text:p>49.19</text:p>
          </table:table-cell>
          <table:table-cell office:value-type="float" office:value="142.116958394534" calcext:value-type="float">
            <text:p>142.12</text:p>
          </table:table-cell>
          <table:table-cell office:value-type="float" office:value="156167.360658787" calcext:value-type="float">
            <text:p>156167.36</text:p>
          </table:table-cell>
          <table:table-cell office:value-type="float" office:value="451164.947284236" calcext:value-type="float">
            <text:p>451164.95</text:p>
          </table:table-cell>
          <table:table-cell office:value-type="float" office:value="3.37048089270712" calcext:value-type="float">
            <text:p>3.37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649-2</text:p>
          </table:table-cell>
          <table:table-cell office:value-type="float" office:value="0.35" calcext:value-type="float">
            <text:p>0.35</text:p>
          </table:table-cell>
          <table:table-cell office:value-type="float" office:value="63174" calcext:value-type="float">
            <text:p>63174.00</text:p>
          </table:table-cell>
          <table:table-cell office:value-type="float" office:value="606795" calcext:value-type="float">
            <text:p>606795.00</text:p>
          </table:table-cell>
          <table:table-cell office:value-type="float" office:value="63174" calcext:value-type="float">
            <text:p>63174.00</text:p>
          </table:table-cell>
          <table:table-cell office:value-type="float" office:value="603643" calcext:value-type="float">
            <text:p>603643.00</text:p>
          </table:table-cell>
          <table:table-cell office:value-type="float" office:value="47.3402919494155" calcext:value-type="float">
            <text:p>47.34</text:p>
          </table:table-cell>
          <table:table-cell office:value-type="float" office:value="160.753261645296" calcext:value-type="float">
            <text:p>160.75</text:p>
          </table:table-cell>
          <table:table-cell office:value-type="float" office:value="135257.97699833" calcext:value-type="float">
            <text:p>135257.98</text:p>
          </table:table-cell>
          <table:table-cell office:value-type="float" office:value="459295.033272274" calcext:value-type="float">
            <text:p>459295.03</text:p>
          </table:table-cell>
          <table:table-cell office:value-type="float" office:value="3.96164586648324" calcext:value-type="float">
            <text:p>3.96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650-1</text:p>
          </table:table-cell>
          <table:table-cell office:value-type="float" office:value="0.302" calcext:value-type="float">
            <text:p>0.30</text:p>
          </table:table-cell>
          <table:table-cell office:value-type="float" office:value="54234" calcext:value-type="float">
            <text:p>54234.00</text:p>
          </table:table-cell>
          <table:table-cell office:value-type="float" office:value="522012" calcext:value-type="float">
            <text:p>522012.00</text:p>
          </table:table-cell>
          <table:table-cell office:value-type="float" office:value="54234" calcext:value-type="float">
            <text:p>54234.00</text:p>
          </table:table-cell>
          <table:table-cell office:value-type="float" office:value="518860" calcext:value-type="float">
            <text:p>518860.00</text:p>
          </table:table-cell>
          <table:table-cell office:value-type="float" office:value="40.6409819480261" calcext:value-type="float">
            <text:p>40.64</text:p>
          </table:table-cell>
          <table:table-cell office:value-type="float" office:value="138.175109025166" calcext:value-type="float">
            <text:p>138.18</text:p>
          </table:table-cell>
          <table:table-cell office:value-type="float" office:value="134572.787907371" calcext:value-type="float">
            <text:p>134572.79</text:p>
          </table:table-cell>
          <table:table-cell office:value-type="float" office:value="457533.473593265" calcext:value-type="float">
            <text:p>457533.47</text:p>
          </table:table-cell>
          <table:table-cell office:value-type="float" office:value="3.96654524905059" calcext:value-type="float">
            <text:p>3.97</text:p>
          </table:table-cell>
          <table:table-cell table:number-columns-repeated="1010"/>
        </table:table-row>
        <table:table-row table:style-name="ro2">
          <table:table-cell office:value-type="float" office:value="57" calcext:value-type="float">
            <text:p>5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50-2</text:p>
          </table:table-cell>
          <table:table-cell office:value-type="float" office:value="0.347" calcext:value-type="float">
            <text:p>0.35</text:p>
          </table:table-cell>
          <table:table-cell office:value-type="float" office:value="62243" calcext:value-type="float">
            <text:p>62243.00</text:p>
          </table:table-cell>
          <table:table-cell office:value-type="float" office:value="594755" calcext:value-type="float">
            <text:p>594755.00</text:p>
          </table:table-cell>
          <table:table-cell office:value-type="float" office:value="62243" calcext:value-type="float">
            <text:p>62243.00</text:p>
          </table:table-cell>
          <table:table-cell office:value-type="float" office:value="591603" calcext:value-type="float">
            <text:p>591603.00</text:p>
          </table:table-cell>
          <table:table-cell office:value-type="float" office:value="46.6426344984878" calcext:value-type="float">
            <text:p>46.64</text:p>
          </table:table-cell>
          <table:table-cell office:value-type="float" office:value="157.546947200816" calcext:value-type="float">
            <text:p>157.55</text:p>
          </table:table-cell>
          <table:table-cell office:value-type="float" office:value="134416.81411668" calcext:value-type="float">
            <text:p>134416.81</text:p>
          </table:table-cell>
          <table:table-cell office:value-type="float" office:value="454025.784440391" calcext:value-type="float">
            <text:p>454025.78</text:p>
          </table:table-cell>
          <table:table-cell office:value-type="float" office:value="3.94070304369802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801-1</text:p>
          </table:table-cell>
          <table:table-cell office:value-type="float" office:value="0.279" calcext:value-type="float">
            <text:p>0.28</text:p>
          </table:table-cell>
          <table:table-cell office:value-type="float" office:value="48259" calcext:value-type="float">
            <text:p>48259.00</text:p>
          </table:table-cell>
          <table:table-cell office:value-type="float" office:value="472333" calcext:value-type="float">
            <text:p>472333.00</text:p>
          </table:table-cell>
          <table:table-cell office:value-type="float" office:value="48259" calcext:value-type="float">
            <text:p>48259.00</text:p>
          </table:table-cell>
          <table:table-cell office:value-type="float" office:value="469181" calcext:value-type="float">
            <text:p>469181.00</text:p>
          </table:table-cell>
          <table:table-cell office:value-type="float" office:value="36.1635348274107" calcext:value-type="float">
            <text:p>36.16</text:p>
          </table:table-cell>
          <table:table-cell office:value-type="float" office:value="124.945333669075" calcext:value-type="float">
            <text:p>124.95</text:p>
          </table:table-cell>
          <table:table-cell office:value-type="float" office:value="129618.404399321" calcext:value-type="float">
            <text:p>129618.40</text:p>
          </table:table-cell>
          <table:table-cell office:value-type="float" office:value="447832.737165144" calcext:value-type="float">
            <text:p>447832.74</text:p>
          </table:table-cell>
          <table:table-cell office:value-type="float" office:value="4.03084368391904" calcext:value-type="float">
            <text:p>4.03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801-2</text:p>
          </table:table-cell>
          <table:table-cell office:value-type="float" office:value="0.28" calcext:value-type="float">
            <text:p>0.28</text:p>
          </table:table-cell>
          <table:table-cell office:value-type="float" office:value="48005" calcext:value-type="float">
            <text:p>48005.00</text:p>
          </table:table-cell>
          <table:table-cell office:value-type="float" office:value="468984" calcext:value-type="float">
            <text:p>468984.00</text:p>
          </table:table-cell>
          <table:table-cell office:value-type="float" office:value="48005" calcext:value-type="float">
            <text:p>48005.00</text:p>
          </table:table-cell>
          <table:table-cell office:value-type="float" office:value="465832" calcext:value-type="float">
            <text:p>465832.00</text:p>
          </table:table-cell>
          <table:table-cell office:value-type="float" office:value="35.9731964895636" calcext:value-type="float">
            <text:p>35.97</text:p>
          </table:table-cell>
          <table:table-cell office:value-type="float" office:value="124.053477599759" calcext:value-type="float">
            <text:p>124.05</text:p>
          </table:table-cell>
          <table:table-cell office:value-type="float" office:value="128475.701748441" calcext:value-type="float">
            <text:p>128475.70</text:p>
          </table:table-cell>
          <table:table-cell office:value-type="float" office:value="443048.134284855" calcext:value-type="float">
            <text:p>443048.13</text:p>
          </table:table-cell>
          <table:table-cell office:value-type="float" office:value="4.02324706512271" calcext:value-type="float">
            <text:p>4.02</text:p>
          </table:table-cell>
          <table:table-cell table:number-columns-repeated="1010"/>
        </table:table-row>
        <table:table-row table:style-name="ro2">
          <table:table-cell office:value-type="float" office:value="60" calcext:value-type="float">
            <text:p>6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802-1</text:p>
          </table:table-cell>
          <table:table-cell office:value-type="float" office:value="0.372" calcext:value-type="float">
            <text:p>0.37</text:p>
          </table:table-cell>
          <table:table-cell office:value-type="float" office:value="64373" calcext:value-type="float">
            <text:p>64373.00</text:p>
          </table:table-cell>
          <table:table-cell office:value-type="float" office:value="620604" calcext:value-type="float">
            <text:p>620604.00</text:p>
          </table:table-cell>
          <table:table-cell office:value-type="float" office:value="64373" calcext:value-type="float">
            <text:p>64373.00</text:p>
          </table:table-cell>
          <table:table-cell office:value-type="float" office:value="617452" calcext:value-type="float">
            <text:p>617452.00</text:p>
          </table:table-cell>
          <table:table-cell office:value-type="float" office:value="48.2387788276779" calcext:value-type="float">
            <text:p>48.24</text:p>
          </table:table-cell>
          <table:table-cell office:value-type="float" office:value="164.430669964551" calcext:value-type="float">
            <text:p>164.43</text:p>
          </table:table-cell>
          <table:table-cell office:value-type="float" office:value="129674.136633543" calcext:value-type="float">
            <text:p>129674.14</text:p>
          </table:table-cell>
          <table:table-cell office:value-type="float" office:value="442017.930012233" calcext:value-type="float">
            <text:p>442017.93</text:p>
          </table:table-cell>
          <table:table-cell office:value-type="float" office:value="3.97679597799519" calcext:value-type="float">
            <text:p>3.98</text:p>
          </table:table-cell>
          <table:table-cell table:number-columns-repeated="1010"/>
        </table:table-row>
        <table:table-row table:style-name="ro2">
          <table:table-cell office:value-type="float" office:value="61" calcext:value-type="float">
            <text:p>6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802-2</text:p>
          </table:table-cell>
          <table:table-cell office:value-type="float" office:value="0.237" calcext:value-type="float">
            <text:p>0.24</text:p>
          </table:table-cell>
          <table:table-cell office:value-type="float" office:value="40918" calcext:value-type="float">
            <text:p>40918.00</text:p>
          </table:table-cell>
          <table:table-cell office:value-type="float" office:value="398520" calcext:value-type="float">
            <text:p>398520.00</text:p>
          </table:table-cell>
          <table:table-cell office:value-type="float" office:value="40918" calcext:value-type="float">
            <text:p>40918.00</text:p>
          </table:table-cell>
          <table:table-cell office:value-type="float" office:value="395368" calcext:value-type="float">
            <text:p>395368.00</text:p>
          </table:table-cell>
          <table:table-cell office:value-type="float" office:value="30.6624571182161" calcext:value-type="float">
            <text:p>30.66</text:p>
          </table:table-cell>
          <table:table-cell office:value-type="float" office:value="105.288548943958" calcext:value-type="float">
            <text:p>105.29</text:p>
          </table:table-cell>
          <table:table-cell office:value-type="float" office:value="129377.456195005" calcext:value-type="float">
            <text:p>129377.46</text:p>
          </table:table-cell>
          <table:table-cell office:value-type="float" office:value="444255.480776192" calcext:value-type="float">
            <text:p>444255.48</text:p>
          </table:table-cell>
          <table:table-cell office:value-type="float" office:value="4.00609253071378" calcext:value-type="float">
            <text:p>4.01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803-1</text:p>
          </table:table-cell>
          <table:table-cell office:value-type="float" office:value="0.22" calcext:value-type="float">
            <text:p>0.22</text:p>
          </table:table-cell>
          <table:table-cell office:value-type="float" office:value="37562" calcext:value-type="float">
            <text:p>37562.00</text:p>
          </table:table-cell>
          <table:table-cell office:value-type="float" office:value="378693" calcext:value-type="float">
            <text:p>378693.00</text:p>
          </table:table-cell>
          <table:table-cell office:value-type="float" office:value="37562" calcext:value-type="float">
            <text:p>37562.00</text:p>
          </table:table-cell>
          <table:table-cell office:value-type="float" office:value="375541" calcext:value-type="float">
            <text:p>375541.00</text:p>
          </table:table-cell>
          <table:table-cell office:value-type="float" office:value="28.1475930953231" calcext:value-type="float">
            <text:p>28.15</text:p>
          </table:table-cell>
          <table:table-cell office:value-type="float" office:value="100.008516012836" calcext:value-type="float">
            <text:p>100.01</text:p>
          </table:table-cell>
          <table:table-cell office:value-type="float" office:value="127943.604978742" calcext:value-type="float">
            <text:p>127943.60</text:p>
          </table:table-cell>
          <table:table-cell office:value-type="float" office:value="454584.163694707" calcext:value-type="float">
            <text:p>454584.16</text:p>
          </table:table-cell>
          <table:table-cell office:value-type="float" office:value="4.14517154698961" calcext:value-type="float">
            <text:p>4.15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803-2</text:p>
          </table:table-cell>
          <table:table-cell office:value-type="float" office:value="0.313" calcext:value-type="float">
            <text:p>0.31</text:p>
          </table:table-cell>
          <table:table-cell office:value-type="float" office:value="54279" calcext:value-type="float">
            <text:p>54279.00</text:p>
          </table:table-cell>
          <table:table-cell office:value-type="float" office:value="529033" calcext:value-type="float">
            <text:p>529033.00</text:p>
          </table:table-cell>
          <table:table-cell office:value-type="float" office:value="54279" calcext:value-type="float">
            <text:p>54279.00</text:p>
          </table:table-cell>
          <table:table-cell office:value-type="float" office:value="525881" calcext:value-type="float">
            <text:p>525881.00</text:p>
          </table:table-cell>
          <table:table-cell office:value-type="float" office:value="40.6747033070935" calcext:value-type="float">
            <text:p>40.67</text:p>
          </table:table-cell>
          <table:table-cell office:value-type="float" office:value="140.044837739011" calcext:value-type="float">
            <text:p>140.04</text:p>
          </table:table-cell>
          <table:table-cell office:value-type="float" office:value="129951.128776656" calcext:value-type="float">
            <text:p>129951.13</text:p>
          </table:table-cell>
          <table:table-cell office:value-type="float" office:value="447427.596610259" calcext:value-type="float">
            <text:p>447427.60</text:p>
          </table:table-cell>
          <table:table-cell office:value-type="float" office:value="4.01688594493946" calcext:value-type="float">
            <text:p>4.02</text:p>
          </table:table-cell>
          <table:table-cell table:number-columns-repeated="1010"/>
        </table:table-row>
        <table:table-row table:style-name="ro2">
          <table:table-cell office:value-type="float" office:value="64" calcext:value-type="float">
            <text:p>6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257" calcext:value-type="float">
            <text:p>0.26</text:p>
          </table:table-cell>
          <table:table-cell office:value-type="float" office:value="54567" calcext:value-type="float">
            <text:p>54567.00</text:p>
          </table:table-cell>
          <table:table-cell office:value-type="float" office:value="441557" calcext:value-type="float">
            <text:p>441557.00</text:p>
          </table:table-cell>
          <table:table-cell office:value-type="float" office:value="54567" calcext:value-type="float">
            <text:p>54567.00</text:p>
          </table:table-cell>
          <table:table-cell office:value-type="float" office:value="438405" calcext:value-type="float">
            <text:p>438405.00</text:p>
          </table:table-cell>
          <table:table-cell office:value-type="float" office:value="40.8905200051248" calcext:value-type="float">
            <text:p>40.89</text:p>
          </table:table-cell>
          <table:table-cell office:value-type="float" office:value="116.749525251856" calcext:value-type="float">
            <text:p>116.75</text:p>
          </table:table-cell>
          <table:table-cell office:value-type="float" office:value="159107.081732003" calcext:value-type="float">
            <text:p>159107.08</text:p>
          </table:table-cell>
          <table:table-cell office:value-type="float" office:value="454278.30837298" calcext:value-type="float">
            <text:p>454278.31</text:p>
          </table:table-cell>
          <table:table-cell office:value-type="float" office:value="3.33103563964037" calcext:value-type="float">
            <text:p>3.33</text:p>
          </table:table-cell>
          <table:table-cell table:number-columns-repeated="1010"/>
        </table:table-row>
        <table:table-row table:style-name="ro2">
          <table:table-cell office:value-type="float" office:value="65" calcext:value-type="float">
            <text:p>6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94" calcext:value-type="float">
            <text:p>0.09</text:p>
          </table:table-cell>
          <table:table-cell office:value-type="float" office:value="17726" calcext:value-type="float">
            <text:p>17726.00</text:p>
          </table:table-cell>
          <table:table-cell office:value-type="float" office:value="160287" calcext:value-type="float">
            <text:p>160287.00</text:p>
          </table:table-cell>
          <table:table-cell office:value-type="float" office:value="17726" calcext:value-type="float">
            <text:p>17726.00</text:p>
          </table:table-cell>
          <table:table-cell office:value-type="float" office:value="157135" calcext:value-type="float">
            <text:p>157135.00</text:p>
          </table:table-cell>
          <table:table-cell office:value-type="float" office:value="13.2832180184148" calcext:value-type="float">
            <text:p>13.28</text:p>
          </table:table-cell>
          <table:table-cell office:value-type="float" office:value="41.8458654678901" calcext:value-type="float">
            <text:p>41.85</text:p>
          </table:table-cell>
          <table:table-cell office:value-type="float" office:value="141310.829983137" calcext:value-type="float">
            <text:p>141310.83</text:p>
          </table:table-cell>
          <table:table-cell office:value-type="float" office:value="445168.781573299" calcext:value-type="float">
            <text:p>445168.78</text:p>
          </table:table-cell>
          <table:table-cell office:value-type="float" office:value="3.67532749304608" calcext:value-type="float">
            <text:p>3.68</text:p>
          </table:table-cell>
          <table:table-cell table:number-columns-repeated="1010"/>
        </table:table-row>
        <table:table-row table:style-name="ro2">
          <table:table-cell office:value-type="float" office:value="66" calcext:value-type="float">
            <text:p>6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incup</text:p>
          </table:table-cell>
          <table:table-cell office:value-type="float" office:value="0" calcext:value-type="float">
            <text:p>0.00</text:p>
          </table:table-cell>
          <table:table-cell office:value-type="float" office:value="3046" calcext:value-type="float">
            <text:p>3046.00</text:p>
          </table:table-cell>
          <table:table-cell/>
          <table:table-cell office:value-type="float" office:value="3046" calcext:value-type="float">
            <text:p>3046.00</text:p>
          </table:table-cell>
          <table:table-cell/>
          <table:table-cell office:value-type="float" office:value="2.28256132709532" calcext:value-type="float">
            <text:p>2.28</text:p>
          </table:table-cell>
          <table:table-cell/>
          <table:table-cell table:formula="of:=#NUM!" office:value-type="string" office:string-value="" calcext:value-type="error">
            <text:p>#NUM!</text:p>
          </table:table-cell>
          <table:table-cell table:number-columns-repeated="1012"/>
        </table:table-row>
        <table:table-row table:style-name="ro2">
          <table:table-cell office:value-type="float" office:value="67" calcext:value-type="float">
            <text:p>6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804-1</text:p>
          </table:table-cell>
          <table:table-cell office:value-type="float" office:value="0.497" calcext:value-type="float">
            <text:p>0.50</text:p>
          </table:table-cell>
          <table:table-cell office:value-type="float" office:value="89639" calcext:value-type="float">
            <text:p>89639.00</text:p>
          </table:table-cell>
          <table:table-cell office:value-type="float" office:value="852676" calcext:value-type="float">
            <text:p>852676.00</text:p>
          </table:table-cell>
          <table:table-cell office:value-type="float" office:value="89639" calcext:value-type="float">
            <text:p>89639.00</text:p>
          </table:table-cell>
          <table:table-cell office:value-type="float" office:value="849524" calcext:value-type="float">
            <text:p>849524.00</text:p>
          </table:table-cell>
          <table:table-cell office:value-type="float" office:value="67.1721978987187" calcext:value-type="float">
            <text:p>67.17</text:p>
          </table:table-cell>
          <table:table-cell office:value-type="float" office:value="226.232647187093" calcext:value-type="float">
            <text:p>226.23</text:p>
          </table:table-cell>
          <table:table-cell office:value-type="float" office:value="135155.327764021" calcext:value-type="float">
            <text:p>135155.33</text:p>
          </table:table-cell>
          <table:table-cell office:value-type="float" office:value="455196.473213467" calcext:value-type="float">
            <text:p>455196.47</text:p>
          </table:table-cell>
          <table:table-cell office:value-type="float" office:value="3.92927575159747" calcext:value-type="float">
            <text:p>3.93</text:p>
          </table:table-cell>
          <table:table-cell table:number-columns-repeated="1010"/>
        </table:table-row>
        <table:table-row table:style-name="ro2">
          <table:table-cell office:value-type="float" office:value="68" calcext:value-type="float">
            <text:p>6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804-2</text:p>
          </table:table-cell>
          <table:table-cell office:value-type="float" office:value="0.577" calcext:value-type="float">
            <text:p>0.58</text:p>
          </table:table-cell>
          <table:table-cell office:value-type="float" office:value="105319" calcext:value-type="float">
            <text:p>105319.00</text:p>
          </table:table-cell>
          <table:table-cell office:value-type="float" office:value="997466" calcext:value-type="float">
            <text:p>997466.00</text:p>
          </table:table-cell>
          <table:table-cell office:value-type="float" office:value="105319" calcext:value-type="float">
            <text:p>105319.00</text:p>
          </table:table-cell>
          <table:table-cell office:value-type="float" office:value="994314" calcext:value-type="float">
            <text:p>994314.00</text:p>
          </table:table-cell>
          <table:table-cell office:value-type="float" office:value="78.9222181248692" calcext:value-type="float">
            <text:p>78.92</text:p>
          </table:table-cell>
          <table:table-cell office:value-type="float" office:value="264.790975128645" calcext:value-type="float">
            <text:p>264.79</text:p>
          </table:table-cell>
          <table:table-cell office:value-type="float" office:value="136780.274046567" calcext:value-type="float">
            <text:p>136780.27</text:p>
          </table:table-cell>
          <table:table-cell office:value-type="float" office:value="458909.835578241" calcext:value-type="float">
            <text:p>458909.84</text:p>
          </table:table-cell>
          <table:table-cell office:value-type="float" office:value="3.91426915837541" calcext:value-type="float">
            <text:p>3.91</text:p>
          </table:table-cell>
          <table:table-cell table:number-columns-repeated="1010"/>
        </table:table-row>
        <table:table-row table:style-name="ro2">
          <table:table-cell office:value-type="float" office:value="69" calcext:value-type="float">
            <text:p>6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805-1</text:p>
          </table:table-cell>
          <table:table-cell office:value-type="float" office:value="0.296" calcext:value-type="float">
            <text:p>0.30</text:p>
          </table:table-cell>
          <table:table-cell office:value-type="float" office:value="53187" calcext:value-type="float">
            <text:p>53187.00</text:p>
          </table:table-cell>
          <table:table-cell office:value-type="float" office:value="511137" calcext:value-type="float">
            <text:p>511137.00</text:p>
          </table:table-cell>
          <table:table-cell office:value-type="float" office:value="53187" calcext:value-type="float">
            <text:p>53187.00</text:p>
          </table:table-cell>
          <table:table-cell office:value-type="float" office:value="507985" calcext:value-type="float">
            <text:p>507985.00</text:p>
          </table:table-cell>
          <table:table-cell office:value-type="float" office:value="39.856398327058" calcext:value-type="float">
            <text:p>39.86</text:p>
          </table:table-cell>
          <table:table-cell office:value-type="float" office:value="135.279040122863" calcext:value-type="float">
            <text:p>135.28</text:p>
          </table:table-cell>
          <table:table-cell office:value-type="float" office:value="134649.994348169" calcext:value-type="float">
            <text:p>134649.99</text:p>
          </table:table-cell>
          <table:table-cell office:value-type="float" office:value="457023.784198863" calcext:value-type="float">
            <text:p>457023.78</text:p>
          </table:table-cell>
          <table:table-cell office:value-type="float" office:value="3.95985471428967" calcext:value-type="float">
            <text:p>3.96</text:p>
          </table:table-cell>
          <table:table-cell table:number-columns-repeated="1010"/>
        </table:table-row>
        <table:table-row table:style-name="ro2">
          <table:table-cell office:value-type="float" office:value="70" calcext:value-type="float">
            <text:p>7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805-2</text:p>
          </table:table-cell>
          <table:table-cell office:value-type="float" office:value="0.457" calcext:value-type="float">
            <text:p>0.46</text:p>
          </table:table-cell>
          <table:table-cell office:value-type="float" office:value="79379" calcext:value-type="float">
            <text:p>79379.00</text:p>
          </table:table-cell>
          <table:table-cell office:value-type="float" office:value="747984" calcext:value-type="float">
            <text:p>747984.00</text:p>
          </table:table-cell>
          <table:table-cell office:value-type="float" office:value="79379" calcext:value-type="float">
            <text:p>79379.00</text:p>
          </table:table-cell>
          <table:table-cell office:value-type="float" office:value="744832" calcext:value-type="float">
            <text:p>744832.00</text:p>
          </table:table-cell>
          <table:table-cell office:value-type="float" office:value="59.4837280313523" calcext:value-type="float">
            <text:p>59.48</text:p>
          </table:table-cell>
          <table:table-cell office:value-type="float" office:value="198.352624610555" calcext:value-type="float">
            <text:p>198.35</text:p>
          </table:table-cell>
          <table:table-cell office:value-type="float" office:value="130161.33048436" calcext:value-type="float">
            <text:p>130161.33</text:p>
          </table:table-cell>
          <table:table-cell office:value-type="float" office:value="434032.001336006" calcext:value-type="float">
            <text:p>434032.00</text:p>
          </table:table-cell>
          <table:table-cell office:value-type="float" office:value="3.8903310709949" calcext:value-type="float">
            <text:p>3.89</text:p>
          </table:table-cell>
          <table:table-cell table:number-columns-repeated="1010"/>
        </table:table-row>
        <table:table-row table:style-name="ro2">
          <table:table-cell office:value-type="float" office:value="71" calcext:value-type="float">
            <text:p>7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810-1</text:p>
          </table:table-cell>
          <table:table-cell office:value-type="float" office:value="0.321" calcext:value-type="float">
            <text:p>0.32</text:p>
          </table:table-cell>
          <table:table-cell office:value-type="float" office:value="56013" calcext:value-type="float">
            <text:p>56013.00</text:p>
          </table:table-cell>
          <table:table-cell office:value-type="float" office:value="539259" calcext:value-type="float">
            <text:p>539259.00</text:p>
          </table:table-cell>
          <table:table-cell office:value-type="float" office:value="56013" calcext:value-type="float">
            <text:p>56013.00</text:p>
          </table:table-cell>
          <table:table-cell office:value-type="float" office:value="536107" calcext:value-type="float">
            <text:p>536107.00</text:p>
          </table:table-cell>
          <table:table-cell office:value-type="float" office:value="41.9740996764905" calcext:value-type="float">
            <text:p>41.97</text:p>
          </table:table-cell>
          <table:table-cell office:value-type="float" office:value="142.768074575328" calcext:value-type="float">
            <text:p>142.77</text:p>
          </table:table-cell>
          <table:table-cell office:value-type="float" office:value="130760.435129254" calcext:value-type="float">
            <text:p>130760.44</text:p>
          </table:table-cell>
          <table:table-cell office:value-type="float" office:value="444760.356932486" calcext:value-type="float">
            <text:p>444760.36</text:p>
          </table:table-cell>
          <table:table-cell office:value-type="float" office:value="3.96822695316815" calcext:value-type="float">
            <text:p>3.97</text:p>
          </table:table-cell>
          <table:table-cell table:number-columns-repeated="1010"/>
        </table:table-row>
        <table:table-row table:style-name="ro2">
          <table:table-cell office:value-type="float" office:value="72" calcext:value-type="float">
            <text:p>7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810-2</text:p>
          </table:table-cell>
          <table:table-cell office:value-type="float" office:value="0.427" calcext:value-type="float">
            <text:p>0.43</text:p>
          </table:table-cell>
          <table:table-cell office:value-type="float" office:value="71606" calcext:value-type="float">
            <text:p>71606.00</text:p>
          </table:table-cell>
          <table:table-cell office:value-type="float" office:value="685080" calcext:value-type="float">
            <text:p>685080.00</text:p>
          </table:table-cell>
          <table:table-cell office:value-type="float" office:value="71606" calcext:value-type="float">
            <text:p>71606.00</text:p>
          </table:table-cell>
          <table:table-cell office:value-type="float" office:value="681928" calcext:value-type="float">
            <text:p>681928.00</text:p>
          </table:table-cell>
          <table:table-cell office:value-type="float" office:value="53.6589252751107" calcext:value-type="float">
            <text:p>53.66</text:p>
          </table:table-cell>
          <table:table-cell office:value-type="float" office:value="181.600963164078" calcext:value-type="float">
            <text:p>181.60</text:p>
          </table:table-cell>
          <table:table-cell office:value-type="float" office:value="125664.930386676" calcext:value-type="float">
            <text:p>125664.93</text:p>
          </table:table-cell>
          <table:table-cell office:value-type="float" office:value="425294.995700416" calcext:value-type="float">
            <text:p>425295.00</text:p>
          </table:table-cell>
          <table:table-cell office:value-type="float" office:value="3.9484165825506" calcext:value-type="float">
            <text:p>3.95</text:p>
          </table:table-cell>
          <table:table-cell table:number-columns-repeated="1010"/>
        </table:table-row>
        <table:table-row table:style-name="ro2">
          <table:table-cell office:value-type="float" office:value="73" calcext:value-type="float">
            <text:p>7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811-1</text:p>
          </table:table-cell>
          <table:table-cell office:value-type="float" office:value="0.247" calcext:value-type="float">
            <text:p>0.25</text:p>
          </table:table-cell>
          <table:table-cell office:value-type="float" office:value="43990" calcext:value-type="float">
            <text:p>43990.00</text:p>
          </table:table-cell>
          <table:table-cell office:value-type="float" office:value="418819" calcext:value-type="float">
            <text:p>418819.00</text:p>
          </table:table-cell>
          <table:table-cell office:value-type="float" office:value="43990" calcext:value-type="float">
            <text:p>43990.00</text:p>
          </table:table-cell>
          <table:table-cell office:value-type="float" office:value="415667" calcext:value-type="float">
            <text:p>415667.00</text:p>
          </table:table-cell>
          <table:table-cell office:value-type="float" office:value="32.964501897217" calcext:value-type="float">
            <text:p>32.96</text:p>
          </table:table-cell>
          <table:table-cell office:value-type="float" office:value="110.694277923069" calcext:value-type="float">
            <text:p>110.69</text:p>
          </table:table-cell>
          <table:table-cell office:value-type="float" office:value="133459.521851081" calcext:value-type="float">
            <text:p>133459.52</text:p>
          </table:table-cell>
          <table:table-cell office:value-type="float" office:value="448154.971348458" calcext:value-type="float">
            <text:p>448154.97</text:p>
          </table:table-cell>
          <table:table-cell office:value-type="float" office:value="3.91764828257525" calcext:value-type="float">
            <text:p>3.92</text:p>
          </table:table-cell>
          <table:table-cell table:number-columns-repeated="1010"/>
        </table:table-row>
      </table:table>
      <table:table table:name="TCD han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Prøve</text:p>
          </table:table-cell>
          <table:table-cell office:value-type="string" calcext:value-type="string">
            <text:p>Weight </text:p>
            <text:p>(mg)</text:p>
          </table:table-cell>
          <table:table-cell office:value-type="string" calcext:value-type="string">
            <text:p>Area N</text:p>
            <text:p>Flash TCD </text:p>
          </table:table-cell>
          <table:table-cell office:value-type="string" calcext:value-type="string">
            <text:p>Area C</text:p>
            <text:p>Flash TCD </text:p>
          </table:table-cell>
          <table:table-cell office:value-type="string" calcext:value-type="string">
            <text:p>Corrected Area C</text:p>
          </table:table-cell>
          <table:table-cell office:value-type="string" calcext:value-type="string">
            <text:p>µg N/cup </text:p>
            <text:p/>
          </table:table-cell>
          <table:table-cell office:value-type="string" calcext:value-type="string">
            <text:p>mg N/kg dry sample</text:p>
          </table:table-cell>
          <table:table-cell office:value-type="string" calcext:value-type="string">
            <text:p>µg C/cup </text:p>
            <text:p/>
          </table:table-cell>
          <table:table-cell office:value-type="string" calcext:value-type="string">
            <text:p>mg C/kg dry sample</text:p>
          </table:table-cell>
          <table:table-cell office:value-type="string" calcext:value-type="string">
            <text:p/>
            <text:p>C/N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372" calcext:value-type="float">
            <text:p>53372</text:p>
          </table:table-cell>
          <table:table-cell office:value-type="float" office:value="519816" calcext:value-type="float">
            <text:p>519816</text:p>
          </table:table-cell>
          <table:table-cell office:value-type="float" office:value="516664" calcext:value-type="float">
            <text:p>516664</text:p>
          </table:table-cell>
          <table:table-cell office:value-type="float" office:value="39.9950305810017" calcext:value-type="float">
            <text:p>39.99503058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7.590302835791" calcext:value-type="float">
            <text:p>137.590302835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1354912455898" calcext:value-type="float">
            <text:p>4.013549124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974" calcext:value-type="float">
            <text:p>58974</text:p>
          </table:table-cell>
          <table:table-cell office:value-type="float" office:value="578436" calcext:value-type="float">
            <text:p>578436</text:p>
          </table:table-cell>
          <table:table-cell office:value-type="float" office:value="575284" calcext:value-type="float">
            <text:p>575284</text:p>
          </table:table-cell>
          <table:table-cell office:value-type="float" office:value="44.1929651031252" calcext:value-type="float">
            <text:p>44.192965103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53.20111286365" calcext:value-type="float">
            <text:p>153.201112863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4441365853542" calcext:value-type="float">
            <text:p>4.044413658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366" calcext:value-type="float">
            <text:p>62366</text:p>
          </table:table-cell>
          <table:table-cell office:value-type="float" office:value="600729" calcext:value-type="float">
            <text:p>600729</text:p>
          </table:table-cell>
          <table:table-cell office:value-type="float" office:value="597577" calcext:value-type="float">
            <text:p>597577</text:p>
          </table:table-cell>
          <table:table-cell office:value-type="float" office:value="46.734806213272" calcext:value-type="float">
            <text:p>46.734806213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59.137854384481" calcext:value-type="float">
            <text:p>159.137854384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7264576786674" calcext:value-type="float">
            <text:p>3.972645767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251" calcext:value-type="float">
            <text:p>0.251</text:p>
          </table:table-cell>
          <table:table-cell office:value-type="float" office:value="51732" calcext:value-type="float">
            <text:p>51732</text:p>
          </table:table-cell>
          <table:table-cell office:value-type="float" office:value="427611" calcext:value-type="float">
            <text:p>427611</text:p>
          </table:table-cell>
          <table:table-cell office:value-type="float" office:value="424459" calcext:value-type="float">
            <text:p>424459</text:p>
          </table:table-cell>
          <table:table-cell office:value-type="float" office:value="38.7660743838788" calcext:value-type="float">
            <text:p>38.7660743839</text:p>
          </table:table-cell>
          <table:table-cell office:value-type="float" office:value="154446.511489557" calcext:value-type="float">
            <text:p>154446.511489557</text:p>
          </table:table-cell>
          <table:table-cell office:value-type="float" office:value="113.035633122062" calcext:value-type="float">
            <text:p>113.0356331221</text:p>
          </table:table-cell>
          <table:table-cell office:value-type="float" office:value="450341.167816979" calcext:value-type="float">
            <text:p>450341.167816979</text:p>
          </table:table-cell>
          <table:table-cell office:value-type="float" office:value="3.40181221351402" calcext:value-type="float">
            <text:p>3.401812213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57" calcext:value-type="float">
            <text:p>0.657</text:p>
          </table:table-cell>
          <table:table-cell office:value-type="float" office:value="144245" calcext:value-type="float">
            <text:p>144245</text:p>
          </table:table-cell>
          <table:table-cell office:value-type="float" office:value="1119243" calcext:value-type="float">
            <text:p>1119243</text:p>
          </table:table-cell>
          <table:table-cell office:value-type="float" office:value="1116091" calcext:value-type="float">
            <text:p>1116091</text:p>
          </table:table-cell>
          <table:table-cell office:value-type="float" office:value="108.091943081702" calcext:value-type="float">
            <text:p>108.0919430817</text:p>
          </table:table-cell>
          <table:table-cell office:value-type="float" office:value="164523.505451601" calcext:value-type="float">
            <text:p>164523.505451601</text:p>
          </table:table-cell>
          <table:table-cell office:value-type="float" office:value="297.220821815146" calcext:value-type="float">
            <text:p>297.2208218151</text:p>
          </table:table-cell>
          <table:table-cell office:value-type="float" office:value="452390.900784088" calcext:value-type="float">
            <text:p>452390.900784088</text:p>
          </table:table-cell>
          <table:table-cell office:value-type="float" office:value="3.20798771457836" calcext:value-type="float">
            <text:p>3.207987714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218" calcext:value-type="float">
            <text:p>0.218</text:p>
          </table:table-cell>
          <table:table-cell office:value-type="float" office:value="44987" calcext:value-type="float">
            <text:p>44987</text:p>
          </table:table-cell>
          <table:table-cell office:value-type="float" office:value="374790" calcext:value-type="float">
            <text:p>374790</text:p>
          </table:table-cell>
          <table:table-cell office:value-type="float" office:value="371638" calcext:value-type="float">
            <text:p>371638</text:p>
          </table:table-cell>
          <table:table-cell office:value-type="float" office:value="33.7116173414435" calcext:value-type="float">
            <text:p>33.7116173414</text:p>
          </table:table-cell>
          <table:table-cell office:value-type="float" office:value="154640.446520383" calcext:value-type="float">
            <text:p>154640.446520383</text:p>
          </table:table-cell>
          <table:table-cell office:value-type="float" office:value="98.9691268702437" calcext:value-type="float">
            <text:p>98.9691268702</text:p>
          </table:table-cell>
          <table:table-cell office:value-type="float" office:value="453986.820505705" calcext:value-type="float">
            <text:p>453986.820505705</text:p>
          </table:table-cell>
          <table:table-cell office:value-type="float" office:value="3.42505018905371" calcext:value-type="float">
            <text:p>3.425050189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3007" calcext:value-type="float">
            <text:p>73007</text:p>
          </table:table-cell>
          <table:table-cell office:value-type="float" office:value="697572" calcext:value-type="float">
            <text:p>697572</text:p>
          </table:table-cell>
          <table:table-cell office:value-type="float" office:value="694420" calcext:value-type="float">
            <text:p>694420</text:p>
          </table:table-cell>
          <table:table-cell office:value-type="float" office:value="54.708783587409" calcext:value-type="float">
            <text:p>54.708783587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84.927647552819" calcext:value-type="float">
            <text:p>184.927647552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43588359998" calcext:value-type="float">
            <text:p>3.9435883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3782" calcext:value-type="float">
            <text:p>73782</text:p>
          </table:table-cell>
          <table:table-cell office:value-type="float" office:value="720981" calcext:value-type="float">
            <text:p>720981</text:p>
          </table:table-cell>
          <table:table-cell office:value-type="float" office:value="717829" calcext:value-type="float">
            <text:p>717829</text:p>
          </table:table-cell>
          <table:table-cell office:value-type="float" office:value="55.2895403269031" calcext:value-type="float">
            <text:p>55.289540326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91.161585661693" calcext:value-type="float">
            <text:p>191.161585661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3370779753295" calcext:value-type="float">
            <text:p>4.033707797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6710" calcext:value-type="float">
            <text:p>56710</text:p>
          </table:table-cell>
          <table:table-cell office:value-type="float" office:value="544807" calcext:value-type="float">
            <text:p>544807</text:p>
          </table:table-cell>
          <table:table-cell office:value-type="float" office:value="541655" calcext:value-type="float">
            <text:p>541655</text:p>
          </table:table-cell>
          <table:table-cell office:value-type="float" office:value="42.4964060602677" calcext:value-type="float">
            <text:p>42.496406060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44.245535749579" calcext:value-type="float">
            <text:p>144.245535749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6001624551138" calcext:value-type="float">
            <text:p>3.960016245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9183" calcext:value-type="float">
            <text:p>89183</text:p>
          </table:table-cell>
          <table:table-cell office:value-type="float" office:value="847277" calcext:value-type="float">
            <text:p>847277</text:p>
          </table:table-cell>
          <table:table-cell office:value-type="float" office:value="844125" calcext:value-type="float">
            <text:p>844125</text:p>
          </table:table-cell>
          <table:table-cell office:value-type="float" office:value="66.8304881268358" calcext:value-type="float">
            <text:p>66.830488126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24.794865485619" calcext:value-type="float">
            <text:p>224.794865485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2426695884895" calcext:value-type="float">
            <text:p>3.924266958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4393" calcext:value-type="float">
            <text:p>44393</text:p>
          </table:table-cell>
          <table:table-cell office:value-type="float" office:value="443227" calcext:value-type="float">
            <text:p>443227</text:p>
          </table:table-cell>
          <table:table-cell office:value-type="float" office:value="440075" calcext:value-type="float">
            <text:p>440075</text:p>
          </table:table-cell>
          <table:table-cell office:value-type="float" office:value="33.2664954017539" calcext:value-type="float">
            <text:p>33.266495401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17.194254913175" calcext:value-type="float">
            <text:p>117.194254913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1004011936974" calcext:value-type="float">
            <text:p>4.110040119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1632" calcext:value-type="float">
            <text:p>51632</text:p>
          </table:table-cell>
          <table:table-cell office:value-type="float" office:value="516451" calcext:value-type="float">
            <text:p>516451</text:p>
          </table:table-cell>
          <table:table-cell office:value-type="float" office:value="513299" calcext:value-type="float">
            <text:p>513299</text:p>
          </table:table-cell>
          <table:table-cell office:value-type="float" office:value="38.6911380303957" calcext:value-type="float">
            <text:p>38.691138030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6.694185883492" calcext:value-type="float">
            <text:p>136.694185883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2178494393529" calcext:value-type="float">
            <text:p>4.121784943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3203" calcext:value-type="float">
            <text:p>83203</text:p>
          </table:table-cell>
          <table:table-cell office:value-type="float" office:value="811764" calcext:value-type="float">
            <text:p>811764</text:p>
          </table:table-cell>
          <table:table-cell office:value-type="float" office:value="808612" calcext:value-type="float">
            <text:p>808612</text:p>
          </table:table-cell>
          <table:table-cell office:value-type="float" office:value="62.3492941885462" calcext:value-type="float">
            <text:p>62.349294188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15.337569400335" calcext:value-type="float">
            <text:p>215.337569400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293505735714" calcext:value-type="float">
            <text:p>4.029350573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22566" calcext:value-type="float">
            <text:p>122566</text:p>
          </table:table-cell>
          <table:table-cell office:value-type="float" office:value="1155778" calcext:value-type="float">
            <text:p>1155778</text:p>
          </table:table-cell>
          <table:table-cell office:value-type="float" office:value="1152626" calcext:value-type="float">
            <text:p>1152626</text:p>
          </table:table-cell>
          <table:table-cell office:value-type="float" office:value="91.8464910101" calcext:value-type="float">
            <text:p>91.846491010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06.95028180095" calcext:value-type="float">
            <text:p>306.95028180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9899122070683" calcext:value-type="float">
            <text:p>3.898991220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6202" calcext:value-type="float">
            <text:p>86202</text:p>
          </table:table-cell>
          <table:table-cell office:value-type="float" office:value="821543" calcext:value-type="float">
            <text:p>821543</text:p>
          </table:table-cell>
          <table:table-cell office:value-type="float" office:value="818391" calcext:value-type="float">
            <text:p>818391</text:p>
          </table:table-cell>
          <table:table-cell office:value-type="float" office:value="64.5966354295045" calcext:value-type="float">
            <text:p>64.596635429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17.941767818322" calcext:value-type="float">
            <text:p>217.941767818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362018485549" calcext:value-type="float">
            <text:p>3.936201848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298</text:p>
          </table:table-cell>
          <table:table-cell office:value-type="float" office:value="62794" calcext:value-type="float">
            <text:p>62794</text:p>
          </table:table-cell>
          <table:table-cell office:value-type="float" office:value="512585" calcext:value-type="float">
            <text:p>512585</text:p>
          </table:table-cell>
          <table:table-cell office:value-type="float" office:value="509433" calcext:value-type="float">
            <text:p>509433</text:p>
          </table:table-cell>
          <table:table-cell office:value-type="float" office:value="47.0555338061797" calcext:value-type="float">
            <text:p>47.0555338062</text:p>
          </table:table-cell>
          <table:table-cell office:value-type="float" office:value="157904.475859663" calcext:value-type="float">
            <text:p>157904.475859663</text:p>
          </table:table-cell>
          <table:table-cell office:value-type="float" office:value="135.664650032798" calcext:value-type="float">
            <text:p>135.6646500328</text:p>
          </table:table-cell>
          <table:table-cell office:value-type="float" office:value="455250.503465764" calcext:value-type="float">
            <text:p>455250.503465764</text:p>
          </table:table-cell>
          <table:table-cell office:value-type="float" office:value="3.36358791912117" calcext:value-type="float">
            <text:p>3.363587919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25" calcext:value-type="float">
            <text:p>0.1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5414" calcext:value-type="float">
            <text:p>215414</text:p>
          </table:table-cell>
          <table:table-cell office:value-type="float" office:value="212262" calcext:value-type="float">
            <text:p>212262</text:p>
          </table:table-cell>
          <table:table-cell office:value-type="float" office:value="18.2455033460659" calcext:value-type="float">
            <text:p>18.2455033461</text:p>
          </table:table-cell>
          <table:table-cell office:value-type="float" office:value="145964.026768527" calcext:value-type="float">
            <text:p>145964.026768527</text:p>
          </table:table-cell>
          <table:table-cell office:value-type="float" office:value="56.5264714795895" calcext:value-type="float">
            <text:p>56.5264714796</text:p>
          </table:table-cell>
          <table:table-cell office:value-type="float" office:value="452211.771836716" calcext:value-type="float">
            <text:p>452211.771836716</text:p>
          </table:table-cell>
          <table:table-cell office:value-type="float" office:value="3.61445495959642" calcext:value-type="float">
            <text:p>3.614454959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1794" calcext:value-type="float">
            <text:p>71794</text:p>
          </table:table-cell>
          <table:table-cell office:value-type="float" office:value="694588" calcext:value-type="float">
            <text:p>694588</text:p>
          </table:table-cell>
          <table:table-cell office:value-type="float" office:value="691436" calcext:value-type="float">
            <text:p>691436</text:p>
          </table:table-cell>
          <table:table-cell office:value-type="float" office:value="53.799805619659" calcext:value-type="float">
            <text:p>53.799805619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84.132992876546" calcext:value-type="float">
            <text:p>184.132992876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9298515205302" calcext:value-type="float">
            <text:p>3.992985152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0880" calcext:value-type="float">
            <text:p>80880</text:p>
          </table:table-cell>
          <table:table-cell office:value-type="float" office:value="756774" calcext:value-type="float">
            <text:p>756774</text:p>
          </table:table-cell>
          <table:table-cell office:value-type="float" office:value="753622" calcext:value-type="float">
            <text:p>753622</text:p>
          </table:table-cell>
          <table:table-cell office:value-type="float" office:value="60.6085226971337" calcext:value-type="float">
            <text:p>60.608522697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00.693447199174" calcext:value-type="float">
            <text:p>200.693447199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6319191833357" calcext:value-type="float">
            <text:p>3.863191918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290" calcext:value-type="float">
            <text:p>62290</text:p>
          </table:table-cell>
          <table:table-cell office:value-type="float" office:value="611949" calcext:value-type="float">
            <text:p>611949</text:p>
          </table:table-cell>
          <table:table-cell office:value-type="float" office:value="608797" calcext:value-type="float">
            <text:p>608797</text:p>
          </table:table-cell>
          <table:table-cell office:value-type="float" office:value="46.6778545846249" calcext:value-type="float">
            <text:p>46.677854584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2.125798576098" calcext:value-type="float">
            <text:p>162.125798576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5217349187574" calcext:value-type="float">
            <text:p>4.052173491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5770" calcext:value-type="float">
            <text:p>65770</text:p>
          </table:table-cell>
          <table:table-cell office:value-type="float" office:value="638543" calcext:value-type="float">
            <text:p>638543</text:p>
          </table:table-cell>
          <table:table-cell office:value-type="float" office:value="635391" calcext:value-type="float">
            <text:p>635391</text:p>
          </table:table-cell>
          <table:table-cell office:value-type="float" office:value="49.2856396858369" calcext:value-type="float">
            <text:p>49.285639685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9.207918703714" calcext:value-type="float">
            <text:p>169.207918703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0541090155306" calcext:value-type="float">
            <text:p>4.005410901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7283" calcext:value-type="float">
            <text:p>57283</text:p>
          </table:table-cell>
          <table:table-cell office:value-type="float" office:value="575173" calcext:value-type="float">
            <text:p>575173</text:p>
          </table:table-cell>
          <table:table-cell office:value-type="float" office:value="572021" calcext:value-type="float">
            <text:p>572021</text:p>
          </table:table-cell>
          <table:table-cell office:value-type="float" office:value="42.9257913657259" calcext:value-type="float">
            <text:p>42.925791365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52.332159040366" calcext:value-type="float">
            <text:p>152.332159040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4018813769994" calcext:value-type="float">
            <text:p>4.140188137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8059" calcext:value-type="float">
            <text:p>78059</text:p>
          </table:table-cell>
          <table:table-cell office:value-type="float" office:value="765336" calcext:value-type="float">
            <text:p>765336</text:p>
          </table:table-cell>
          <table:table-cell office:value-type="float" office:value="762184" calcext:value-type="float">
            <text:p>762184</text:p>
          </table:table-cell>
          <table:table-cell office:value-type="float" office:value="58.4945681653754" calcext:value-type="float">
            <text:p>58.494568165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02.973552205291" calcext:value-type="float">
            <text:p>202.97355220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4828149005824" calcext:value-type="float">
            <text:p>4.048281490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5070" calcext:value-type="float">
            <text:p>15070</text:p>
          </table:table-cell>
          <table:table-cell office:value-type="float" office:value="154450" calcext:value-type="float">
            <text:p>154450</text:p>
          </table:table-cell>
          <table:table-cell office:value-type="float" office:value="151298" calcext:value-type="float">
            <text:p>151298</text:p>
          </table:table-cell>
          <table:table-cell office:value-type="float" office:value="11.2929084699036" calcext:value-type="float">
            <text:p>11.292908469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0.2914420947646" calcext:value-type="float">
            <text:p>40.291442094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6249565549638" calcext:value-type="float">
            <text:p>4.162495655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1989" calcext:value-type="float">
            <text:p>41989</text:p>
          </table:table-cell>
          <table:table-cell office:value-type="float" office:value="407035" calcext:value-type="float">
            <text:p>407035</text:p>
          </table:table-cell>
          <table:table-cell office:value-type="float" office:value="403883" calcext:value-type="float">
            <text:p>403883</text:p>
          </table:table-cell>
          <table:table-cell office:value-type="float" office:value="31.4650254640201" calcext:value-type="float">
            <text:p>31.46502546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7.556137606312" calcext:value-type="float">
            <text:p>107.556137606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8798852663205" calcext:value-type="float">
            <text:p>3.987988526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6536" calcext:value-type="float">
            <text:p>46536</text:p>
          </table:table-cell>
          <table:table-cell office:value-type="float" office:value="453444" calcext:value-type="float">
            <text:p>453444</text:p>
          </table:table-cell>
          <table:table-cell office:value-type="float" office:value="450292" calcext:value-type="float">
            <text:p>450292</text:p>
          </table:table-cell>
          <table:table-cell office:value-type="float" office:value="34.8723814568968" calcext:value-type="float">
            <text:p>34.872381456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19.915095002814" calcext:value-type="float">
            <text:p>119.915095002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1179782754071" calcext:value-type="float">
            <text:p>4.011797827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9735" calcext:value-type="float">
            <text:p>89735</text:p>
          </table:table-cell>
          <table:table-cell office:value-type="float" office:value="849254" calcext:value-type="float">
            <text:p>849254</text:p>
          </table:table-cell>
          <table:table-cell office:value-type="float" office:value="846102" calcext:value-type="float">
            <text:p>846102</text:p>
          </table:table-cell>
          <table:table-cell office:value-type="float" office:value="67.2441367980625" calcext:value-type="float">
            <text:p>67.244136798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25.321350839169" calcext:value-type="float">
            <text:p>225.321350839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0926141414812" calcext:value-type="float">
            <text:p>3.909261414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258" calcext:value-type="float">
            <text:p>0.258</text:p>
          </table:table-cell>
          <table:table-cell office:value-type="float" office:value="54947" calcext:value-type="float">
            <text:p>54947</text:p>
          </table:table-cell>
          <table:table-cell office:value-type="float" office:value="443404" calcext:value-type="float">
            <text:p>443404</text:p>
          </table:table-cell>
          <table:table-cell office:value-type="float" office:value="440252" calcext:value-type="float">
            <text:p>440252</text:p>
          </table:table-cell>
          <table:table-cell office:value-type="float" office:value="41.1752781483606" calcext:value-type="float">
            <text:p>41.1752781484</text:p>
          </table:table-cell>
          <table:table-cell office:value-type="float" office:value="159594.101350235" calcext:value-type="float">
            <text:p>159594.101350235</text:p>
          </table:table-cell>
          <table:table-cell office:value-type="float" office:value="117.241390931171" calcext:value-type="float">
            <text:p>117.2413909312</text:p>
          </table:table-cell>
          <table:table-cell office:value-type="float" office:value="454423.995857252" calcext:value-type="float">
            <text:p>454423.995857252</text:p>
          </table:table-cell>
          <table:table-cell office:value-type="float" office:value="3.32193561049396" calcext:value-type="float">
            <text:p>3.321935610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11" calcext:value-type="float">
            <text:p>0.411</text:p>
          </table:table-cell>
          <table:table-cell office:value-type="float" office:value="87429" calcext:value-type="float">
            <text:p>87429</text:p>
          </table:table-cell>
          <table:table-cell office:value-type="float" office:value="697795" calcext:value-type="float">
            <text:p>697795</text:p>
          </table:table-cell>
          <table:table-cell office:value-type="float" office:value="694643" calcext:value-type="float">
            <text:p>694643</text:p>
          </table:table-cell>
          <table:table-cell office:value-type="float" office:value="65.5161044867421" calcext:value-type="float">
            <text:p>65.5161044867</text:p>
          </table:table-cell>
          <table:table-cell office:value-type="float" office:value="159406.580259713" calcext:value-type="float">
            <text:p>159406.580259713</text:p>
          </table:table-cell>
          <table:table-cell office:value-type="float" office:value="184.987033609391" calcext:value-type="float">
            <text:p>184.9870336094</text:p>
          </table:table-cell>
          <table:table-cell office:value-type="float" office:value="450090.106105573" calcext:value-type="float">
            <text:p>450090.106105573</text:p>
          </table:table-cell>
          <table:table-cell office:value-type="float" office:value="3.29412451439776" calcext:value-type="float">
            <text:p>3.294124514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242" calcext:value-type="float">
            <text:p>0.242</text:p>
          </table:table-cell>
          <table:table-cell office:value-type="float" office:value="51074" calcext:value-type="float">
            <text:p>51074</text:p>
          </table:table-cell>
          <table:table-cell office:value-type="float" office:value="413945" calcext:value-type="float">
            <text:p>413945</text:p>
          </table:table-cell>
          <table:table-cell office:value-type="float" office:value="410793" calcext:value-type="float">
            <text:p>410793</text:p>
          </table:table-cell>
          <table:table-cell office:value-type="float" office:value="38.27299317796" calcext:value-type="float">
            <text:p>38.272993178</text:p>
          </table:table-cell>
          <table:table-cell office:value-type="float" office:value="158152.864371736" calcext:value-type="float">
            <text:p>158152.864371736</text:p>
          </table:table-cell>
          <table:table-cell office:value-type="float" office:value="109.396306444465" calcext:value-type="float">
            <text:p>109.3963064445</text:p>
          </table:table-cell>
          <table:table-cell office:value-type="float" office:value="452050.853076301" calcext:value-type="float">
            <text:p>452050.853076301</text:p>
          </table:table-cell>
          <table:table-cell office:value-type="float" office:value="3.33470192915838" calcext:value-type="float">
            <text:p>3.3347019292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351" calcext:value-type="float">
            <text:p>48351</text:p>
          </table:table-cell>
          <table:table-cell office:value-type="float" office:value="470823" calcext:value-type="float">
            <text:p>470823</text:p>
          </table:table-cell>
          <table:table-cell office:value-type="float" office:value="467671" calcext:value-type="float">
            <text:p>467671</text:p>
          </table:table-cell>
          <table:table-cell office:value-type="float" office:value="36.2324762726151" calcext:value-type="float">
            <text:p>36.232476272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24.543212837583" calcext:value-type="float">
            <text:p>124.543212837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1022590572977" calcext:value-type="float">
            <text:p>4.010225905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4202" calcext:value-type="float">
            <text:p>64202</text:p>
          </table:table-cell>
          <table:table-cell office:value-type="float" office:value="631996" calcext:value-type="float">
            <text:p>631996</text:p>
          </table:table-cell>
          <table:table-cell office:value-type="float" office:value="628844" calcext:value-type="float">
            <text:p>628844</text:p>
          </table:table-cell>
          <table:table-cell office:value-type="float" office:value="48.1106376632218" calcext:value-type="float">
            <text:p>48.110637663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7.464418648232" calcext:value-type="float">
            <text:p>167.464418648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6095542647439" calcext:value-type="float">
            <text:p>4.060955426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115" calcext:value-type="float">
            <text:p>62115</text:p>
          </table:table-cell>
          <table:table-cell office:value-type="float" office:value="603096" calcext:value-type="float">
            <text:p>603096</text:p>
          </table:table-cell>
          <table:table-cell office:value-type="float" office:value="599944" calcext:value-type="float">
            <text:p>599944</text:p>
          </table:table-cell>
          <table:table-cell office:value-type="float" office:value="46.5467159660294" calcext:value-type="float">
            <text:p>46.54671596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59.768198760734" calcext:value-type="float">
            <text:p>159.768198760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0449801922777" calcext:value-type="float">
            <text:p>4.0044980192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8962" calcext:value-type="float">
            <text:p>88962</text:p>
          </table:table-cell>
          <table:table-cell office:value-type="float" office:value="866397" calcext:value-type="float">
            <text:p>866397</text:p>
          </table:table-cell>
          <table:table-cell office:value-type="float" office:value="863245" calcext:value-type="float">
            <text:p>863245</text:p>
          </table:table-cell>
          <table:table-cell office:value-type="float" office:value="66.6648787856381" calcext:value-type="float">
            <text:p>66.664878785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29.886620649943" calcext:value-type="float">
            <text:p>229.886620649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2312375437355" calcext:value-type="float">
            <text:p>4.023123754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2015" calcext:value-type="float">
            <text:p>92015</text:p>
          </table:table-cell>
          <table:table-cell office:value-type="float" office:value="870096" calcext:value-type="float">
            <text:p>870096</text:p>
          </table:table-cell>
          <table:table-cell office:value-type="float" office:value="866944" calcext:value-type="float">
            <text:p>866944</text:p>
          </table:table-cell>
          <table:table-cell office:value-type="float" office:value="68.9526856574772" calcext:value-type="float">
            <text:p>68.952685657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30.871683534506" calcext:value-type="float">
            <text:p>230.871683534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0630611249752" calcext:value-type="float">
            <text:p>3.906306112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1306" calcext:value-type="float">
            <text:p>41306</text:p>
          </table:table-cell>
          <table:table-cell office:value-type="float" office:value="386401" calcext:value-type="float">
            <text:p>386401</text:p>
          </table:table-cell>
          <table:table-cell office:value-type="float" office:value="383249" calcext:value-type="float">
            <text:p>383249</text:p>
          </table:table-cell>
          <table:table-cell office:value-type="float" office:value="30.9532101697305" calcext:value-type="float">
            <text:p>30.953210169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2.06119638975" calcext:value-type="float">
            <text:p>102.061196389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4681896110676" calcext:value-type="float">
            <text:p>3.846818961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0756" calcext:value-type="float">
            <text:p>50756</text:p>
          </table:table-cell>
          <table:table-cell office:value-type="float" office:value="492495" calcext:value-type="float">
            <text:p>492495</text:p>
          </table:table-cell>
          <table:table-cell office:value-type="float" office:value="489343" calcext:value-type="float">
            <text:p>489343</text:p>
          </table:table-cell>
          <table:table-cell office:value-type="float" office:value="38.0346955738838" calcext:value-type="float">
            <text:p>38.034695573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0.314578837648" calcext:value-type="float">
            <text:p>130.314578837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9723654985638" calcext:value-type="float">
            <text:p>3.997236549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39949" calcext:value-type="float">
            <text:p>39949</text:p>
          </table:table-cell>
          <table:table-cell office:value-type="float" office:value="391412" calcext:value-type="float">
            <text:p>391412</text:p>
          </table:table-cell>
          <table:table-cell office:value-type="float" office:value="388260" calcext:value-type="float">
            <text:p>388260</text:p>
          </table:table-cell>
          <table:table-cell office:value-type="float" office:value="29.9363238529648" calcext:value-type="float">
            <text:p>29.9363238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3.395651678894" calcext:value-type="float">
            <text:p>103.395651678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2949476644228" calcext:value-type="float">
            <text:p>4.029494766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38924" calcext:value-type="float">
            <text:p>38924</text:p>
          </table:table-cell>
          <table:table-cell office:value-type="float" office:value="393744" calcext:value-type="float">
            <text:p>393744</text:p>
          </table:table-cell>
          <table:table-cell office:value-type="float" office:value="390592" calcext:value-type="float">
            <text:p>390592</text:p>
          </table:table-cell>
          <table:table-cell office:value-type="float" office:value="29.168226229763" calcext:value-type="float">
            <text:p>29.168226229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4.016675373622" calcext:value-type="float">
            <text:p>104.016675373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6044455291784" calcext:value-type="float">
            <text:p>4.160444552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298</text:p>
          </table:table-cell>
          <table:table-cell office:value-type="float" office:value="63452" calcext:value-type="float">
            <text:p>63452</text:p>
          </table:table-cell>
          <table:table-cell office:value-type="float" office:value="510852" calcext:value-type="float">
            <text:p>510852</text:p>
          </table:table-cell>
          <table:table-cell office:value-type="float" office:value="507700" calcext:value-type="float">
            <text:p>507700</text:p>
          </table:table-cell>
          <table:table-cell office:value-type="float" office:value="47.5486150120985" calcext:value-type="float">
            <text:p>47.5486150121</text:p>
          </table:table-cell>
          <table:table-cell office:value-type="float" office:value="159559.110778854" calcext:value-type="float">
            <text:p>159559.110778854</text:p>
          </table:table-cell>
          <table:table-cell office:value-type="float" office:value="135.203143144734" calcext:value-type="float">
            <text:p>135.2031431447</text:p>
          </table:table-cell>
          <table:table-cell office:value-type="float" office:value="453701.822633336" calcext:value-type="float">
            <text:p>453701.822633336</text:p>
          </table:table-cell>
          <table:table-cell office:value-type="float" office:value="3.31738369867109" calcext:value-type="float">
            <text:p>3.317383698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16" calcext:value-type="float">
            <text:p>0.216</text:p>
          </table:table-cell>
          <table:table-cell office:value-type="float" office:value="44843" calcext:value-type="float">
            <text:p>44843</text:p>
          </table:table-cell>
          <table:table-cell office:value-type="float" office:value="370632" calcext:value-type="float">
            <text:p>370632</text:p>
          </table:table-cell>
          <table:table-cell office:value-type="float" office:value="367480" calcext:value-type="float">
            <text:p>367480</text:p>
          </table:table-cell>
          <table:table-cell office:value-type="float" office:value="33.6037089924279" calcext:value-type="float">
            <text:p>33.6037089924</text:p>
          </table:table-cell>
          <table:table-cell office:value-type="float" office:value="155572.726816796" calcext:value-type="float">
            <text:p>155572.726816796</text:p>
          </table:table-cell>
          <table:table-cell office:value-type="float" office:value="97.8618299051151" calcext:value-type="float">
            <text:p>97.8618299051</text:p>
          </table:table-cell>
          <table:table-cell office:value-type="float" office:value="453064.027338496" calcext:value-type="float">
            <text:p>453064.027338496</text:p>
          </table:table-cell>
          <table:table-cell office:value-type="float" office:value="3.39760515468778" calcext:value-type="float">
            <text:p>3.397605154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9565" calcext:value-type="float">
            <text:p>59565</text:p>
          </table:table-cell>
          <table:table-cell office:value-type="float" office:value="557608" calcext:value-type="float">
            <text:p>557608</text:p>
          </table:table-cell>
          <table:table-cell office:value-type="float" office:value="554456" calcext:value-type="float">
            <text:p>554456</text:p>
          </table:table-cell>
          <table:table-cell office:value-type="float" office:value="44.6358389522103" calcext:value-type="float">
            <text:p>44.635838952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47.654508440923" calcext:value-type="float">
            <text:p>147.654508440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5931119980768" calcext:value-type="float">
            <text:p>3.859311199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6287" calcext:value-type="float">
            <text:p>46287</text:p>
          </table:table-cell>
          <table:table-cell office:value-type="float" office:value="457409" calcext:value-type="float">
            <text:p>457409</text:p>
          </table:table-cell>
          <table:table-cell office:value-type="float" office:value="454257" calcext:value-type="float">
            <text:p>454257</text:p>
          </table:table-cell>
          <table:table-cell office:value-type="float" office:value="34.6857899367239" calcext:value-type="float">
            <text:p>34.685789936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20.970995066964" calcext:value-type="float">
            <text:p>120.97099506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6889472131349" calcext:value-type="float">
            <text:p>4.068894721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2023" calcext:value-type="float">
            <text:p>52023</text:p>
          </table:table-cell>
          <table:table-cell office:value-type="float" office:value="519733" calcext:value-type="float">
            <text:p>519733</text:p>
          </table:table-cell>
          <table:table-cell office:value-type="float" office:value="516581" calcext:value-type="float">
            <text:p>516581</text:p>
          </table:table-cell>
          <table:table-cell office:value-type="float" office:value="38.9841391725147" calcext:value-type="float">
            <text:p>38.984139172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7.568199505318" calcext:value-type="float">
            <text:p>137.56819950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1696233809263" calcext:value-type="float">
            <text:p>4.116962338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5454" calcext:value-type="float">
            <text:p>55454</text:p>
          </table:table-cell>
          <table:table-cell office:value-type="float" office:value="544597" calcext:value-type="float">
            <text:p>544597</text:p>
          </table:table-cell>
          <table:table-cell office:value-type="float" office:value="541445" calcext:value-type="float">
            <text:p>541445</text:p>
          </table:table-cell>
          <table:table-cell office:value-type="float" office:value="41.5552054605199" calcext:value-type="float">
            <text:p>41.555205460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44.189611660431" calcext:value-type="float">
            <text:p>144.189611660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4813817521986" calcext:value-type="float">
            <text:p>4.0481381752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4138" calcext:value-type="float">
            <text:p>64138</text:p>
          </table:table-cell>
          <table:table-cell office:value-type="float" office:value="636091" calcext:value-type="float">
            <text:p>636091</text:p>
          </table:table-cell>
          <table:table-cell office:value-type="float" office:value="632939" calcext:value-type="float">
            <text:p>632939</text:p>
          </table:table-cell>
          <table:table-cell office:value-type="float" office:value="48.0626783969926" calcext:value-type="float">
            <text:p>48.06267839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8.554938386616" calcext:value-type="float">
            <text:p>168.554938386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9147876640232" calcext:value-type="float">
            <text:p>4.091478766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8219" calcext:value-type="float">
            <text:p>98219</text:p>
          </table:table-cell>
          <table:table-cell office:value-type="float" office:value="900461" calcext:value-type="float">
            <text:p>900461</text:p>
          </table:table-cell>
          <table:table-cell office:value-type="float" office:value="897309" calcext:value-type="float">
            <text:p>897309</text:p>
          </table:table-cell>
          <table:table-cell office:value-type="float" office:value="73.6017370275689" calcext:value-type="float">
            <text:p>73.601737027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38.958040520107" calcext:value-type="float">
            <text:p>238.958040520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7877418640591" calcext:value-type="float">
            <text:p>3.787741864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05786" calcext:value-type="float">
            <text:p>105786</text:p>
          </table:table-cell>
          <table:table-cell office:value-type="float" office:value="964965" calcext:value-type="float">
            <text:p>964965</text:p>
          </table:table-cell>
          <table:table-cell office:value-type="float" office:value="961813" calcext:value-type="float">
            <text:p>961813</text:p>
          </table:table-cell>
          <table:table-cell office:value-type="float" office:value="79.2721708956353" calcext:value-type="float">
            <text:p>79.272170895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56.135790264854" calcext:value-type="float">
            <text:p>256.135790264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76960899728283" calcext:value-type="float">
            <text:p>3.769608997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5175" calcext:value-type="float">
            <text:p>55175</text:p>
          </table:table-cell>
          <table:table-cell office:value-type="float" office:value="526947" calcext:value-type="float">
            <text:p>526947</text:p>
          </table:table-cell>
          <table:table-cell office:value-type="float" office:value="523795" calcext:value-type="float">
            <text:p>523795</text:p>
          </table:table-cell>
          <table:table-cell office:value-type="float" office:value="41.3461330343021" calcext:value-type="float">
            <text:p>41.346133034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9.489325120142" calcext:value-type="float">
            <text:p>139.489325120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3597983730393" calcext:value-type="float">
            <text:p>3.935979837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4690" calcext:value-type="float">
            <text:p>84690</text:p>
          </table:table-cell>
          <table:table-cell office:value-type="float" office:value="817799" calcext:value-type="float">
            <text:p>817799</text:p>
          </table:table-cell>
          <table:table-cell office:value-type="float" office:value="814647" calcext:value-type="float">
            <text:p>814647</text:p>
          </table:table-cell>
          <table:table-cell office:value-type="float" office:value="63.4635977648399" calcext:value-type="float">
            <text:p>63.463597764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16.944721200371" calcext:value-type="float">
            <text:p>216.944721200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8814727887976" calcext:value-type="float">
            <text:p>3.988147278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5789" calcext:value-type="float">
            <text:p>85789</text:p>
          </table:table-cell>
          <table:table-cell office:value-type="float" office:value="805342" calcext:value-type="float">
            <text:p>805342</text:p>
          </table:table-cell>
          <table:table-cell office:value-type="float" office:value="802190" calcext:value-type="float">
            <text:p>802190</text:p>
          </table:table-cell>
          <table:table-cell office:value-type="float" office:value="64.2871482896192" calcext:value-type="float">
            <text:p>64.287148289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13.627357493154" calcext:value-type="float">
            <text:p>213.627357493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7685445234769" calcext:value-type="float">
            <text:p>3.876854452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71" calcext:value-type="float">
            <text:p>0.371</text:p>
          </table:table-cell>
          <table:table-cell office:value-type="float" office:value="79419" calcext:value-type="float">
            <text:p>79419</text:p>
          </table:table-cell>
          <table:table-cell office:value-type="float" office:value="632299" calcext:value-type="float">
            <text:p>632299</text:p>
          </table:table-cell>
          <table:table-cell office:value-type="float" office:value="629147" calcext:value-type="float">
            <text:p>629147</text:p>
          </table:table-cell>
          <table:table-cell office:value-type="float" office:value="59.5137025727456" calcext:value-type="float">
            <text:p>59.5137025727</text:p>
          </table:table-cell>
          <table:table-cell office:value-type="float" office:value="160414.29264891" calcext:value-type="float">
            <text:p>160414.29264891</text:p>
          </table:table-cell>
          <table:table-cell office:value-type="float" office:value="167.545109119717" calcext:value-type="float">
            <text:p>167.5451091197</text:p>
          </table:table-cell>
          <table:table-cell office:value-type="float" office:value="451604.067708131" calcext:value-type="float">
            <text:p>451604.067708131</text:p>
          </table:table-cell>
          <table:table-cell office:value-type="float" office:value="3.28444182638568" calcext:value-type="float">
            <text:p>3.2844418264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18" calcext:value-type="float">
            <text:p>0.718</text:p>
          </table:table-cell>
          <table:table-cell office:value-type="float" office:value="157363" calcext:value-type="float">
            <text:p>157363</text:p>
          </table:table-cell>
          <table:table-cell office:value-type="float" office:value="1224654" calcext:value-type="float">
            <text:p>1224654</text:p>
          </table:table-cell>
          <table:table-cell office:value-type="float" office:value="1221502" calcext:value-type="float">
            <text:p>1221502</text:p>
          </table:table-cell>
          <table:table-cell office:value-type="float" office:value="117.922093931615" calcext:value-type="float">
            <text:p>117.9220939316</text:p>
          </table:table-cell>
          <table:table-cell office:value-type="float" office:value="164236.899626205" calcext:value-type="float">
            <text:p>164236.899626205</text:p>
          </table:table-cell>
          <table:table-cell office:value-type="float" office:value="325.292317820719" calcext:value-type="float">
            <text:p>325.2923178207</text:p>
          </table:table-cell>
          <table:table-cell office:value-type="float" office:value="453053.367438328" calcext:value-type="float">
            <text:p>453053.367438328</text:p>
          </table:table-cell>
          <table:table-cell office:value-type="float" office:value="3.21829176765004" calcext:value-type="float">
            <text:p>3.218291767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15" calcext:value-type="float">
            <text:p>0.315</text:p>
          </table:table-cell>
          <table:table-cell office:value-type="float" office:value="65646" calcext:value-type="float">
            <text:p>65646</text:p>
          </table:table-cell>
          <table:table-cell office:value-type="float" office:value="536814" calcext:value-type="float">
            <text:p>536814</text:p>
          </table:table-cell>
          <table:table-cell office:value-type="float" office:value="533662" calcext:value-type="float">
            <text:p>533662</text:p>
          </table:table-cell>
          <table:table-cell office:value-type="float" office:value="49.1927186075178" calcext:value-type="float">
            <text:p>49.1927186075</text:p>
          </table:table-cell>
          <table:table-cell office:value-type="float" office:value="156167.360658787" calcext:value-type="float">
            <text:p>156167.360658787</text:p>
          </table:table-cell>
          <table:table-cell office:value-type="float" office:value="142.116958394534" calcext:value-type="float">
            <text:p>142.1169583945</text:p>
          </table:table-cell>
          <table:table-cell office:value-type="float" office:value="451164.947284236" calcext:value-type="float">
            <text:p>451164.947284236</text:p>
          </table:table-cell>
          <table:table-cell office:value-type="float" office:value="3.37048089270712" calcext:value-type="float">
            <text:p>3.370480892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3174" calcext:value-type="float">
            <text:p>63174</text:p>
          </table:table-cell>
          <table:table-cell office:value-type="float" office:value="606795" calcext:value-type="float">
            <text:p>606795</text:p>
          </table:table-cell>
          <table:table-cell office:value-type="float" office:value="603643" calcext:value-type="float">
            <text:p>603643</text:p>
          </table:table-cell>
          <table:table-cell office:value-type="float" office:value="47.3402919494155" calcext:value-type="float">
            <text:p>47.340291949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0.753261645296" calcext:value-type="float">
            <text:p>160.75326164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6164586648325" calcext:value-type="float">
            <text:p>3.9616458665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234" calcext:value-type="float">
            <text:p>54234</text:p>
          </table:table-cell>
          <table:table-cell office:value-type="float" office:value="522012" calcext:value-type="float">
            <text:p>522012</text:p>
          </table:table-cell>
          <table:table-cell office:value-type="float" office:value="518860" calcext:value-type="float">
            <text:p>518860</text:p>
          </table:table-cell>
          <table:table-cell office:value-type="float" office:value="40.6409819480261" calcext:value-type="float">
            <text:p>40.64098194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8.175109025166" calcext:value-type="float">
            <text:p>138.175109025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6654524905059" calcext:value-type="float">
            <text:p>3.9665452491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243" calcext:value-type="float">
            <text:p>62243</text:p>
          </table:table-cell>
          <table:table-cell office:value-type="float" office:value="594755" calcext:value-type="float">
            <text:p>594755</text:p>
          </table:table-cell>
          <table:table-cell office:value-type="float" office:value="591603" calcext:value-type="float">
            <text:p>591603</text:p>
          </table:table-cell>
          <table:table-cell office:value-type="float" office:value="46.6426344984878" calcext:value-type="float">
            <text:p>46.642634498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57.546947200816" calcext:value-type="float">
            <text:p>157.546947200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4070304369802" calcext:value-type="float">
            <text:p>3.940703043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259" calcext:value-type="float">
            <text:p>48259</text:p>
          </table:table-cell>
          <table:table-cell office:value-type="float" office:value="472333" calcext:value-type="float">
            <text:p>472333</text:p>
          </table:table-cell>
          <table:table-cell office:value-type="float" office:value="469181" calcext:value-type="float">
            <text:p>469181</text:p>
          </table:table-cell>
          <table:table-cell office:value-type="float" office:value="36.1635348274107" calcext:value-type="float">
            <text:p>36.163534827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24.945333669075" calcext:value-type="float">
            <text:p>124.945333669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3084368391904" calcext:value-type="float">
            <text:p>4.0308436839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005" calcext:value-type="float">
            <text:p>48005</text:p>
          </table:table-cell>
          <table:table-cell office:value-type="float" office:value="468984" calcext:value-type="float">
            <text:p>468984</text:p>
          </table:table-cell>
          <table:table-cell office:value-type="float" office:value="465832" calcext:value-type="float">
            <text:p>465832</text:p>
          </table:table-cell>
          <table:table-cell office:value-type="float" office:value="35.9731964895636" calcext:value-type="float">
            <text:p>35.973196489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24.053477599759" calcext:value-type="float">
            <text:p>124.053477599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2324706512271" calcext:value-type="float">
            <text:p>4.0232470651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4373" calcext:value-type="float">
            <text:p>64373</text:p>
          </table:table-cell>
          <table:table-cell office:value-type="float" office:value="620604" calcext:value-type="float">
            <text:p>620604</text:p>
          </table:table-cell>
          <table:table-cell office:value-type="float" office:value="617452" calcext:value-type="float">
            <text:p>617452</text:p>
          </table:table-cell>
          <table:table-cell office:value-type="float" office:value="48.2387788276779" calcext:value-type="float">
            <text:p>48.238778827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64.430669964551" calcext:value-type="float">
            <text:p>164.430669964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767959779952" calcext:value-type="float">
            <text:p>3.976795978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0918" calcext:value-type="float">
            <text:p>40918</text:p>
          </table:table-cell>
          <table:table-cell office:value-type="float" office:value="398520" calcext:value-type="float">
            <text:p>398520</text:p>
          </table:table-cell>
          <table:table-cell office:value-type="float" office:value="395368" calcext:value-type="float">
            <text:p>395368</text:p>
          </table:table-cell>
          <table:table-cell office:value-type="float" office:value="30.6624571182161" calcext:value-type="float">
            <text:p>30.662457118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5.288548943958" calcext:value-type="float">
            <text:p>105.28854894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0609253071379" calcext:value-type="float">
            <text:p>4.006092530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37562" calcext:value-type="float">
            <text:p>37562</text:p>
          </table:table-cell>
          <table:table-cell office:value-type="float" office:value="378693" calcext:value-type="float">
            <text:p>378693</text:p>
          </table:table-cell>
          <table:table-cell office:value-type="float" office:value="375541" calcext:value-type="float">
            <text:p>375541</text:p>
          </table:table-cell>
          <table:table-cell office:value-type="float" office:value="28.1475930953232" calcext:value-type="float">
            <text:p>28.14759309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00.008516012836" calcext:value-type="float">
            <text:p>100.008516012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14517154698961" calcext:value-type="float">
            <text:p>4.14517154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279" calcext:value-type="float">
            <text:p>54279</text:p>
          </table:table-cell>
          <table:table-cell office:value-type="float" office:value="529033" calcext:value-type="float">
            <text:p>529033</text:p>
          </table:table-cell>
          <table:table-cell office:value-type="float" office:value="525881" calcext:value-type="float">
            <text:p>525881</text:p>
          </table:table-cell>
          <table:table-cell office:value-type="float" office:value="40.6747033070935" calcext:value-type="float">
            <text:p>40.674703307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40.044837739011" calcext:value-type="float">
            <text:p>140.04483773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4.01688594493946" calcext:value-type="float">
            <text:p>4.0168859449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257" calcext:value-type="float">
            <text:p>0.257</text:p>
          </table:table-cell>
          <table:table-cell office:value-type="float" office:value="54567" calcext:value-type="float">
            <text:p>54567</text:p>
          </table:table-cell>
          <table:table-cell office:value-type="float" office:value="441557" calcext:value-type="float">
            <text:p>441557</text:p>
          </table:table-cell>
          <table:table-cell office:value-type="float" office:value="438405" calcext:value-type="float">
            <text:p>438405</text:p>
          </table:table-cell>
          <table:table-cell office:value-type="float" office:value="40.8905200051248" calcext:value-type="float">
            <text:p>40.8905200051</text:p>
          </table:table-cell>
          <table:table-cell office:value-type="float" office:value="159107.081732003" calcext:value-type="float">
            <text:p>159107.081732003</text:p>
          </table:table-cell>
          <table:table-cell office:value-type="float" office:value="116.749525251856" calcext:value-type="float">
            <text:p>116.7495252519</text:p>
          </table:table-cell>
          <table:table-cell office:value-type="float" office:value="454278.30837298" calcext:value-type="float">
            <text:p>454278.30837298</text:p>
          </table:table-cell>
          <table:table-cell office:value-type="float" office:value="3.33103563964037" calcext:value-type="float">
            <text:p>3.3310356396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94" calcext:value-type="float">
            <text:p>0.094</text:p>
          </table:table-cell>
          <table:table-cell office:value-type="float" office:value="17726" calcext:value-type="float">
            <text:p>17726</text:p>
          </table:table-cell>
          <table:table-cell office:value-type="float" office:value="160287" calcext:value-type="float">
            <text:p>160287</text:p>
          </table:table-cell>
          <table:table-cell office:value-type="float" office:value="157135" calcext:value-type="float">
            <text:p>157135</text:p>
          </table:table-cell>
          <table:table-cell office:value-type="float" office:value="13.2832180184148" calcext:value-type="float">
            <text:p>13.2832180184</text:p>
          </table:table-cell>
          <table:table-cell office:value-type="float" office:value="141310.829983137" calcext:value-type="float">
            <text:p>141310.829983137</text:p>
          </table:table-cell>
          <table:table-cell office:value-type="float" office:value="41.8458654678901" calcext:value-type="float">
            <text:p>41.8458654679</text:p>
          </table:table-cell>
          <table:table-cell office:value-type="float" office:value="445168.781573299" calcext:value-type="float">
            <text:p>445168.781573299</text:p>
          </table:table-cell>
          <table:table-cell office:value-type="float" office:value="3.67532749304608" calcext:value-type="float">
            <text:p>3.67532749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Indtast selv vægt</text:p>
          </table:table-cell>
          <table:table-cell table:number-columns-repeated="2" office:value-type="float" office:value="3046" calcext:value-type="float">
            <text:p>3046</text:p>
          </table:table-cell>
          <table:table-cell office:value-type="float" office:value="-106" calcext:value-type="float">
            <text:p>-106</text:p>
          </table:table-cell>
          <table:table-cell office:value-type="float" office:value="2.28256132709532" calcext:value-type="float">
            <text:p>2.282561327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-0.0282283497603739" calcext:value-type="float">
            <text:p>-0.0282283498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-0.0144281226223811" calcext:value-type="float">
            <text:p>-0.0144281226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9639" calcext:value-type="float">
            <text:p>89639</text:p>
          </table:table-cell>
          <table:table-cell office:value-type="float" office:value="852676" calcext:value-type="float">
            <text:p>852676</text:p>
          </table:table-cell>
          <table:table-cell office:value-type="float" office:value="849524" calcext:value-type="float">
            <text:p>849524</text:p>
          </table:table-cell>
          <table:table-cell office:value-type="float" office:value="67.1721978987187" calcext:value-type="float">
            <text:p>67.1721978987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26.232647187093" calcext:value-type="float">
            <text:p>226.232647187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2927575159747" calcext:value-type="float">
            <text:p>3.9292757516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05319" calcext:value-type="float">
            <text:p>105319</text:p>
          </table:table-cell>
          <table:table-cell office:value-type="float" office:value="997466" calcext:value-type="float">
            <text:p>997466</text:p>
          </table:table-cell>
          <table:table-cell office:value-type="float" office:value="994314" calcext:value-type="float">
            <text:p>994314</text:p>
          </table:table-cell>
          <table:table-cell office:value-type="float" office:value="78.9222181248693" calcext:value-type="float">
            <text:p>78.922218124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64.790975128645" calcext:value-type="float">
            <text:p>264.790975128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1426915837542" calcext:value-type="float">
            <text:p>3.9142691584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187" calcext:value-type="float">
            <text:p>53187</text:p>
          </table:table-cell>
          <table:table-cell office:value-type="float" office:value="511137" calcext:value-type="float">
            <text:p>511137</text:p>
          </table:table-cell>
          <table:table-cell office:value-type="float" office:value="507985" calcext:value-type="float">
            <text:p>507985</text:p>
          </table:table-cell>
          <table:table-cell office:value-type="float" office:value="39.856398327058" calcext:value-type="float">
            <text:p>39.856398327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35.279040122864" calcext:value-type="float">
            <text:p>135.2790401229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5985471428967" calcext:value-type="float">
            <text:p>3.959854714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9379" calcext:value-type="float">
            <text:p>79379</text:p>
          </table:table-cell>
          <table:table-cell office:value-type="float" office:value="747984" calcext:value-type="float">
            <text:p>747984</text:p>
          </table:table-cell>
          <table:table-cell office:value-type="float" office:value="744832" calcext:value-type="float">
            <text:p>744832</text:p>
          </table:table-cell>
          <table:table-cell office:value-type="float" office:value="59.4837280313523" calcext:value-type="float">
            <text:p>59.4837280314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98.352624610555" calcext:value-type="float">
            <text:p>198.3526246106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89033107099491" calcext:value-type="float">
            <text:p>3.890331071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6013" calcext:value-type="float">
            <text:p>56013</text:p>
          </table:table-cell>
          <table:table-cell office:value-type="float" office:value="539259" calcext:value-type="float">
            <text:p>539259</text:p>
          </table:table-cell>
          <table:table-cell office:value-type="float" office:value="536107" calcext:value-type="float">
            <text:p>536107</text:p>
          </table:table-cell>
          <table:table-cell office:value-type="float" office:value="41.9740996764905" calcext:value-type="float">
            <text:p>41.9740996765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42.768074575328" calcext:value-type="float">
            <text:p>142.7680745753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6822695316815" calcext:value-type="float">
            <text:p>3.9682269532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1606" calcext:value-type="float">
            <text:p>71606</text:p>
          </table:table-cell>
          <table:table-cell office:value-type="float" office:value="685080" calcext:value-type="float">
            <text:p>685080</text:p>
          </table:table-cell>
          <table:table-cell office:value-type="float" office:value="681928" calcext:value-type="float">
            <text:p>681928</text:p>
          </table:table-cell>
          <table:table-cell office:value-type="float" office:value="53.6589252751107" calcext:value-type="float">
            <text:p>53.658925275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81.600963164078" calcext:value-type="float">
            <text:p>181.600963164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484165825506" calcext:value-type="float">
            <text:p>3.9484165826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3990" calcext:value-type="float">
            <text:p>43990</text:p>
          </table:table-cell>
          <table:table-cell office:value-type="float" office:value="418819" calcext:value-type="float">
            <text:p>418819</text:p>
          </table:table-cell>
          <table:table-cell office:value-type="float" office:value="415667" calcext:value-type="float">
            <text:p>415667</text:p>
          </table:table-cell>
          <table:table-cell office:value-type="float" office:value="32.964501897217" calcext:value-type="float">
            <text:p>32.9645018972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110.694277923069" calcext:value-type="float">
            <text:p>110.6942779231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3.91764828257525" calcext:value-type="float">
            <text:p>3.9176482826</text:p>
          </table:table-cell>
        </table:table-row>
      </table:table>
      <table:table table:name="differe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3" office:value-type="string" calcext:value-type="string">
            <text:p>Rank.Analysis</text:p>
          </table:table-cell>
          <table:table-cell table:style-name="ce3" office:value-type="string" calcext:value-type="string">
            <text:p>Identifier.1</text:p>
          </table:table-cell>
          <table:table-cell table:style-name="ce3" office:value-type="string" calcext:value-type="string">
            <text:p>Identifier.2</text:p>
          </table:table-cell>
          <table:table-cell table:style-name="ce3" office:value-type="string" calcext:value-type="string">
            <text:p>sampleName</text:p>
          </table:table-cell>
          <table:table-cell table:style-name="ce3" office:value-type="string" calcext:value-type="string">
            <text:p>SampleWeight</text:p>
          </table:table-cell>
          <table:table-cell table:style-name="ce3" office:value-type="string" calcext:value-type="string">
            <text:p>rArea.Flash.TCD.N</text:p>
          </table:table-cell>
          <table:table-cell table:style-name="ce3" office:value-type="string" calcext:value-type="string">
            <text:p>rArea.Flash.TCD.C</text:p>
          </table:table-cell>
          <table:table-cell table:style-name="ce3" office:value-type="string" calcext:value-type="string">
            <text:p>Corrected.Area.N</text:p>
          </table:table-cell>
          <table:table-cell table:style-name="ce3" office:value-type="string" calcext:value-type="string">
            <text:p>Corrected.Area.C</text:p>
          </table:table-cell>
          <table:table-cell table:style-name="ce3" office:value-type="string" calcext:value-type="string">
            <text:p>Weight.N.perCup</text:p>
          </table:table-cell>
          <table:table-cell table:style-name="ce3" office:value-type="string" calcext:value-type="string">
            <text:p>Weight.C.perCup</text:p>
          </table:table-cell>
          <table:table-cell table:style-name="ce5" office:value-type="string" calcext:value-type="string">
            <text:p>Weight.N.kg</text:p>
          </table:table-cell>
          <table:table-cell table:style-name="ce5" office:value-type="string" calcext:value-type="string">
            <text:p>Weight.C.kg</text:p>
          </table:table-cell>
          <table:table-cell table:style-name="ce7" office:value-type="string" calcext:value-type="string">
            <text:p>C.N.Ratio</text:p>
          </table:table-cell>
        </table:table-row>
        <table:table-row table:style-name="ro3">
          <table:table-cell/>
          <table:table-cell table:formula="of:=['TCD with helpR'.C2]=['TCD hand'.B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]-['TCD hand'.H2]" office:value-type="float" office:value="0" calcext:value-type="float">
            <text:p>0</text:p>
          </table:table-cell>
          <table:table-cell table:formula="of:=['TCD with helpR'.K2]-['TCD hand'.J2]" office:value-type="float" office:value="0" calcext:value-type="float">
            <text:p>0</text:p>
          </table:table-cell>
          <table:table-cell table:number-columns-repeated="2"/>
          <table:table-cell table:formula="of:=['TCD with helpR'.N2]-['TCD hand'.L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]=['TCD hand'.B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]-['TCD hand'.H3]" office:value-type="float" office:value="0" calcext:value-type="float">
            <text:p>0</text:p>
          </table:table-cell>
          <table:table-cell table:formula="of:=['TCD with helpR'.K3]-['TCD hand'.J3]" office:value-type="float" office:value="0" calcext:value-type="float">
            <text:p>0</text:p>
          </table:table-cell>
          <table:table-cell table:number-columns-repeated="2"/>
          <table:table-cell table:formula="of:=['TCD with helpR'.N3]-['TCD hand'.L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]=['TCD hand'.B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]-['TCD hand'.H4]" office:value-type="float" office:value="0" calcext:value-type="float">
            <text:p>0</text:p>
          </table:table-cell>
          <table:table-cell table:formula="of:=['TCD with helpR'.K4]-['TCD hand'.J4]" office:value-type="float" office:value="0" calcext:value-type="float">
            <text:p>0</text:p>
          </table:table-cell>
          <table:table-cell table:number-columns-repeated="2"/>
          <table:table-cell table:formula="of:=['TCD with helpR'.N4]-['TCD hand'.L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]=['TCD hand'.B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]-['TCD hand'.H5]" office:value-type="float" office:value="0" calcext:value-type="float">
            <text:p>0</text:p>
          </table:table-cell>
          <table:table-cell table:formula="of:=['TCD with helpR'.K5]-['TCD hand'.J5]" office:value-type="float" office:value="0" calcext:value-type="float">
            <text:p>0</text:p>
          </table:table-cell>
          <table:table-cell table:number-columns-repeated="2"/>
          <table:table-cell table:formula="of:=['TCD with helpR'.N5]-['TCD hand'.L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]=['TCD hand'.B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]-['TCD hand'.H6]" office:value-type="float" office:value="0" calcext:value-type="float">
            <text:p>0</text:p>
          </table:table-cell>
          <table:table-cell table:formula="of:=['TCD with helpR'.K6]-['TCD hand'.J6]" office:value-type="float" office:value="0" calcext:value-type="float">
            <text:p>0</text:p>
          </table:table-cell>
          <table:table-cell table:number-columns-repeated="2"/>
          <table:table-cell table:formula="of:=['TCD with helpR'.N6]-['TCD hand'.L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]=['TCD hand'.B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]-['TCD hand'.H7]" office:value-type="float" office:value="0" calcext:value-type="float">
            <text:p>0</text:p>
          </table:table-cell>
          <table:table-cell table:formula="of:=['TCD with helpR'.K7]-['TCD hand'.J7]" office:value-type="float" office:value="0" calcext:value-type="float">
            <text:p>0</text:p>
          </table:table-cell>
          <table:table-cell table:number-columns-repeated="2"/>
          <table:table-cell table:formula="of:=['TCD with helpR'.N7]-['TCD hand'.L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8]=['TCD hand'.B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8]-['TCD hand'.H8]" office:value-type="float" office:value="0" calcext:value-type="float">
            <text:p>0</text:p>
          </table:table-cell>
          <table:table-cell table:formula="of:=['TCD with helpR'.K8]-['TCD hand'.J8]" office:value-type="float" office:value="0" calcext:value-type="float">
            <text:p>0</text:p>
          </table:table-cell>
          <table:table-cell table:number-columns-repeated="2"/>
          <table:table-cell table:formula="of:=['TCD with helpR'.N8]-['TCD hand'.L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9]=['TCD hand'.B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9]-['TCD hand'.H9]" office:value-type="float" office:value="0" calcext:value-type="float">
            <text:p>0</text:p>
          </table:table-cell>
          <table:table-cell table:formula="of:=['TCD with helpR'.K9]-['TCD hand'.J9]" office:value-type="float" office:value="0" calcext:value-type="float">
            <text:p>0</text:p>
          </table:table-cell>
          <table:table-cell table:number-columns-repeated="2"/>
          <table:table-cell table:formula="of:=['TCD with helpR'.N9]-['TCD hand'.L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0]=['TCD hand'.B1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0]-['TCD hand'.H10]" office:value-type="float" office:value="0" calcext:value-type="float">
            <text:p>0</text:p>
          </table:table-cell>
          <table:table-cell table:formula="of:=['TCD with helpR'.K10]-['TCD hand'.J10]" office:value-type="float" office:value="0" calcext:value-type="float">
            <text:p>0</text:p>
          </table:table-cell>
          <table:table-cell table:number-columns-repeated="2"/>
          <table:table-cell table:formula="of:=['TCD with helpR'.N10]-['TCD hand'.L1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1]=['TCD hand'.B1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1]-['TCD hand'.H11]" office:value-type="float" office:value="0" calcext:value-type="float">
            <text:p>0</text:p>
          </table:table-cell>
          <table:table-cell table:formula="of:=['TCD with helpR'.K11]-['TCD hand'.J11]" office:value-type="float" office:value="0" calcext:value-type="float">
            <text:p>0</text:p>
          </table:table-cell>
          <table:table-cell table:number-columns-repeated="2"/>
          <table:table-cell table:formula="of:=['TCD with helpR'.N11]-['TCD hand'.L1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2]=['TCD hand'.B1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2]-['TCD hand'.H12]" office:value-type="float" office:value="0" calcext:value-type="float">
            <text:p>0</text:p>
          </table:table-cell>
          <table:table-cell table:formula="of:=['TCD with helpR'.K12]-['TCD hand'.J12]" office:value-type="float" office:value="0" calcext:value-type="float">
            <text:p>0</text:p>
          </table:table-cell>
          <table:table-cell table:number-columns-repeated="2"/>
          <table:table-cell table:formula="of:=['TCD with helpR'.N12]-['TCD hand'.L1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3]=['TCD hand'.B1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3]-['TCD hand'.H13]" office:value-type="float" office:value="0" calcext:value-type="float">
            <text:p>0</text:p>
          </table:table-cell>
          <table:table-cell table:formula="of:=['TCD with helpR'.K13]-['TCD hand'.J13]" office:value-type="float" office:value="0" calcext:value-type="float">
            <text:p>0</text:p>
          </table:table-cell>
          <table:table-cell table:number-columns-repeated="2"/>
          <table:table-cell table:formula="of:=['TCD with helpR'.N13]-['TCD hand'.L1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4]=['TCD hand'.B1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4]-['TCD hand'.H14]" office:value-type="float" office:value="0" calcext:value-type="float">
            <text:p>0</text:p>
          </table:table-cell>
          <table:table-cell table:formula="of:=['TCD with helpR'.K14]-['TCD hand'.J14]" office:value-type="float" office:value="0" calcext:value-type="float">
            <text:p>0</text:p>
          </table:table-cell>
          <table:table-cell table:number-columns-repeated="2"/>
          <table:table-cell table:formula="of:=['TCD with helpR'.N14]-['TCD hand'.L1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5]=['TCD hand'.B1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5]-['TCD hand'.H15]" office:value-type="float" office:value="0" calcext:value-type="float">
            <text:p>0</text:p>
          </table:table-cell>
          <table:table-cell table:formula="of:=['TCD with helpR'.K15]-['TCD hand'.J15]" office:value-type="float" office:value="0" calcext:value-type="float">
            <text:p>0</text:p>
          </table:table-cell>
          <table:table-cell table:number-columns-repeated="2"/>
          <table:table-cell table:formula="of:=['TCD with helpR'.N15]-['TCD hand'.L1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6]=['TCD hand'.B1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6]-['TCD hand'.H16]" office:value-type="float" office:value="0" calcext:value-type="float">
            <text:p>0</text:p>
          </table:table-cell>
          <table:table-cell table:formula="of:=['TCD with helpR'.K16]-['TCD hand'.J16]" office:value-type="float" office:value="0" calcext:value-type="float">
            <text:p>0</text:p>
          </table:table-cell>
          <table:table-cell table:number-columns-repeated="2"/>
          <table:table-cell table:formula="of:=['TCD with helpR'.N16]-['TCD hand'.L1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7]=['TCD hand'.B1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7]-['TCD hand'.H17]" office:value-type="float" office:value="0" calcext:value-type="float">
            <text:p>0</text:p>
          </table:table-cell>
          <table:table-cell table:formula="of:=['TCD with helpR'.K17]-['TCD hand'.J17]" office:value-type="float" office:value="0" calcext:value-type="float">
            <text:p>0</text:p>
          </table:table-cell>
          <table:table-cell table:number-columns-repeated="2"/>
          <table:table-cell table:formula="of:=['TCD with helpR'.N17]-['TCD hand'.L1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8]=['TCD hand'.B1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8]-['TCD hand'.H18]" office:value-type="float" office:value="0" calcext:value-type="float">
            <text:p>0</text:p>
          </table:table-cell>
          <table:table-cell table:formula="of:=['TCD with helpR'.K18]-['TCD hand'.J18]" office:value-type="float" office:value="0" calcext:value-type="float">
            <text:p>0</text:p>
          </table:table-cell>
          <table:table-cell table:number-columns-repeated="2"/>
          <table:table-cell table:formula="of:=['TCD with helpR'.N18]-['TCD hand'.L1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19]=['TCD hand'.B1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19]-['TCD hand'.H19]" office:value-type="float" office:value="0" calcext:value-type="float">
            <text:p>0</text:p>
          </table:table-cell>
          <table:table-cell table:formula="of:=['TCD with helpR'.K19]-['TCD hand'.J19]" office:value-type="float" office:value="0" calcext:value-type="float">
            <text:p>0</text:p>
          </table:table-cell>
          <table:table-cell table:number-columns-repeated="2"/>
          <table:table-cell table:formula="of:=['TCD with helpR'.N19]-['TCD hand'.L1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0]=['TCD hand'.B2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0]-['TCD hand'.H20]" office:value-type="float" office:value="0" calcext:value-type="float">
            <text:p>0</text:p>
          </table:table-cell>
          <table:table-cell table:formula="of:=['TCD with helpR'.K20]-['TCD hand'.J20]" office:value-type="float" office:value="0" calcext:value-type="float">
            <text:p>0</text:p>
          </table:table-cell>
          <table:table-cell table:number-columns-repeated="2"/>
          <table:table-cell table:formula="of:=['TCD with helpR'.N20]-['TCD hand'.L2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1]=['TCD hand'.B2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1]-['TCD hand'.H21]" office:value-type="float" office:value="0" calcext:value-type="float">
            <text:p>0</text:p>
          </table:table-cell>
          <table:table-cell table:formula="of:=['TCD with helpR'.K21]-['TCD hand'.J21]" office:value-type="float" office:value="0" calcext:value-type="float">
            <text:p>0</text:p>
          </table:table-cell>
          <table:table-cell table:number-columns-repeated="2"/>
          <table:table-cell table:formula="of:=['TCD with helpR'.N21]-['TCD hand'.L2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2]=['TCD hand'.B2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2]-['TCD hand'.H22]" office:value-type="float" office:value="0" calcext:value-type="float">
            <text:p>0</text:p>
          </table:table-cell>
          <table:table-cell table:formula="of:=['TCD with helpR'.K22]-['TCD hand'.J22]" office:value-type="float" office:value="0" calcext:value-type="float">
            <text:p>0</text:p>
          </table:table-cell>
          <table:table-cell table:number-columns-repeated="2"/>
          <table:table-cell table:formula="of:=['TCD with helpR'.N22]-['TCD hand'.L2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3]=['TCD hand'.B2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3]-['TCD hand'.H23]" office:value-type="float" office:value="0" calcext:value-type="float">
            <text:p>0</text:p>
          </table:table-cell>
          <table:table-cell table:formula="of:=['TCD with helpR'.K23]-['TCD hand'.J23]" office:value-type="float" office:value="0" calcext:value-type="float">
            <text:p>0</text:p>
          </table:table-cell>
          <table:table-cell table:number-columns-repeated="2"/>
          <table:table-cell table:formula="of:=['TCD with helpR'.N23]-['TCD hand'.L2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4]=['TCD hand'.B2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4]-['TCD hand'.H24]" office:value-type="float" office:value="0" calcext:value-type="float">
            <text:p>0</text:p>
          </table:table-cell>
          <table:table-cell table:formula="of:=['TCD with helpR'.K24]-['TCD hand'.J24]" office:value-type="float" office:value="0" calcext:value-type="float">
            <text:p>0</text:p>
          </table:table-cell>
          <table:table-cell table:number-columns-repeated="2"/>
          <table:table-cell table:formula="of:=['TCD with helpR'.N24]-['TCD hand'.L2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5]=['TCD hand'.B2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5]-['TCD hand'.H25]" office:value-type="float" office:value="0" calcext:value-type="float">
            <text:p>0</text:p>
          </table:table-cell>
          <table:table-cell table:formula="of:=['TCD with helpR'.K25]-['TCD hand'.J25]" office:value-type="float" office:value="0" calcext:value-type="float">
            <text:p>0</text:p>
          </table:table-cell>
          <table:table-cell table:number-columns-repeated="2"/>
          <table:table-cell table:formula="of:=['TCD with helpR'.N25]-['TCD hand'.L2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6]=['TCD hand'.B2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6]-['TCD hand'.H26]" office:value-type="float" office:value="0" calcext:value-type="float">
            <text:p>0</text:p>
          </table:table-cell>
          <table:table-cell table:formula="of:=['TCD with helpR'.K26]-['TCD hand'.J26]" office:value-type="float" office:value="0" calcext:value-type="float">
            <text:p>0</text:p>
          </table:table-cell>
          <table:table-cell table:number-columns-repeated="2"/>
          <table:table-cell table:formula="of:=['TCD with helpR'.N26]-['TCD hand'.L2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7]=['TCD hand'.B2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7]-['TCD hand'.H27]" office:value-type="float" office:value="0" calcext:value-type="float">
            <text:p>0</text:p>
          </table:table-cell>
          <table:table-cell table:formula="of:=['TCD with helpR'.K27]-['TCD hand'.J27]" office:value-type="float" office:value="0" calcext:value-type="float">
            <text:p>0</text:p>
          </table:table-cell>
          <table:table-cell table:number-columns-repeated="2"/>
          <table:table-cell table:formula="of:=['TCD with helpR'.N27]-['TCD hand'.L2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8]=['TCD hand'.B2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8]-['TCD hand'.H28]" office:value-type="float" office:value="0" calcext:value-type="float">
            <text:p>0</text:p>
          </table:table-cell>
          <table:table-cell table:formula="of:=['TCD with helpR'.K28]-['TCD hand'.J28]" office:value-type="float" office:value="0" calcext:value-type="float">
            <text:p>0</text:p>
          </table:table-cell>
          <table:table-cell table:number-columns-repeated="2"/>
          <table:table-cell table:formula="of:=['TCD with helpR'.N28]-['TCD hand'.L2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29]=['TCD hand'.B2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29]-['TCD hand'.H29]" office:value-type="float" office:value="0" calcext:value-type="float">
            <text:p>0</text:p>
          </table:table-cell>
          <table:table-cell table:formula="of:=['TCD with helpR'.K29]-['TCD hand'.J29]" office:value-type="float" office:value="0" calcext:value-type="float">
            <text:p>0</text:p>
          </table:table-cell>
          <table:table-cell table:number-columns-repeated="2"/>
          <table:table-cell table:formula="of:=['TCD with helpR'.N29]-['TCD hand'.L2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0]=['TCD hand'.B3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0]-['TCD hand'.H30]" office:value-type="float" office:value="0" calcext:value-type="float">
            <text:p>0</text:p>
          </table:table-cell>
          <table:table-cell table:formula="of:=['TCD with helpR'.K30]-['TCD hand'.J30]" office:value-type="float" office:value="0" calcext:value-type="float">
            <text:p>0</text:p>
          </table:table-cell>
          <table:table-cell table:number-columns-repeated="2"/>
          <table:table-cell table:formula="of:=['TCD with helpR'.N30]-['TCD hand'.L3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1]=['TCD hand'.B3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1]-['TCD hand'.H31]" office:value-type="float" office:value="0" calcext:value-type="float">
            <text:p>0</text:p>
          </table:table-cell>
          <table:table-cell table:formula="of:=['TCD with helpR'.K31]-['TCD hand'.J31]" office:value-type="float" office:value="0" calcext:value-type="float">
            <text:p>0</text:p>
          </table:table-cell>
          <table:table-cell table:number-columns-repeated="2"/>
          <table:table-cell table:formula="of:=['TCD with helpR'.N31]-['TCD hand'.L3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2]=['TCD hand'.B3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2]-['TCD hand'.H32]" office:value-type="float" office:value="0" calcext:value-type="float">
            <text:p>0</text:p>
          </table:table-cell>
          <table:table-cell table:formula="of:=['TCD with helpR'.K32]-['TCD hand'.J32]" office:value-type="float" office:value="0" calcext:value-type="float">
            <text:p>0</text:p>
          </table:table-cell>
          <table:table-cell table:number-columns-repeated="2"/>
          <table:table-cell table:formula="of:=['TCD with helpR'.N32]-['TCD hand'.L3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3]=['TCD hand'.B3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3]-['TCD hand'.H33]" office:value-type="float" office:value="0" calcext:value-type="float">
            <text:p>0</text:p>
          </table:table-cell>
          <table:table-cell table:formula="of:=['TCD with helpR'.K33]-['TCD hand'.J33]" office:value-type="float" office:value="0" calcext:value-type="float">
            <text:p>0</text:p>
          </table:table-cell>
          <table:table-cell table:number-columns-repeated="2"/>
          <table:table-cell table:formula="of:=['TCD with helpR'.N33]-['TCD hand'.L3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4]=['TCD hand'.B3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4]-['TCD hand'.H34]" office:value-type="float" office:value="0" calcext:value-type="float">
            <text:p>0</text:p>
          </table:table-cell>
          <table:table-cell table:formula="of:=['TCD with helpR'.K34]-['TCD hand'.J34]" office:value-type="float" office:value="-0.00000000000056843418860808" calcext:value-type="float">
            <text:p>-5.6843418860808E-13</text:p>
          </table:table-cell>
          <table:table-cell table:number-columns-repeated="2"/>
          <table:table-cell table:formula="of:=['TCD with helpR'.N34]-['TCD hand'.L3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5]=['TCD hand'.B3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5]-['TCD hand'.H35]" office:value-type="float" office:value="0" calcext:value-type="float">
            <text:p>0</text:p>
          </table:table-cell>
          <table:table-cell table:formula="of:=['TCD with helpR'.K35]-['TCD hand'.J35]" office:value-type="float" office:value="0" calcext:value-type="float">
            <text:p>0</text:p>
          </table:table-cell>
          <table:table-cell table:number-columns-repeated="2"/>
          <table:table-cell table:formula="of:=['TCD with helpR'.N35]-['TCD hand'.L3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6]=['TCD hand'.B3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6]-['TCD hand'.H36]" office:value-type="float" office:value="0" calcext:value-type="float">
            <text:p>0</text:p>
          </table:table-cell>
          <table:table-cell table:formula="of:=['TCD with helpR'.K36]-['TCD hand'.J36]" office:value-type="float" office:value="0" calcext:value-type="float">
            <text:p>0</text:p>
          </table:table-cell>
          <table:table-cell table:number-columns-repeated="2"/>
          <table:table-cell table:formula="of:=['TCD with helpR'.N36]-['TCD hand'.L3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7]=['TCD hand'.B3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7]-['TCD hand'.H37]" office:value-type="float" office:value="0" calcext:value-type="float">
            <text:p>0</text:p>
          </table:table-cell>
          <table:table-cell table:formula="of:=['TCD with helpR'.K37]-['TCD hand'.J37]" office:value-type="float" office:value="0" calcext:value-type="float">
            <text:p>0</text:p>
          </table:table-cell>
          <table:table-cell table:number-columns-repeated="2"/>
          <table:table-cell table:formula="of:=['TCD with helpR'.N37]-['TCD hand'.L3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8]=['TCD hand'.B3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8]-['TCD hand'.H38]" office:value-type="float" office:value="0" calcext:value-type="float">
            <text:p>0</text:p>
          </table:table-cell>
          <table:table-cell table:formula="of:=['TCD with helpR'.K38]-['TCD hand'.J38]" office:value-type="float" office:value="0" calcext:value-type="float">
            <text:p>0</text:p>
          </table:table-cell>
          <table:table-cell table:number-columns-repeated="2"/>
          <table:table-cell table:formula="of:=['TCD with helpR'.N38]-['TCD hand'.L3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39]=['TCD hand'.B3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39]-['TCD hand'.H39]" office:value-type="float" office:value="0" calcext:value-type="float">
            <text:p>0</text:p>
          </table:table-cell>
          <table:table-cell table:formula="of:=['TCD with helpR'.K39]-['TCD hand'.J39]" office:value-type="float" office:value="0" calcext:value-type="float">
            <text:p>0</text:p>
          </table:table-cell>
          <table:table-cell table:number-columns-repeated="2"/>
          <table:table-cell table:formula="of:=['TCD with helpR'.N39]-['TCD hand'.L3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0]=['TCD hand'.B4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0]-['TCD hand'.H40]" office:value-type="float" office:value="0" calcext:value-type="float">
            <text:p>0</text:p>
          </table:table-cell>
          <table:table-cell table:formula="of:=['TCD with helpR'.K40]-['TCD hand'.J40]" office:value-type="float" office:value="0" calcext:value-type="float">
            <text:p>0</text:p>
          </table:table-cell>
          <table:table-cell table:number-columns-repeated="2"/>
          <table:table-cell table:formula="of:=['TCD with helpR'.N40]-['TCD hand'.L4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1]=['TCD hand'.B4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1]-['TCD hand'.H41]" office:value-type="float" office:value="0" calcext:value-type="float">
            <text:p>0</text:p>
          </table:table-cell>
          <table:table-cell table:formula="of:=['TCD with helpR'.K41]-['TCD hand'.J41]" office:value-type="float" office:value="0" calcext:value-type="float">
            <text:p>0</text:p>
          </table:table-cell>
          <table:table-cell table:number-columns-repeated="2"/>
          <table:table-cell table:formula="of:=['TCD with helpR'.N41]-['TCD hand'.L4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2]=['TCD hand'.B4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2]-['TCD hand'.H42]" office:value-type="float" office:value="0" calcext:value-type="float">
            <text:p>0</text:p>
          </table:table-cell>
          <table:table-cell table:formula="of:=['TCD with helpR'.K42]-['TCD hand'.J42]" office:value-type="float" office:value="0" calcext:value-type="float">
            <text:p>0</text:p>
          </table:table-cell>
          <table:table-cell table:number-columns-repeated="2"/>
          <table:table-cell table:formula="of:=['TCD with helpR'.N42]-['TCD hand'.L4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3]=['TCD hand'.B4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3]-['TCD hand'.H43]" office:value-type="float" office:value="0" calcext:value-type="float">
            <text:p>0</text:p>
          </table:table-cell>
          <table:table-cell table:formula="of:=['TCD with helpR'.K43]-['TCD hand'.J43]" office:value-type="float" office:value="0" calcext:value-type="float">
            <text:p>0</text:p>
          </table:table-cell>
          <table:table-cell table:number-columns-repeated="2"/>
          <table:table-cell table:formula="of:=['TCD with helpR'.N43]-['TCD hand'.L4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4]=['TCD hand'.B4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4]-['TCD hand'.H44]" office:value-type="float" office:value="0" calcext:value-type="float">
            <text:p>0</text:p>
          </table:table-cell>
          <table:table-cell table:formula="of:=['TCD with helpR'.K44]-['TCD hand'.J44]" office:value-type="float" office:value="0" calcext:value-type="float">
            <text:p>0</text:p>
          </table:table-cell>
          <table:table-cell table:number-columns-repeated="2"/>
          <table:table-cell table:formula="of:=['TCD with helpR'.N44]-['TCD hand'.L4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5]=['TCD hand'.B4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5]-['TCD hand'.H45]" office:value-type="float" office:value="0" calcext:value-type="float">
            <text:p>0</text:p>
          </table:table-cell>
          <table:table-cell table:formula="of:=['TCD with helpR'.K45]-['TCD hand'.J45]" office:value-type="float" office:value="0" calcext:value-type="float">
            <text:p>0</text:p>
          </table:table-cell>
          <table:table-cell table:number-columns-repeated="2"/>
          <table:table-cell table:formula="of:=['TCD with helpR'.N45]-['TCD hand'.L4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6]=['TCD hand'.B4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6]-['TCD hand'.H46]" office:value-type="float" office:value="0" calcext:value-type="float">
            <text:p>0</text:p>
          </table:table-cell>
          <table:table-cell table:formula="of:=['TCD with helpR'.K46]-['TCD hand'.J46]" office:value-type="float" office:value="0" calcext:value-type="float">
            <text:p>0</text:p>
          </table:table-cell>
          <table:table-cell table:number-columns-repeated="2"/>
          <table:table-cell table:formula="of:=['TCD with helpR'.N46]-['TCD hand'.L4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7]=['TCD hand'.B4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7]-['TCD hand'.H47]" office:value-type="float" office:value="0" calcext:value-type="float">
            <text:p>0</text:p>
          </table:table-cell>
          <table:table-cell table:formula="of:=['TCD with helpR'.K47]-['TCD hand'.J47]" office:value-type="float" office:value="0" calcext:value-type="float">
            <text:p>0</text:p>
          </table:table-cell>
          <table:table-cell table:number-columns-repeated="2"/>
          <table:table-cell table:formula="of:=['TCD with helpR'.N47]-['TCD hand'.L4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8]=['TCD hand'.B4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8]-['TCD hand'.H48]" office:value-type="float" office:value="0" calcext:value-type="float">
            <text:p>0</text:p>
          </table:table-cell>
          <table:table-cell table:formula="of:=['TCD with helpR'.K48]-['TCD hand'.J48]" office:value-type="float" office:value="0" calcext:value-type="float">
            <text:p>0</text:p>
          </table:table-cell>
          <table:table-cell table:number-columns-repeated="2"/>
          <table:table-cell table:formula="of:=['TCD with helpR'.N48]-['TCD hand'.L4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49]=['TCD hand'.B4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49]-['TCD hand'.H49]" office:value-type="float" office:value="0" calcext:value-type="float">
            <text:p>0</text:p>
          </table:table-cell>
          <table:table-cell table:formula="of:=['TCD with helpR'.K49]-['TCD hand'.J49]" office:value-type="float" office:value="0" calcext:value-type="float">
            <text:p>0</text:p>
          </table:table-cell>
          <table:table-cell table:number-columns-repeated="2"/>
          <table:table-cell table:formula="of:=['TCD with helpR'.N49]-['TCD hand'.L4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0]=['TCD hand'.B5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0]-['TCD hand'.H50]" office:value-type="float" office:value="0" calcext:value-type="float">
            <text:p>0</text:p>
          </table:table-cell>
          <table:table-cell table:formula="of:=['TCD with helpR'.K50]-['TCD hand'.J50]" office:value-type="float" office:value="0" calcext:value-type="float">
            <text:p>0</text:p>
          </table:table-cell>
          <table:table-cell table:number-columns-repeated="2"/>
          <table:table-cell table:formula="of:=['TCD with helpR'.N50]-['TCD hand'.L5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1]=['TCD hand'.B5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1]-['TCD hand'.H51]" office:value-type="float" office:value="0" calcext:value-type="float">
            <text:p>0</text:p>
          </table:table-cell>
          <table:table-cell table:formula="of:=['TCD with helpR'.K51]-['TCD hand'.J51]" office:value-type="float" office:value="0" calcext:value-type="float">
            <text:p>0</text:p>
          </table:table-cell>
          <table:table-cell table:number-columns-repeated="2"/>
          <table:table-cell table:formula="of:=['TCD with helpR'.N51]-['TCD hand'.L5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2]=['TCD hand'.B5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2]-['TCD hand'.H52]" office:value-type="float" office:value="0" calcext:value-type="float">
            <text:p>0</text:p>
          </table:table-cell>
          <table:table-cell table:formula="of:=['TCD with helpR'.K52]-['TCD hand'.J52]" office:value-type="float" office:value="0" calcext:value-type="float">
            <text:p>0</text:p>
          </table:table-cell>
          <table:table-cell table:number-columns-repeated="2"/>
          <table:table-cell table:formula="of:=['TCD with helpR'.N52]-['TCD hand'.L5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3]=['TCD hand'.B5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3]-['TCD hand'.H53]" office:value-type="float" office:value="0" calcext:value-type="float">
            <text:p>0</text:p>
          </table:table-cell>
          <table:table-cell table:formula="of:=['TCD with helpR'.K53]-['TCD hand'.J53]" office:value-type="float" office:value="-0.000000000000596855898038484" calcext:value-type="float">
            <text:p>-5.96855898038484E-13</text:p>
          </table:table-cell>
          <table:table-cell table:number-columns-repeated="2"/>
          <table:table-cell table:formula="of:=['TCD with helpR'.N53]-['TCD hand'.L5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4]=['TCD hand'.B5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4]-['TCD hand'.H54]" office:value-type="float" office:value="0" calcext:value-type="float">
            <text:p>0</text:p>
          </table:table-cell>
          <table:table-cell table:formula="of:=['TCD with helpR'.K54]-['TCD hand'.J54]" office:value-type="float" office:value="0" calcext:value-type="float">
            <text:p>0</text:p>
          </table:table-cell>
          <table:table-cell table:number-columns-repeated="2"/>
          <table:table-cell table:formula="of:=['TCD with helpR'.N54]-['TCD hand'.L5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5]=['TCD hand'.B5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5]-['TCD hand'.H55]" office:value-type="float" office:value="0" calcext:value-type="float">
            <text:p>0</text:p>
          </table:table-cell>
          <table:table-cell table:formula="of:=['TCD with helpR'.K55]-['TCD hand'.J55]" office:value-type="float" office:value="0" calcext:value-type="float">
            <text:p>0</text:p>
          </table:table-cell>
          <table:table-cell table:number-columns-repeated="2"/>
          <table:table-cell table:formula="of:=['TCD with helpR'.N55]-['TCD hand'.L5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6]=['TCD hand'.B5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6]-['TCD hand'.H56]" office:value-type="float" office:value="0" calcext:value-type="float">
            <text:p>0</text:p>
          </table:table-cell>
          <table:table-cell table:formula="of:=['TCD with helpR'.K56]-['TCD hand'.J56]" office:value-type="float" office:value="0" calcext:value-type="float">
            <text:p>0</text:p>
          </table:table-cell>
          <table:table-cell table:number-columns-repeated="2"/>
          <table:table-cell table:formula="of:=['TCD with helpR'.N56]-['TCD hand'.L5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7]=['TCD hand'.B5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7]-['TCD hand'.H57]" office:value-type="float" office:value="0" calcext:value-type="float">
            <text:p>0</text:p>
          </table:table-cell>
          <table:table-cell table:formula="of:=['TCD with helpR'.K57]-['TCD hand'.J57]" office:value-type="float" office:value="0" calcext:value-type="float">
            <text:p>0</text:p>
          </table:table-cell>
          <table:table-cell table:number-columns-repeated="2"/>
          <table:table-cell table:formula="of:=['TCD with helpR'.N57]-['TCD hand'.L5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8]=['TCD hand'.B5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8]-['TCD hand'.H58]" office:value-type="float" office:value="0" calcext:value-type="float">
            <text:p>0</text:p>
          </table:table-cell>
          <table:table-cell table:formula="of:=['TCD with helpR'.K58]-['TCD hand'.J58]" office:value-type="float" office:value="0" calcext:value-type="float">
            <text:p>0</text:p>
          </table:table-cell>
          <table:table-cell table:number-columns-repeated="2"/>
          <table:table-cell table:formula="of:=['TCD with helpR'.N58]-['TCD hand'.L5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59]=['TCD hand'.B5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59]-['TCD hand'.H59]" office:value-type="float" office:value="0" calcext:value-type="float">
            <text:p>0</text:p>
          </table:table-cell>
          <table:table-cell table:formula="of:=['TCD with helpR'.K59]-['TCD hand'.J59]" office:value-type="float" office:value="0" calcext:value-type="float">
            <text:p>0</text:p>
          </table:table-cell>
          <table:table-cell table:number-columns-repeated="2"/>
          <table:table-cell table:formula="of:=['TCD with helpR'.N59]-['TCD hand'.L5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0]=['TCD hand'.B6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0]-['TCD hand'.H60]" office:value-type="float" office:value="0" calcext:value-type="float">
            <text:p>0</text:p>
          </table:table-cell>
          <table:table-cell table:formula="of:=['TCD with helpR'.K60]-['TCD hand'.J60]" office:value-type="float" office:value="0" calcext:value-type="float">
            <text:p>0</text:p>
          </table:table-cell>
          <table:table-cell table:number-columns-repeated="2"/>
          <table:table-cell table:formula="of:=['TCD with helpR'.N60]-['TCD hand'.L6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1]=['TCD hand'.B6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1]-['TCD hand'.H61]" office:value-type="float" office:value="0" calcext:value-type="float">
            <text:p>0</text:p>
          </table:table-cell>
          <table:table-cell table:formula="of:=['TCD with helpR'.K61]-['TCD hand'.J61]" office:value-type="float" office:value="0" calcext:value-type="float">
            <text:p>0</text:p>
          </table:table-cell>
          <table:table-cell table:number-columns-repeated="2"/>
          <table:table-cell table:formula="of:=['TCD with helpR'.N61]-['TCD hand'.L6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2]=['TCD hand'.B6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2]-['TCD hand'.H62]" office:value-type="float" office:value="0" calcext:value-type="float">
            <text:p>0</text:p>
          </table:table-cell>
          <table:table-cell table:formula="of:=['TCD with helpR'.K62]-['TCD hand'.J62]" office:value-type="float" office:value="0.000000000000383693077310454" calcext:value-type="float">
            <text:p>3.83693077310454E-13</text:p>
          </table:table-cell>
          <table:table-cell table:number-columns-repeated="2"/>
          <table:table-cell table:formula="of:=['TCD with helpR'.N62]-['TCD hand'.L6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3]=['TCD hand'.B6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3]-['TCD hand'.H63]" office:value-type="float" office:value="0" calcext:value-type="float">
            <text:p>0</text:p>
          </table:table-cell>
          <table:table-cell table:formula="of:=['TCD with helpR'.K63]-['TCD hand'.J63]" office:value-type="float" office:value="0.000000000000397903932025656" calcext:value-type="float">
            <text:p>3.97903932025656E-13</text:p>
          </table:table-cell>
          <table:table-cell table:number-columns-repeated="2"/>
          <table:table-cell table:formula="of:=['TCD with helpR'.N63]-['TCD hand'.L6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4]=['TCD hand'.B6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4]-['TCD hand'.H64]" office:value-type="float" office:value="0" calcext:value-type="float">
            <text:p>0</text:p>
          </table:table-cell>
          <table:table-cell table:formula="of:=['TCD with helpR'.K64]-['TCD hand'.J64]" office:value-type="float" office:value="0" calcext:value-type="float">
            <text:p>0</text:p>
          </table:table-cell>
          <table:table-cell table:number-columns-repeated="2"/>
          <table:table-cell table:formula="of:=['TCD with helpR'.N64]-['TCD hand'.L6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5]=['TCD hand'.B6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5]-['TCD hand'.H65]" office:value-type="float" office:value="0" calcext:value-type="float">
            <text:p>0</text:p>
          </table:table-cell>
          <table:table-cell table:formula="of:=['TCD with helpR'.K65]-['TCD hand'.J65]" office:value-type="float" office:value="0" calcext:value-type="float">
            <text:p>0</text:p>
          </table:table-cell>
          <table:table-cell table:number-columns-repeated="2"/>
          <table:table-cell table:formula="of:=['TCD with helpR'.N65]-['TCD hand'.L6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6]=['TCD hand'.B6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6]-['TCD hand'.H66]" office:value-type="float" office:value="0" calcext:value-type="float">
            <text:p>0</text:p>
          </table:table-cell>
          <table:table-cell table:formula="of:=['TCD with helpR'.K66]-['TCD hand'.J66]" office:value-type="float" office:value="0" calcext:value-type="float">
            <text:p>0</text:p>
          </table:table-cell>
          <table:table-cell table:number-columns-repeated="2"/>
          <table:table-cell table:formula="of:=['TCD with helpR'.N66]-['TCD hand'.L6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7]=['TCD hand'.B6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7]-['TCD hand'.H67]" office:value-type="float" office:value="0" calcext:value-type="float">
            <text:p>0</text:p>
          </table:table-cell>
          <table:table-cell table:formula="of:=['TCD with helpR'.K67]-['TCD hand'.J67]" office:value-type="float" office:value="0.0282283497603739" calcext:value-type="float">
            <text:p>0.0282283498</text:p>
          </table:table-cell>
          <table:table-cell table:number-columns-repeated="2"/>
          <table:table-cell table:formula="of:=['TCD with helpR'.N67]-['TCD hand'.L67]" office:value-type="float" office:value="0.0144281226223811" calcext:value-type="float">
            <text:p>0.0144281226</text:p>
          </table:table-cell>
        </table:table-row>
        <table:table-row table:style-name="ro3">
          <table:table-cell/>
          <table:table-cell table:formula="of:=['TCD with helpR'.C68]=['TCD hand'.B6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8]-['TCD hand'.H68]" office:value-type="float" office:value="0" calcext:value-type="float">
            <text:p>0</text:p>
          </table:table-cell>
          <table:table-cell table:formula="of:=['TCD with helpR'.K68]-['TCD hand'.J68]" office:value-type="float" office:value="0" calcext:value-type="float">
            <text:p>0</text:p>
          </table:table-cell>
          <table:table-cell table:number-columns-repeated="2"/>
          <table:table-cell table:formula="of:=['TCD with helpR'.N68]-['TCD hand'.L6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69]=['TCD hand'.B6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69]-['TCD hand'.H69]" office:value-type="float" office:value="0" calcext:value-type="float">
            <text:p>0</text:p>
          </table:table-cell>
          <table:table-cell table:formula="of:=['TCD with helpR'.K69]-['TCD hand'.J69]" office:value-type="float" office:value="0" calcext:value-type="float">
            <text:p>0</text:p>
          </table:table-cell>
          <table:table-cell table:number-columns-repeated="2"/>
          <table:table-cell table:formula="of:=['TCD with helpR'.N69]-['TCD hand'.L69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0]=['TCD hand'.B70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0]-['TCD hand'.H70]" office:value-type="float" office:value="0" calcext:value-type="float">
            <text:p>0</text:p>
          </table:table-cell>
          <table:table-cell table:formula="of:=['TCD with helpR'.K70]-['TCD hand'.J70]" office:value-type="float" office:value="-0.000000000000540012479177676" calcext:value-type="float">
            <text:p>-5.40012479177676E-13</text:p>
          </table:table-cell>
          <table:table-cell table:number-columns-repeated="2"/>
          <table:table-cell table:formula="of:=['TCD with helpR'.N70]-['TCD hand'.L70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1]=['TCD hand'.B71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1]-['TCD hand'.H71]" office:value-type="float" office:value="0" calcext:value-type="float">
            <text:p>0</text:p>
          </table:table-cell>
          <table:table-cell table:formula="of:=['TCD with helpR'.K71]-['TCD hand'.J71]" office:value-type="float" office:value="0" calcext:value-type="float">
            <text:p>0</text:p>
          </table:table-cell>
          <table:table-cell table:number-columns-repeated="2"/>
          <table:table-cell table:formula="of:=['TCD with helpR'.N71]-['TCD hand'.L71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2]=['TCD hand'.B72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2]-['TCD hand'.H72]" office:value-type="float" office:value="0" calcext:value-type="float">
            <text:p>0</text:p>
          </table:table-cell>
          <table:table-cell table:formula="of:=['TCD with helpR'.K72]-['TCD hand'.J72]" office:value-type="float" office:value="0" calcext:value-type="float">
            <text:p>0</text:p>
          </table:table-cell>
          <table:table-cell table:number-columns-repeated="2"/>
          <table:table-cell table:formula="of:=['TCD with helpR'.N72]-['TCD hand'.L72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3]=['TCD hand'.B73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3]-['TCD hand'.H73]" office:value-type="float" office:value="0" calcext:value-type="float">
            <text:p>0</text:p>
          </table:table-cell>
          <table:table-cell table:formula="of:=['TCD with helpR'.K73]-['TCD hand'.J73]" office:value-type="float" office:value="0" calcext:value-type="float">
            <text:p>0</text:p>
          </table:table-cell>
          <table:table-cell table:number-columns-repeated="2"/>
          <table:table-cell table:formula="of:=['TCD with helpR'.N73]-['TCD hand'.L73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4]=['TCD hand'.B74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4]-['TCD hand'.H74]" office:value-type="float" office:value="0" calcext:value-type="float">
            <text:p>0</text:p>
          </table:table-cell>
          <table:table-cell table:formula="of:=['TCD with helpR'.K74]-['TCD hand'.J74]" office:value-type="float" office:value="0" calcext:value-type="float">
            <text:p>0</text:p>
          </table:table-cell>
          <table:table-cell table:number-columns-repeated="2"/>
          <table:table-cell table:formula="of:=['TCD with helpR'.N74]-['TCD hand'.L74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5]=['TCD hand'.B75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5]-['TCD hand'.H75]" office:value-type="float" office:value="0" calcext:value-type="float">
            <text:p>0</text:p>
          </table:table-cell>
          <table:table-cell table:formula="of:=['TCD with helpR'.K75]-['TCD hand'.J75]" office:value-type="float" office:value="0" calcext:value-type="float">
            <text:p>0</text:p>
          </table:table-cell>
          <table:table-cell table:number-columns-repeated="2"/>
          <table:table-cell table:formula="of:=['TCD with helpR'.N75]-['TCD hand'.L75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6]=['TCD hand'.B76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6]-['TCD hand'.H76]" office:value-type="float" office:value="0" calcext:value-type="float">
            <text:p>0</text:p>
          </table:table-cell>
          <table:table-cell table:formula="of:=['TCD with helpR'.K76]-['TCD hand'.J76]" office:value-type="float" office:value="0" calcext:value-type="float">
            <text:p>0</text:p>
          </table:table-cell>
          <table:table-cell table:number-columns-repeated="2"/>
          <table:table-cell table:formula="of:=['TCD with helpR'.N76]-['TCD hand'.L76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7]=['TCD hand'.B77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7]-['TCD hand'.H77]" office:value-type="float" office:value="0" calcext:value-type="float">
            <text:p>0</text:p>
          </table:table-cell>
          <table:table-cell table:formula="of:=['TCD with helpR'.K77]-['TCD hand'.J77]" office:value-type="float" office:value="0" calcext:value-type="float">
            <text:p>0</text:p>
          </table:table-cell>
          <table:table-cell table:number-columns-repeated="2"/>
          <table:table-cell table:formula="of:=['TCD with helpR'.N77]-['TCD hand'.L77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8]=['TCD hand'.B78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8]-['TCD hand'.H78]" office:value-type="float" office:value="0" calcext:value-type="float">
            <text:p>0</text:p>
          </table:table-cell>
          <table:table-cell table:formula="of:=['TCD with helpR'.K78]-['TCD hand'.J78]" office:value-type="float" office:value="0" calcext:value-type="float">
            <text:p>0</text:p>
          </table:table-cell>
          <table:table-cell table:number-columns-repeated="2"/>
          <table:table-cell table:formula="of:=['TCD with helpR'.N78]-['TCD hand'.L78]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'TCD with helpR'.C79]=['TCD hand'.B79]" office:value-type="boolean" office:boolean-value="true" calcext:value-type="boolean">
            <text:p>TRUE</text:p>
          </table:table-cell>
          <table:table-cell table:number-columns-repeated="7"/>
          <table:table-cell table:formula="of:=['TCD with helpR'.J79]-['TCD hand'.H79]" office:value-type="float" office:value="0" calcext:value-type="float">
            <text:p>0</text:p>
          </table:table-cell>
          <table:table-cell table:formula="of:=['TCD with helpR'.K79]-['TCD hand'.J79]" office:value-type="float" office:value="0" calcext:value-type="float">
            <text:p>0</text:p>
          </table:table-cell>
          <table:table-cell table:number-columns-repeated="2"/>
          <table:table-cell table:formula="of:=['TCD with helpR'.N79]-['TCD hand'.L79]" office:value-type="float" office:value="0" calcext:value-type="float">
            <text:p>0</text:p>
          </table:table-cell>
        </table:table-row>
      </table:table>
      <table:table table:name="CNEA by hand" table:style-name="ta1">
        <table:table-column table:style-name="co1" table:number-columns-repeated="15" table:default-cell-style-name="Default"/>
        <table:table-row table:style-name="ro4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Sample</text:p>
            <text:p>name</text:p>
          </table:table-cell>
          <table:table-cell office:value-type="string" calcext:value-type="string">
            <text:p>Area N</text:p>
            <text:p>Sample</text:p>
          </table:table-cell>
          <table:table-cell office:value-type="string" calcext:value-type="string">
            <text:p>d14N/15N</text:p>
            <text:p>Sample</text:p>
          </table:table-cell>
          <table:table-cell office:value-type="string" calcext:value-type="string">
            <text:p>Blank corr. d14N/15N</text:p>
          </table:table-cell>
          <table:table-cell office:value-type="string" calcext:value-type="string">
            <text:p>Normalised d14N/15N</text:p>
          </table:table-cell>
          <table:table-cell office:value-type="string" calcext:value-type="string">
            <text:p>At% N</text:p>
          </table:table-cell>
          <table:table-cell office:value-type="string" calcext:value-type="string">
            <text:p>Equipment dilution</text:p>
          </table:table-cell>
          <table:table-cell office:value-type="string" calcext:value-type="string">
            <text:p>Area C</text:p>
            <text:p>Sample</text:p>
          </table:table-cell>
          <table:table-cell office:value-type="string" calcext:value-type="string">
            <text:p>d12C/13C</text:p>
            <text:p>Sample</text:p>
          </table:table-cell>
          <table:table-cell office:value-type="string" calcext:value-type="string">
            <text:p>Area C </text:p>
            <text:p>Corr.</text:p>
            <text:p>Sample</text:p>
          </table:table-cell>
          <table:table-cell office:value-type="string" calcext:value-type="string">
            <text:p>Blank corr. d12C/13C</text:p>
          </table:table-cell>
          <table:table-cell office:value-type="string" calcext:value-type="string">
            <text:p>Normalised d12C/13C</text:p>
          </table:table-cell>
          <table:table-cell office:value-type="string" calcext:value-type="string">
            <text:p>At%C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51.895" calcext:value-type="float">
            <text:p>51.895</text:p>
          </table:table-cell>
          <table:table-cell table:number-columns-repeated="2" office:value-type="float" office:value="14.315" calcext:value-type="float">
            <text:p>14.315</text:p>
          </table:table-cell>
          <table:table-cell office:value-type="float" office:value="14.8107639494187" calcext:value-type="float">
            <text:p>14.8107639494</text:p>
          </table:table-cell>
          <table:table-cell office:value-type="float" office:value="0.371879585226461" calcext:value-type="float">
            <text:p>0.3718795852</text:p>
          </table:table-cell>
          <table:table-cell office:value-type="float" office:value="57" calcext:value-type="float">
            <text:p>57</text:p>
          </table:table-cell>
          <table:table-cell office:value-type="float" office:value="81.772" calcext:value-type="float">
            <text:p>81.772</text:p>
          </table:table-cell>
          <table:table-cell office:value-type="float" office:value="-20.943" calcext:value-type="float">
            <text:p>-20.943</text:p>
          </table:table-cell>
          <table:table-cell office:value-type="float" office:value="128.38204" calcext:value-type="float">
            <text:p>128.38204</text:p>
          </table:table-cell>
          <table:table-cell office:value-type="float" office:value="-20.7380809578158" calcext:value-type="float">
            <text:p>-20.7380809578</text:p>
          </table:table-cell>
          <table:table-cell office:value-type="float" office:value="-17.9083664155412" calcext:value-type="float">
            <text:p>-17.9083664155</text:p>
          </table:table-cell>
          <table:table-cell office:value-type="float" office:value="1.08607302967633" calcext:value-type="float">
            <text:p>1.086073029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1</text:p>
          </table:table-cell>
          <table:table-cell/>
          <table:table-cell office:value-type="float" office:value="57.515" calcext:value-type="float">
            <text:p>57.515</text:p>
          </table:table-cell>
          <table:table-cell table:number-columns-repeated="2" office:value-type="float" office:value="14.407" calcext:value-type="float">
            <text:p>14.407</text:p>
          </table:table-cell>
          <table:table-cell office:value-type="float" office:value="14.902550520966" calcext:value-type="float">
            <text:p>14.902550521</text:p>
          </table:table-cell>
          <table:table-cell office:value-type="float" office:value="0.371913095518442" calcext:value-type="float">
            <text:p>0.3719130955</text:p>
          </table:table-cell>
          <table:table-cell office:value-type="float" office:value="57" calcext:value-type="float">
            <text:p>57</text:p>
          </table:table-cell>
          <table:table-cell office:value-type="float" office:value="91.359" calcext:value-type="float">
            <text:p>91.359</text:p>
          </table:table-cell>
          <table:table-cell office:value-type="float" office:value="-21.172" calcext:value-type="float">
            <text:p>-21.172</text:p>
          </table:table-cell>
          <table:table-cell office:value-type="float" office:value="143.43363" calcext:value-type="float">
            <text:p>143.43363</text:p>
          </table:table-cell>
          <table:table-cell office:value-type="float" office:value="-20.9935867192915" calcext:value-type="float">
            <text:p>-20.9935867193</text:p>
          </table:table-cell>
          <table:table-cell office:value-type="float" office:value="-18.1712397208789" calcext:value-type="float">
            <text:p>-18.1712397209</text:p>
          </table:table-cell>
          <table:table-cell office:value-type="float" office:value="1.08578548044548" calcext:value-type="float">
            <text:p>1.085785480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60.47" calcext:value-type="float">
            <text:p>60.47</text:p>
          </table:table-cell>
          <table:table-cell table:number-columns-repeated="2" office:value-type="float" office:value="14.777" calcext:value-type="float">
            <text:p>14.777</text:p>
          </table:table-cell>
          <table:table-cell office:value-type="float" office:value="15.2716921674064" calcext:value-type="float">
            <text:p>15.2716921674</text:p>
          </table:table-cell>
          <table:table-cell office:value-type="float" office:value="0.37204786494334" calcext:value-type="float">
            <text:p>0.3720478649</text:p>
          </table:table-cell>
          <table:table-cell office:value-type="float" office:value="57" calcext:value-type="float">
            <text:p>57</text:p>
          </table:table-cell>
          <table:table-cell office:value-type="float" office:value="95.028" calcext:value-type="float">
            <text:p>95.028</text:p>
          </table:table-cell>
          <table:table-cell office:value-type="float" office:value="-20.926" calcext:value-type="float">
            <text:p>-20.926</text:p>
          </table:table-cell>
          <table:table-cell office:value-type="float" office:value="149.19396" calcext:value-type="float">
            <text:p>149.19396</text:p>
          </table:table-cell>
          <table:table-cell office:value-type="float" office:value="-20.7498885204565" calcext:value-type="float">
            <text:p>-20.7498885205</text:p>
          </table:table-cell>
          <table:table-cell office:value-type="float" office:value="-17.9205144508787" calcext:value-type="float">
            <text:p>-17.9205144509</text:p>
          </table:table-cell>
          <table:table-cell office:value-type="float" office:value="1.08605974134138" calcext:value-type="float">
            <text:p>1.086059741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4.835" calcext:value-type="float">
            <text:p>4.835</text:p>
          </table:table-cell>
          <table:table-cell office:value-type="float" office:value="5.35275635954032" calcext:value-type="float">
            <text:p>5.3527563595</text:p>
          </table:table-cell>
          <table:table-cell office:value-type="float" office:value="0.368426447339155" calcext:value-type="float">
            <text:p>0.3684264473</text:p>
          </table:table-cell>
          <table:table-cell office:value-type="float" office:value="57" calcext:value-type="float">
            <text:p>57</text:p>
          </table:table-cell>
          <table:table-cell office:value-type="float" office:value="67.25" calcext:value-type="float">
            <text:p>67.25</text:p>
          </table:table-cell>
          <table:table-cell office:value-type="float" office:value="-25.492" calcext:value-type="float">
            <text:p>-25.492</text:p>
          </table:table-cell>
          <table:table-cell office:value-type="float" office:value="105.5825" calcext:value-type="float">
            <text:p>105.5825</text:p>
          </table:table-cell>
          <table:table-cell office:value-type="float" office:value="-25.3659091895363" calcext:value-type="float">
            <text:p>-25.3659091895</text:p>
          </table:table-cell>
          <table:table-cell office:value-type="float" office:value="-22.6696387124205" calcext:value-type="float">
            <text:p>-22.6696387124</text:p>
          </table:table-cell>
          <table:table-cell office:value-type="float" office:value="1.08086455749228" calcext:value-type="float">
            <text:p>1.080864557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34.445" calcext:value-type="float">
            <text:p>34.445</text:p>
          </table:table-cell>
          <table:table-cell table:number-columns-repeated="2" office:value-type="float" office:value="4.066" calcext:value-type="float">
            <text:p>4.066</text:p>
          </table:table-cell>
          <table:table-cell office:value-type="float" office:value="4.58554034301959" calcext:value-type="float">
            <text:p>4.585540343</text:p>
          </table:table-cell>
          <table:table-cell office:value-type="float" office:value="0.368146324708277" calcext:value-type="float">
            <text:p>0.3681463247</text:p>
          </table:table-cell>
          <table:table-cell office:value-type="float" office:value="78" calcext:value-type="float">
            <text:p>78</text:p>
          </table:table-cell>
          <table:table-cell office:value-type="float" office:value="66.634" calcext:value-type="float">
            <text:p>66.634</text:p>
          </table:table-cell>
          <table:table-cell office:value-type="float" office:value="-24.156" calcext:value-type="float">
            <text:p>-24.156</text:p>
          </table:table-cell>
          <table:table-cell office:value-type="float" office:value="118.60852" calcext:value-type="float">
            <text:p>118.60852</text:p>
          </table:table-cell>
          <table:table-cell office:value-type="float" office:value="-24.0116966065437" calcext:value-type="float">
            <text:p>-24.0116966065</text:p>
          </table:table-cell>
          <table:table-cell office:value-type="float" office:value="-21.2763772228749" calcext:value-type="float">
            <text:p>-21.2763772229</text:p>
          </table:table-cell>
          <table:table-cell office:value-type="float" office:value="1.08238873707222" calcext:value-type="float">
            <text:p>1.082388737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44.179" calcext:value-type="float">
            <text:p>44.179</text:p>
          </table:table-cell>
          <table:table-cell table:number-columns-repeated="2" office:value-type="float" office:value="4.792" calcext:value-type="float">
            <text:p>4.792</text:p>
          </table:table-cell>
          <table:table-cell office:value-type="float" office:value="5.30985611414319" calcext:value-type="float">
            <text:p>5.3098561141</text:p>
          </table:table-cell>
          <table:table-cell office:value-type="float" office:value="0.3684107838266" calcext:value-type="float">
            <text:p>0.3684107838</text:p>
          </table:table-cell>
          <table:table-cell office:value-type="float" office:value="57" calcext:value-type="float">
            <text:p>57</text:p>
          </table:table-cell>
          <table:table-cell office:value-type="float" office:value="58.71" calcext:value-type="float">
            <text:p>58.71</text:p>
          </table:table-cell>
          <table:table-cell office:value-type="float" office:value="-25.929" calcext:value-type="float">
            <text:p>-25.929</text:p>
          </table:table-cell>
          <table:table-cell office:value-type="float" office:value="92.1747" calcext:value-type="float">
            <text:p>92.1747</text:p>
          </table:table-cell>
          <table:table-cell office:value-type="float" office:value="-25.7977226450121" calcext:value-type="float">
            <text:p>-25.797722645</text:p>
          </table:table-cell>
          <table:table-cell office:value-type="float" office:value="-23.1139035684245" calcext:value-type="float">
            <text:p>-23.1139035684</text:p>
          </table:table-cell>
          <table:table-cell office:value-type="float" office:value="1.08037853732486" calcext:value-type="float">
            <text:p>1.080378537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4</text:p>
          </table:table-cell>
          <table:table-cell/>
          <table:table-cell office:value-type="float" office:value="71.028" calcext:value-type="float">
            <text:p>71.028</text:p>
          </table:table-cell>
          <table:table-cell office:value-type="float" office:value="14.865" calcext:value-type="float">
            <text:p>14.865</text:p>
          </table:table-cell>
          <table:table-cell office:value-type="float" office:value="14.865" calcext:value-type="float">
            <text:p>14.865</text:p>
          </table:table-cell>
          <table:table-cell office:value-type="float" office:value="15.3594880184517" calcext:value-type="float">
            <text:p>15.3594880185</text:p>
          </table:table-cell>
          <table:table-cell office:value-type="float" office:value="0.372079918158293" calcext:value-type="float">
            <text:p>0.3720799182</text:p>
          </table:table-cell>
          <table:table-cell office:value-type="float" office:value="78" calcext:value-type="float">
            <text:p>78</text:p>
          </table:table-cell>
          <table:table-cell office:value-type="float" office:value="42.354" calcext:value-type="float">
            <text:p>42.354</text:p>
          </table:table-cell>
          <table:table-cell office:value-type="float" office:value="-21.259" calcext:value-type="float">
            <text:p>-21.259</text:p>
          </table:table-cell>
          <table:table-cell office:value-type="float" office:value="75.39012" calcext:value-type="float">
            <text:p>75.39012</text:p>
          </table:table-cell>
          <table:table-cell office:value-type="float" office:value="-20.9166955316268" calcext:value-type="float">
            <text:p>-20.9166955316</text:p>
          </table:table-cell>
          <table:table-cell office:value-type="float" office:value="-18.0921313652159" calcext:value-type="float">
            <text:p>-18.0921313652</text:p>
          </table:table-cell>
          <table:table-cell office:value-type="float" office:value="1.08587201488085" calcext:value-type="float">
            <text:p>1.085872014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5</text:p>
          </table:table-cell>
          <table:table-cell/>
          <table:table-cell office:value-type="float" office:value="71.734" calcext:value-type="float">
            <text:p>71.734</text:p>
          </table:table-cell>
          <table:table-cell table:number-columns-repeated="2" office:value-type="float" office:value="14.862" calcext:value-type="float">
            <text:p>14.862</text:p>
          </table:table-cell>
          <table:table-cell office:value-type="float" office:value="15.3564949780752" calcext:value-type="float">
            <text:p>15.3564949781</text:p>
          </table:table-cell>
          <table:table-cell office:value-type="float" office:value="0.372078825435395" calcext:value-type="float">
            <text:p>0.3720788254</text:p>
          </table:table-cell>
          <table:table-cell office:value-type="float" office:value="78" calcext:value-type="float">
            <text:p>78</text:p>
          </table:table-cell>
          <table:table-cell office:value-type="float" office:value="43.937" calcext:value-type="float">
            <text:p>43.937</text:p>
          </table:table-cell>
          <table:table-cell office:value-type="float" office:value="-21.368" calcext:value-type="float">
            <text:p>-21.368</text:p>
          </table:table-cell>
          <table:table-cell office:value-type="float" office:value="78.20786" calcext:value-type="float">
            <text:p>78.20786</text:p>
          </table:table-cell>
          <table:table-cell office:value-type="float" office:value="-21.0425469819175" calcext:value-type="float">
            <text:p>-21.0425469819</text:p>
          </table:table-cell>
          <table:table-cell office:value-type="float" office:value="-18.2216117594284" calcext:value-type="float">
            <text:p>-18.2216117594</text:p>
          </table:table-cell>
          <table:table-cell office:value-type="float" office:value="1.08573037979119" calcext:value-type="float">
            <text:p>1.085730379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55.68" calcext:value-type="float">
            <text:p>55.68</text:p>
          </table:table-cell>
          <table:table-cell table:number-columns-repeated="2" office:value-type="float" office:value="15.062" calcext:value-type="float">
            <text:p>15.062</text:p>
          </table:table-cell>
          <table:table-cell office:value-type="float" office:value="15.5560310031781" calcext:value-type="float">
            <text:p>15.5560310032</text:p>
          </table:table-cell>
          <table:table-cell office:value-type="float" office:value="0.372151673576091" calcext:value-type="float">
            <text:p>0.3721516736</text:p>
          </table:table-cell>
          <table:table-cell office:value-type="float" office:value="57" calcext:value-type="float">
            <text:p>57</text:p>
          </table:table-cell>
          <table:table-cell office:value-type="float" office:value="86.563" calcext:value-type="float">
            <text:p>86.563</text:p>
          </table:table-cell>
          <table:table-cell office:value-type="float" office:value="-20.986" calcext:value-type="float">
            <text:p>-20.986</text:p>
          </table:table-cell>
          <table:table-cell office:value-type="float" office:value="135.90391" calcext:value-type="float">
            <text:p>135.90391</text:p>
          </table:table-cell>
          <table:table-cell office:value-type="float" office:value="-20.793569083077" calcext:value-type="float">
            <text:p>-20.7935690831</text:p>
          </table:table-cell>
          <table:table-cell office:value-type="float" office:value="-17.9654545485452" calcext:value-type="float">
            <text:p>-17.9654545485</text:p>
          </table:table-cell>
          <table:table-cell office:value-type="float" office:value="1.08601058282058" calcext:value-type="float">
            <text:p>1.086010582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86.681" calcext:value-type="float">
            <text:p>86.681</text:p>
          </table:table-cell>
          <table:table-cell office:value-type="float" office:value="14.711" calcext:value-type="float">
            <text:p>14.711</text:p>
          </table:table-cell>
          <table:table-cell office:value-type="float" office:value="14.711" calcext:value-type="float">
            <text:p>14.711</text:p>
          </table:table-cell>
          <table:table-cell office:value-type="float" office:value="15.2058452791225" calcext:value-type="float">
            <text:p>15.2058452791</text:p>
          </table:table-cell>
          <table:table-cell office:value-type="float" office:value="0.37202382501859" calcext:value-type="float">
            <text:p>0.372023825</text:p>
          </table:table-cell>
          <table:table-cell office:value-type="float" office:value="78" calcext:value-type="float">
            <text:p>78</text:p>
          </table:table-cell>
          <table:table-cell office:value-type="float" office:value="51.817" calcext:value-type="float">
            <text:p>51.817</text:p>
          </table:table-cell>
          <table:table-cell office:value-type="float" office:value="-21.811" calcext:value-type="float">
            <text:p>-21.811</text:p>
          </table:table-cell>
          <table:table-cell office:value-type="float" office:value="92.23426" calcext:value-type="float">
            <text:p>92.23426</text:p>
          </table:table-cell>
          <table:table-cell office:value-type="float" office:value="-21.5505041680151" calcext:value-type="float">
            <text:p>-21.550504168</text:p>
          </table:table-cell>
          <table:table-cell office:value-type="float" office:value="-18.7442159610256" calcext:value-type="float">
            <text:p>-18.744215961</text:p>
          </table:table-cell>
          <table:table-cell office:value-type="float" office:value="1.08515871311397" calcext:value-type="float">
            <text:p>1.085158713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8</text:p>
          </table:table-cell>
          <table:table-cell/>
          <table:table-cell office:value-type="float" office:value="43.813" calcext:value-type="float">
            <text:p>43.813</text:p>
          </table:table-cell>
          <table:table-cell office:value-type="float" office:value="14.742" calcext:value-type="float">
            <text:p>14.742</text:p>
          </table:table-cell>
          <table:table-cell office:value-type="float" office:value="14.742" calcext:value-type="float">
            <text:p>14.742</text:p>
          </table:table-cell>
          <table:table-cell office:value-type="float" office:value="15.2367733630134" calcext:value-type="float">
            <text:p>15.236773363</text:p>
          </table:table-cell>
          <table:table-cell office:value-type="float" office:value="0.372035116499842" calcext:value-type="float">
            <text:p>0.3720351165</text:p>
          </table:table-cell>
          <table:table-cell office:value-type="float" office:value="57" calcext:value-type="float">
            <text:p>57</text:p>
          </table:table-cell>
          <table:table-cell office:value-type="float" office:value="69.896" calcext:value-type="float">
            <text:p>69.896</text:p>
          </table:table-cell>
          <table:table-cell office:value-type="float" office:value="-21.751" calcext:value-type="float">
            <text:p>-21.751</text:p>
          </table:table-cell>
          <table:table-cell office:value-type="float" office:value="109.73672" calcext:value-type="float">
            <text:p>109.73672</text:p>
          </table:table-cell>
          <table:table-cell office:value-type="float" office:value="-21.531567391062" calcext:value-type="float">
            <text:p>-21.5315673911</text:p>
          </table:table-cell>
          <table:table-cell office:value-type="float" office:value="-18.7247331394981" calcext:value-type="float">
            <text:p>-18.7247331395</text:p>
          </table:table-cell>
          <table:table-cell office:value-type="float" office:value="1.08518002511602" calcext:value-type="float">
            <text:p>1.085180025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50.512" calcext:value-type="float">
            <text:p>50.512</text:p>
          </table:table-cell>
          <table:table-cell table:number-columns-repeated="2" office:value-type="float" office:value="14.515" calcext:value-type="float">
            <text:p>14.515</text:p>
          </table:table-cell>
          <table:table-cell office:value-type="float" office:value="15.0102999745216" calcext:value-type="float">
            <text:p>15.0102999745</text:p>
          </table:table-cell>
          <table:table-cell office:value-type="float" office:value="0.371952433658526" calcext:value-type="float">
            <text:p>0.3719524337</text:p>
          </table:table-cell>
          <table:table-cell office:value-type="float" office:value="57" calcext:value-type="float">
            <text:p>57</text:p>
          </table:table-cell>
          <table:table-cell office:value-type="float" office:value="81.606" calcext:value-type="float">
            <text:p>81.606</text:p>
          </table:table-cell>
          <table:table-cell office:value-type="float" office:value="-21.93" calcext:value-type="float">
            <text:p>-21.93</text:p>
          </table:table-cell>
          <table:table-cell office:value-type="float" office:value="128.12142" calcext:value-type="float">
            <text:p>128.12142</text:p>
          </table:table-cell>
          <table:table-cell office:value-type="float" office:value="-21.7467712923325" calcext:value-type="float">
            <text:p>-21.7467712923</text:p>
          </table:table-cell>
          <table:table-cell office:value-type="float" office:value="-18.9461424749345" calcext:value-type="float">
            <text:p>-18.9461424749</text:p>
          </table:table-cell>
          <table:table-cell office:value-type="float" office:value="1.08493782781718" calcext:value-type="float">
            <text:p>1.084937827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0</text:p>
          </table:table-cell>
          <table:table-cell/>
          <table:table-cell office:value-type="float" office:value="80.774" calcext:value-type="float">
            <text:p>80.774</text:p>
          </table:table-cell>
          <table:table-cell table:number-columns-repeated="2" office:value-type="float" office:value="14.796" calcext:value-type="float">
            <text:p>14.796</text:p>
          </table:table-cell>
          <table:table-cell office:value-type="float" office:value="15.2906480897912" calcext:value-type="float">
            <text:p>15.2906480898</text:p>
          </table:table-cell>
          <table:table-cell office:value-type="float" office:value="0.372054785525587" calcext:value-type="float">
            <text:p>0.3720547855</text:p>
          </table:table-cell>
          <table:table-cell office:value-type="float" office:value="78" calcext:value-type="float">
            <text:p>78</text:p>
          </table:table-cell>
          <table:table-cell office:value-type="float" office:value="49.418" calcext:value-type="float">
            <text:p>49.418</text:p>
          </table:table-cell>
          <table:table-cell office:value-type="float" office:value="-21.71" calcext:value-type="float">
            <text:p>-21.71</text:p>
          </table:table-cell>
          <table:table-cell office:value-type="float" office:value="87.96404" calcext:value-type="float">
            <text:p>87.96404</text:p>
          </table:table-cell>
          <table:table-cell office:value-type="float" office:value="-21.4331109384607" calcext:value-type="float">
            <text:p>-21.4331109385</text:p>
          </table:table-cell>
          <table:table-cell office:value-type="float" office:value="-18.6234376815106" calcext:value-type="float">
            <text:p>-18.6234376815</text:p>
          </table:table-cell>
          <table:table-cell office:value-type="float" office:value="1.08529083073632" calcext:value-type="float">
            <text:p>1.085290830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53.133" calcext:value-type="float">
            <text:p>53.133</text:p>
          </table:table-cell>
          <table:table-cell table:number-columns-repeated="2" office:value-type="float" office:value="13.702" calcext:value-type="float">
            <text:p>13.702</text:p>
          </table:table-cell>
          <table:table-cell office:value-type="float" office:value="14.1991860324782" calcext:value-type="float">
            <text:p>14.1991860325</text:p>
          </table:table-cell>
          <table:table-cell office:value-type="float" office:value="0.371656304118513" calcext:value-type="float">
            <text:p>0.3716563041</text:p>
          </table:table-cell>
          <table:table-cell office:value-type="float" office:value="78" calcext:value-type="float">
            <text:p>78</text:p>
          </table:table-cell>
          <table:table-cell office:value-type="float" office:value="70.146" calcext:value-type="float">
            <text:p>70.146</text:p>
          </table:table-cell>
          <table:table-cell office:value-type="float" office:value="-20.119" calcext:value-type="float">
            <text:p>-20.119</text:p>
          </table:table-cell>
          <table:table-cell office:value-type="float" office:value="124.85988" calcext:value-type="float">
            <text:p>124.85988</text:p>
          </table:table-cell>
          <table:table-cell office:value-type="float" office:value="-19.8892099795595" calcext:value-type="float">
            <text:p>-19.8892099796</text:p>
          </table:table-cell>
          <table:table-cell office:value-type="float" office:value="-17.0350181255823" calcext:value-type="float">
            <text:p>-17.0350181256</text:p>
          </table:table-cell>
          <table:table-cell office:value-type="float" office:value="1.08702834719419" calcext:value-type="float">
            <text:p>1.0870283472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E12</text:p>
          </table:table-cell>
          <table:table-cell/>
          <table:table-cell office:value-type="float" office:value="83.858" calcext:value-type="float">
            <text:p>83.858</text:p>
          </table:table-cell>
          <table:table-cell table:number-columns-repeated="2" office:value-type="float" office:value="14.198" calcext:value-type="float">
            <text:p>14.198</text:p>
          </table:table-cell>
          <table:table-cell office:value-type="float" office:value="14.6940353747335" calcext:value-type="float">
            <text:p>14.6940353747</text:p>
          </table:table-cell>
          <table:table-cell office:value-type="float" office:value="0.371836968844312" calcext:value-type="float">
            <text:p>0.3718369688</text:p>
          </table:table-cell>
          <table:table-cell office:value-type="float" office:value="78" calcext:value-type="float">
            <text:p>78</text:p>
          </table:table-cell>
          <table:table-cell office:value-type="float" office:value="50.109" calcext:value-type="float">
            <text:p>50.109</text:p>
          </table:table-cell>
          <table:table-cell office:value-type="float" office:value="-21.709" calcext:value-type="float">
            <text:p>-21.709</text:p>
          </table:table-cell>
          <table:table-cell office:value-type="float" office:value="89.19402" calcext:value-type="float">
            <text:p>89.19402</text:p>
          </table:table-cell>
          <table:table-cell office:value-type="float" office:value="-21.4360208304538" calcext:value-type="float">
            <text:p>-21.4360208305</text:p>
          </table:table-cell>
          <table:table-cell office:value-type="float" office:value="-18.6264314806405" calcext:value-type="float">
            <text:p>-18.6264314806</text:p>
          </table:table-cell>
          <table:table-cell office:value-type="float" office:value="1.08528755586679" calcext:value-type="float">
            <text:p>1.085287555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61.372" calcext:value-type="float">
            <text:p>61.372</text:p>
          </table:table-cell>
          <table:table-cell table:number-columns-repeated="2" office:value-type="float" office:value="4.916" calcext:value-type="float">
            <text:p>4.916</text:p>
          </table:table-cell>
          <table:table-cell office:value-type="float" office:value="5.433568449707" calcext:value-type="float">
            <text:p>5.4335684497</text:p>
          </table:table-cell>
          <table:table-cell office:value-type="float" office:value="0.368455953012221" calcext:value-type="float">
            <text:p>0.368455953</text:p>
          </table:table-cell>
          <table:table-cell office:value-type="float" office:value="57" calcext:value-type="float">
            <text:p>57</text:p>
          </table:table-cell>
          <table:table-cell office:value-type="float" office:value="80.957" calcext:value-type="float">
            <text:p>80.957</text:p>
          </table:table-cell>
          <table:table-cell office:value-type="float" office:value="-25.617" calcext:value-type="float">
            <text:p>-25.617</text:p>
          </table:table-cell>
          <table:table-cell office:value-type="float" office:value="127.10249" calcext:value-type="float">
            <text:p>127.10249</text:p>
          </table:table-cell>
          <table:table-cell office:value-type="float" office:value="-25.5155641278226" calcext:value-type="float">
            <text:p>-25.5155641278</text:p>
          </table:table-cell>
          <table:table-cell office:value-type="float" office:value="-22.823608971487" calcext:value-type="float">
            <text:p>-22.8236089715</text:p>
          </table:table-cell>
          <table:table-cell office:value-type="float" office:value="1.08069611650527" calcext:value-type="float">
            <text:p>1.080696116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24.63" calcext:value-type="float">
            <text:p>24.63</text:p>
          </table:table-cell>
          <table:table-cell table:number-columns-repeated="2" office:value-type="float" office:value="4.842" calcext:value-type="float">
            <text:p>4.842</text:p>
          </table:table-cell>
          <table:table-cell office:value-type="float" office:value="5.35974012041892" calcext:value-type="float">
            <text:p>5.3597401204</text:p>
          </table:table-cell>
          <table:table-cell office:value-type="float" office:value="0.368428997212826" calcext:value-type="float">
            <text:p>0.3684289972</text:p>
          </table:table-cell>
          <table:table-cell office:value-type="float" office:value="50" calcext:value-type="float">
            <text:p>50</text:p>
          </table:table-cell>
          <table:table-cell office:value-type="float" office:value="42.61" calcext:value-type="float">
            <text:p>42.61</text:p>
          </table:table-cell>
          <table:table-cell office:value-type="float" office:value="-24.359" calcext:value-type="float">
            <text:p>-24.359</text:p>
          </table:table-cell>
          <table:table-cell office:value-type="float" office:value="63.915" calcext:value-type="float">
            <text:p>63.915</text:p>
          </table:table-cell>
          <table:table-cell office:value-type="float" office:value="-24.0948668564976" calcext:value-type="float">
            <text:p>-24.0948668565</text:p>
          </table:table-cell>
          <table:table-cell office:value-type="float" office:value="-21.361945698454" calcext:value-type="float">
            <text:p>-21.3619456985</text:p>
          </table:table-cell>
          <table:table-cell office:value-type="float" office:value="1.08229512949175" calcext:value-type="float">
            <text:p>1.082295129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69.92" calcext:value-type="float">
            <text:p>69.92</text:p>
          </table:table-cell>
          <table:table-cell table:number-columns-repeated="2" office:value-type="float" office:value="14.174" calcext:value-type="float">
            <text:p>14.174</text:p>
          </table:table-cell>
          <table:table-cell office:value-type="float" office:value="14.6700910517211" calcext:value-type="float">
            <text:p>14.6700910517</text:p>
          </table:table-cell>
          <table:table-cell office:value-type="float" office:value="0.371828227017826" calcext:value-type="float">
            <text:p>0.371828227</text:p>
          </table:table-cell>
          <table:table-cell office:value-type="float" office:value="78" calcext:value-type="float">
            <text:p>78</text:p>
          </table:table-cell>
          <table:table-cell office:value-type="float" office:value="42.283" calcext:value-type="float">
            <text:p>42.283</text:p>
          </table:table-cell>
          <table:table-cell office:value-type="float" office:value="-21.053" calcext:value-type="float">
            <text:p>-21.053</text:p>
          </table:table-cell>
          <table:table-cell office:value-type="float" office:value="75.26374" calcext:value-type="float">
            <text:p>75.26374</text:p>
          </table:table-cell>
          <table:table-cell office:value-type="float" office:value="-20.7021150045531" calcext:value-type="float">
            <text:p>-20.7021150046</text:p>
          </table:table-cell>
          <table:table-cell office:value-type="float" office:value="-17.8713633790571" calcext:value-type="float">
            <text:p>-17.8713633791</text:p>
          </table:table-cell>
          <table:table-cell office:value-type="float" office:value="1.0861135060548" calcext:value-type="float">
            <text:p>1.086113506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78.663" calcext:value-type="float">
            <text:p>78.663</text:p>
          </table:table-cell>
          <table:table-cell table:number-columns-repeated="2" office:value-type="float" office:value="14.749" calcext:value-type="float">
            <text:p>14.749</text:p>
          </table:table-cell>
          <table:table-cell office:value-type="float" office:value="15.243757123892" calcext:value-type="float">
            <text:p>15.2437571239</text:p>
          </table:table-cell>
          <table:table-cell office:value-type="float" office:value="0.372037666188803" calcext:value-type="float">
            <text:p>0.3720376662</text:p>
          </table:table-cell>
          <table:table-cell office:value-type="float" office:value="78" calcext:value-type="float">
            <text:p>78</text:p>
          </table:table-cell>
          <table:table-cell office:value-type="float" office:value="46.183" calcext:value-type="float">
            <text:p>46.183</text:p>
          </table:table-cell>
          <table:table-cell office:value-type="float" office:value="-20.826" calcext:value-type="float">
            <text:p>-20.826</text:p>
          </table:table-cell>
          <table:table-cell office:value-type="float" office:value="82.20574" calcext:value-type="float">
            <text:p>82.20574</text:p>
          </table:table-cell>
          <table:table-cell office:value-type="float" office:value="-20.4977658714215" calcext:value-type="float">
            <text:p>-20.4977658714</text:p>
          </table:table-cell>
          <table:table-cell office:value-type="float" office:value="-17.6611218104955" calcext:value-type="float">
            <text:p>-17.6611218105</text:p>
          </table:table-cell>
          <table:table-cell office:value-type="float" office:value="1.0863434816146" calcext:value-type="float">
            <text:p>1.086343481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61.322" calcext:value-type="float">
            <text:p>61.322</text:p>
          </table:table-cell>
          <table:table-cell table:number-columns-repeated="2" office:value-type="float" office:value="14.819" calcext:value-type="float">
            <text:p>14.819</text:p>
          </table:table-cell>
          <table:table-cell office:value-type="float" office:value="15.313594732678" calcext:value-type="float">
            <text:p>15.3135947327</text:p>
          </table:table-cell>
          <table:table-cell office:value-type="float" office:value="0.372063163071231" calcext:value-type="float">
            <text:p>0.3720631631</text:p>
          </table:table-cell>
          <table:table-cell office:value-type="float" office:value="57" calcext:value-type="float">
            <text:p>57</text:p>
          </table:table-cell>
          <table:table-cell office:value-type="float" office:value="97.127" calcext:value-type="float">
            <text:p>97.127</text:p>
          </table:table-cell>
          <table:table-cell office:value-type="float" office:value="-21.052" calcext:value-type="float">
            <text:p>-21.052</text:p>
          </table:table-cell>
          <table:table-cell office:value-type="float" office:value="152.48939" calcext:value-type="float">
            <text:p>152.48939</text:p>
          </table:table-cell>
          <table:table-cell office:value-type="float" office:value="-20.8821295839115" calcext:value-type="float">
            <text:p>-20.8821295839</text:p>
          </table:table-cell>
          <table:table-cell office:value-type="float" office:value="-18.0565687036322" calcext:value-type="float">
            <text:p>-18.0565687036</text:p>
          </table:table-cell>
          <table:table-cell office:value-type="float" office:value="1.08591091584033" calcext:value-type="float">
            <text:p>1.085910915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64.452" calcext:value-type="float">
            <text:p>64.452</text:p>
          </table:table-cell>
          <table:table-cell table:number-columns-repeated="2" office:value-type="float" office:value="14.843" calcext:value-type="float">
            <text:p>14.843</text:p>
          </table:table-cell>
          <table:table-cell office:value-type="float" office:value="15.3375390556904" calcext:value-type="float">
            <text:p>15.3375390557</text:p>
          </table:table-cell>
          <table:table-cell office:value-type="float" office:value="0.372071904856488" calcext:value-type="float">
            <text:p>0.3720719049</text:p>
          </table:table-cell>
          <table:table-cell office:value-type="float" office:value="57" calcext:value-type="float">
            <text:p>57</text:p>
          </table:table-cell>
          <table:table-cell office:value-type="float" office:value="101.543" calcext:value-type="float">
            <text:p>101.543</text:p>
          </table:table-cell>
          <table:table-cell office:value-type="float" office:value="-21.033" calcext:value-type="float">
            <text:p>-21.033</text:p>
          </table:table-cell>
          <table:table-cell office:value-type="float" office:value="159.42251" calcext:value-type="float">
            <text:p>159.42251</text:p>
          </table:table-cell>
          <table:table-cell office:value-type="float" office:value="-20.8703088674862" calcext:value-type="float">
            <text:p>-20.8703088675</text:p>
          </table:table-cell>
          <table:table-cell office:value-type="float" office:value="-18.0444071352188" calcext:value-type="float">
            <text:p>-18.0444071352</text:p>
          </table:table-cell>
          <table:table-cell office:value-type="float" office:value="1.0859242190187" calcext:value-type="float">
            <text:p>1.08592421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6.361" calcext:value-type="float">
            <text:p>56.361</text:p>
          </table:table-cell>
          <table:table-cell table:number-columns-repeated="2" office:value-type="float" office:value="14.875" calcext:value-type="float">
            <text:p>14.875</text:p>
          </table:table-cell>
          <table:table-cell office:value-type="float" office:value="15.3694648197069" calcext:value-type="float">
            <text:p>15.3694648197</text:p>
          </table:table-cell>
          <table:table-cell office:value-type="float" office:value="0.372083560567778" calcext:value-type="float">
            <text:p>0.3720835606</text:p>
          </table:table-cell>
          <table:table-cell office:value-type="float" office:value="57" calcext:value-type="float">
            <text:p>57</text:p>
          </table:table-cell>
          <table:table-cell office:value-type="float" office:value="210.56" calcext:value-type="float">
            <text:p>210.56</text:p>
          </table:table-cell>
          <table:table-cell office:value-type="float" office:value="-20.152" calcext:value-type="float">
            <text:p>-20.152</text:p>
          </table:table-cell>
          <table:table-cell office:value-type="float" office:value="330.5792" calcext:value-type="float">
            <text:p>330.5792</text:p>
          </table:table-cell>
          <table:table-cell office:value-type="float" office:value="-20.0667159970126" calcext:value-type="float">
            <text:p>-20.066715997</text:p>
          </table:table-cell>
          <table:table-cell office:value-type="float" office:value="-17.2176425535236" calcext:value-type="float">
            <text:p>-17.2176425535</text:p>
          </table:table-cell>
          <table:table-cell office:value-type="float" office:value="1.0868285838414" calcext:value-type="float">
            <text:p>1.086828583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8</text:p>
          </table:table-cell>
          <table:table-cell/>
          <table:table-cell office:value-type="float" office:value="76.264" calcext:value-type="float">
            <text:p>76.264</text:p>
          </table:table-cell>
          <table:table-cell office:value-type="float" office:value="14.874" calcext:value-type="float">
            <text:p>14.874</text:p>
          </table:table-cell>
          <table:table-cell office:value-type="float" office:value="14.874" calcext:value-type="float">
            <text:p>14.874</text:p>
          </table:table-cell>
          <table:table-cell office:value-type="float" office:value="15.3684671395813" calcext:value-type="float">
            <text:p>15.3684671396</text:p>
          </table:table-cell>
          <table:table-cell office:value-type="float" office:value="0.372083196326841" calcext:value-type="float">
            <text:p>0.3720831963</text:p>
          </table:table-cell>
          <table:table-cell office:value-type="float" office:value="78" calcext:value-type="float">
            <text:p>78</text:p>
          </table:table-cell>
          <table:table-cell office:value-type="float" office:value="46.801" calcext:value-type="float">
            <text:p>46.801</text:p>
          </table:table-cell>
          <table:table-cell office:value-type="float" office:value="-19.664" calcext:value-type="float">
            <text:p>-19.664</text:p>
          </table:table-cell>
          <table:table-cell office:value-type="float" office:value="83.30578" calcext:value-type="float">
            <text:p>83.30578</text:p>
          </table:table-cell>
          <table:table-cell office:value-type="float" office:value="-19.2997173576712" calcext:value-type="float">
            <text:p>-19.2997173577</text:p>
          </table:table-cell>
          <table:table-cell office:value-type="float" office:value="-16.4285274026611" calcext:value-type="float">
            <text:p>-16.4285274027</text:p>
          </table:table-cell>
          <table:table-cell office:value-type="float" office:value="1.08769175002784" calcext:value-type="float">
            <text:p>1.0876917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9</text:p>
          </table:table-cell>
          <table:table-cell/>
          <table:table-cell office:value-type="float" office:value="15.644" calcext:value-type="float">
            <text:p>15.644</text:p>
          </table:table-cell>
          <table:table-cell table:number-columns-repeated="2" office:value-type="float" office:value="14.558" calcext:value-type="float">
            <text:p>14.558</text:p>
          </table:table-cell>
          <table:table-cell office:value-type="float" office:value="15.0532002199187" calcext:value-type="float">
            <text:p>15.0532002199</text:p>
          </table:table-cell>
          <table:table-cell office:value-type="float" office:value="0.371968096057505" calcext:value-type="float">
            <text:p>0.3719680961</text:p>
          </table:table-cell>
          <table:table-cell office:value-type="float" office:value="50" calcext:value-type="float">
            <text:p>50</text:p>
          </table:table-cell>
          <table:table-cell office:value-type="float" office:value="30.507" calcext:value-type="float">
            <text:p>30.507</text:p>
          </table:table-cell>
          <table:table-cell office:value-type="float" office:value="-18.59" calcext:value-type="float">
            <text:p>-18.59</text:p>
          </table:table-cell>
          <table:table-cell office:value-type="float" office:value="45.7605" calcext:value-type="float">
            <text:p>45.7605</text:p>
          </table:table-cell>
          <table:table-cell office:value-type="float" office:value="-17.8370814038764" calcext:value-type="float">
            <text:p>-17.8370814039</text:p>
          </table:table-cell>
          <table:table-cell office:value-type="float" office:value="-14.9237161394665" calcext:value-type="float">
            <text:p>-14.9237161395</text:p>
          </table:table-cell>
          <table:table-cell office:value-type="float" office:value="1.08933773192094" calcext:value-type="float">
            <text:p>1.089337731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41.966" calcext:value-type="float">
            <text:p>41.966</text:p>
          </table:table-cell>
          <table:table-cell table:number-columns-repeated="2" office:value-type="float" office:value="14.993" calcext:value-type="float">
            <text:p>14.993</text:p>
          </table:table-cell>
          <table:table-cell office:value-type="float" office:value="15.4871910745176" calcext:value-type="float">
            <text:p>15.4871910745</text:p>
          </table:table-cell>
          <table:table-cell office:value-type="float" office:value="0.372126540979588" calcext:value-type="float">
            <text:p>0.372126541</text:p>
          </table:table-cell>
          <table:table-cell office:value-type="float" office:value="57" calcext:value-type="float">
            <text:p>57</text:p>
          </table:table-cell>
          <table:table-cell office:value-type="float" office:value="64.579" calcext:value-type="float">
            <text:p>64.579</text:p>
          </table:table-cell>
          <table:table-cell office:value-type="float" office:value="-20.673" calcext:value-type="float">
            <text:p>-20.673</text:p>
          </table:table-cell>
          <table:table-cell office:value-type="float" office:value="101.38903" calcext:value-type="float">
            <text:p>101.38903</text:p>
          </table:table-cell>
          <table:table-cell office:value-type="float" office:value="-20.4042802270376" calcext:value-type="float">
            <text:p>-20.404280227</text:p>
          </table:table-cell>
          <table:table-cell office:value-type="float" office:value="-17.5649404946657" calcext:value-type="float">
            <text:p>-17.5649404947</text:p>
          </table:table-cell>
          <table:table-cell office:value-type="float" office:value="1.08644869048052" calcext:value-type="float">
            <text:p>1.086448690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46.257" calcext:value-type="float">
            <text:p>46.257</text:p>
          </table:table-cell>
          <table:table-cell table:number-columns-repeated="2" office:value-type="float" office:value="14.688" calcext:value-type="float">
            <text:p>14.688</text:p>
          </table:table-cell>
          <table:table-cell office:value-type="float" office:value="15.1828986362356" calcext:value-type="float">
            <text:p>15.1828986362</text:p>
          </table:table-cell>
          <table:table-cell office:value-type="float" office:value="0.372015447466331" calcext:value-type="float">
            <text:p>0.3720154475</text:p>
          </table:table-cell>
          <table:table-cell office:value-type="float" office:value="57" calcext:value-type="float">
            <text:p>57</text:p>
          </table:table-cell>
          <table:table-cell office:value-type="float" office:value="72.18" calcext:value-type="float">
            <text:p>72.18</text:p>
          </table:table-cell>
          <table:table-cell office:value-type="float" office:value="-21.844" calcext:value-type="float">
            <text:p>-21.844</text:p>
          </table:table-cell>
          <table:table-cell office:value-type="float" office:value="113.3226" calcext:value-type="float">
            <text:p>113.3226</text:p>
          </table:table-cell>
          <table:table-cell office:value-type="float" office:value="-21.6340503281919" calcext:value-type="float">
            <text:p>-21.6340503282</text:p>
          </table:table-cell>
          <table:table-cell office:value-type="float" office:value="-18.8301711862507" calcext:value-type="float">
            <text:p>-18.8301711863</text:p>
          </table:table-cell>
          <table:table-cell office:value-type="float" office:value="1.08506468771474" calcext:value-type="float">
            <text:p>1.085064687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F12</text:p>
          </table:table-cell>
          <table:table-cell/>
          <table:table-cell office:value-type="float" office:value="87.372" calcext:value-type="float">
            <text:p>87.372</text:p>
          </table:table-cell>
          <table:table-cell table:number-columns-repeated="2" office:value-type="float" office:value="14.444" calcext:value-type="float">
            <text:p>14.444</text:p>
          </table:table-cell>
          <table:table-cell office:value-type="float" office:value="14.9394646856101" calcext:value-type="float">
            <text:p>14.9394646856</text:p>
          </table:table-cell>
          <table:table-cell office:value-type="float" office:value="0.371926572477339" calcext:value-type="float">
            <text:p>0.3719265725</text:p>
          </table:table-cell>
          <table:table-cell office:value-type="float" office:value="78" calcext:value-type="float">
            <text:p>78</text:p>
          </table:table-cell>
          <table:table-cell office:value-type="float" office:value="52.398" calcext:value-type="float">
            <text:p>52.398</text:p>
          </table:table-cell>
          <table:table-cell office:value-type="float" office:value="-22.058" calcext:value-type="float">
            <text:p>-22.058</text:p>
          </table:table-cell>
          <table:table-cell office:value-type="float" office:value="93.26844" calcext:value-type="float">
            <text:p>93.26844</text:p>
          </table:table-cell>
          <table:table-cell office:value-type="float" office:value="-21.808149435488" calcext:value-type="float">
            <text:p>-21.8081494355</text:p>
          </table:table-cell>
          <table:table-cell office:value-type="float" office:value="-19.009290465311" calcext:value-type="float">
            <text:p>-19.0092904653</text:p>
          </table:table-cell>
          <table:table-cell office:value-type="float" office:value="1.08486875068999" calcext:value-type="float">
            <text:p>1.084868750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54.312" calcext:value-type="float">
            <text:p>54.312</text:p>
          </table:table-cell>
          <table:table-cell table:number-columns-repeated="2" office:value-type="float" office:value="4.736" calcext:value-type="float">
            <text:p>4.736</text:p>
          </table:table-cell>
          <table:table-cell office:value-type="float" office:value="5.25398602711437" calcext:value-type="float">
            <text:p>5.2539860271</text:p>
          </table:table-cell>
          <table:table-cell office:value-type="float" office:value="0.368390384826121" calcext:value-type="float">
            <text:p>0.3683903848</text:p>
          </table:table-cell>
          <table:table-cell office:value-type="float" office:value="57" calcext:value-type="float">
            <text:p>57</text:p>
          </table:table-cell>
          <table:table-cell office:value-type="float" office:value="70.141" calcext:value-type="float">
            <text:p>70.141</text:p>
          </table:table-cell>
          <table:table-cell office:value-type="float" office:value="-25.849" calcext:value-type="float">
            <text:p>-25.849</text:p>
          </table:table-cell>
          <table:table-cell office:value-type="float" office:value="110.12137" calcext:value-type="float">
            <text:p>110.12137</text:p>
          </table:table-cell>
          <table:table-cell office:value-type="float" office:value="-25.7375836499217" calcext:value-type="float">
            <text:p>-25.7375836499</text:p>
          </table:table-cell>
          <table:table-cell office:value-type="float" office:value="-23.0520304571186" calcext:value-type="float">
            <text:p>-23.0520304571</text:p>
          </table:table-cell>
          <table:table-cell office:value-type="float" office:value="1.08044622601705" calcext:value-type="float">
            <text:p>1.08044622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85.754" calcext:value-type="float">
            <text:p>85.754</text:p>
          </table:table-cell>
          <table:table-cell table:number-columns-repeated="2" office:value-type="float" office:value="4.683" calcext:value-type="float">
            <text:p>4.683</text:p>
          </table:table-cell>
          <table:table-cell office:value-type="float" office:value="5.2011089804621" calcext:value-type="float">
            <text:p>5.2011089805</text:p>
          </table:table-cell>
          <table:table-cell office:value-type="float" office:value="0.368371078621544" calcext:value-type="float">
            <text:p>0.3683710786</text:p>
          </table:table-cell>
          <table:table-cell office:value-type="float" office:value="78" calcext:value-type="float">
            <text:p>78</text:p>
          </table:table-cell>
          <table:table-cell office:value-type="float" office:value="42.603" calcext:value-type="float">
            <text:p>42.603</text:p>
          </table:table-cell>
          <table:table-cell office:value-type="float" office:value="-24.4" calcext:value-type="float">
            <text:p>-24.4</text:p>
          </table:table-cell>
          <table:table-cell office:value-type="float" office:value="75.83334" calcext:value-type="float">
            <text:p>75.83334</text:p>
          </table:table-cell>
          <table:table-cell office:value-type="float" office:value="-24.1805521206748" calcext:value-type="float">
            <text:p>-24.1805521207</text:p>
          </table:table-cell>
          <table:table-cell office:value-type="float" office:value="-21.4501017090382" calcext:value-type="float">
            <text:p>-21.450101709</text:p>
          </table:table-cell>
          <table:table-cell office:value-type="float" office:value="1.08219869109369" calcext:value-type="float">
            <text:p>1.082198691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50.63" calcext:value-type="float">
            <text:p>50.63</text:p>
          </table:table-cell>
          <table:table-cell table:number-columns-repeated="2" office:value-type="float" office:value="4.858" calcext:value-type="float">
            <text:p>4.858</text:p>
          </table:table-cell>
          <table:table-cell office:value-type="float" office:value="5.37570300242715" calcext:value-type="float">
            <text:p>5.3757030024</text:p>
          </table:table-cell>
          <table:table-cell office:value-type="float" office:value="0.368434825495012" calcext:value-type="float">
            <text:p>0.3684348255</text:p>
          </table:table-cell>
          <table:table-cell office:value-type="float" office:value="57" calcext:value-type="float">
            <text:p>57</text:p>
          </table:table-cell>
          <table:table-cell office:value-type="float" office:value="65.395" calcext:value-type="float">
            <text:p>65.395</text:p>
          </table:table-cell>
          <table:table-cell office:value-type="float" office:value="-25.692" calcext:value-type="float">
            <text:p>-25.692</text:p>
          </table:table-cell>
          <table:table-cell office:value-type="float" office:value="102.67015" calcext:value-type="float">
            <text:p>102.67015</text:p>
          </table:table-cell>
          <table:table-cell office:value-type="float" office:value="-25.567855667037" calcext:value-type="float">
            <text:p>-25.567855667</text:p>
          </table:table-cell>
          <table:table-cell office:value-type="float" office:value="-22.8774083444448" calcext:value-type="float">
            <text:p>-22.8774083444</text:p>
          </table:table-cell>
          <table:table-cell office:value-type="float" office:value="1.0806372607213" calcext:value-type="float">
            <text:p>1.080637260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4</text:p>
          </table:table-cell>
          <table:table-cell/>
          <table:table-cell office:value-type="float" office:value="47.954" calcext:value-type="float">
            <text:p>47.954</text:p>
          </table:table-cell>
          <table:table-cell table:number-columns-repeated="2" office:value-type="float" office:value="12.937" calcext:value-type="float">
            <text:p>12.937</text:p>
          </table:table-cell>
          <table:table-cell office:value-type="float" office:value="13.4359607364596" calcext:value-type="float">
            <text:p>13.4359607365</text:p>
          </table:table-cell>
          <table:table-cell office:value-type="float" office:value="0.371377656633807" calcext:value-type="float">
            <text:p>0.3713776566</text:p>
          </table:table-cell>
          <table:table-cell office:value-type="float" office:value="57" calcext:value-type="float">
            <text:p>57</text:p>
          </table:table-cell>
          <table:table-cell office:value-type="float" office:value="74.727" calcext:value-type="float">
            <text:p>74.727</text:p>
          </table:table-cell>
          <table:table-cell office:value-type="float" office:value="-22.155" calcext:value-type="float">
            <text:p>-22.155</text:p>
          </table:table-cell>
          <table:table-cell office:value-type="float" office:value="117.32139" calcext:value-type="float">
            <text:p>117.32139</text:p>
          </table:table-cell>
          <table:table-cell office:value-type="float" office:value="-21.9600078161165" calcext:value-type="float">
            <text:p>-21.9600078161</text:p>
          </table:table-cell>
          <table:table-cell office:value-type="float" office:value="-19.1655277032835" calcext:value-type="float">
            <text:p>-19.1655277033</text:p>
          </table:table-cell>
          <table:table-cell office:value-type="float" office:value="1.08469784349754" calcext:value-type="float">
            <text:p>1.084697843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5</text:p>
          </table:table-cell>
          <table:table-cell/>
          <table:table-cell office:value-type="float" office:value="63.416" calcext:value-type="float">
            <text:p>63.416</text:p>
          </table:table-cell>
          <table:table-cell table:number-columns-repeated="2" office:value-type="float" office:value="13.081" calcext:value-type="float">
            <text:p>13.081</text:p>
          </table:table-cell>
          <table:table-cell office:value-type="float" office:value="13.5796266745337" calcext:value-type="float">
            <text:p>13.5796266745</text:p>
          </table:table-cell>
          <table:table-cell office:value-type="float" office:value="0.371430108044131" calcext:value-type="float">
            <text:p>0.371430108</text:p>
          </table:table-cell>
          <table:table-cell office:value-type="float" office:value="57" calcext:value-type="float">
            <text:p>57</text:p>
          </table:table-cell>
          <table:table-cell office:value-type="float" office:value="100.957" calcext:value-type="float">
            <text:p>100.957</text:p>
          </table:table-cell>
          <table:table-cell office:value-type="float" office:value="-22.041" calcext:value-type="float">
            <text:p>-22.041</text:p>
          </table:table-cell>
          <table:table-cell office:value-type="float" office:value="158.50249" calcext:value-type="float">
            <text:p>158.50249</text:p>
          </table:table-cell>
          <table:table-cell office:value-type="float" office:value="-21.8955271062579" calcext:value-type="float">
            <text:p>-21.8955271063</text:p>
          </table:table-cell>
          <table:table-cell office:value-type="float" office:value="-19.0991876832653" calcext:value-type="float">
            <text:p>-19.0991876833</text:p>
          </table:table-cell>
          <table:table-cell office:value-type="float" office:value="1.08477041261094" calcext:value-type="float">
            <text:p>1.0847704126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6</text:p>
          </table:table-cell>
          <table:table-cell/>
          <table:table-cell office:value-type="float" office:value="61.133" calcext:value-type="float">
            <text:p>61.133</text:p>
          </table:table-cell>
          <table:table-cell table:number-columns-repeated="2" office:value-type="float" office:value="15.523" calcext:value-type="float">
            <text:p>15.523</text:p>
          </table:table-cell>
          <table:table-cell office:value-type="float" office:value="16.0159615410403" calcext:value-type="float">
            <text:p>16.015961541</text:p>
          </table:table-cell>
          <table:table-cell office:value-type="float" office:value="0.372319588134607" calcext:value-type="float">
            <text:p>0.3723195881</text:p>
          </table:table-cell>
          <table:table-cell office:value-type="float" office:value="57" calcext:value-type="float">
            <text:p>57</text:p>
          </table:table-cell>
          <table:table-cell office:value-type="float" office:value="96.227" calcext:value-type="float">
            <text:p>96.227</text:p>
          </table:table-cell>
          <table:table-cell office:value-type="float" office:value="-20.745" calcext:value-type="float">
            <text:p>-20.745</text:p>
          </table:table-cell>
          <table:table-cell office:value-type="float" office:value="151.07639" calcext:value-type="float">
            <text:p>151.07639</text:p>
          </table:table-cell>
          <table:table-cell office:value-type="float" office:value="-20.5676965572365" calcext:value-type="float">
            <text:p>-20.5676965572</text:p>
          </table:table-cell>
          <table:table-cell office:value-type="float" office:value="-17.7330689572782" calcext:value-type="float">
            <text:p>-17.7330689573</text:p>
          </table:table-cell>
          <table:table-cell office:value-type="float" office:value="1.08626478138341" calcext:value-type="float">
            <text:p>1.086264781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7</text:p>
          </table:table-cell>
          <table:table-cell/>
          <table:table-cell office:value-type="float" office:value="86.848" calcext:value-type="float">
            <text:p>86.848</text:p>
          </table:table-cell>
          <table:table-cell table:number-columns-repeated="2" office:value-type="float" office:value="15.729" calcext:value-type="float">
            <text:p>15.729</text:p>
          </table:table-cell>
          <table:table-cell office:value-type="float" office:value="16.2214836468963" calcext:value-type="float">
            <text:p>16.2214836469</text:p>
          </table:table-cell>
          <table:table-cell office:value-type="float" office:value="0.372394621355222" calcext:value-type="float">
            <text:p>0.3723946214</text:p>
          </table:table-cell>
          <table:table-cell office:value-type="float" office:value="78" calcext:value-type="float">
            <text:p>78</text:p>
          </table:table-cell>
          <table:table-cell office:value-type="float" office:value="53.347" calcext:value-type="float">
            <text:p>53.347</text:p>
          </table:table-cell>
          <table:table-cell office:value-type="float" office:value="-19.784" calcext:value-type="float">
            <text:p>-19.784</text:p>
          </table:table-cell>
          <table:table-cell office:value-type="float" office:value="94.95766" calcext:value-type="float">
            <text:p>94.95766</text:p>
          </table:table-cell>
          <table:table-cell office:value-type="float" office:value="-19.4694358008483" calcext:value-type="float">
            <text:p>-19.4694358008</text:p>
          </table:table-cell>
          <table:table-cell office:value-type="float" office:value="-16.6031397005484" calcext:value-type="float">
            <text:p>-16.6031397005</text:p>
          </table:table-cell>
          <table:table-cell office:value-type="float" office:value="1.0875007533059" calcext:value-type="float">
            <text:p>1.087500753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8</text:p>
          </table:table-cell>
          <table:table-cell/>
          <table:table-cell office:value-type="float" office:value="90.323" calcext:value-type="float">
            <text:p>90.323</text:p>
          </table:table-cell>
          <table:table-cell office:value-type="float" office:value="14.413" calcext:value-type="float">
            <text:p>14.413</text:p>
          </table:table-cell>
          <table:table-cell office:value-type="float" office:value="14.413" calcext:value-type="float">
            <text:p>14.413</text:p>
          </table:table-cell>
          <table:table-cell office:value-type="float" office:value="14.9085366017191" calcext:value-type="float">
            <text:p>14.9085366017</text:p>
          </table:table-cell>
          <table:table-cell office:value-type="float" office:value="0.371915280971484" calcext:value-type="float">
            <text:p>0.371915281</text:p>
          </table:table-cell>
          <table:table-cell office:value-type="float" office:value="78" calcext:value-type="float">
            <text:p>78</text:p>
          </table:table-cell>
          <table:table-cell office:value-type="float" office:value="53.403" calcext:value-type="float">
            <text:p>53.403</text:p>
          </table:table-cell>
          <table:table-cell office:value-type="float" office:value="-20.258" calcext:value-type="float">
            <text:p>-20.258</text:p>
          </table:table-cell>
          <table:table-cell office:value-type="float" office:value="95.05734" calcext:value-type="float">
            <text:p>95.05734</text:p>
          </table:table-cell>
          <table:table-cell office:value-type="float" office:value="-19.9582039038979" calcext:value-type="float">
            <text:p>-19.9582039039</text:p>
          </table:table-cell>
          <table:table-cell office:value-type="float" office:value="-17.106001499242" calcext:value-type="float">
            <text:p>-17.1060014992</text:p>
          </table:table-cell>
          <table:table-cell office:value-type="float" office:value="1.08695070227359" calcext:value-type="float">
            <text:p>1.086950702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9</text:p>
          </table:table-cell>
          <table:table-cell/>
          <table:table-cell office:value-type="float" office:value="41.161" calcext:value-type="float">
            <text:p>41.161</text:p>
          </table:table-cell>
          <table:table-cell table:number-columns-repeated="2" office:value-type="float" office:value="14.205" calcext:value-type="float">
            <text:p>14.205</text:p>
          </table:table-cell>
          <table:table-cell office:value-type="float" office:value="14.7010191356121" calcext:value-type="float">
            <text:p>14.7010191356</text:p>
          </table:table-cell>
          <table:table-cell office:value-type="float" office:value="0.371839518543414" calcext:value-type="float">
            <text:p>0.3718395185</text:p>
          </table:table-cell>
          <table:table-cell office:value-type="float" office:value="57" calcext:value-type="float">
            <text:p>57</text:p>
          </table:table-cell>
          <table:table-cell office:value-type="float" office:value="60.963" calcext:value-type="float">
            <text:p>60.963</text:p>
          </table:table-cell>
          <table:table-cell office:value-type="float" office:value="-19.662" calcext:value-type="float">
            <text:p>-19.662</text:p>
          </table:table-cell>
          <table:table-cell office:value-type="float" office:value="95.71191" calcext:value-type="float">
            <text:p>95.71191</text:p>
          </table:table-cell>
          <table:table-cell office:value-type="float" office:value="-19.3463021999828" calcext:value-type="float">
            <text:p>-19.3463022</text:p>
          </table:table-cell>
          <table:table-cell office:value-type="float" office:value="-16.4764555253239" calcext:value-type="float">
            <text:p>-16.4764555253</text:p>
          </table:table-cell>
          <table:table-cell office:value-type="float" office:value="1.08763932473132" calcext:value-type="float">
            <text:p>1.087639324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0</text:p>
          </table:table-cell>
          <table:table-cell/>
          <table:table-cell office:value-type="float" office:value="50.355" calcext:value-type="float">
            <text:p>50.355</text:p>
          </table:table-cell>
          <table:table-cell table:number-columns-repeated="2" office:value-type="float" office:value="14.124" calcext:value-type="float">
            <text:p>14.124</text:p>
          </table:table-cell>
          <table:table-cell office:value-type="float" office:value="14.6202070454454" calcext:value-type="float">
            <text:p>14.6202070454</text:p>
          </table:table-cell>
          <table:table-cell office:value-type="float" office:value="0.371810014874387" calcext:value-type="float">
            <text:p>0.3718100149</text:p>
          </table:table-cell>
          <table:table-cell office:value-type="float" office:value="57" calcext:value-type="float">
            <text:p>57</text:p>
          </table:table-cell>
          <table:table-cell office:value-type="float" office:value="78.22" calcext:value-type="float">
            <text:p>78.22</text:p>
          </table:table-cell>
          <table:table-cell office:value-type="float" office:value="-21.389" calcext:value-type="float">
            <text:p>-21.389</text:p>
          </table:table-cell>
          <table:table-cell office:value-type="float" office:value="122.8054" calcext:value-type="float">
            <text:p>122.8054</text:p>
          </table:table-cell>
          <table:table-cell office:value-type="float" office:value="-21.1849943798782" calcext:value-type="float">
            <text:p>-21.1849943799</text:p>
          </table:table-cell>
          <table:table-cell office:value-type="float" office:value="-18.3681666477504" calcext:value-type="float">
            <text:p>-18.3681666478</text:p>
          </table:table-cell>
          <table:table-cell office:value-type="float" office:value="1.08557006688638" calcext:value-type="float">
            <text:p>1.085570066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1</text:p>
          </table:table-cell>
          <table:table-cell/>
          <table:table-cell office:value-type="float" office:value="39.984" calcext:value-type="float">
            <text:p>39.984</text:p>
          </table:table-cell>
          <table:table-cell table:number-columns-repeated="2" office:value-type="float" office:value="14.163" calcext:value-type="float">
            <text:p>14.163</text:p>
          </table:table-cell>
          <table:table-cell office:value-type="float" office:value="14.6591165703405" calcext:value-type="float">
            <text:p>14.6591165703</text:p>
          </table:table-cell>
          <table:table-cell office:value-type="float" office:value="0.371824220346841" calcext:value-type="float">
            <text:p>0.3718242203</text:p>
          </table:table-cell>
          <table:table-cell office:value-type="float" office:value="57" calcext:value-type="float">
            <text:p>57</text:p>
          </table:table-cell>
          <table:table-cell office:value-type="float" office:value="61.923" calcext:value-type="float">
            <text:p>61.923</text:p>
          </table:table-cell>
          <table:table-cell office:value-type="float" office:value="-21.714" calcext:value-type="float">
            <text:p>-21.714</text:p>
          </table:table-cell>
          <table:table-cell office:value-type="float" office:value="97.21911" calcext:value-type="float">
            <text:p>97.21911</text:p>
          </table:table-cell>
          <table:table-cell office:value-type="float" office:value="-21.4643731923076" calcext:value-type="float">
            <text:p>-21.4643731923</text:p>
          </table:table-cell>
          <table:table-cell office:value-type="float" office:value="-18.6556013867576" calcext:value-type="float">
            <text:p>-18.6556013868</text:p>
          </table:table-cell>
          <table:table-cell office:value-type="float" office:value="1.08525564735636" calcext:value-type="float">
            <text:p>1.0852556474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G12</text:p>
          </table:table-cell>
          <table:table-cell/>
          <table:table-cell office:value-type="float" office:value="38.902" calcext:value-type="float">
            <text:p>38.902</text:p>
          </table:table-cell>
          <table:table-cell office:value-type="float" office:value="14.184" calcext:value-type="float">
            <text:p>14.184</text:p>
          </table:table-cell>
          <table:table-cell office:value-type="float" office:value="14.184" calcext:value-type="float">
            <text:p>14.184</text:p>
          </table:table-cell>
          <table:table-cell office:value-type="float" office:value="14.6800678529763" calcext:value-type="float">
            <text:p>14.680067853</text:p>
          </table:table-cell>
          <table:table-cell office:value-type="float" office:value="0.371831869445715" calcext:value-type="float">
            <text:p>0.3718318694</text:p>
          </table:table-cell>
          <table:table-cell office:value-type="float" office:value="57" calcext:value-type="float">
            <text:p>57</text:p>
          </table:table-cell>
          <table:table-cell office:value-type="float" office:value="142.923" calcext:value-type="float">
            <text:p>142.923</text:p>
          </table:table-cell>
          <table:table-cell office:value-type="float" office:value="-21.068" calcext:value-type="float">
            <text:p>-21.068</text:p>
          </table:table-cell>
          <table:table-cell office:value-type="float" office:value="224.38911" calcext:value-type="float">
            <text:p>224.38911</text:p>
          </table:table-cell>
          <table:table-cell office:value-type="float" office:value="-20.9534527265433" calcext:value-type="float">
            <text:p>-20.9534527265</text:p>
          </table:table-cell>
          <table:table-cell office:value-type="float" office:value="-18.129948458916" calcext:value-type="float">
            <text:p>-18.1299484589</text:p>
          </table:table-cell>
          <table:table-cell office:value-type="float" office:value="1.08583064783019" calcext:value-type="float">
            <text:p>1.085830647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4.972" calcext:value-type="float">
            <text:p>4.972</text:p>
          </table:table-cell>
          <table:table-cell office:value-type="float" office:value="5.48943853673582" calcext:value-type="float">
            <text:p>5.4894385367</text:p>
          </table:table-cell>
          <table:table-cell office:value-type="float" office:value="0.36847635198585" calcext:value-type="float">
            <text:p>0.368476352</text:p>
          </table:table-cell>
          <table:table-cell office:value-type="float" office:value="57" calcext:value-type="float">
            <text:p>57</text:p>
          </table:table-cell>
          <table:table-cell office:value-type="float" office:value="186.815" calcext:value-type="float">
            <text:p>186.815</text:p>
          </table:table-cell>
          <table:table-cell office:value-type="float" office:value="-24.818" calcext:value-type="float">
            <text:p>-24.818</text:p>
          </table:table-cell>
          <table:table-cell office:value-type="float" office:value="293.29955" calcext:value-type="float">
            <text:p>293.29955</text:p>
          </table:table-cell>
          <table:table-cell office:value-type="float" office:value="-24.7668745472975" calcext:value-type="float">
            <text:p>-24.7668745473</text:p>
          </table:table-cell>
          <table:table-cell office:value-type="float" office:value="-22.0533308236763" calcext:value-type="float">
            <text:p>-22.0533308237</text:p>
          </table:table-cell>
          <table:table-cell office:value-type="float" office:value="1.08153878266649" calcext:value-type="float">
            <text:p>1.081538782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44.757" calcext:value-type="float">
            <text:p>44.757</text:p>
          </table:table-cell>
          <table:table-cell table:number-columns-repeated="2" office:value-type="float" office:value="4.975" calcext:value-type="float">
            <text:p>4.975</text:p>
          </table:table-cell>
          <table:table-cell office:value-type="float" office:value="5.49243157711236" calcext:value-type="float">
            <text:p>5.4924315771</text:p>
          </table:table-cell>
          <table:table-cell office:value-type="float" office:value="0.368477444787773" calcext:value-type="float">
            <text:p>0.3684774448</text:p>
          </table:table-cell>
          <table:table-cell office:value-type="float" office:value="57" calcext:value-type="float">
            <text:p>57</text:p>
          </table:table-cell>
          <table:table-cell office:value-type="float" office:value="134.5" calcext:value-type="float">
            <text:p>134.5</text:p>
          </table:table-cell>
          <table:table-cell office:value-type="float" office:value="-24.803" calcext:value-type="float">
            <text:p>-24.803</text:p>
          </table:table-cell>
          <table:table-cell office:value-type="float" office:value="211.165" calcext:value-type="float">
            <text:p>211.165</text:p>
          </table:table-cell>
          <table:table-cell office:value-type="float" office:value="-24.7315186866772" calcext:value-type="float">
            <text:p>-24.7315186867</text:p>
          </table:table-cell>
          <table:table-cell office:value-type="float" office:value="-22.01695547194" calcext:value-type="float">
            <text:p>-22.0169554719</text:p>
          </table:table-cell>
          <table:table-cell office:value-type="float" office:value="1.08157857609001" calcext:value-type="float">
            <text:p>1.081578576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59.452" calcext:value-type="float">
            <text:p>59.452</text:p>
          </table:table-cell>
          <table:table-cell table:number-columns-repeated="2" office:value-type="float" office:value="14.007" calcext:value-type="float">
            <text:p>14.007</text:p>
          </table:table-cell>
          <table:table-cell office:value-type="float" office:value="14.5034784707602" calcext:value-type="float">
            <text:p>14.5034784708</text:p>
          </table:table-cell>
          <table:table-cell office:value-type="float" office:value="0.37176739843272" calcext:value-type="float">
            <text:p>0.3717673984</text:p>
          </table:table-cell>
          <table:table-cell office:value-type="float" office:value="57" calcext:value-type="float">
            <text:p>57</text:p>
          </table:table-cell>
          <table:table-cell office:value-type="float" office:value="206.488" calcext:value-type="float">
            <text:p>206.488</text:p>
          </table:table-cell>
          <table:table-cell office:value-type="float" office:value="-20.622" calcext:value-type="float">
            <text:p>-20.622</text:p>
          </table:table-cell>
          <table:table-cell office:value-type="float" office:value="324.18616" calcext:value-type="float">
            <text:p>324.18616</text:p>
          </table:table-cell>
          <table:table-cell office:value-type="float" office:value="-20.5391260424168" calcext:value-type="float">
            <text:p>-20.5391260424</text:p>
          </table:table-cell>
          <table:table-cell office:value-type="float" office:value="-17.7036746077243" calcext:value-type="float">
            <text:p>-17.7036746077</text:p>
          </table:table-cell>
          <table:table-cell office:value-type="float" office:value="1.0862969347529" calcext:value-type="float">
            <text:p>1.086296934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46.498" calcext:value-type="float">
            <text:p>46.498</text:p>
          </table:table-cell>
          <table:table-cell table:number-columns-repeated="2" office:value-type="float" office:value="15.296" calcext:value-type="float">
            <text:p>15.296</text:p>
          </table:table-cell>
          <table:table-cell office:value-type="float" office:value="15.7894881525485" calcext:value-type="float">
            <text:p>15.7894881525</text:p>
          </table:table-cell>
          <table:table-cell office:value-type="float" office:value="0.372236905765465" calcext:value-type="float">
            <text:p>0.3722369058</text:p>
          </table:table-cell>
          <table:table-cell office:value-type="float" office:value="57" calcext:value-type="float">
            <text:p>57</text:p>
          </table:table-cell>
          <table:table-cell office:value-type="float" office:value="168.5" calcext:value-type="float">
            <text:p>168.5</text:p>
          </table:table-cell>
          <table:table-cell office:value-type="float" office:value="-20.069" calcext:value-type="float">
            <text:p>-20.069</text:p>
          </table:table-cell>
          <table:table-cell office:value-type="float" office:value="264.545" calcext:value-type="float">
            <text:p>264.545</text:p>
          </table:table-cell>
          <table:table-cell office:value-type="float" office:value="-19.9613090583295" calcext:value-type="float">
            <text:p>-19.9613090583</text:p>
          </table:table-cell>
          <table:table-cell office:value-type="float" office:value="-17.1091961912299" calcext:value-type="float">
            <text:p>-17.1091961912</text:p>
          </table:table-cell>
          <table:table-cell office:value-type="float" office:value="1.08694720776781" calcext:value-type="float">
            <text:p>1.086947207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51.805" calcext:value-type="float">
            <text:p>51.805</text:p>
          </table:table-cell>
          <table:table-cell office:value-type="float" office:value="15.824" calcext:value-type="float">
            <text:p>15.824</text:p>
          </table:table-cell>
          <table:table-cell office:value-type="float" office:value="15.824" calcext:value-type="float">
            <text:p>15.824</text:p>
          </table:table-cell>
          <table:table-cell office:value-type="float" office:value="16.3162632588202" calcext:value-type="float">
            <text:p>16.3162632588</text:p>
          </table:table-cell>
          <table:table-cell office:value-type="float" office:value="0.372429224015971" calcext:value-type="float">
            <text:p>0.372429224</text:p>
          </table:table-cell>
          <table:table-cell office:value-type="float" office:value="57" calcext:value-type="float">
            <text:p>57</text:p>
          </table:table-cell>
          <table:table-cell office:value-type="float" office:value="191.56" calcext:value-type="float">
            <text:p>191.56</text:p>
          </table:table-cell>
          <table:table-cell office:value-type="float" office:value="-20.127" calcext:value-type="float">
            <text:p>-20.127</text:p>
          </table:table-cell>
          <table:table-cell office:value-type="float" office:value="300.7492" calcext:value-type="float">
            <text:p>300.7492</text:p>
          </table:table-cell>
          <table:table-cell office:value-type="float" office:value="-20.0329417093037" calcext:value-type="float">
            <text:p>-20.0329417093</text:p>
          </table:table-cell>
          <table:table-cell office:value-type="float" office:value="-17.1828943795718" calcext:value-type="float">
            <text:p>-17.1828943796</text:p>
          </table:table-cell>
          <table:table-cell office:value-type="float" office:value="1.08686659312177" calcext:value-type="float">
            <text:p>1.0868665931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55.32" calcext:value-type="float">
            <text:p>55.32</text:p>
          </table:table-cell>
          <table:table-cell table:number-columns-repeated="2" office:value-type="float" office:value="15.377" calcext:value-type="float">
            <text:p>15.377</text:p>
          </table:table-cell>
          <table:table-cell office:value-type="float" office:value="15.8703002427152" calcext:value-type="float">
            <text:p>15.8703002427</text:p>
          </table:table-cell>
          <table:table-cell office:value-type="float" office:value="0.372266409181656" calcext:value-type="float">
            <text:p>0.3722664092</text:p>
          </table:table-cell>
          <table:table-cell office:value-type="float" office:value="57" calcext:value-type="float">
            <text:p>57</text:p>
          </table:table-cell>
          <table:table-cell office:value-type="float" office:value="201.074" calcext:value-type="float">
            <text:p>201.074</text:p>
          </table:table-cell>
          <table:table-cell office:value-type="float" office:value="-20.421" calcext:value-type="float">
            <text:p>-20.421</text:p>
          </table:table-cell>
          <table:table-cell office:value-type="float" office:value="315.68618" calcext:value-type="float">
            <text:p>315.68618</text:p>
          </table:table-cell>
          <table:table-cell office:value-type="float" office:value="-20.334070678179" calcext:value-type="float">
            <text:p>-20.3340706782</text:p>
          </table:table-cell>
          <table:table-cell office:value-type="float" office:value="-17.492706443785" calcext:value-type="float">
            <text:p>-17.4927064438</text:p>
          </table:table-cell>
          <table:table-cell office:value-type="float" office:value="1.08652770425106" calcext:value-type="float">
            <text:p>1.0865277043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63.498" calcext:value-type="float">
            <text:p>63.498</text:p>
          </table:table-cell>
          <table:table-cell table:number-columns-repeated="2" office:value-type="float" office:value="15.044" calcext:value-type="float">
            <text:p>15.044</text:p>
          </table:table-cell>
          <table:table-cell office:value-type="float" office:value="15.5380727609188" calcext:value-type="float">
            <text:p>15.5380727609</text:p>
          </table:table-cell>
          <table:table-cell office:value-type="float" office:value="0.372145117247791" calcext:value-type="float">
            <text:p>0.3721451172</text:p>
          </table:table-cell>
          <table:table-cell office:value-type="float" office:value="57" calcext:value-type="float">
            <text:p>57</text:p>
          </table:table-cell>
          <table:table-cell office:value-type="float" office:value="236.077" calcext:value-type="float">
            <text:p>236.077</text:p>
          </table:table-cell>
          <table:table-cell office:value-type="float" office:value="-20.441" calcext:value-type="float">
            <text:p>-20.441</text:p>
          </table:table-cell>
          <table:table-cell office:value-type="float" office:value="370.64089" calcext:value-type="float">
            <text:p>370.64089</text:p>
          </table:table-cell>
          <table:table-cell office:value-type="float" office:value="-20.3672107094338" calcext:value-type="float">
            <text:p>-20.3672107094</text:p>
          </table:table-cell>
          <table:table-cell office:value-type="float" office:value="-17.5268020724106" calcext:value-type="float">
            <text:p>-17.5268020724</text:p>
          </table:table-cell>
          <table:table-cell office:value-type="float" office:value="1.08649040850193" calcext:value-type="float">
            <text:p>1.086490408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8</text:p>
          </table:table-cell>
          <table:table-cell/>
          <table:table-cell office:value-type="float" office:value="43.246" calcext:value-type="float">
            <text:p>43.24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4.272" calcext:value-type="float">
            <text:p>14.272</text:p>
          </table:table-cell>
          <table:table-cell office:value-type="float" office:value="14.7678637040216" calcext:value-type="float">
            <text:p>14.767863704</text:p>
          </table:table-cell>
          <table:table-cell office:value-type="float" office:value="0.371863922799652" calcext:value-type="float">
            <text:p>0.3718639228</text:p>
          </table:table-cell>
          <table:table-cell office:value-type="float" office:value="78" calcext:value-type="float">
            <text:p>78</text:p>
          </table:table-cell>
          <table:table-cell office:value-type="float" office:value="54.951" calcext:value-type="float">
            <text:p>54.951</text:p>
          </table:table-cell>
          <table:table-cell office:value-type="float" office:value="-19.82" calcext:value-type="float">
            <text:p>-19.82</text:p>
          </table:table-cell>
          <table:table-cell office:value-type="float" office:value="97.81278" calcext:value-type="float">
            <text:p>97.81278</text:p>
          </table:table-cell>
          <table:table-cell office:value-type="float" office:value="-19.5159532351951" calcext:value-type="float">
            <text:p>-19.5159532352</text:p>
          </table:table-cell>
          <table:table-cell office:value-type="float" office:value="-16.6509984715286" calcext:value-type="float">
            <text:p>-16.6509984715</text:p>
          </table:table-cell>
          <table:table-cell office:value-type="float" office:value="1.08744840366631" calcext:value-type="float">
            <text:p>1.0874484037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9</text:p>
          </table:table-cell>
          <table:table-cell/>
          <table:table-cell office:value-type="float" office:value="46.665" calcext:value-type="float">
            <text:p>46.665</text:p>
          </table:table-cell>
          <table:table-cell table:number-columns-repeated="2" office:value-type="float" office:value="14.488" calcext:value-type="float">
            <text:p>14.488</text:p>
          </table:table-cell>
          <table:table-cell office:value-type="float" office:value="14.9833626111327" calcext:value-type="float">
            <text:p>14.9833626111</text:p>
          </table:table-cell>
          <table:table-cell office:value-type="float" office:value="0.371942599126417" calcext:value-type="float">
            <text:p>0.3719425991</text:p>
          </table:table-cell>
          <table:table-cell office:value-type="float" office:value="78" calcext:value-type="float">
            <text:p>78</text:p>
          </table:table-cell>
          <table:table-cell office:value-type="float" office:value="58.686" calcext:value-type="float">
            <text:p>58.686</text:p>
          </table:table-cell>
          <table:table-cell office:value-type="float" office:value="-19.784" calcext:value-type="float">
            <text:p>-19.784</text:p>
          </table:table-cell>
          <table:table-cell office:value-type="float" office:value="104.46108" calcext:value-type="float">
            <text:p>104.46108</text:p>
          </table:table-cell>
          <table:table-cell office:value-type="float" office:value="-19.4988440165315" calcext:value-type="float">
            <text:p>-19.4988440165</text:p>
          </table:table-cell>
          <table:table-cell office:value-type="float" office:value="-16.6333959061858" calcext:value-type="float">
            <text:p>-16.6333959062</text:p>
          </table:table-cell>
          <table:table-cell office:value-type="float" office:value="1.08746765798983" calcext:value-type="float">
            <text:p>1.087467658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0</text:p>
          </table:table-cell>
          <table:table-cell/>
          <table:table-cell office:value-type="float" office:value="55.351" calcext:value-type="float">
            <text:p>55.351</text:p>
          </table:table-cell>
          <table:table-cell office:value-type="float" office:value="13.734" calcext:value-type="float">
            <text:p>13.734</text:p>
          </table:table-cell>
          <table:table-cell office:value-type="float" office:value="13.734" calcext:value-type="float">
            <text:p>13.734</text:p>
          </table:table-cell>
          <table:table-cell office:value-type="float" office:value="14.2311117964947" calcext:value-type="float">
            <text:p>14.2311117965</text:p>
          </table:table-cell>
          <table:table-cell office:value-type="float" office:value="0.371667959927047" calcext:value-type="float">
            <text:p>0.3716679599</text:p>
          </table:table-cell>
          <table:table-cell office:value-type="float" office:value="57" calcext:value-type="float">
            <text:p>57</text:p>
          </table:table-cell>
          <table:table-cell office:value-type="float" office:value="193.7" calcext:value-type="float">
            <text:p>193.7</text:p>
          </table:table-cell>
          <table:table-cell office:value-type="float" office:value="-21.306" calcext:value-type="float">
            <text:p>-21.306</text:p>
          </table:table-cell>
          <table:table-cell office:value-type="float" office:value="304.109" calcext:value-type="float">
            <text:p>304.109</text:p>
          </table:table-cell>
          <table:table-cell office:value-type="float" office:value="-21.2239783405963" calcext:value-type="float">
            <text:p>-21.2239783406</text:p>
          </table:table-cell>
          <table:table-cell office:value-type="float" office:value="-18.408274716351" calcext:value-type="float">
            <text:p>-18.4082747164</text:p>
          </table:table-cell>
          <table:table-cell office:value-type="float" office:value="1.08552619353402" calcext:value-type="float">
            <text:p>1.0855261935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1</text:p>
          </table:table-cell>
          <table:table-cell/>
          <table:table-cell office:value-type="float" office:value="83.703" calcext:value-type="float">
            <text:p>83.703</text:p>
          </table:table-cell>
          <table:table-cell office:value-type="float" office:value="13.578" calcext:value-type="float">
            <text:p>13.578</text:p>
          </table:table-cell>
          <table:table-cell office:value-type="float" office:value="13.578" calcext:value-type="float">
            <text:p>13.578</text:p>
          </table:table-cell>
          <table:table-cell office:value-type="float" office:value="14.0754736969144" calcext:value-type="float">
            <text:p>14.0754736969</text:p>
          </table:table-cell>
          <table:table-cell office:value-type="float" office:value="0.371611137834683" calcext:value-type="float">
            <text:p>0.3716111378</text:p>
          </table:table-cell>
          <table:table-cell office:value-type="float" office:value="78" calcext:value-type="float">
            <text:p>78</text:p>
          </table:table-cell>
          <table:table-cell office:value-type="float" office:value="50.479" calcext:value-type="float">
            <text:p>50.479</text:p>
          </table:table-cell>
          <table:table-cell office:value-type="float" office:value="-20.774" calcext:value-type="float">
            <text:p>-20.774</text:p>
          </table:table-cell>
          <table:table-cell office:value-type="float" office:value="89.85262" calcext:value-type="float">
            <text:p>89.85262</text:p>
          </table:table-cell>
          <table:table-cell office:value-type="float" office:value="-20.4729237933373" calcext:value-type="float">
            <text:p>-20.4729237933</text:p>
          </table:table-cell>
          <table:table-cell office:value-type="float" office:value="-17.6355634076644" calcext:value-type="float">
            <text:p>-17.6355634077</text:p>
          </table:table-cell>
          <table:table-cell office:value-type="float" office:value="1.08637143894346" calcext:value-type="float">
            <text:p>1.0863714389</text:p>
          </table:table-cell>
        </table:table-row>
        <table:table-row table:style-name="ro3">
          <table:table-cell office:value-type="string" calcext:value-type="string">
            <text:p>Martin 1</text:p>
          </table:table-cell>
          <table:table-cell office:value-type="string" calcext:value-type="string">
            <text:p>H12</text:p>
          </table:table-cell>
          <table:table-cell/>
          <table:table-cell office:value-type="float" office:value="85.033" calcext:value-type="float">
            <text:p>85.033</text:p>
          </table:table-cell>
          <table:table-cell table:number-columns-repeated="2" office:value-type="float" office:value="14.895" calcext:value-type="float">
            <text:p>14.895</text:p>
          </table:table-cell>
          <table:table-cell office:value-type="float" office:value="15.3894184222172" calcext:value-type="float">
            <text:p>15.3894184222</text:p>
          </table:table-cell>
          <table:table-cell office:value-type="float" office:value="0.372090845385949" calcext:value-type="float">
            <text:p>0.3720908454</text:p>
          </table:table-cell>
          <table:table-cell office:value-type="float" office:value="78" calcext:value-type="float">
            <text:p>78</text:p>
          </table:table-cell>
          <table:table-cell office:value-type="float" office:value="49.489" calcext:value-type="float">
            <text:p>49.489</text:p>
          </table:table-cell>
          <table:table-cell office:value-type="float" office:value="-19.698" calcext:value-type="float">
            <text:p>-19.698</text:p>
          </table:table-cell>
          <table:table-cell office:value-type="float" office:value="88.09042" calcext:value-type="float">
            <text:p>88.09042</text:p>
          </table:table-cell>
          <table:table-cell office:value-type="float" office:value="-19.3552743597098" calcext:value-type="float">
            <text:p>-19.3552743597</text:p>
          </table:table-cell>
          <table:table-cell office:value-type="float" office:value="-16.4856863985138" calcext:value-type="float">
            <text:p>-16.4856863985</text:p>
          </table:table-cell>
          <table:table-cell office:value-type="float" office:value="1.08762922770388" calcext:value-type="float">
            <text:p>1.087629227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78.531" calcext:value-type="float">
            <text:p>78.531</text:p>
          </table:table-cell>
          <table:table-cell table:number-columns-repeated="2" office:value-type="float" office:value="4.706" calcext:value-type="float">
            <text:p>4.706</text:p>
          </table:table-cell>
          <table:table-cell office:value-type="float" office:value="5.22405562334893" calcext:value-type="float">
            <text:p>5.2240556233</text:p>
          </table:table-cell>
          <table:table-cell office:value-type="float" office:value="0.368379456786713" calcext:value-type="float">
            <text:p>0.3683794568</text:p>
          </table:table-cell>
          <table:table-cell office:value-type="float" office:value="57" calcext:value-type="float">
            <text:p>57</text:p>
          </table:table-cell>
          <table:table-cell office:value-type="float" office:value="234.456" calcext:value-type="float">
            <text:p>234.456</text:p>
          </table:table-cell>
          <table:table-cell office:value-type="float" office:value="-24.866" calcext:value-type="float">
            <text:p>-24.866</text:p>
          </table:table-cell>
          <table:table-cell office:value-type="float" office:value="368.09592" calcext:value-type="float">
            <text:p>368.09592</text:p>
          </table:table-cell>
          <table:table-cell office:value-type="float" office:value="-24.8257119773356" calcext:value-type="float">
            <text:p>-24.8257119773</text:p>
          </table:table-cell>
          <table:table-cell office:value-type="float" office:value="-22.1138648391221" calcext:value-type="float">
            <text:p>-22.1138648391</text:p>
          </table:table-cell>
          <table:table-cell office:value-type="float" office:value="1.08147256039837" calcext:value-type="float">
            <text:p>1.0814725604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153.852" calcext:value-type="float">
            <text:p>153.852</text:p>
          </table:table-cell>
          <table:table-cell table:number-columns-repeated="2" office:value-type="float" office:value="4.722" calcext:value-type="float">
            <text:p>4.722</text:p>
          </table:table-cell>
          <table:table-cell office:value-type="float" office:value="5.24001850535717" calcext:value-type="float">
            <text:p>5.2400185054</text:p>
          </table:table-cell>
          <table:table-cell office:value-type="float" office:value="0.368385285074695" calcext:value-type="float">
            <text:p>0.3683852851</text:p>
          </table:table-cell>
          <table:table-cell office:value-type="float" office:value="78" calcext:value-type="float">
            <text:p>78</text:p>
          </table:table-cell>
          <table:table-cell office:value-type="float" office:value="76.273" calcext:value-type="float">
            <text:p>76.273</text:p>
          </table:table-cell>
          <table:table-cell office:value-type="float" office:value="-24.26" calcext:value-type="float">
            <text:p>-24.26</text:p>
          </table:table-cell>
          <table:table-cell office:value-type="float" office:value="135.76594" calcext:value-type="float">
            <text:p>135.76594</text:p>
          </table:table-cell>
          <table:table-cell office:value-type="float" office:value="-24.136514512785" calcext:value-type="float">
            <text:p>-24.1365145128</text:p>
          </table:table-cell>
          <table:table-cell office:value-type="float" office:value="-21.4047942706529" calcext:value-type="float">
            <text:p>-21.4047942707</text:p>
          </table:table-cell>
          <table:table-cell office:value-type="float" office:value="1.08224825525635" calcext:value-type="float">
            <text:p>1.082248255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65.535" calcext:value-type="float">
            <text:p>65.535</text:p>
          </table:table-cell>
          <table:table-cell table:number-columns-repeated="2" office:value-type="float" office:value="4.313" calcext:value-type="float">
            <text:p>4.313</text:p>
          </table:table-cell>
          <table:table-cell office:value-type="float" office:value="4.83196733402169" calcext:value-type="float">
            <text:p>4.831967334</text:p>
          </table:table-cell>
          <table:table-cell office:value-type="float" office:value="0.36823629924908" calcext:value-type="float">
            <text:p>0.3682362992</text:p>
          </table:table-cell>
          <table:table-cell office:value-type="float" office:value="57" calcext:value-type="float">
            <text:p>57</text:p>
          </table:table-cell>
          <table:table-cell office:value-type="float" office:value="197.776" calcext:value-type="float">
            <text:p>197.776</text:p>
          </table:table-cell>
          <table:table-cell office:value-type="float" office:value="-25.017" calcext:value-type="float">
            <text:p>-25.017</text:p>
          </table:table-cell>
          <table:table-cell office:value-type="float" office:value="310.50832" calcext:value-type="float">
            <text:p>310.50832</text:p>
          </table:table-cell>
          <table:table-cell office:value-type="float" office:value="-24.9705498695614" calcext:value-type="float">
            <text:p>-24.9705498696</text:p>
          </table:table-cell>
          <table:table-cell office:value-type="float" office:value="-22.2628791519409" calcext:value-type="float">
            <text:p>-22.2628791519</text:p>
          </table:table-cell>
          <table:table-cell office:value-type="float" office:value="1.08130954314976" calcext:value-type="float">
            <text:p>1.0813095431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62.871" calcext:value-type="float">
            <text:p>62.871</text:p>
          </table:table-cell>
          <table:table-cell table:number-columns-repeated="2" office:value-type="float" office:value="14.602" calcext:value-type="float">
            <text:p>14.602</text:p>
          </table:table-cell>
          <table:table-cell office:value-type="float" office:value="15.0970981454414" calcext:value-type="float">
            <text:p>15.0970981454</text:p>
          </table:table-cell>
          <table:table-cell office:value-type="float" office:value="0.371984122693224" calcext:value-type="float">
            <text:p>0.3719841227</text:p>
          </table:table-cell>
          <table:table-cell office:value-type="float" office:value="57" calcext:value-type="float">
            <text:p>57</text:p>
          </table:table-cell>
          <table:table-cell office:value-type="float" office:value="225.305" calcext:value-type="float">
            <text:p>225.305</text:p>
          </table:table-cell>
          <table:table-cell office:value-type="float" office:value="-20.439" calcext:value-type="float">
            <text:p>-20.439</text:p>
          </table:table-cell>
          <table:table-cell office:value-type="float" office:value="353.72885" calcext:value-type="float">
            <text:p>353.72885</text:p>
          </table:table-cell>
          <table:table-cell office:value-type="float" office:value="-20.3616385551044" calcext:value-type="float">
            <text:p>-20.3616385551</text:p>
          </table:table-cell>
          <table:table-cell office:value-type="float" office:value="-17.5210692442427" calcext:value-type="float">
            <text:p>-17.5210692442</text:p>
          </table:table-cell>
          <table:table-cell office:value-type="float" office:value="1.08649667939931" calcext:value-type="float">
            <text:p>1.0864966794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54.628" calcext:value-type="float">
            <text:p>54.628</text:p>
          </table:table-cell>
          <table:table-cell table:number-columns-repeated="2" office:value-type="float" office:value="14.911" calcext:value-type="float">
            <text:p>14.911</text:p>
          </table:table-cell>
          <table:table-cell office:value-type="float" office:value="15.4053813042254" calcext:value-type="float">
            <text:p>15.4053813042</text:p>
          </table:table-cell>
          <table:table-cell office:value-type="float" office:value="0.372096673239719" calcext:value-type="float">
            <text:p>0.3720966732</text:p>
          </table:table-cell>
          <table:table-cell office:value-type="float" office:value="57" calcext:value-type="float">
            <text:p>57</text:p>
          </table:table-cell>
          <table:table-cell office:value-type="float" office:value="192.502" calcext:value-type="float">
            <text:p>192.502</text:p>
          </table:table-cell>
          <table:table-cell office:value-type="float" office:value="-20.439" calcext:value-type="float">
            <text:p>-20.439</text:p>
          </table:table-cell>
          <table:table-cell office:value-type="float" office:value="302.22814" calcext:value-type="float">
            <text:p>302.22814</text:p>
          </table:table-cell>
          <table:table-cell office:value-type="float" office:value="-20.3483322713696" calcext:value-type="float">
            <text:p>-20.3483322714</text:p>
          </table:table-cell>
          <table:table-cell office:value-type="float" office:value="-17.5073792719818" calcext:value-type="float">
            <text:p>-17.507379272</text:p>
          </table:table-cell>
          <table:table-cell office:value-type="float" office:value="1.08651165427563" calcext:value-type="float">
            <text:p>1.086511654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6</text:p>
          </table:table-cell>
          <table:table-cell/>
          <table:table-cell office:value-type="float" office:value="62.043" calcext:value-type="float">
            <text:p>62.043</text:p>
          </table:table-cell>
          <table:table-cell table:number-columns-repeated="2" office:value-type="float" office:value="14.811" calcext:value-type="float">
            <text:p>14.811</text:p>
          </table:table-cell>
          <table:table-cell office:value-type="float" office:value="15.3056132916739" calcext:value-type="float">
            <text:p>15.3056132917</text:p>
          </table:table-cell>
          <table:table-cell office:value-type="float" office:value="0.372060249142471" calcext:value-type="float">
            <text:p>0.3720602491</text:p>
          </table:table-cell>
          <table:table-cell office:value-type="float" office:value="57" calcext:value-type="float">
            <text:p>57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-20.401" calcext:value-type="float">
            <text:p>-20.401</text:p>
          </table:table-cell>
          <table:table-cell office:value-type="float" office:value="346.21954" calcext:value-type="float">
            <text:p>346.21954</text:p>
          </table:table-cell>
          <table:table-cell office:value-type="float" office:value="-20.3216361906184" calcext:value-type="float">
            <text:p>-20.3216361906</text:p>
          </table:table-cell>
          <table:table-cell office:value-type="float" office:value="-17.4799134060612" calcext:value-type="float">
            <text:p>-17.4799134061</text:p>
          </table:table-cell>
          <table:table-cell office:value-type="float" office:value="1.08654169800033" calcext:value-type="float">
            <text:p>1.086541698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7</text:p>
          </table:table-cell>
          <table:table-cell/>
          <table:table-cell office:value-type="float" office:value="48.688" calcext:value-type="float">
            <text:p>48.688</text:p>
          </table:table-cell>
          <table:table-cell table:number-columns-repeated="2" office:value-type="float" office:value="13.744" calcext:value-type="float">
            <text:p>13.744</text:p>
          </table:table-cell>
          <table:table-cell office:value-type="float" office:value="14.2410885977499" calcext:value-type="float">
            <text:p>14.2410885977</text:p>
          </table:table-cell>
          <table:table-cell office:value-type="float" office:value="0.371671602366654" calcext:value-type="float">
            <text:p>0.3716716024</text:p>
          </table:table-cell>
          <table:table-cell office:value-type="float" office:value="57" calcext:value-type="float">
            <text:p>57</text:p>
          </table:table-cell>
          <table:table-cell office:value-type="float" office:value="173.642" calcext:value-type="float">
            <text:p>173.642</text:p>
          </table:table-cell>
          <table:table-cell office:value-type="float" office:value="-20.74" calcext:value-type="float">
            <text:p>-20.74</text:p>
          </table:table-cell>
          <table:table-cell office:value-type="float" office:value="272.61794" calcext:value-type="float">
            <text:p>272.61794</text:p>
          </table:table-cell>
          <table:table-cell office:value-type="float" office:value="-20.6425145774837" calcext:value-type="float">
            <text:p>-20.6425145775</text:p>
          </table:table-cell>
          <table:table-cell office:value-type="float" office:value="-17.8100443654553" calcext:value-type="float">
            <text:p>-17.8100443655</text:p>
          </table:table-cell>
          <table:table-cell office:value-type="float" office:value="1.08618058079078" calcext:value-type="float">
            <text:p>1.0861805808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48.263" calcext:value-type="float">
            <text:p>48.263</text:p>
          </table:table-cell>
          <table:table-cell office:value-type="float" office:value="13.444" calcext:value-type="float">
            <text:p>13.444</text:p>
          </table:table-cell>
          <table:table-cell office:value-type="float" office:value="13.444" calcext:value-type="float">
            <text:p>13.444</text:p>
          </table:table-cell>
          <table:table-cell office:value-type="float" office:value="13.9417845600955" calcext:value-type="float">
            <text:p>13.9417845601</text:p>
          </table:table-cell>
          <table:table-cell office:value-type="float" office:value="0.37156232906257" calcext:value-type="float">
            <text:p>0.3715623291</text:p>
          </table:table-cell>
          <table:table-cell office:value-type="float" office:value="57" calcext:value-type="float">
            <text:p>57</text:p>
          </table:table-cell>
          <table:table-cell office:value-type="float" office:value="172.153" calcext:value-type="float">
            <text:p>172.153</text:p>
          </table:table-cell>
          <table:table-cell office:value-type="float" office:value="-20.515" calcext:value-type="float">
            <text:p>-20.515</text:p>
          </table:table-cell>
          <table:table-cell office:value-type="float" office:value="270.28021" calcext:value-type="float">
            <text:p>270.28021</text:p>
          </table:table-cell>
          <table:table-cell office:value-type="float" office:value="-20.4143004319963" calcext:value-type="float">
            <text:p>-20.414300432</text:p>
          </table:table-cell>
          <table:table-cell office:value-type="float" office:value="-17.575249633616" calcext:value-type="float">
            <text:p>-17.5752496336</text:p>
          </table:table-cell>
          <table:table-cell office:value-type="float" office:value="1.08643741373952" calcext:value-type="float">
            <text:p>1.086437413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9</text:p>
          </table:table-cell>
          <table:table-cell/>
          <table:table-cell office:value-type="float" office:value="64.443" calcext:value-type="float">
            <text:p>64.443</text:p>
          </table:table-cell>
          <table:table-cell table:number-columns-repeated="2" office:value-type="float" office:value="14.441" calcext:value-type="float">
            <text:p>14.441</text:p>
          </table:table-cell>
          <table:table-cell office:value-type="float" office:value="14.9364716452335" calcext:value-type="float">
            <text:p>14.9364716452</text:p>
          </table:table-cell>
          <table:table-cell office:value-type="float" office:value="0.371925479751078" calcext:value-type="float">
            <text:p>0.3719254798</text:p>
          </table:table-cell>
          <table:table-cell office:value-type="float" office:value="57" calcext:value-type="float">
            <text:p>57</text:p>
          </table:table-cell>
          <table:table-cell office:value-type="float" office:value="232.087" calcext:value-type="float">
            <text:p>232.087</text:p>
          </table:table-cell>
          <table:table-cell office:value-type="float" office:value="-20.738" calcext:value-type="float">
            <text:p>-20.738</text:p>
          </table:table-cell>
          <table:table-cell office:value-type="float" office:value="364.37659" calcext:value-type="float">
            <text:p>364.37659</text:p>
          </table:table-cell>
          <table:table-cell office:value-type="float" office:value="-20.6652388345459" calcext:value-type="float">
            <text:p>-20.6652388345</text:p>
          </table:table-cell>
          <table:table-cell office:value-type="float" office:value="-17.8334238796031" calcext:value-type="float">
            <text:p>-17.8334238796</text:p>
          </table:table-cell>
          <table:table-cell office:value-type="float" office:value="1.08615500676425" calcext:value-type="float">
            <text:p>1.0861550068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41.801" calcext:value-type="float">
            <text:p>41.801</text:p>
          </table:table-cell>
          <table:table-cell office:value-type="float" office:value="13.929" calcext:value-type="float">
            <text:p>13.929</text:p>
          </table:table-cell>
          <table:table-cell office:value-type="float" office:value="13.929" calcext:value-type="float">
            <text:p>13.929</text:p>
          </table:table-cell>
          <table:table-cell office:value-type="float" office:value="14.4256594209701" calcext:value-type="float">
            <text:p>14.425659421</text:p>
          </table:table-cell>
          <table:table-cell office:value-type="float" office:value="0.371738987451354" calcext:value-type="float">
            <text:p>0.3717389875</text:p>
          </table:table-cell>
          <table:table-cell office:value-type="float" office:value="57" calcext:value-type="float">
            <text:p>57</text:p>
          </table:table-cell>
          <table:table-cell office:value-type="float" office:value="147.207" calcext:value-type="float">
            <text:p>147.207</text:p>
          </table:table-cell>
          <table:table-cell office:value-type="float" office:value="-21.291" calcext:value-type="float">
            <text:p>-21.291</text:p>
          </table:table-cell>
          <table:table-cell office:value-type="float" office:value="231.11499" calcext:value-type="float">
            <text:p>231.11499</text:p>
          </table:table-cell>
          <table:table-cell office:value-type="float" office:value="-21.1825699952945" calcext:value-type="float">
            <text:p>-21.1825699953</text:p>
          </table:table-cell>
          <table:table-cell office:value-type="float" office:value="-18.3656723557029" calcext:value-type="float">
            <text:p>-18.3656723557</text:p>
          </table:table-cell>
          <table:table-cell office:value-type="float" office:value="1.08557279533745" calcext:value-type="float">
            <text:p>1.085572795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1</text:p>
          </table:table-cell>
          <table:table-cell/>
          <table:table-cell office:value-type="float" office:value="38.012" calcext:value-type="float">
            <text:p>38.012</text:p>
          </table:table-cell>
          <table:table-cell table:number-columns-repeated="2" office:value-type="float" office:value="14.359" calcext:value-type="float">
            <text:p>14.359</text:p>
          </table:table-cell>
          <table:table-cell office:value-type="float" office:value="14.8546618749413" calcext:value-type="float">
            <text:p>14.8546618749</text:p>
          </table:table-cell>
          <table:table-cell office:value-type="float" office:value="0.371895611890655" calcext:value-type="float">
            <text:p>0.3718956119</text:p>
          </table:table-cell>
          <table:table-cell office:value-type="float" office:value="57" calcext:value-type="float">
            <text:p>57</text:p>
          </table:table-cell>
          <table:table-cell office:value-type="float" office:value="138.701" calcext:value-type="float">
            <text:p>138.701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217.76057" calcext:value-type="float">
            <text:p>217.76057</text:p>
          </table:table-cell>
          <table:table-cell office:value-type="float" office:value="-20.6004135522083" calcext:value-type="float">
            <text:p>-20.6004135522</text:p>
          </table:table-cell>
          <table:table-cell office:value-type="float" office:value="-17.7667293513111" calcext:value-type="float">
            <text:p>-17.7667293513</text:p>
          </table:table-cell>
          <table:table-cell office:value-type="float" office:value="1.08622796152321" calcext:value-type="float">
            <text:p>1.0862279615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54.49" calcext:value-type="float">
            <text:p>54.49</text:p>
          </table:table-cell>
          <table:table-cell table:number-columns-repeated="2" office:value-type="float" office:value="14.489" calcext:value-type="float">
            <text:p>14.489</text:p>
          </table:table-cell>
          <table:table-cell office:value-type="float" office:value="14.9843602912582" calcext:value-type="float">
            <text:p>14.9843602913</text:p>
          </table:table-cell>
          <table:table-cell office:value-type="float" office:value="0.371942963368382" calcext:value-type="float">
            <text:p>0.3719429634</text:p>
          </table:table-cell>
          <table:table-cell office:value-type="float" office:value="57" calcext:value-type="float">
            <text:p>57</text:p>
          </table:table-cell>
          <table:table-cell office:value-type="float" office:value="195.987" calcext:value-type="float">
            <text:p>195.987</text:p>
          </table:table-cell>
          <table:table-cell office:value-type="float" office:value="-20.731" calcext:value-type="float">
            <text:p>-20.731</text:p>
          </table:table-cell>
          <table:table-cell office:value-type="float" office:value="307.69959" calcext:value-type="float">
            <text:p>307.69959</text:p>
          </table:table-cell>
          <table:table-cell office:value-type="float" office:value="-20.6446486250736" calcext:value-type="float">
            <text:p>-20.6446486251</text:p>
          </table:table-cell>
          <table:table-cell office:value-type="float" office:value="-17.8122399486017" calcext:value-type="float">
            <text:p>-17.8122399486</text:p>
          </table:table-cell>
          <table:table-cell office:value-type="float" office:value="1.08617817912032" calcext:value-type="float">
            <text:p>1.0861781791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54.723" calcext:value-type="float">
            <text:p>54.723</text:p>
          </table:table-cell>
          <table:table-cell table:number-columns-repeated="2" office:value-type="float" office:value="4.974" calcext:value-type="float">
            <text:p>4.974</text:p>
          </table:table-cell>
          <table:table-cell office:value-type="float" office:value="5.49143389698684" calcext:value-type="float">
            <text:p>5.491433897</text:p>
          </table:table-cell>
          <table:table-cell office:value-type="float" office:value="0.368477080520468" calcext:value-type="float">
            <text:p>0.3684770805</text:p>
          </table:table-cell>
          <table:table-cell office:value-type="float" office:value="57" calcext:value-type="float">
            <text:p>57</text:p>
          </table:table-cell>
          <table:table-cell office:value-type="float" office:value="162.598" calcext:value-type="float">
            <text:p>162.598</text:p>
          </table:table-cell>
          <table:table-cell office:value-type="float" office:value="-24.806" calcext:value-type="float">
            <text:p>-24.806</text:p>
          </table:table-cell>
          <table:table-cell office:value-type="float" office:value="255.27886" calcext:value-type="float">
            <text:p>255.27886</text:p>
          </table:table-cell>
          <table:table-cell office:value-type="float" office:value="-24.7470418770705" calcext:value-type="float">
            <text:p>-24.7470418771</text:p>
          </table:table-cell>
          <table:table-cell office:value-type="float" office:value="-22.0329262756687" calcext:value-type="float">
            <text:p>-22.0329262757</text:p>
          </table:table-cell>
          <table:table-cell office:value-type="float" office:value="1.08156110456649" calcext:value-type="float">
            <text:p>1.0815611046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3.404" calcext:value-type="float">
            <text:p>3.404</text:p>
          </table:table-cell>
          <table:table-cell office:value-type="float" office:value="3.92507609992893" calcext:value-type="float">
            <text:p>3.9250760999</text:p>
          </table:table-cell>
          <table:table-cell office:value-type="float" office:value="0.367905177566709" calcext:value-type="float">
            <text:p>0.3679051776</text:p>
          </table:table-cell>
          <table:table-cell office:value-type="float" office:value="50" calcext:value-type="float">
            <text:p>50</text:p>
          </table:table-cell>
          <table:table-cell office:value-type="float" office:value="129.062" calcext:value-type="float">
            <text:p>129.062</text:p>
          </table:table-cell>
          <table:table-cell office:value-type="float" office:value="-25.472" calcext:value-type="float">
            <text:p>-25.472</text:p>
          </table:table-cell>
          <table:table-cell office:value-type="float" office:value="193.593" calcext:value-type="float">
            <text:p>193.593</text:p>
          </table:table-cell>
          <table:table-cell office:value-type="float" office:value="-25.4037814293577" calcext:value-type="float">
            <text:p>-25.4037814294</text:p>
          </table:table-cell>
          <table:table-cell office:value-type="float" office:value="-22.708603003499" calcext:value-type="float">
            <text:p>-22.7086030035</text:p>
          </table:table-cell>
          <table:table-cell office:value-type="float" office:value="1.08082193123874" calcext:value-type="float">
            <text:p>1.0808219312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65.035" calcext:value-type="float">
            <text:p>65.035</text:p>
          </table:table-cell>
          <table:table-cell table:number-columns-repeated="2" office:value-type="float" office:value="-1.15" calcext:value-type="float">
            <text:p>-1.15</text:p>
          </table:table-cell>
          <table:table-cell office:value-type="float" office:value="-0.618359191664542" calcext:value-type="float">
            <text:p>-0.6183591917</text:p>
          </table:table-cell>
          <table:table-cell office:value-type="float" office:value="0.366246257587807" calcext:value-type="float">
            <text:p>0.3662462576</text:p>
          </table:table-cell>
          <table:table-cell office:value-type="float" office:value="0" calcext:value-type="float">
            <text:p>0</text:p>
          </table:table-cell>
          <table:table-cell office:value-type="float" office:value="2.724" calcext:value-type="float">
            <text:p>2.724</text:p>
          </table:table-cell>
          <table:table-cell office:value-type="float" office:value="-30.891" calcext:value-type="float">
            <text:p>-30.891</text:p>
          </table:table-cell>
          <table:table-cell office:value-type="float" office:value="2.724" calcext:value-type="float">
            <text:p>2.724</text:p>
          </table:table-cell>
          <table:table-cell office:value-type="float" office:value="-4.68299999999984" calcext:value-type="float">
            <text:p>-4.683</text:p>
          </table:table-cell>
          <table:table-cell office:value-type="float" office:value="-1.3903349845899" calcext:value-type="float">
            <text:p>-1.3903349846</text:p>
          </table:table-cell>
          <table:table-cell office:value-type="float" office:value="1.10413825675539" calcext:value-type="float">
            <text:p>1.1041382568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88.263" calcext:value-type="float">
            <text:p>88.263</text:p>
          </table:table-cell>
          <table:table-cell office:value-type="float" office:value="14.415" calcext:value-type="float">
            <text:p>14.415</text:p>
          </table:table-cell>
          <table:table-cell office:value-type="float" office:value="14.415" calcext:value-type="float">
            <text:p>14.415</text:p>
          </table:table-cell>
          <table:table-cell office:value-type="float" office:value="14.9105319619701" calcext:value-type="float">
            <text:p>14.910531962</text:p>
          </table:table-cell>
          <table:table-cell office:value-type="float" office:value="0.37191600945581" calcext:value-type="float">
            <text:p>0.3719160095</text:p>
          </table:table-cell>
          <table:table-cell office:value-type="float" office:value="78" calcext:value-type="float">
            <text:p>78</text:p>
          </table:table-cell>
          <table:table-cell office:value-type="float" office:value="52.839" calcext:value-type="float">
            <text:p>52.839</text:p>
          </table:table-cell>
          <table:table-cell office:value-type="float" office:value="-19.572" calcext:value-type="float">
            <text:p>-19.572</text:p>
          </table:table-cell>
          <table:table-cell office:value-type="float" office:value="94.05342" calcext:value-type="float">
            <text:p>94.05342</text:p>
          </table:table-cell>
          <table:table-cell office:value-type="float" office:value="-19.2477943576784" calcext:value-type="float">
            <text:p>-19.2477943577</text:p>
          </table:table-cell>
          <table:table-cell office:value-type="float" office:value="-16.3751071958043" calcext:value-type="float">
            <text:p>-16.3751071958</text:p>
          </table:table-cell>
          <table:table-cell office:value-type="float" office:value="1.08775018267428" calcext:value-type="float">
            <text:p>1.0877501827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46.404" calcext:value-type="float">
            <text:p>46.404</text:p>
          </table:table-cell>
          <table:table-cell table:number-columns-repeated="2" office:value-type="float" office:value="13.975" calcext:value-type="float">
            <text:p>13.975</text:p>
          </table:table-cell>
          <table:table-cell office:value-type="float" office:value="14.4715527067437" calcext:value-type="float">
            <text:p>14.4715527067</text:p>
          </table:table-cell>
          <table:table-cell office:value-type="float" office:value="0.371755742647454" calcext:value-type="float">
            <text:p>0.3717557426</text:p>
          </table:table-cell>
          <table:table-cell office:value-type="float" office:value="78" calcext:value-type="float">
            <text:p>78</text:p>
          </table:table-cell>
          <table:table-cell office:value-type="float" office:value="61.059" calcext:value-type="float">
            <text:p>61.059</text:p>
          </table:table-cell>
          <table:table-cell office:value-type="float" office:value="-19.984" calcext:value-type="float">
            <text:p>-19.984</text:p>
          </table:table-cell>
          <table:table-cell office:value-type="float" office:value="108.68502" calcext:value-type="float">
            <text:p>108.68502</text:p>
          </table:table-cell>
          <table:table-cell office:value-type="float" office:value="-19.7155245177849" calcext:value-type="float">
            <text:p>-19.7155245178</text:p>
          </table:table-cell>
          <table:table-cell office:value-type="float" office:value="-16.8563244195692" calcext:value-type="float">
            <text:p>-16.8563244196</text:p>
          </table:table-cell>
          <table:table-cell office:value-type="float" office:value="1.08722381015392" calcext:value-type="float">
            <text:p>1.0872238102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6</text:p>
          </table:table-cell>
          <table:table-cell/>
          <table:table-cell office:value-type="float" office:value="53.501" calcext:value-type="float">
            <text:p>53.501</text:p>
          </table:table-cell>
          <table:table-cell office:value-type="float" office:value="14.007" calcext:value-type="float">
            <text:p>14.007</text:p>
          </table:table-cell>
          <table:table-cell office:value-type="float" office:value="14.007" calcext:value-type="float">
            <text:p>14.007</text:p>
          </table:table-cell>
          <table:table-cell office:value-type="float" office:value="14.5034784707602" calcext:value-type="float">
            <text:p>14.5034784708</text:p>
          </table:table-cell>
          <table:table-cell office:value-type="float" office:value="0.37176739843272" calcext:value-type="float">
            <text:p>0.3717673984</text:p>
          </table:table-cell>
          <table:table-cell office:value-type="float" office:value="57" calcext:value-type="float">
            <text:p>57</text:p>
          </table:table-cell>
          <table:table-cell office:value-type="float" office:value="188.446" calcext:value-type="float">
            <text:p>188.446</text:p>
          </table:table-cell>
          <table:table-cell office:value-type="float" office:value="-20.435" calcext:value-type="float">
            <text:p>-20.435</text:p>
          </table:table-cell>
          <table:table-cell office:value-type="float" office:value="295.86022" calcext:value-type="float">
            <text:p>295.86022</text:p>
          </table:table-cell>
          <table:table-cell office:value-type="float" office:value="-20.3423237663922" calcext:value-type="float">
            <text:p>-20.3423237664</text:p>
          </table:table-cell>
          <table:table-cell office:value-type="float" office:value="-17.5011975109349" calcext:value-type="float">
            <text:p>-17.5011975109</text:p>
          </table:table-cell>
          <table:table-cell office:value-type="float" office:value="1.08651841623869" calcext:value-type="float">
            <text:p>1.0865184162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78.782" calcext:value-type="float">
            <text:p>78.782</text:p>
          </table:table-cell>
          <table:table-cell table:number-columns-repeated="2" office:value-type="float" office:value="13.819" calcext:value-type="float">
            <text:p>13.819</text:p>
          </table:table-cell>
          <table:table-cell office:value-type="float" office:value="14.3159146071635" calcext:value-type="float">
            <text:p>14.3159146072</text:p>
          </table:table-cell>
          <table:table-cell office:value-type="float" office:value="0.371698920655222" calcext:value-type="float">
            <text:p>0.3716989207</text:p>
          </table:table-cell>
          <table:table-cell office:value-type="float" office:value="78" calcext:value-type="float">
            <text:p>78</text:p>
          </table:table-cell>
          <table:table-cell office:value-type="float" office:value="46.228" calcext:value-type="float">
            <text:p>46.228</text:p>
          </table:table-cell>
          <table:table-cell office:value-type="float" office:value="-21.635" calcext:value-type="float">
            <text:p>-21.635</text:p>
          </table:table-cell>
          <table:table-cell office:value-type="float" office:value="82.28584" calcext:value-type="float">
            <text:p>82.28584</text:p>
          </table:table-cell>
          <table:table-cell office:value-type="float" office:value="-21.3356791326991" calcext:value-type="float">
            <text:p>-21.3356791327</text:p>
          </table:table-cell>
          <table:table-cell office:value-type="float" office:value="-18.5231964161957" calcext:value-type="float">
            <text:p>-18.5231964162</text:p>
          </table:table-cell>
          <table:table-cell office:value-type="float" office:value="1.08540048294629" calcext:value-type="float">
            <text:p>1.0854004829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56.156" calcext:value-type="float">
            <text:p>56.156</text:p>
          </table:table-cell>
          <table:table-cell table:number-columns-repeated="2" office:value-type="float" office:value="14.575" calcext:value-type="float">
            <text:p>14.575</text:p>
          </table:table-cell>
          <table:table-cell office:value-type="float" office:value="15.0701607820525" calcext:value-type="float">
            <text:p>15.0701607821</text:p>
          </table:table-cell>
          <table:table-cell office:value-type="float" office:value="0.371974288167371" calcext:value-type="float">
            <text:p>0.3719742882</text:p>
          </table:table-cell>
          <table:table-cell office:value-type="float" office:value="57" calcext:value-type="float">
            <text:p>57</text:p>
          </table:table-cell>
          <table:table-cell office:value-type="float" office:value="199.502" calcext:value-type="float">
            <text:p>199.502</text:p>
          </table:table-cell>
          <table:table-cell office:value-type="float" office:value="-21.165" calcext:value-type="float">
            <text:p>-21.165</text:p>
          </table:table-cell>
          <table:table-cell office:value-type="float" office:value="313.21814" calcext:value-type="float">
            <text:p>313.21814</text:p>
          </table:table-cell>
          <table:table-cell office:value-type="float" office:value="-21.0841098074309" calcext:value-type="float">
            <text:p>-21.0841098074</text:p>
          </table:table-cell>
          <table:table-cell office:value-type="float" office:value="-18.2643730547463" calcext:value-type="float">
            <text:p>-18.2643730547</text:p>
          </table:table-cell>
          <table:table-cell office:value-type="float" office:value="1.08568360428151" calcext:value-type="float">
            <text:p>1.0856836043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71.534" calcext:value-type="float">
            <text:p>71.534</text:p>
          </table:table-cell>
          <table:table-cell table:number-columns-repeated="2" office:value-type="float" office:value="14.309" calcext:value-type="float">
            <text:p>14.309</text:p>
          </table:table-cell>
          <table:table-cell office:value-type="float" office:value="14.8047778686656" calcext:value-type="float">
            <text:p>14.8047778687</text:p>
          </table:table-cell>
          <table:table-cell office:value-type="float" office:value="0.371877399771853" calcext:value-type="float">
            <text:p>0.3718773998</text:p>
          </table:table-cell>
          <table:table-cell office:value-type="float" office:value="78" calcext:value-type="float">
            <text:p>78</text:p>
          </table:table-cell>
          <table:table-cell office:value-type="float" office:value="42.125" calcext:value-type="float">
            <text:p>42.125</text:p>
          </table:table-cell>
          <table:table-cell office:value-type="float" office:value="-20.475" calcext:value-type="float">
            <text:p>-20.475</text:p>
          </table:table-cell>
          <table:table-cell office:value-type="float" office:value="74.9825" calcext:value-type="float">
            <text:p>74.9825</text:p>
          </table:table-cell>
          <table:table-cell office:value-type="float" office:value="-20.1002602234861" calcext:value-type="float">
            <text:p>-20.1002602235</text:p>
          </table:table-cell>
          <table:table-cell office:value-type="float" office:value="-17.2521540323928" calcext:value-type="float">
            <text:p>-17.2521540324</text:p>
          </table:table-cell>
          <table:table-cell office:value-type="float" office:value="1.08679083344097" calcext:value-type="float">
            <text:p>1.0867908334</text:p>
          </table:table-cell>
        </table:table-row>
        <table:table-row table:style-name="ro3">
          <table:table-cell office:value-type="string" calcext:value-type="string">
            <text:p>Martin 2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44.817" calcext:value-type="float">
            <text:p>44.817</text:p>
          </table:table-cell>
          <table:table-cell office:value-type="float" office:value="14.156" calcext:value-type="float">
            <text:p>14.15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4.6521328094619" calcext:value-type="float">
            <text:p>14.6521328095</text:p>
          </table:table-cell>
          <table:table-cell office:value-type="float" office:value="0.371821670646955" calcext:value-type="float">
            <text:p>0.3718216706</text:p>
          </table:table-cell>
          <table:table-cell office:value-type="float" office:value="57" calcext:value-type="float">
            <text:p>57</text:p>
          </table:table-cell>
          <table:table-cell office:value-type="float" office:value="153.516" calcext:value-type="float">
            <text:p>153.516</text:p>
          </table:table-cell>
          <table:table-cell office:value-type="float" office:value="-20.893" calcext:value-type="float">
            <text:p>-20.893</text:p>
          </table:table-cell>
          <table:table-cell office:value-type="float" office:value="241.02012" calcext:value-type="float">
            <text:p>241.02012</text:p>
          </table:table-cell>
          <table:table-cell office:value-type="float" office:value="-20.7843870881129" calcext:value-type="float">
            <text:p>-20.7843870881</text:p>
          </table:table-cell>
          <table:table-cell office:value-type="float" office:value="-17.9560077894902" calcext:value-type="float">
            <text:p>-17.9560077895</text:p>
          </table:table-cell>
          <table:table-cell office:value-type="float" office:value="1.08602091632914" calcext:value-type="float">
            <text:p>1.0860209163</text:p>
          </table:table-cell>
        </table:table-row>
      </table:table>
      <table:table table:name="CNEA with helpR" table:style-name="ta1">
        <table:table-column table:style-name="co1" table:number-columns-repeated="17" table:default-cell-style-name="Default"/>
        <table:table-row table:style-name="ro3">
          <table:table-cell office:value-type="string" calcext:value-type="string">
            <text:p>Rank.Analysis</text:p>
          </table:table-cell>
          <table:table-cell office:value-type="string" calcext:value-type="string">
            <text:p>Box.No</text:p>
          </table:table-cell>
          <table:table-cell office:value-type="string" calcext:value-type="string">
            <text:p>Box.position</text:p>
          </table:table-cell>
          <table:table-cell office:value-type="string" calcext:value-type="string">
            <text:p>sample.name</text:p>
          </table:table-cell>
          <table:table-cell office:value-type="string" calcext:value-type="string">
            <text:p>sample.weight</text:p>
          </table:table-cell>
          <table:table-cell office:value-type="string" calcext:value-type="string">
            <text:p>Area.N</text:p>
          </table:table-cell>
          <table:table-cell office:value-type="string" calcext:value-type="string">
            <text:p>d14N.d15N.ratio</text:p>
          </table:table-cell>
          <table:table-cell office:value-type="string" calcext:value-type="string">
            <text:p>d14N.d15N.BlankCorrected</text:p>
          </table:table-cell>
          <table:table-cell office:value-type="string" calcext:value-type="string">
            <text:p>Normalized.d14N.d15N</text:p>
          </table:table-cell>
          <table:table-cell office:value-type="string" calcext:value-type="string">
            <text:p>At.N</text:p>
          </table:table-cell>
          <table:table-cell office:value-type="string" calcext:value-type="string">
            <text:p>equipement.dilution</text:p>
          </table:table-cell>
          <table:table-cell office:value-type="string" calcext:value-type="string">
            <text:p>Area.C</text:p>
          </table:table-cell>
          <table:table-cell office:value-type="string" calcext:value-type="string">
            <text:p>d12C.d13C.ratio</text:p>
          </table:table-cell>
          <table:table-cell office:value-type="string" calcext:value-type="string">
            <text:p>Area.C.Corrected</text:p>
          </table:table-cell>
          <table:table-cell office:value-type="string" calcext:value-type="string">
            <text:p>d12C.d13C.BlankCorrected</text:p>
          </table:table-cell>
          <table:table-cell office:value-type="string" calcext:value-type="string">
            <text:p>Normalized.d12C.d13C</text:p>
          </table:table-cell>
          <table:table-cell office:value-type="string" calcext:value-type="string">
            <text:p>At.C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621-1</text:p>
          </table:table-cell>
          <table:table-cell office:value-type="float" office:value="0.32" calcext:value-type="float">
            <text:p>0.32</text:p>
          </table:table-cell>
          <table:table-cell office:value-type="float" office:value="51.895" calcext:value-type="float">
            <text:p>51.895</text:p>
          </table:table-cell>
          <table:table-cell table:number-columns-repeated="2" office:value-type="float" office:value="14.315" calcext:value-type="float">
            <text:p>14.315</text:p>
          </table:table-cell>
          <table:table-cell office:value-type="float" office:value="14.8082864038616" calcext:value-type="float">
            <text:p>14.8082864039</text:p>
          </table:table-cell>
          <table:table-cell office:value-type="float" office:value="0.371878680700861" calcext:value-type="float">
            <text:p>0.3718786807</text:p>
          </table:table-cell>
          <table:table-cell office:value-type="float" office:value="57" calcext:value-type="float">
            <text:p>57</text:p>
          </table:table-cell>
          <table:table-cell office:value-type="float" office:value="81.772" calcext:value-type="float">
            <text:p>81.772</text:p>
          </table:table-cell>
          <table:table-cell office:value-type="float" office:value="-20.943" calcext:value-type="float">
            <text:p>-20.943</text:p>
          </table:table-cell>
          <table:table-cell office:value-type="float" office:value="128.38204" calcext:value-type="float">
            <text:p>128.38204</text:p>
          </table:table-cell>
          <table:table-cell office:value-type="float" office:value="-20.7380809578158" calcext:value-type="float">
            <text:p>-20.7380809578</text:p>
          </table:table-cell>
          <table:table-cell office:value-type="float" office:value="-17.9086449624005" calcext:value-type="float">
            <text:p>-17.9086449624</text:p>
          </table:table-cell>
          <table:table-cell office:value-type="float" office:value="1.08607272498315" calcext:value-type="float">
            <text:p>1.0860727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621-2</text:p>
          </table:table-cell>
          <table:table-cell office:value-type="float" office:value="0.361" calcext:value-type="float">
            <text:p>0.361</text:p>
          </table:table-cell>
          <table:table-cell office:value-type="float" office:value="57.515" calcext:value-type="float">
            <text:p>57.515</text:p>
          </table:table-cell>
          <table:table-cell table:number-columns-repeated="2" office:value-type="float" office:value="14.407" calcext:value-type="float">
            <text:p>14.407</text:p>
          </table:table-cell>
          <table:table-cell office:value-type="float" office:value="14.9000643604183" calcext:value-type="float">
            <text:p>14.9000643604</text:p>
          </table:table-cell>
          <table:table-cell office:value-type="float" office:value="0.371912187848211" calcext:value-type="float">
            <text:p>0.3719121878</text:p>
          </table:table-cell>
          <table:table-cell office:value-type="float" office:value="57" calcext:value-type="float">
            <text:p>57</text:p>
          </table:table-cell>
          <table:table-cell office:value-type="float" office:value="91.359" calcext:value-type="float">
            <text:p>91.359</text:p>
          </table:table-cell>
          <table:table-cell office:value-type="float" office:value="-21.172" calcext:value-type="float">
            <text:p>-21.172</text:p>
          </table:table-cell>
          <table:table-cell office:value-type="float" office:value="143.43363" calcext:value-type="float">
            <text:p>143.43363</text:p>
          </table:table-cell>
          <table:table-cell office:value-type="float" office:value="-20.9935867192915" calcext:value-type="float">
            <text:p>-20.9935867193</text:p>
          </table:table-cell>
          <table:table-cell office:value-type="float" office:value="-18.1715734219178" calcext:value-type="float">
            <text:p>-18.1715734219</text:p>
          </table:table-cell>
          <table:table-cell office:value-type="float" office:value="1.08578511541885" calcext:value-type="float">
            <text:p>1.085785115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622-1</text:p>
          </table:table-cell>
          <table:table-cell office:value-type="float" office:value="0.366" calcext:value-type="float">
            <text:p>0.366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14.777" calcext:value-type="float">
            <text:p>14.777</text:p>
          </table:table-cell>
          <table:table-cell office:value-type="float" office:value="15.2691713596138" calcext:value-type="float">
            <text:p>15.2691713596</text:p>
          </table:table-cell>
          <table:table-cell office:value-type="float" office:value="0.372046944626266" calcext:value-type="float">
            <text:p>0.3720469446</text:p>
          </table:table-cell>
          <table:table-cell office:value-type="float" office:value="57" calcext:value-type="float">
            <text:p>57</text:p>
          </table:table-cell>
          <table:table-cell office:value-type="float" office:value="95.028" calcext:value-type="float">
            <text:p>95.028</text:p>
          </table:table-cell>
          <table:table-cell office:value-type="float" office:value="-20.926" calcext:value-type="float">
            <text:p>-20.926</text:p>
          </table:table-cell>
          <table:table-cell office:value-type="float" office:value="149.19396" calcext:value-type="float">
            <text:p>149.19396</text:p>
          </table:table-cell>
          <table:table-cell office:value-type="float" office:value="-20.7498885204565" calcext:value-type="float">
            <text:p>-20.7498885205</text:p>
          </table:table-cell>
          <table:table-cell office:value-type="float" office:value="-17.9207955465511" calcext:value-type="float">
            <text:p>-17.9207955466</text:p>
          </table:table-cell>
          <table:table-cell office:value-type="float" office:value="1.08605943386005" calcext:value-type="float">
            <text:p>1.086059433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251" calcext:value-type="float">
            <text:p>0.251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4.835" calcext:value-type="float">
            <text:p>4.835</text:p>
          </table:table-cell>
          <table:table-cell office:value-type="float" office:value="5.35116653258246" calcext:value-type="float">
            <text:p>5.3511665326</text:p>
          </table:table-cell>
          <table:table-cell office:value-type="float" office:value="0.368425866869964" calcext:value-type="float">
            <text:p>0.3684258669</text:p>
          </table:table-cell>
          <table:table-cell office:value-type="float" office:value="57" calcext:value-type="float">
            <text:p>57</text:p>
          </table:table-cell>
          <table:table-cell office:value-type="float" office:value="67.25" calcext:value-type="float">
            <text:p>67.25</text:p>
          </table:table-cell>
          <table:table-cell office:value-type="float" office:value="-25.492" calcext:value-type="float">
            <text:p>-25.492</text:p>
          </table:table-cell>
          <table:table-cell office:value-type="float" office:value="105.5825" calcext:value-type="float">
            <text:p>105.5825</text:p>
          </table:table-cell>
          <table:table-cell office:value-type="float" office:value="-25.3659091895363" calcext:value-type="float">
            <text:p>-25.3659091895</text:p>
          </table:table-cell>
          <table:table-cell office:value-type="float" office:value="-22.6709162350684" calcext:value-type="float">
            <text:p>-22.6709162351</text:p>
          </table:table-cell>
          <table:table-cell office:value-type="float" office:value="1.08086315990541" calcext:value-type="float">
            <text:p>1.080863159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57" calcext:value-type="float">
            <text:p>0.657</text:p>
          </table:table-cell>
          <table:table-cell office:value-type="float" office:value="34.445" calcext:value-type="float">
            <text:p>34.445</text:p>
          </table:table-cell>
          <table:table-cell table:number-columns-repeated="2" office:value-type="float" office:value="4.066" calcext:value-type="float">
            <text:p>4.066</text:p>
          </table:table-cell>
          <table:table-cell office:value-type="float" office:value="4.58402252614642" calcext:value-type="float">
            <text:p>4.5840225261</text:p>
          </table:table-cell>
          <table:table-cell office:value-type="float" office:value="0.36814577052791" calcext:value-type="float">
            <text:p>0.3681457705</text:p>
          </table:table-cell>
          <table:table-cell office:value-type="float" office:value="50" calcext:value-type="float">
            <text:p>50</text:p>
          </table:table-cell>
          <table:table-cell office:value-type="float" office:value="66.634" calcext:value-type="float">
            <text:p>66.634</text:p>
          </table:table-cell>
          <table:table-cell office:value-type="float" office:value="-24.156" calcext:value-type="float">
            <text:p>-24.156</text:p>
          </table:table-cell>
          <table:table-cell office:value-type="float" office:value="99.951" calcext:value-type="float">
            <text:p>99.951</text:p>
          </table:table-cell>
          <table:table-cell office:value-type="float" office:value="-23.9839813470862" calcext:value-type="float">
            <text:p>-23.9839813471</text:p>
          </table:table-cell>
          <table:table-cell office:value-type="float" office:value="-21.2488420059751" calcext:value-type="float">
            <text:p>-21.248842006</text:p>
          </table:table-cell>
          <table:table-cell office:value-type="float" office:value="1.08241885916789" calcext:value-type="float">
            <text:p>1.082418859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218" calcext:value-type="float">
            <text:p>0.218</text:p>
          </table:table-cell>
          <table:table-cell office:value-type="float" office:value="44.179" calcext:value-type="float">
            <text:p>44.179</text:p>
          </table:table-cell>
          <table:table-cell table:number-columns-repeated="2" office:value-type="float" office:value="4.792" calcext:value-type="float">
            <text:p>4.792</text:p>
          </table:table-cell>
          <table:table-cell office:value-type="float" office:value="5.30827031375704" calcext:value-type="float">
            <text:p>5.3082703138</text:p>
          </table:table-cell>
          <table:table-cell office:value-type="float" office:value="0.368410204827387" calcext:value-type="float">
            <text:p>0.3684102048</text:p>
          </table:table-cell>
          <table:table-cell office:value-type="float" office:value="57" calcext:value-type="float">
            <text:p>57</text:p>
          </table:table-cell>
          <table:table-cell office:value-type="float" office:value="58.71" calcext:value-type="float">
            <text:p>58.71</text:p>
          </table:table-cell>
          <table:table-cell office:value-type="float" office:value="-25.929" calcext:value-type="float">
            <text:p>-25.929</text:p>
          </table:table-cell>
          <table:table-cell office:value-type="float" office:value="92.1747" calcext:value-type="float">
            <text:p>92.1747</text:p>
          </table:table-cell>
          <table:table-cell office:value-type="float" office:value="-25.7977226450121" calcext:value-type="float">
            <text:p>-25.797722645</text:p>
          </table:table-cell>
          <table:table-cell office:value-type="float" office:value="-23.1152743035179" calcext:value-type="float">
            <text:p>-23.1152743035</text:p>
          </table:table-cell>
          <table:table-cell office:value-type="float" office:value="1.08037703775051" calcext:value-type="float">
            <text:p>1.080377037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622-2</text:p>
          </table:table-cell>
          <table:table-cell office:value-type="float" office:value="0.431" calcext:value-type="float">
            <text:p>0.431</text:p>
          </table:table-cell>
          <table:table-cell office:value-type="float" office:value="71.028" calcext:value-type="float">
            <text:p>71.028</text:p>
          </table:table-cell>
          <table:table-cell table:number-columns-repeated="2" office:value-type="float" office:value="14.865" calcext:value-type="float">
            <text:p>14.865</text:p>
          </table:table-cell>
          <table:table-cell office:value-type="float" office:value="15.3569589702333" calcext:value-type="float">
            <text:p>15.3569589702</text:p>
          </table:table-cell>
          <table:table-cell office:value-type="float" office:value="0.372078994833331" calcext:value-type="float">
            <text:p>0.3720789948</text:p>
          </table:table-cell>
          <table:table-cell office:value-type="float" office:value="78" calcext:value-type="float">
            <text:p>78</text:p>
          </table:table-cell>
          <table:table-cell office:value-type="float" office:value="42.354" calcext:value-type="float">
            <text:p>42.354</text:p>
          </table:table-cell>
          <table:table-cell office:value-type="float" office:value="-21.259" calcext:value-type="float">
            <text:p>-21.259</text:p>
          </table:table-cell>
          <table:table-cell office:value-type="float" office:value="75.39012" calcext:value-type="float">
            <text:p>75.39012</text:p>
          </table:table-cell>
          <table:table-cell office:value-type="float" office:value="-20.9166955316268" calcext:value-type="float">
            <text:p>-20.9166955316</text:p>
          </table:table-cell>
          <table:table-cell office:value-type="float" office:value="-18.0924484683106" calcext:value-type="float">
            <text:p>-18.0924484683</text:p>
          </table:table-cell>
          <table:table-cell office:value-type="float" office:value="1.08587166801088" calcext:value-type="float">
            <text:p>1.08587166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624-1</text:p>
          </table:table-cell>
          <table:table-cell office:value-type="float" office:value="0.423" calcext:value-type="float">
            <text:p>0.423</text:p>
          </table:table-cell>
          <table:table-cell office:value-type="float" office:value="71.734" calcext:value-type="float">
            <text:p>71.734</text:p>
          </table:table-cell>
          <table:table-cell table:number-columns-repeated="2" office:value-type="float" office:value="14.862" calcext:value-type="float">
            <text:p>14.862</text:p>
          </table:table-cell>
          <table:table-cell office:value-type="float" office:value="15.3539662107804" calcext:value-type="float">
            <text:p>15.3539662108</text:p>
          </table:table-cell>
          <table:table-cell office:value-type="float" office:value="0.372077902212975" calcext:value-type="float">
            <text:p>0.3720779022</text:p>
          </table:table-cell>
          <table:table-cell office:value-type="float" office:value="78" calcext:value-type="float">
            <text:p>78</text:p>
          </table:table-cell>
          <table:table-cell office:value-type="float" office:value="43.937" calcext:value-type="float">
            <text:p>43.937</text:p>
          </table:table-cell>
          <table:table-cell office:value-type="float" office:value="-21.368" calcext:value-type="float">
            <text:p>-21.368</text:p>
          </table:table-cell>
          <table:table-cell office:value-type="float" office:value="78.20786" calcext:value-type="float">
            <text:p>78.20786</text:p>
          </table:table-cell>
          <table:table-cell office:value-type="float" office:value="-21.0425469819175" calcext:value-type="float">
            <text:p>-21.0425469819</text:p>
          </table:table-cell>
          <table:table-cell office:value-type="float" office:value="-18.2219560291649" calcext:value-type="float">
            <text:p>-18.2219560292</text:p>
          </table:table-cell>
          <table:table-cell office:value-type="float" office:value="1.08573000320333" calcext:value-type="float">
            <text:p>1.085730003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624-2</text:p>
          </table:table-cell>
          <table:table-cell office:value-type="float" office:value="0.371" calcext:value-type="float">
            <text:p>0.371</text:p>
          </table:table-cell>
          <table:table-cell office:value-type="float" office:value="55.68" calcext:value-type="float">
            <text:p>55.68</text:p>
          </table:table-cell>
          <table:table-cell table:number-columns-repeated="2" office:value-type="float" office:value="15.062" calcext:value-type="float">
            <text:p>15.062</text:p>
          </table:table-cell>
          <table:table-cell office:value-type="float" office:value="15.5534835076428" calcext:value-type="float">
            <text:p>15.5534835076</text:p>
          </table:table-cell>
          <table:table-cell office:value-type="float" office:value="0.372150743517575" calcext:value-type="float">
            <text:p>0.3721507435</text:p>
          </table:table-cell>
          <table:table-cell office:value-type="float" office:value="57" calcext:value-type="float">
            <text:p>57</text:p>
          </table:table-cell>
          <table:table-cell office:value-type="float" office:value="86.563" calcext:value-type="float">
            <text:p>86.563</text:p>
          </table:table-cell>
          <table:table-cell office:value-type="float" office:value="-20.986" calcext:value-type="float">
            <text:p>-20.986</text:p>
          </table:table-cell>
          <table:table-cell office:value-type="float" office:value="135.90391" calcext:value-type="float">
            <text:p>135.90391</text:p>
          </table:table-cell>
          <table:table-cell office:value-type="float" office:value="-20.793569083077" calcext:value-type="float">
            <text:p>-20.7935690831</text:p>
          </table:table-cell>
          <table:table-cell office:value-type="float" office:value="-17.9657450732245" calcext:value-type="float">
            <text:p>-17.9657450732</text:p>
          </table:table-cell>
          <table:table-cell office:value-type="float" office:value="1.08601026502486" calcext:value-type="float">
            <text:p>1.08601026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629-1</text:p>
          </table:table-cell>
          <table:table-cell office:value-type="float" office:value="0.497" calcext:value-type="float">
            <text:p>0.497</text:p>
          </table:table-cell>
          <table:table-cell office:value-type="float" office:value="86.681" calcext:value-type="float">
            <text:p>86.681</text:p>
          </table:table-cell>
          <table:table-cell table:number-columns-repeated="2" office:value-type="float" office:value="14.711" calcext:value-type="float">
            <text:p>14.711</text:p>
          </table:table-cell>
          <table:table-cell office:value-type="float" office:value="15.2033306516492" calcext:value-type="float">
            <text:p>15.2033306516</text:p>
          </table:table-cell>
          <table:table-cell office:value-type="float" office:value="0.372022906957435" calcext:value-type="float">
            <text:p>0.372022907</text:p>
          </table:table-cell>
          <table:table-cell office:value-type="float" office:value="78" calcext:value-type="float">
            <text:p>78</text:p>
          </table:table-cell>
          <table:table-cell office:value-type="float" office:value="51.817" calcext:value-type="float">
            <text:p>51.817</text:p>
          </table:table-cell>
          <table:table-cell office:value-type="float" office:value="-21.811" calcext:value-type="float">
            <text:p>-21.811</text:p>
          </table:table-cell>
          <table:table-cell office:value-type="float" office:value="92.23426" calcext:value-type="float">
            <text:p>92.23426</text:p>
          </table:table-cell>
          <table:table-cell office:value-type="float" office:value="-21.5505041680151" calcext:value-type="float">
            <text:p>-21.550504168</text:p>
          </table:table-cell>
          <table:table-cell office:value-type="float" office:value="-18.7446698798038" calcext:value-type="float">
            <text:p>-18.7446698798</text:p>
          </table:table-cell>
          <table:table-cell office:value-type="float" office:value="1.08515821657808" calcext:value-type="float">
            <text:p>1.085158216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629-2</text:p>
          </table:table-cell>
          <table:table-cell office:value-type="float" office:value="0.265" calcext:value-type="float">
            <text:p>0.265</text:p>
          </table:table-cell>
          <table:table-cell office:value-type="float" office:value="43.813" calcext:value-type="float">
            <text:p>43.813</text:p>
          </table:table-cell>
          <table:table-cell table:number-columns-repeated="2" office:value-type="float" office:value="14.742" calcext:value-type="float">
            <text:p>14.742</text:p>
          </table:table-cell>
          <table:table-cell office:value-type="float" office:value="15.2342558326629" calcext:value-type="float">
            <text:p>15.2342558327</text:p>
          </table:table-cell>
          <table:table-cell office:value-type="float" office:value="0.372034197379088" calcext:value-type="float">
            <text:p>0.3720341974</text:p>
          </table:table-cell>
          <table:table-cell office:value-type="float" office:value="57" calcext:value-type="float">
            <text:p>57</text:p>
          </table:table-cell>
          <table:table-cell office:value-type="float" office:value="69.896" calcext:value-type="float">
            <text:p>69.896</text:p>
          </table:table-cell>
          <table:table-cell office:value-type="float" office:value="-21.751" calcext:value-type="float">
            <text:p>-21.751</text:p>
          </table:table-cell>
          <table:table-cell office:value-type="float" office:value="109.73672" calcext:value-type="float">
            <text:p>109.73672</text:p>
          </table:table-cell>
          <table:table-cell office:value-type="float" office:value="-21.531567391062" calcext:value-type="float">
            <text:p>-21.5315673911</text:p>
          </table:table-cell>
          <table:table-cell office:value-type="float" office:value="-18.7251829705312" calcext:value-type="float">
            <text:p>-18.7251829705</text:p>
          </table:table-cell>
          <table:table-cell office:value-type="float" office:value="1.08517953305187" calcext:value-type="float">
            <text:p>1.085179533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632-1</text:p>
          </table:table-cell>
          <table:table-cell office:value-type="float" office:value="0.314" calcext:value-type="float">
            <text:p>0.314</text:p>
          </table:table-cell>
          <table:table-cell office:value-type="float" office:value="50.512" calcext:value-type="float">
            <text:p>50.512</text:p>
          </table:table-cell>
          <table:table-cell table:number-columns-repeated="2" office:value-type="float" office:value="14.515" calcext:value-type="float">
            <text:p>14.515</text:p>
          </table:table-cell>
          <table:table-cell office:value-type="float" office:value="15.0078037007241" calcext:value-type="float">
            <text:p>15.0078037007</text:p>
          </table:table-cell>
          <table:table-cell office:value-type="float" office:value="0.371951522296777" calcext:value-type="float">
            <text:p>0.3719515223</text:p>
          </table:table-cell>
          <table:table-cell office:value-type="float" office:value="57" calcext:value-type="float">
            <text:p>57</text:p>
          </table:table-cell>
          <table:table-cell office:value-type="float" office:value="81.606" calcext:value-type="float">
            <text:p>81.606</text:p>
          </table:table-cell>
          <table:table-cell office:value-type="float" office:value="-21.93" calcext:value-type="float">
            <text:p>-21.93</text:p>
          </table:table-cell>
          <table:table-cell office:value-type="float" office:value="128.12142" calcext:value-type="float">
            <text:p>128.12142</text:p>
          </table:table-cell>
          <table:table-cell office:value-type="float" office:value="-21.7467712923325" calcext:value-type="float">
            <text:p>-21.7467712923</text:p>
          </table:table-cell>
          <table:table-cell office:value-type="float" office:value="-18.9466387604764" calcext:value-type="float">
            <text:p>-18.9466387605</text:p>
          </table:table-cell>
          <table:table-cell office:value-type="float" office:value="1.08493728493441" calcext:value-type="float">
            <text:p>1.084937284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632-2</text:p>
          </table:table-cell>
          <table:table-cell office:value-type="float" office:value="0.499" calcext:value-type="float">
            <text:p>0.499</text:p>
          </table:table-cell>
          <table:table-cell office:value-type="float" office:value="80.774" calcext:value-type="float">
            <text:p>80.774</text:p>
          </table:table-cell>
          <table:table-cell table:number-columns-repeated="2" office:value-type="float" office:value="14.796" calcext:value-type="float">
            <text:p>14.796</text:p>
          </table:table-cell>
          <table:table-cell office:value-type="float" office:value="15.2881255028158" calcext:value-type="float">
            <text:p>15.2881255028</text:p>
          </table:table-cell>
          <table:table-cell office:value-type="float" office:value="0.372053864559082" calcext:value-type="float">
            <text:p>0.3720538646</text:p>
          </table:table-cell>
          <table:table-cell office:value-type="float" office:value="78" calcext:value-type="float">
            <text:p>78</text:p>
          </table:table-cell>
          <table:table-cell office:value-type="float" office:value="49.418" calcext:value-type="float">
            <text:p>49.418</text:p>
          </table:table-cell>
          <table:table-cell office:value-type="float" office:value="-21.71" calcext:value-type="float">
            <text:p>-21.71</text:p>
          </table:table-cell>
          <table:table-cell office:value-type="float" office:value="87.96404" calcext:value-type="float">
            <text:p>87.96404</text:p>
          </table:table-cell>
          <table:table-cell office:value-type="float" office:value="-21.4331109384607" calcext:value-type="float">
            <text:p>-21.4331109385</text:p>
          </table:table-cell>
          <table:table-cell office:value-type="float" office:value="-18.6238662594619" calcext:value-type="float">
            <text:p>-18.6238662595</text:p>
          </table:table-cell>
          <table:table-cell office:value-type="float" office:value="1.08529036192169" calcext:value-type="float">
            <text:p>1.085290361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633-1</text:p>
          </table:table-cell>
          <table:table-cell office:value-type="float" office:value="0.686" calcext:value-type="float">
            <text:p>0.686</text:p>
          </table:table-cell>
          <table:table-cell office:value-type="float" office:value="53.133" calcext:value-type="float">
            <text:p>53.133</text:p>
          </table:table-cell>
          <table:table-cell table:number-columns-repeated="2" office:value-type="float" office:value="13.702" calcext:value-type="float">
            <text:p>13.702</text:p>
          </table:table-cell>
          <table:table-cell office:value-type="float" office:value="14.1967658889783" calcext:value-type="float">
            <text:p>14.196765889</text:p>
          </table:table-cell>
          <table:table-cell office:value-type="float" office:value="0.371655420545835" calcext:value-type="float">
            <text:p>0.3716554205</text:p>
          </table:table-cell>
          <table:table-cell office:value-type="float" office:value="33" calcext:value-type="float">
            <text:p>33</text:p>
          </table:table-cell>
          <table:table-cell office:value-type="float" office:value="70.146" calcext:value-type="float">
            <text:p>70.146</text:p>
          </table:table-cell>
          <table:table-cell office:value-type="float" office:value="-20.119" calcext:value-type="float">
            <text:p>-20.119</text:p>
          </table:table-cell>
          <table:table-cell office:value-type="float" office:value="93.29418" calcext:value-type="float">
            <text:p>93.29418</text:p>
          </table:table-cell>
          <table:table-cell office:value-type="float" office:value="-19.8090487566168" calcext:value-type="float">
            <text:p>-19.8090487566</text:p>
          </table:table-cell>
          <table:table-cell office:value-type="float" office:value="-16.9526234461247" calcext:value-type="float">
            <text:p>-16.9526234461</text:p>
          </table:table-cell>
          <table:table-cell office:value-type="float" office:value="1.08711847417976" calcext:value-type="float">
            <text:p>1.087118474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633-2</text:p>
          </table:table-cell>
          <table:table-cell office:value-type="float" office:value="0.496" calcext:value-type="float">
            <text:p>0.496</text:p>
          </table:table-cell>
          <table:table-cell office:value-type="float" office:value="83.858" calcext:value-type="float">
            <text:p>83.858</text:p>
          </table:table-cell>
          <table:table-cell table:number-columns-repeated="2" office:value-type="float" office:value="14.198" calcext:value-type="float">
            <text:p>14.198</text:p>
          </table:table-cell>
          <table:table-cell office:value-type="float" office:value="14.6915687851971" calcext:value-type="float">
            <text:p>14.6915687852</text:p>
          </table:table-cell>
          <table:table-cell office:value-type="float" office:value="0.371836068317869" calcext:value-type="float">
            <text:p>0.3718360683</text:p>
          </table:table-cell>
          <table:table-cell office:value-type="float" office:value="78" calcext:value-type="float">
            <text:p>78</text:p>
          </table:table-cell>
          <table:table-cell office:value-type="float" office:value="50.109" calcext:value-type="float">
            <text:p>50.109</text:p>
          </table:table-cell>
          <table:table-cell office:value-type="float" office:value="-21.709" calcext:value-type="float">
            <text:p>-21.709</text:p>
          </table:table-cell>
          <table:table-cell office:value-type="float" office:value="89.19402" calcext:value-type="float">
            <text:p>89.19402</text:p>
          </table:table-cell>
          <table:table-cell office:value-type="float" office:value="-21.4360208304538" calcext:value-type="float">
            <text:p>-21.4360208305</text:p>
          </table:table-cell>
          <table:table-cell office:value-type="float" office:value="-18.6268606867291" calcext:value-type="float">
            <text:p>-18.6268606867</text:p>
          </table:table-cell>
          <table:table-cell office:value-type="float" office:value="1.08528708636502" calcext:value-type="float">
            <text:p>1.085287086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298</text:p>
          </table:table-cell>
          <table:table-cell office:value-type="float" office:value="61.372" calcext:value-type="float">
            <text:p>61.372</text:p>
          </table:table-cell>
          <table:table-cell table:number-columns-repeated="2" office:value-type="float" office:value="4.916" calcext:value-type="float">
            <text:p>4.916</text:p>
          </table:table-cell>
          <table:table-cell office:value-type="float" office:value="5.43197103781175" calcext:value-type="float">
            <text:p>5.4319710378</text:p>
          </table:table-cell>
          <table:table-cell office:value-type="float" office:value="0.368455369774003" calcext:value-type="float">
            <text:p>0.3684553698</text:p>
          </table:table-cell>
          <table:table-cell office:value-type="float" office:value="57" calcext:value-type="float">
            <text:p>57</text:p>
          </table:table-cell>
          <table:table-cell office:value-type="float" office:value="80.957" calcext:value-type="float">
            <text:p>80.957</text:p>
          </table:table-cell>
          <table:table-cell office:value-type="float" office:value="-25.617" calcext:value-type="float">
            <text:p>-25.617</text:p>
          </table:table-cell>
          <table:table-cell office:value-type="float" office:value="127.10249" calcext:value-type="float">
            <text:p>127.10249</text:p>
          </table:table-cell>
          <table:table-cell office:value-type="float" office:value="-25.5155641278226" calcext:value-type="float">
            <text:p>-25.5155641278</text:p>
          </table:table-cell>
          <table:table-cell office:value-type="float" office:value="-22.8249187990634" calcext:value-type="float">
            <text:p>-22.8249187991</text:p>
          </table:table-cell>
          <table:table-cell office:value-type="float" office:value="1.0806946835725" calcext:value-type="float">
            <text:p>1.080694683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25" calcext:value-type="float">
            <text:p>0.125</text:p>
          </table:table-cell>
          <table:table-cell office:value-type="float" office:value="24.63" calcext:value-type="float">
            <text:p>24.63</text:p>
          </table:table-cell>
          <table:table-cell table:number-columns-repeated="2" office:value-type="float" office:value="4.842" calcext:value-type="float">
            <text:p>4.842</text:p>
          </table:table-cell>
          <table:table-cell office:value-type="float" office:value="5.35814963797265" calcext:value-type="float">
            <text:p>5.358149638</text:p>
          </table:table-cell>
          <table:table-cell office:value-type="float" office:value="0.368428416504336" calcext:value-type="float">
            <text:p>0.3684284165</text:p>
          </table:table-cell>
          <table:table-cell office:value-type="float" office:value="50" calcext:value-type="float">
            <text:p>50</text:p>
          </table:table-cell>
          <table:table-cell office:value-type="float" office:value="42.61" calcext:value-type="float">
            <text:p>42.61</text:p>
          </table:table-cell>
          <table:table-cell office:value-type="float" office:value="-24.359" calcext:value-type="float">
            <text:p>-24.359</text:p>
          </table:table-cell>
          <table:table-cell office:value-type="float" office:value="63.915" calcext:value-type="float">
            <text:p>63.915</text:p>
          </table:table-cell>
          <table:table-cell office:value-type="float" office:value="-24.0948668564976" calcext:value-type="float">
            <text:p>-24.0948668565</text:p>
          </table:table-cell>
          <table:table-cell office:value-type="float" office:value="-21.362948850392" calcext:value-type="float">
            <text:p>-21.3629488504</text:p>
          </table:table-cell>
          <table:table-cell office:value-type="float" office:value="1.08229403209326" calcext:value-type="float">
            <text:p>1.082294032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635-1</text:p>
          </table:table-cell>
          <table:table-cell office:value-type="float" office:value="0.415" calcext:value-type="float">
            <text:p>0.415</text:p>
          </table:table-cell>
          <table:table-cell office:value-type="float" office:value="69.92" calcext:value-type="float">
            <text:p>69.92</text:p>
          </table:table-cell>
          <table:table-cell table:number-columns-repeated="2" office:value-type="float" office:value="14.174" calcext:value-type="float">
            <text:p>14.174</text:p>
          </table:table-cell>
          <table:table-cell office:value-type="float" office:value="14.6676267095736" calcext:value-type="float">
            <text:p>14.6676267096</text:p>
          </table:table-cell>
          <table:table-cell office:value-type="float" office:value="0.371827327311723" calcext:value-type="float">
            <text:p>0.3718273273</text:p>
          </table:table-cell>
          <table:table-cell office:value-type="float" office:value="78" calcext:value-type="float">
            <text:p>78</text:p>
          </table:table-cell>
          <table:table-cell office:value-type="float" office:value="42.283" calcext:value-type="float">
            <text:p>42.283</text:p>
          </table:table-cell>
          <table:table-cell office:value-type="float" office:value="-21.053" calcext:value-type="float">
            <text:p>-21.053</text:p>
          </table:table-cell>
          <table:table-cell office:value-type="float" office:value="75.26374" calcext:value-type="float">
            <text:p>75.26374</text:p>
          </table:table-cell>
          <table:table-cell office:value-type="float" office:value="-20.7021150045531" calcext:value-type="float">
            <text:p>-20.7021150046</text:p>
          </table:table-cell>
          <table:table-cell office:value-type="float" office:value="-17.8716341622064" calcext:value-type="float">
            <text:p>-17.8716341622</text:p>
          </table:table-cell>
          <table:table-cell office:value-type="float" office:value="1.08611320985433" calcext:value-type="float">
            <text:p>1.0861132099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35-2</text:p>
          </table:table-cell>
          <table:table-cell office:value-type="float" office:value="0.456" calcext:value-type="float">
            <text:p>0.456</text:p>
          </table:table-cell>
          <table:table-cell office:value-type="float" office:value="78.663" calcext:value-type="float">
            <text:p>78.663</text:p>
          </table:table-cell>
          <table:table-cell table:number-columns-repeated="2" office:value-type="float" office:value="14.749" calcext:value-type="float">
            <text:p>14.749</text:p>
          </table:table-cell>
          <table:table-cell office:value-type="float" office:value="15.2412389380531" calcext:value-type="float">
            <text:p>15.2412389381</text:p>
          </table:table-cell>
          <table:table-cell office:value-type="float" office:value="0.372036746828784" calcext:value-type="float">
            <text:p>0.3720367468</text:p>
          </table:table-cell>
          <table:table-cell office:value-type="float" office:value="78" calcext:value-type="float">
            <text:p>78</text:p>
          </table:table-cell>
          <table:table-cell office:value-type="float" office:value="46.183" calcext:value-type="float">
            <text:p>46.183</text:p>
          </table:table-cell>
          <table:table-cell office:value-type="float" office:value="-20.826" calcext:value-type="float">
            <text:p>-20.826</text:p>
          </table:table-cell>
          <table:table-cell office:value-type="float" office:value="82.20574" calcext:value-type="float">
            <text:p>82.20574</text:p>
          </table:table-cell>
          <table:table-cell office:value-type="float" office:value="-20.4977658714215" calcext:value-type="float">
            <text:p>-20.4977658714</text:p>
          </table:table-cell>
          <table:table-cell office:value-type="float" office:value="-17.6613484822763" calcext:value-type="float">
            <text:p>-17.6613484823</text:p>
          </table:table-cell>
          <table:table-cell office:value-type="float" office:value="1.08634323366721" calcext:value-type="float">
            <text:p>1.0863432337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636-1</text:p>
          </table:table-cell>
          <table:table-cell office:value-type="float" office:value="0.38" calcext:value-type="float">
            <text:p>0.38</text:p>
          </table:table-cell>
          <table:table-cell office:value-type="float" office:value="61.322" calcext:value-type="float">
            <text:p>61.322</text:p>
          </table:table-cell>
          <table:table-cell table:number-columns-repeated="2" office:value-type="float" office:value="14.819" calcext:value-type="float">
            <text:p>14.819</text:p>
          </table:table-cell>
          <table:table-cell office:value-type="float" office:value="15.3110699919549" calcext:value-type="float">
            <text:p>15.311069992</text:p>
          </table:table-cell>
          <table:table-cell office:value-type="float" office:value="0.372062241318573" calcext:value-type="float">
            <text:p>0.3720622413</text:p>
          </table:table-cell>
          <table:table-cell office:value-type="float" office:value="57" calcext:value-type="float">
            <text:p>57</text:p>
          </table:table-cell>
          <table:table-cell office:value-type="float" office:value="97.127" calcext:value-type="float">
            <text:p>97.127</text:p>
          </table:table-cell>
          <table:table-cell office:value-type="float" office:value="-21.052" calcext:value-type="float">
            <text:p>-21.052</text:p>
          </table:table-cell>
          <table:table-cell office:value-type="float" office:value="152.48939" calcext:value-type="float">
            <text:p>152.48939</text:p>
          </table:table-cell>
          <table:table-cell office:value-type="float" office:value="-20.8821295839115" calcext:value-type="float">
            <text:p>-20.8821295839</text:p>
          </table:table-cell>
          <table:table-cell office:value-type="float" office:value="-18.0568783452259" calcext:value-type="float">
            <text:p>-18.0568783452</text:p>
          </table:table-cell>
          <table:table-cell office:value-type="float" office:value="1.08591057713255" calcext:value-type="float">
            <text:p>1.085910577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36-2</text:p>
          </table:table-cell>
          <table:table-cell office:value-type="float" office:value="0.404" calcext:value-type="float">
            <text:p>0.404</text:p>
          </table:table-cell>
          <table:table-cell office:value-type="float" office:value="64.452" calcext:value-type="float">
            <text:p>64.452</text:p>
          </table:table-cell>
          <table:table-cell table:number-columns-repeated="2" office:value-type="float" office:value="14.843" calcext:value-type="float">
            <text:p>14.843</text:p>
          </table:table-cell>
          <table:table-cell office:value-type="float" office:value="15.3350120675784" calcext:value-type="float">
            <text:p>15.3350120676</text:p>
          </table:table-cell>
          <table:table-cell office:value-type="float" office:value="0.372070982283497" calcext:value-type="float">
            <text:p>0.3720709823</text:p>
          </table:table-cell>
          <table:table-cell office:value-type="float" office:value="57" calcext:value-type="float">
            <text:p>57</text:p>
          </table:table-cell>
          <table:table-cell office:value-type="float" office:value="101.543" calcext:value-type="float">
            <text:p>101.543</text:p>
          </table:table-cell>
          <table:table-cell office:value-type="float" office:value="-21.033" calcext:value-type="float">
            <text:p>-21.033</text:p>
          </table:table-cell>
          <table:table-cell office:value-type="float" office:value="159.42251" calcext:value-type="float">
            <text:p>159.42251</text:p>
          </table:table-cell>
          <table:table-cell office:value-type="float" office:value="-20.8703088674862" calcext:value-type="float">
            <text:p>-20.8703088675</text:p>
          </table:table-cell>
          <table:table-cell office:value-type="float" office:value="-18.0447142251601" calcext:value-type="float">
            <text:p>-18.0447142252</text:p>
          </table:table-cell>
          <table:table-cell office:value-type="float" office:value="1.08592388310218" calcext:value-type="float">
            <text:p>1.085923883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637-1</text:p>
          </table:table-cell>
          <table:table-cell office:value-type="float" office:value="0.346" calcext:value-type="float">
            <text:p>0.346</text:p>
          </table:table-cell>
          <table:table-cell office:value-type="float" office:value="56.361" calcext:value-type="float">
            <text:p>56.361</text:p>
          </table:table-cell>
          <table:table-cell table:number-columns-repeated="2" office:value-type="float" office:value="14.875" calcext:value-type="float">
            <text:p>14.875</text:p>
          </table:table-cell>
          <table:table-cell office:value-type="float" office:value="15.3669348350764" calcext:value-type="float">
            <text:p>15.3669348351</text:p>
          </table:table-cell>
          <table:table-cell office:value-type="float" office:value="0.37208263690101" calcext:value-type="float">
            <text:p>0.3720826369</text:p>
          </table:table-cell>
          <table:table-cell office:value-type="float" office:value="57" calcext:value-type="float">
            <text:p>57</text:p>
          </table:table-cell>
          <table:table-cell office:value-type="float" office:value="210.56" calcext:value-type="float">
            <text:p>210.56</text:p>
          </table:table-cell>
          <table:table-cell office:value-type="float" office:value="-20.152" calcext:value-type="float">
            <text:p>-20.152</text:p>
          </table:table-cell>
          <table:table-cell office:value-type="float" office:value="330.5792" calcext:value-type="float">
            <text:p>330.5792</text:p>
          </table:table-cell>
          <table:table-cell office:value-type="float" office:value="-20.0667159970126" calcext:value-type="float">
            <text:p>-20.066715997</text:p>
          </table:table-cell>
          <table:table-cell office:value-type="float" office:value="-17.2177761776875" calcext:value-type="float">
            <text:p>-17.2177761777</text:p>
          </table:table-cell>
          <table:table-cell office:value-type="float" office:value="1.08682843767659" calcext:value-type="float">
            <text:p>1.0868284377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37-2</text:p>
          </table:table-cell>
          <table:table-cell office:value-type="float" office:value="0.485" calcext:value-type="float">
            <text:p>0.485</text:p>
          </table:table-cell>
          <table:table-cell office:value-type="float" office:value="76.264" calcext:value-type="float">
            <text:p>76.264</text:p>
          </table:table-cell>
          <table:table-cell table:number-columns-repeated="2" office:value-type="float" office:value="14.874" calcext:value-type="float">
            <text:p>14.874</text:p>
          </table:table-cell>
          <table:table-cell office:value-type="float" office:value="15.3659372485921" calcext:value-type="float">
            <text:p>15.3659372486</text:p>
          </table:table-cell>
          <table:table-cell office:value-type="float" office:value="0.372082272694254" calcext:value-type="float">
            <text:p>0.3720822727</text:p>
          </table:table-cell>
          <table:table-cell office:value-type="float" office:value="78" calcext:value-type="float">
            <text:p>78</text:p>
          </table:table-cell>
          <table:table-cell office:value-type="float" office:value="46.801" calcext:value-type="float">
            <text:p>46.801</text:p>
          </table:table-cell>
          <table:table-cell office:value-type="float" office:value="-19.664" calcext:value-type="float">
            <text:p>-19.664</text:p>
          </table:table-cell>
          <table:table-cell office:value-type="float" office:value="83.30578" calcext:value-type="float">
            <text:p>83.30578</text:p>
          </table:table-cell>
          <table:table-cell office:value-type="float" office:value="-19.2997173576712" calcext:value-type="float">
            <text:p>-19.2997173577</text:p>
          </table:table-cell>
          <table:table-cell office:value-type="float" office:value="-16.4284954603796" calcext:value-type="float">
            <text:p>-16.4284954604</text:p>
          </table:table-cell>
          <table:table-cell office:value-type="float" office:value="1.0876917849673" calcext:value-type="float">
            <text:p>1.08769178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638-1</text:p>
          </table:table-cell>
          <table:table-cell office:value-type="float" office:value="0.124" calcext:value-type="float">
            <text:p>0.124</text:p>
          </table:table-cell>
          <table:table-cell office:value-type="float" office:value="15.644" calcext:value-type="float">
            <text:p>15.644</text:p>
          </table:table-cell>
          <table:table-cell table:number-columns-repeated="2" office:value-type="float" office:value="14.558" calcext:value-type="float">
            <text:p>14.558</text:p>
          </table:table-cell>
          <table:table-cell office:value-type="float" office:value="15.0506999195495" calcext:value-type="float">
            <text:p>15.0506999195</text:p>
          </table:table-cell>
          <table:table-cell office:value-type="float" office:value="0.371967183225986" calcext:value-type="float">
            <text:p>0.3719671832</text:p>
          </table:table-cell>
          <table:table-cell office:value-type="float" office:value="50" calcext:value-type="float">
            <text:p>50</text:p>
          </table:table-cell>
          <table:table-cell office:value-type="float" office:value="30.507" calcext:value-type="float">
            <text:p>30.507</text:p>
          </table:table-cell>
          <table:table-cell office:value-type="float" office:value="-18.59" calcext:value-type="float">
            <text:p>-18.59</text:p>
          </table:table-cell>
          <table:table-cell office:value-type="float" office:value="45.7605" calcext:value-type="float">
            <text:p>45.7605</text:p>
          </table:table-cell>
          <table:table-cell office:value-type="float" office:value="-17.8370814038764" calcext:value-type="float">
            <text:p>-17.8370814039</text:p>
          </table:table-cell>
          <table:table-cell office:value-type="float" office:value="-14.9233684685468" calcext:value-type="float">
            <text:p>-14.9233684685</text:p>
          </table:table-cell>
          <table:table-cell office:value-type="float" office:value="1.08933811220152" calcext:value-type="float">
            <text:p>1.0893381122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638-2</text:p>
          </table:table-cell>
          <table:table-cell office:value-type="float" office:value="0.281" calcext:value-type="float">
            <text:p>0.281</text:p>
          </table:table-cell>
          <table:table-cell office:value-type="float" office:value="41.966" calcext:value-type="float">
            <text:p>41.966</text:p>
          </table:table-cell>
          <table:table-cell table:number-columns-repeated="2" office:value-type="float" office:value="14.993" calcext:value-type="float">
            <text:p>14.993</text:p>
          </table:table-cell>
          <table:table-cell office:value-type="float" office:value="15.4846500402253" calcext:value-type="float">
            <text:p>15.4846500402</text:p>
          </table:table-cell>
          <table:table-cell office:value-type="float" office:value="0.372125613279523" calcext:value-type="float">
            <text:p>0.3721256133</text:p>
          </table:table-cell>
          <table:table-cell office:value-type="float" office:value="57" calcext:value-type="float">
            <text:p>57</text:p>
          </table:table-cell>
          <table:table-cell office:value-type="float" office:value="64.579" calcext:value-type="float">
            <text:p>64.579</text:p>
          </table:table-cell>
          <table:table-cell office:value-type="float" office:value="-20.673" calcext:value-type="float">
            <text:p>-20.673</text:p>
          </table:table-cell>
          <table:table-cell office:value-type="float" office:value="101.38903" calcext:value-type="float">
            <text:p>101.38903</text:p>
          </table:table-cell>
          <table:table-cell office:value-type="float" office:value="-20.4042802270376" calcext:value-type="float">
            <text:p>-20.404280227</text:p>
          </table:table-cell>
          <table:table-cell office:value-type="float" office:value="-17.565146986377" calcext:value-type="float">
            <text:p>-17.5651469864</text:p>
          </table:table-cell>
          <table:table-cell office:value-type="float" office:value="1.0864484646078" calcext:value-type="float">
            <text:p>1.086448464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639-1</text:p>
          </table:table-cell>
          <table:table-cell office:value-type="float" office:value="0.282" calcext:value-type="float">
            <text:p>0.282</text:p>
          </table:table-cell>
          <table:table-cell office:value-type="float" office:value="46.257" calcext:value-type="float">
            <text:p>46.257</text:p>
          </table:table-cell>
          <table:table-cell table:number-columns-repeated="2" office:value-type="float" office:value="14.688" calcext:value-type="float">
            <text:p>14.688</text:p>
          </table:table-cell>
          <table:table-cell office:value-type="float" office:value="15.1803861625101" calcext:value-type="float">
            <text:p>15.1803861625</text:p>
          </table:table-cell>
          <table:table-cell office:value-type="float" office:value="0.372014530191329" calcext:value-type="float">
            <text:p>0.3720145302</text:p>
          </table:table-cell>
          <table:table-cell office:value-type="float" office:value="57" calcext:value-type="float">
            <text:p>57</text:p>
          </table:table-cell>
          <table:table-cell office:value-type="float" office:value="72.18" calcext:value-type="float">
            <text:p>72.18</text:p>
          </table:table-cell>
          <table:table-cell office:value-type="float" office:value="-21.844" calcext:value-type="float">
            <text:p>-21.844</text:p>
          </table:table-cell>
          <table:table-cell office:value-type="float" office:value="113.3226" calcext:value-type="float">
            <text:p>113.3226</text:p>
          </table:table-cell>
          <table:table-cell office:value-type="float" office:value="-21.6340503281919" calcext:value-type="float">
            <text:p>-21.6340503282</text:p>
          </table:table-cell>
          <table:table-cell office:value-type="float" office:value="-18.8306431395339" calcext:value-type="float">
            <text:p>-18.8306431395</text:p>
          </table:table-cell>
          <table:table-cell office:value-type="float" office:value="1.08506417145016" calcext:value-type="float">
            <text:p>1.085064171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639-2</text:p>
          </table:table-cell>
          <table:table-cell office:value-type="float" office:value="0.529" calcext:value-type="float">
            <text:p>0.529</text:p>
          </table:table-cell>
          <table:table-cell office:value-type="float" office:value="87.372" calcext:value-type="float">
            <text:p>87.372</text:p>
          </table:table-cell>
          <table:table-cell table:number-columns-repeated="2" office:value-type="float" office:value="14.444" calcext:value-type="float">
            <text:p>14.444</text:p>
          </table:table-cell>
          <table:table-cell office:value-type="float" office:value="14.9369750603379" calcext:value-type="float">
            <text:p>14.9369750603</text:p>
          </table:table-cell>
          <table:table-cell office:value-type="float" office:value="0.371925663542421" calcext:value-type="float">
            <text:p>0.3719256635</text:p>
          </table:table-cell>
          <table:table-cell office:value-type="float" office:value="78" calcext:value-type="float">
            <text:p>78</text:p>
          </table:table-cell>
          <table:table-cell office:value-type="float" office:value="52.398" calcext:value-type="float">
            <text:p>52.398</text:p>
          </table:table-cell>
          <table:table-cell office:value-type="float" office:value="-22.058" calcext:value-type="float">
            <text:p>-22.058</text:p>
          </table:table-cell>
          <table:table-cell office:value-type="float" office:value="93.26844" calcext:value-type="float">
            <text:p>93.26844</text:p>
          </table:table-cell>
          <table:table-cell office:value-type="float" office:value="-21.808149435488" calcext:value-type="float">
            <text:p>-21.8081494355</text:p>
          </table:table-cell>
          <table:table-cell office:value-type="float" office:value="-19.0098000001084" calcext:value-type="float">
            <text:p>-19.0098000001</text:p>
          </table:table-cell>
          <table:table-cell office:value-type="float" office:value="1.08486819331319" calcext:value-type="float">
            <text:p>1.0848681933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258" calcext:value-type="float">
            <text:p>0.258</text:p>
          </table:table-cell>
          <table:table-cell office:value-type="float" office:value="54.312" calcext:value-type="float">
            <text:p>54.312</text:p>
          </table:table-cell>
          <table:table-cell table:number-columns-repeated="2" office:value-type="float" office:value="4.736" calcext:value-type="float">
            <text:p>4.736</text:p>
          </table:table-cell>
          <table:table-cell office:value-type="float" office:value="5.25240547063556" calcext:value-type="float">
            <text:p>5.2524054706</text:p>
          </table:table-cell>
          <table:table-cell office:value-type="float" office:value="0.3683898077413" calcext:value-type="float">
            <text:p>0.3683898077</text:p>
          </table:table-cell>
          <table:table-cell office:value-type="float" office:value="57" calcext:value-type="float">
            <text:p>57</text:p>
          </table:table-cell>
          <table:table-cell office:value-type="float" office:value="70.141" calcext:value-type="float">
            <text:p>70.141</text:p>
          </table:table-cell>
          <table:table-cell office:value-type="float" office:value="-25.849" calcext:value-type="float">
            <text:p>-25.849</text:p>
          </table:table-cell>
          <table:table-cell office:value-type="float" office:value="110.12137" calcext:value-type="float">
            <text:p>110.12137</text:p>
          </table:table-cell>
          <table:table-cell office:value-type="float" office:value="-25.7375836499217" calcext:value-type="float">
            <text:p>-25.7375836499</text:p>
          </table:table-cell>
          <table:table-cell office:value-type="float" office:value="-23.0533882104424" calcext:value-type="float">
            <text:p>-23.0533882104</text:p>
          </table:table-cell>
          <table:table-cell office:value-type="float" office:value="1.0804447406467" calcext:value-type="float">
            <text:p>1.080444740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11" calcext:value-type="float">
            <text:p>0.411</text:p>
          </table:table-cell>
          <table:table-cell office:value-type="float" office:value="85.754" calcext:value-type="float">
            <text:p>85.754</text:p>
          </table:table-cell>
          <table:table-cell table:number-columns-repeated="2" office:value-type="float" office:value="4.683" calcext:value-type="float">
            <text:p>4.683</text:p>
          </table:table-cell>
          <table:table-cell office:value-type="float" office:value="5.19953338696701" calcext:value-type="float">
            <text:p>5.199533387</text:p>
          </table:table-cell>
          <table:table-cell office:value-type="float" office:value="0.36837050334856" calcext:value-type="float">
            <text:p>0.3683705033</text:p>
          </table:table-cell>
          <table:table-cell office:value-type="float" office:value="78" calcext:value-type="float">
            <text:p>78</text:p>
          </table:table-cell>
          <table:table-cell office:value-type="float" office:value="42.603" calcext:value-type="float">
            <text:p>42.603</text:p>
          </table:table-cell>
          <table:table-cell office:value-type="float" office:value="-24.4" calcext:value-type="float">
            <text:p>-24.4</text:p>
          </table:table-cell>
          <table:table-cell office:value-type="float" office:value="75.83334" calcext:value-type="float">
            <text:p>75.83334</text:p>
          </table:table-cell>
          <table:table-cell office:value-type="float" office:value="-24.1805521206748" calcext:value-type="float">
            <text:p>-24.1805521207</text:p>
          </table:table-cell>
          <table:table-cell office:value-type="float" office:value="-21.4511233572341" calcext:value-type="float">
            <text:p>-21.4511233572</text:p>
          </table:table-cell>
          <table:table-cell office:value-type="float" office:value="1.08219757345903" calcext:value-type="float">
            <text:p>1.082197573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242" calcext:value-type="float">
            <text:p>0.242</text:p>
          </table:table-cell>
          <table:table-cell office:value-type="float" office:value="50.63" calcext:value-type="float">
            <text:p>50.63</text:p>
          </table:table-cell>
          <table:table-cell table:number-columns-repeated="2" office:value-type="float" office:value="4.858" calcext:value-type="float">
            <text:p>4.858</text:p>
          </table:table-cell>
          <table:table-cell office:value-type="float" office:value="5.37411102172164" calcext:value-type="float">
            <text:p>5.3741110217</text:p>
          </table:table-cell>
          <table:table-cell office:value-type="float" office:value="0.368434244239554" calcext:value-type="float">
            <text:p>0.3684342442</text:p>
          </table:table-cell>
          <table:table-cell office:value-type="float" office:value="57" calcext:value-type="float">
            <text:p>57</text:p>
          </table:table-cell>
          <table:table-cell office:value-type="float" office:value="65.395" calcext:value-type="float">
            <text:p>65.395</text:p>
          </table:table-cell>
          <table:table-cell office:value-type="float" office:value="-25.692" calcext:value-type="float">
            <text:p>-25.692</text:p>
          </table:table-cell>
          <table:table-cell office:value-type="float" office:value="102.67015" calcext:value-type="float">
            <text:p>102.67015</text:p>
          </table:table-cell>
          <table:table-cell office:value-type="float" office:value="-25.567855667037" calcext:value-type="float">
            <text:p>-25.567855667</text:p>
          </table:table-cell>
          <table:table-cell office:value-type="float" office:value="-22.8787294598173" calcext:value-type="float">
            <text:p>-22.8787294598</text:p>
          </table:table-cell>
          <table:table-cell office:value-type="float" office:value="1.08063581543813" calcext:value-type="float">
            <text:p>1.080635815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640-1</text:p>
          </table:table-cell>
          <table:table-cell office:value-type="float" office:value="0.288" calcext:value-type="float">
            <text:p>0.288</text:p>
          </table:table-cell>
          <table:table-cell office:value-type="float" office:value="47.954" calcext:value-type="float">
            <text:p>47.954</text:p>
          </table:table-cell>
          <table:table-cell table:number-columns-repeated="2" office:value-type="float" office:value="12.937" calcext:value-type="float">
            <text:p>12.937</text:p>
          </table:table-cell>
          <table:table-cell office:value-type="float" office:value="13.4336122284795" calcext:value-type="float">
            <text:p>13.4336122285</text:p>
          </table:table-cell>
          <table:table-cell office:value-type="float" office:value="0.371376799209818" calcext:value-type="float">
            <text:p>0.3713767992</text:p>
          </table:table-cell>
          <table:table-cell office:value-type="float" office:value="57" calcext:value-type="float">
            <text:p>57</text:p>
          </table:table-cell>
          <table:table-cell office:value-type="float" office:value="74.727" calcext:value-type="float">
            <text:p>74.727</text:p>
          </table:table-cell>
          <table:table-cell office:value-type="float" office:value="-22.155" calcext:value-type="float">
            <text:p>-22.155</text:p>
          </table:table-cell>
          <table:table-cell office:value-type="float" office:value="117.32139" calcext:value-type="float">
            <text:p>117.32139</text:p>
          </table:table-cell>
          <table:table-cell office:value-type="float" office:value="-21.9600078161165" calcext:value-type="float">
            <text:p>-21.9600078161</text:p>
          </table:table-cell>
          <table:table-cell office:value-type="float" office:value="-19.1660700186506" calcext:value-type="float">
            <text:p>-19.1660700187</text:p>
          </table:table-cell>
          <table:table-cell office:value-type="float" office:value="1.08469725026024" calcext:value-type="float">
            <text:p>1.084697250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640-2</text:p>
          </table:table-cell>
          <table:table-cell office:value-type="float" office:value="0.391" calcext:value-type="float">
            <text:p>0.391</text:p>
          </table:table-cell>
          <table:table-cell office:value-type="float" office:value="63.416" calcext:value-type="float">
            <text:p>63.416</text:p>
          </table:table-cell>
          <table:table-cell table:number-columns-repeated="2" office:value-type="float" office:value="13.081" calcext:value-type="float">
            <text:p>13.081</text:p>
          </table:table-cell>
          <table:table-cell office:value-type="float" office:value="13.5772646822204" calcext:value-type="float">
            <text:p>13.5772646822</text:p>
          </table:table-cell>
          <table:table-cell office:value-type="float" office:value="0.371429245698014" calcext:value-type="float">
            <text:p>0.3714292457</text:p>
          </table:table-cell>
          <table:table-cell office:value-type="float" office:value="57" calcext:value-type="float">
            <text:p>57</text:p>
          </table:table-cell>
          <table:table-cell office:value-type="float" office:value="100.957" calcext:value-type="float">
            <text:p>100.957</text:p>
          </table:table-cell>
          <table:table-cell office:value-type="float" office:value="-22.041" calcext:value-type="float">
            <text:p>-22.041</text:p>
          </table:table-cell>
          <table:table-cell office:value-type="float" office:value="158.50249" calcext:value-type="float">
            <text:p>158.50249</text:p>
          </table:table-cell>
          <table:table-cell office:value-type="float" office:value="-21.8955271062579" calcext:value-type="float">
            <text:p>-21.8955271063</text:p>
          </table:table-cell>
          <table:table-cell office:value-type="float" office:value="-19.0997160796482" calcext:value-type="float">
            <text:p>-19.0997160796</text:p>
          </table:table-cell>
          <table:table-cell office:value-type="float" office:value="1.08476983460043" calcext:value-type="float">
            <text:p>1.084769834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641-1</text:p>
          </table:table-cell>
          <table:table-cell office:value-type="float" office:value="0.363" calcext:value-type="float">
            <text:p>0.363</text:p>
          </table:table-cell>
          <table:table-cell office:value-type="float" office:value="61.133" calcext:value-type="float">
            <text:p>61.133</text:p>
          </table:table-cell>
          <table:table-cell table:number-columns-repeated="2" office:value-type="float" office:value="15.523" calcext:value-type="float">
            <text:p>15.523</text:p>
          </table:table-cell>
          <table:table-cell office:value-type="float" office:value="16.0133708769107" calcext:value-type="float">
            <text:p>16.0133708769</text:p>
          </table:table-cell>
          <table:table-cell office:value-type="float" office:value="0.37231864231897" calcext:value-type="float">
            <text:p>0.3723186423</text:p>
          </table:table-cell>
          <table:table-cell office:value-type="float" office:value="57" calcext:value-type="float">
            <text:p>57</text:p>
          </table:table-cell>
          <table:table-cell office:value-type="float" office:value="96.227" calcext:value-type="float">
            <text:p>96.227</text:p>
          </table:table-cell>
          <table:table-cell office:value-type="float" office:value="-20.745" calcext:value-type="float">
            <text:p>-20.745</text:p>
          </table:table-cell>
          <table:table-cell office:value-type="float" office:value="151.07639" calcext:value-type="float">
            <text:p>151.07639</text:p>
          </table:table-cell>
          <table:table-cell office:value-type="float" office:value="-20.5676965572365" calcext:value-type="float">
            <text:p>-20.5676965572</text:p>
          </table:table-cell>
          <table:table-cell office:value-type="float" office:value="-17.73331072449" calcext:value-type="float">
            <text:p>-17.7333107245</text:p>
          </table:table-cell>
          <table:table-cell office:value-type="float" office:value="1.08626451692329" calcext:value-type="float">
            <text:p>1.0862645169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641-2</text:p>
          </table:table-cell>
          <table:table-cell office:value-type="float" office:value="0.528" calcext:value-type="float">
            <text:p>0.528</text:p>
          </table:table-cell>
          <table:table-cell office:value-type="float" office:value="86.848" calcext:value-type="float">
            <text:p>86.848</text:p>
          </table:table-cell>
          <table:table-cell table:number-columns-repeated="2" office:value-type="float" office:value="15.729" calcext:value-type="float">
            <text:p>15.729</text:p>
          </table:table-cell>
          <table:table-cell office:value-type="float" office:value="16.218873692679" calcext:value-type="float">
            <text:p>16.2188736927</text:p>
          </table:table-cell>
          <table:table-cell office:value-type="float" office:value="0.372393668498477" calcext:value-type="float">
            <text:p>0.3723936685</text:p>
          </table:table-cell>
          <table:table-cell office:value-type="float" office:value="78" calcext:value-type="float">
            <text:p>78</text:p>
          </table:table-cell>
          <table:table-cell office:value-type="float" office:value="53.347" calcext:value-type="float">
            <text:p>53.347</text:p>
          </table:table-cell>
          <table:table-cell office:value-type="float" office:value="-19.784" calcext:value-type="float">
            <text:p>-19.784</text:p>
          </table:table-cell>
          <table:table-cell office:value-type="float" office:value="94.95766" calcext:value-type="float">
            <text:p>94.95766</text:p>
          </table:table-cell>
          <table:table-cell office:value-type="float" office:value="-19.4694358008483" calcext:value-type="float">
            <text:p>-19.4694358008</text:p>
          </table:table-cell>
          <table:table-cell office:value-type="float" office:value="-16.6031443941589" calcext:value-type="float">
            <text:p>-16.6031443942</text:p>
          </table:table-cell>
          <table:table-cell office:value-type="float" office:value="1.08750074817186" calcext:value-type="float">
            <text:p>1.087500748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642-1</text:p>
          </table:table-cell>
          <table:table-cell office:value-type="float" office:value="0.529" calcext:value-type="float">
            <text:p>0.529</text:p>
          </table:table-cell>
          <table:table-cell office:value-type="float" office:value="90.323" calcext:value-type="float">
            <text:p>90.323</text:p>
          </table:table-cell>
          <table:table-cell table:number-columns-repeated="2" office:value-type="float" office:value="14.413" calcext:value-type="float">
            <text:p>14.413</text:p>
          </table:table-cell>
          <table:table-cell office:value-type="float" office:value="14.9060498793242" calcext:value-type="float">
            <text:p>14.9060498793</text:p>
          </table:table-cell>
          <table:table-cell office:value-type="float" office:value="0.371914373096168" calcext:value-type="float">
            <text:p>0.3719143731</text:p>
          </table:table-cell>
          <table:table-cell office:value-type="float" office:value="78" calcext:value-type="float">
            <text:p>78</text:p>
          </table:table-cell>
          <table:table-cell office:value-type="float" office:value="53.403" calcext:value-type="float">
            <text:p>53.403</text:p>
          </table:table-cell>
          <table:table-cell office:value-type="float" office:value="-20.258" calcext:value-type="float">
            <text:p>-20.258</text:p>
          </table:table-cell>
          <table:table-cell office:value-type="float" office:value="95.05734" calcext:value-type="float">
            <text:p>95.05734</text:p>
          </table:table-cell>
          <table:table-cell office:value-type="float" office:value="-19.9582039038979" calcext:value-type="float">
            <text:p>-19.9582039039</text:p>
          </table:table-cell>
          <table:table-cell office:value-type="float" office:value="-17.1061116996857" calcext:value-type="float">
            <text:p>-17.1061116997</text:p>
          </table:table-cell>
          <table:table-cell office:value-type="float" office:value="1.08695058173111" calcext:value-type="float">
            <text:p>1.0869505817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642-2</text:p>
          </table:table-cell>
          <table:table-cell office:value-type="float" office:value="0.306" calcext:value-type="float">
            <text:p>0.306</text:p>
          </table:table-cell>
          <table:table-cell office:value-type="float" office:value="41.161" calcext:value-type="float">
            <text:p>41.161</text:p>
          </table:table-cell>
          <table:table-cell table:number-columns-repeated="2" office:value-type="float" office:value="14.205" calcext:value-type="float">
            <text:p>14.205</text:p>
          </table:table-cell>
          <table:table-cell office:value-type="float" office:value="14.6985518905873" calcext:value-type="float">
            <text:p>14.6985518906</text:p>
          </table:table-cell>
          <table:table-cell office:value-type="float" office:value="0.371838617777705" calcext:value-type="float">
            <text:p>0.3718386178</text:p>
          </table:table-cell>
          <table:table-cell office:value-type="float" office:value="57" calcext:value-type="float">
            <text:p>57</text:p>
          </table:table-cell>
          <table:table-cell office:value-type="float" office:value="60.963" calcext:value-type="float">
            <text:p>60.963</text:p>
          </table:table-cell>
          <table:table-cell office:value-type="float" office:value="-19.662" calcext:value-type="float">
            <text:p>-19.662</text:p>
          </table:table-cell>
          <table:table-cell office:value-type="float" office:value="95.71191" calcext:value-type="float">
            <text:p>95.71191</text:p>
          </table:table-cell>
          <table:table-cell office:value-type="float" office:value="-19.3463021999828" calcext:value-type="float">
            <text:p>-19.3463022</text:p>
          </table:table-cell>
          <table:table-cell office:value-type="float" office:value="-16.4764336389752" calcext:value-type="float">
            <text:p>-16.476433639</text:p>
          </table:table-cell>
          <table:table-cell office:value-type="float" office:value="1.08763934867132" calcext:value-type="float">
            <text:p>1.087639348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643-1</text:p>
          </table:table-cell>
          <table:table-cell office:value-type="float" office:value="0.307" calcext:value-type="float">
            <text:p>0.307</text:p>
          </table:table-cell>
          <table:table-cell office:value-type="float" office:value="50.355" calcext:value-type="float">
            <text:p>50.355</text:p>
          </table:table-cell>
          <table:table-cell table:number-columns-repeated="2" office:value-type="float" office:value="14.124" calcext:value-type="float">
            <text:p>14.124</text:p>
          </table:table-cell>
          <table:table-cell office:value-type="float" office:value="14.617747385358" calcext:value-type="float">
            <text:p>14.6177473854</text:p>
          </table:table-cell>
          <table:table-cell office:value-type="float" office:value="0.371809116877328" calcext:value-type="float">
            <text:p>0.3718091169</text:p>
          </table:table-cell>
          <table:table-cell office:value-type="float" office:value="57" calcext:value-type="float">
            <text:p>57</text:p>
          </table:table-cell>
          <table:table-cell office:value-type="float" office:value="78.22" calcext:value-type="float">
            <text:p>78.22</text:p>
          </table:table-cell>
          <table:table-cell office:value-type="float" office:value="-21.389" calcext:value-type="float">
            <text:p>-21.389</text:p>
          </table:table-cell>
          <table:table-cell office:value-type="float" office:value="122.8054" calcext:value-type="float">
            <text:p>122.8054</text:p>
          </table:table-cell>
          <table:table-cell office:value-type="float" office:value="-21.1849943798782" calcext:value-type="float">
            <text:p>-21.1849943799</text:p>
          </table:table-cell>
          <table:table-cell office:value-type="float" office:value="-18.3685416665758" calcext:value-type="float">
            <text:p>-18.3685416666</text:p>
          </table:table-cell>
          <table:table-cell office:value-type="float" office:value="1.08556965666155" calcext:value-type="float">
            <text:p>1.085569656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643-2</text:p>
          </table:table-cell>
          <table:table-cell office:value-type="float" office:value="0.244" calcext:value-type="float">
            <text:p>0.244</text:p>
          </table:table-cell>
          <table:table-cell office:value-type="float" office:value="39.984" calcext:value-type="float">
            <text:p>39.984</text:p>
          </table:table-cell>
          <table:table-cell table:number-columns-repeated="2" office:value-type="float" office:value="14.163" calcext:value-type="float">
            <text:p>14.163</text:p>
          </table:table-cell>
          <table:table-cell office:value-type="float" office:value="14.6566532582462" calcext:value-type="float">
            <text:p>14.6566532582</text:p>
          </table:table-cell>
          <table:table-cell office:value-type="float" office:value="0.371823321016728" calcext:value-type="float">
            <text:p>0.371823321</text:p>
          </table:table-cell>
          <table:table-cell office:value-type="float" office:value="57" calcext:value-type="float">
            <text:p>57</text:p>
          </table:table-cell>
          <table:table-cell office:value-type="float" office:value="61.923" calcext:value-type="float">
            <text:p>61.923</text:p>
          </table:table-cell>
          <table:table-cell office:value-type="float" office:value="-21.714" calcext:value-type="float">
            <text:p>-21.714</text:p>
          </table:table-cell>
          <table:table-cell office:value-type="float" office:value="97.21911" calcext:value-type="float">
            <text:p>97.21911</text:p>
          </table:table-cell>
          <table:table-cell office:value-type="float" office:value="-21.4643731923076" calcext:value-type="float">
            <text:p>-21.4643731923</text:p>
          </table:table-cell>
          <table:table-cell office:value-type="float" office:value="-18.6560367130654" calcext:value-type="float">
            <text:p>-18.6560367131</text:p>
          </table:table-cell>
          <table:table-cell office:value-type="float" office:value="1.08525517115947" calcext:value-type="float">
            <text:p>1.085255171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644-1</text:p>
          </table:table-cell>
          <table:table-cell office:value-type="float" office:value="0.229" calcext:value-type="float">
            <text:p>0.229</text:p>
          </table:table-cell>
          <table:table-cell office:value-type="float" office:value="38.902" calcext:value-type="float">
            <text:p>38.902</text:p>
          </table:table-cell>
          <table:table-cell table:number-columns-repeated="2" office:value-type="float" office:value="14.184" calcext:value-type="float">
            <text:p>14.184</text:p>
          </table:table-cell>
          <table:table-cell office:value-type="float" office:value="14.6776025744167" calcext:value-type="float">
            <text:p>14.6776025744</text:p>
          </table:table-cell>
          <table:table-cell office:value-type="float" office:value="0.371830969397804" calcext:value-type="float">
            <text:p>0.3718309694</text:p>
          </table:table-cell>
          <table:table-cell office:value-type="float" office:value="57" calcext:value-type="float">
            <text:p>57</text:p>
          </table:table-cell>
          <table:table-cell office:value-type="float" office:value="142.923" calcext:value-type="float">
            <text:p>142.923</text:p>
          </table:table-cell>
          <table:table-cell office:value-type="float" office:value="-21.068" calcext:value-type="float">
            <text:p>-21.068</text:p>
          </table:table-cell>
          <table:table-cell office:value-type="float" office:value="224.38911" calcext:value-type="float">
            <text:p>224.38911</text:p>
          </table:table-cell>
          <table:table-cell office:value-type="float" office:value="-20.9534527265433" calcext:value-type="float">
            <text:p>-20.9534527265</text:p>
          </table:table-cell>
          <table:table-cell office:value-type="float" office:value="-18.1302734965204" calcext:value-type="float">
            <text:p>-18.1302734965</text:p>
          </table:table-cell>
          <table:table-cell office:value-type="float" office:value="1.08583029228058" calcext:value-type="float">
            <text:p>1.0858302923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8" calcext:value-type="float">
            <text:p>0.29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4.972" calcext:value-type="float">
            <text:p>4.972</text:p>
          </table:table-cell>
          <table:table-cell office:value-type="float" office:value="5.48783588093323" calcext:value-type="float">
            <text:p>5.4878358809</text:p>
          </table:table-cell>
          <table:table-cell office:value-type="float" office:value="0.368475766833246" calcext:value-type="float">
            <text:p>0.3684757668</text:p>
          </table:table-cell>
          <table:table-cell office:value-type="float" office:value="57" calcext:value-type="float">
            <text:p>57</text:p>
          </table:table-cell>
          <table:table-cell office:value-type="float" office:value="186.815" calcext:value-type="float">
            <text:p>186.815</text:p>
          </table:table-cell>
          <table:table-cell office:value-type="float" office:value="-24.818" calcext:value-type="float">
            <text:p>-24.818</text:p>
          </table:table-cell>
          <table:table-cell office:value-type="float" office:value="293.29955" calcext:value-type="float">
            <text:p>293.29955</text:p>
          </table:table-cell>
          <table:table-cell office:value-type="float" office:value="-24.7668745472975" calcext:value-type="float">
            <text:p>-24.7668745473</text:p>
          </table:table-cell>
          <table:table-cell office:value-type="float" office:value="-22.0544790370511" calcext:value-type="float">
            <text:p>-22.0544790371</text:p>
          </table:table-cell>
          <table:table-cell office:value-type="float" office:value="1.08153752655877" calcext:value-type="float">
            <text:p>1.081537526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16" calcext:value-type="float">
            <text:p>0.216</text:p>
          </table:table-cell>
          <table:table-cell office:value-type="float" office:value="44.757" calcext:value-type="float">
            <text:p>44.757</text:p>
          </table:table-cell>
          <table:table-cell table:number-columns-repeated="2" office:value-type="float" office:value="4.975" calcext:value-type="float">
            <text:p>4.975</text:p>
          </table:table-cell>
          <table:table-cell office:value-type="float" office:value="5.49082864038616" calcext:value-type="float">
            <text:p>5.4908286404</text:p>
          </table:table-cell>
          <table:table-cell office:value-type="float" office:value="0.368476859532612" calcext:value-type="float">
            <text:p>0.3684768595</text:p>
          </table:table-cell>
          <table:table-cell office:value-type="float" office:value="57" calcext:value-type="float">
            <text:p>57</text:p>
          </table:table-cell>
          <table:table-cell office:value-type="float" office:value="134.5" calcext:value-type="float">
            <text:p>134.5</text:p>
          </table:table-cell>
          <table:table-cell office:value-type="float" office:value="-24.803" calcext:value-type="float">
            <text:p>-24.803</text:p>
          </table:table-cell>
          <table:table-cell office:value-type="float" office:value="211.165" calcext:value-type="float">
            <text:p>211.165</text:p>
          </table:table-cell>
          <table:table-cell office:value-type="float" office:value="-24.7315186866772" calcext:value-type="float">
            <text:p>-24.7315186867</text:p>
          </table:table-cell>
          <table:table-cell office:value-type="float" office:value="-22.0180960533011" calcext:value-type="float">
            <text:p>-22.0180960533</text:p>
          </table:table-cell>
          <table:table-cell office:value-type="float" office:value="1.08157732833246" calcext:value-type="float">
            <text:p>1.081577328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644-2</text:p>
          </table:table-cell>
          <table:table-cell office:value-type="float" office:value="0.334" calcext:value-type="float">
            <text:p>0.334</text:p>
          </table:table-cell>
          <table:table-cell office:value-type="float" office:value="59.452" calcext:value-type="float">
            <text:p>59.452</text:p>
          </table:table-cell>
          <table:table-cell table:number-columns-repeated="2" office:value-type="float" office:value="14.007" calcext:value-type="float">
            <text:p>14.007</text:p>
          </table:table-cell>
          <table:table-cell office:value-type="float" office:value="14.5010297666935" calcext:value-type="float">
            <text:p>14.5010297667</text:p>
          </table:table-cell>
          <table:table-cell office:value-type="float" office:value="0.371766504434829" calcext:value-type="float">
            <text:p>0.3717665044</text:p>
          </table:table-cell>
          <table:table-cell office:value-type="float" office:value="57" calcext:value-type="float">
            <text:p>57</text:p>
          </table:table-cell>
          <table:table-cell office:value-type="float" office:value="206.488" calcext:value-type="float">
            <text:p>206.488</text:p>
          </table:table-cell>
          <table:table-cell office:value-type="float" office:value="-20.622" calcext:value-type="float">
            <text:p>-20.622</text:p>
          </table:table-cell>
          <table:table-cell office:value-type="float" office:value="324.18616" calcext:value-type="float">
            <text:p>324.18616</text:p>
          </table:table-cell>
          <table:table-cell office:value-type="float" office:value="-20.5391260424168" calcext:value-type="float">
            <text:p>-20.5391260424</text:p>
          </table:table-cell>
          <table:table-cell office:value-type="float" office:value="-17.7039102076258" calcext:value-type="float">
            <text:p>-17.7039102076</text:p>
          </table:table-cell>
          <table:table-cell office:value-type="float" office:value="1.08629667703914" calcext:value-type="float">
            <text:p>1.086296677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645-1</text:p>
          </table:table-cell>
          <table:table-cell office:value-type="float" office:value="0.262" calcext:value-type="float">
            <text:p>0.262</text:p>
          </table:table-cell>
          <table:table-cell office:value-type="float" office:value="46.498" calcext:value-type="float">
            <text:p>46.498</text:p>
          </table:table-cell>
          <table:table-cell table:number-columns-repeated="2" office:value-type="float" office:value="15.296" calcext:value-type="float">
            <text:p>15.296</text:p>
          </table:table-cell>
          <table:table-cell office:value-type="float" office:value="15.7869187449718" calcext:value-type="float">
            <text:p>15.786918745</text:p>
          </table:table-cell>
          <table:table-cell office:value-type="float" office:value="0.372235967708745" calcext:value-type="float">
            <text:p>0.3722359677</text:p>
          </table:table-cell>
          <table:table-cell office:value-type="float" office:value="57" calcext:value-type="float">
            <text:p>57</text:p>
          </table:table-cell>
          <table:table-cell office:value-type="float" office:value="168.5" calcext:value-type="float">
            <text:p>168.5</text:p>
          </table:table-cell>
          <table:table-cell office:value-type="float" office:value="-20.069" calcext:value-type="float">
            <text:p>-20.069</text:p>
          </table:table-cell>
          <table:table-cell office:value-type="float" office:value="264.545" calcext:value-type="float">
            <text:p>264.545</text:p>
          </table:table-cell>
          <table:table-cell office:value-type="float" office:value="-19.9613090583295" calcext:value-type="float">
            <text:p>-19.9613090583</text:p>
          </table:table-cell>
          <table:table-cell office:value-type="float" office:value="-17.1093070619608" calcext:value-type="float">
            <text:p>-17.109307062</text:p>
          </table:table-cell>
          <table:table-cell office:value-type="float" office:value="1.08694708649214" calcext:value-type="float">
            <text:p>1.086947086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645-2</text:p>
          </table:table-cell>
          <table:table-cell office:value-type="float" office:value="0.297" calcext:value-type="float">
            <text:p>0.297</text:p>
          </table:table-cell>
          <table:table-cell office:value-type="float" office:value="51.805" calcext:value-type="float">
            <text:p>51.805</text:p>
          </table:table-cell>
          <table:table-cell table:number-columns-repeated="2" office:value-type="float" office:value="15.824" calcext:value-type="float">
            <text:p>15.824</text:p>
          </table:table-cell>
          <table:table-cell office:value-type="float" office:value="16.3136444086887" calcext:value-type="float">
            <text:p>16.3136444087</text:p>
          </table:table-cell>
          <table:table-cell office:value-type="float" office:value="0.372428267912119" calcext:value-type="float">
            <text:p>0.3724282679</text:p>
          </table:table-cell>
          <table:table-cell office:value-type="float" office:value="57" calcext:value-type="float">
            <text:p>57</text:p>
          </table:table-cell>
          <table:table-cell office:value-type="float" office:value="191.56" calcext:value-type="float">
            <text:p>191.56</text:p>
          </table:table-cell>
          <table:table-cell office:value-type="float" office:value="-20.127" calcext:value-type="float">
            <text:p>-20.127</text:p>
          </table:table-cell>
          <table:table-cell office:value-type="float" office:value="300.7492" calcext:value-type="float">
            <text:p>300.7492</text:p>
          </table:table-cell>
          <table:table-cell office:value-type="float" office:value="-20.0329417093037" calcext:value-type="float">
            <text:p>-20.0329417093</text:p>
          </table:table-cell>
          <table:table-cell office:value-type="float" office:value="-17.1830207131247" calcext:value-type="float">
            <text:p>-17.1830207131</text:p>
          </table:table-cell>
          <table:table-cell office:value-type="float" office:value="1.0868664549319" calcext:value-type="float">
            <text:p>1.0868664549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646-1</text:p>
          </table:table-cell>
          <table:table-cell office:value-type="float" office:value="0.344" calcext:value-type="float">
            <text:p>0.344</text:p>
          </table:table-cell>
          <table:table-cell office:value-type="float" office:value="55.32" calcext:value-type="float">
            <text:p>55.32</text:p>
          </table:table-cell>
          <table:table-cell table:number-columns-repeated="2" office:value-type="float" office:value="15.377" calcext:value-type="float">
            <text:p>15.377</text:p>
          </table:table-cell>
          <table:table-cell office:value-type="float" office:value="15.8677232502011" calcext:value-type="float">
            <text:p>15.8677232502</text:p>
          </table:table-cell>
          <table:table-cell office:value-type="float" office:value="0.372265468356333" calcext:value-type="float">
            <text:p>0.3722654684</text:p>
          </table:table-cell>
          <table:table-cell office:value-type="float" office:value="57" calcext:value-type="float">
            <text:p>57</text:p>
          </table:table-cell>
          <table:table-cell office:value-type="float" office:value="201.074" calcext:value-type="float">
            <text:p>201.074</text:p>
          </table:table-cell>
          <table:table-cell office:value-type="float" office:value="-20.421" calcext:value-type="float">
            <text:p>-20.421</text:p>
          </table:table-cell>
          <table:table-cell office:value-type="float" office:value="315.68618" calcext:value-type="float">
            <text:p>315.68618</text:p>
          </table:table-cell>
          <table:table-cell office:value-type="float" office:value="-20.334070678179" calcext:value-type="float">
            <text:p>-20.3340706782</text:p>
          </table:table-cell>
          <table:table-cell office:value-type="float" office:value="-17.4928977798691" calcext:value-type="float">
            <text:p>-17.4928977799</text:p>
          </table:table-cell>
          <table:table-cell office:value-type="float" office:value="1.08652749495679" calcext:value-type="float">
            <text:p>1.086527495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646-2</text:p>
          </table:table-cell>
          <table:table-cell office:value-type="float" office:value="0.382" calcext:value-type="float">
            <text:p>0.382</text:p>
          </table:table-cell>
          <table:table-cell office:value-type="float" office:value="63.498" calcext:value-type="float">
            <text:p>63.498</text:p>
          </table:table-cell>
          <table:table-cell table:number-columns-repeated="2" office:value-type="float" office:value="15.044" calcext:value-type="float">
            <text:p>15.044</text:p>
          </table:table-cell>
          <table:table-cell office:value-type="float" office:value="15.5355269509252" calcext:value-type="float">
            <text:p>15.5355269509</text:p>
          </table:table-cell>
          <table:table-cell office:value-type="float" office:value="0.372144187804523" calcext:value-type="float">
            <text:p>0.3721441878</text:p>
          </table:table-cell>
          <table:table-cell office:value-type="float" office:value="57" calcext:value-type="float">
            <text:p>57</text:p>
          </table:table-cell>
          <table:table-cell office:value-type="float" office:value="236.077" calcext:value-type="float">
            <text:p>236.077</text:p>
          </table:table-cell>
          <table:table-cell office:value-type="float" office:value="-20.441" calcext:value-type="float">
            <text:p>-20.441</text:p>
          </table:table-cell>
          <table:table-cell office:value-type="float" office:value="370.64089" calcext:value-type="float">
            <text:p>370.64089</text:p>
          </table:table-cell>
          <table:table-cell office:value-type="float" office:value="-20.3672107094338" calcext:value-type="float">
            <text:p>-20.3672107094</text:p>
          </table:table-cell>
          <table:table-cell office:value-type="float" office:value="-17.5270005621934" calcext:value-type="float">
            <text:p>-17.5270005622</text:p>
          </table:table-cell>
          <table:table-cell office:value-type="float" office:value="1.08649019138237" calcext:value-type="float">
            <text:p>1.086490191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647-1</text:p>
          </table:table-cell>
          <table:table-cell office:value-type="float" office:value="0.556" calcext:value-type="float">
            <text:p>0.556</text:p>
          </table:table-cell>
          <table:table-cell office:value-type="float" office:value="43.246" calcext:value-type="float">
            <text:p>43.246</text:p>
          </table:table-cell>
          <table:table-cell table:number-columns-repeated="2" office:value-type="float" office:value="14.272" calcext:value-type="float">
            <text:p>14.272</text:p>
          </table:table-cell>
          <table:table-cell office:value-type="float" office:value="14.7653901850362" calcext:value-type="float">
            <text:p>14.765390185</text:p>
          </table:table-cell>
          <table:table-cell office:value-type="float" office:value="0.371863019743827" calcext:value-type="float">
            <text:p>0.3718630197</text:p>
          </table:table-cell>
          <table:table-cell office:value-type="float" office:value="33" calcext:value-type="float">
            <text:p>33</text:p>
          </table:table-cell>
          <table:table-cell office:value-type="float" office:value="54.951" calcext:value-type="float">
            <text:p>54.951</text:p>
          </table:table-cell>
          <table:table-cell office:value-type="float" office:value="-19.82" calcext:value-type="float">
            <text:p>-19.82</text:p>
          </table:table-cell>
          <table:table-cell office:value-type="float" office:value="73.08483" calcext:value-type="float">
            <text:p>73.08483</text:p>
          </table:table-cell>
          <table:table-cell office:value-type="float" office:value="-19.4089698496645" calcext:value-type="float">
            <text:p>-19.4089698497</text:p>
          </table:table-cell>
          <table:table-cell office:value-type="float" office:value="-16.5409218465883" calcext:value-type="float">
            <text:p>-16.5409218466</text:p>
          </table:table-cell>
          <table:table-cell office:value-type="float" office:value="1.08756880934243" calcext:value-type="float">
            <text:p>1.0875688093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647-2</text:p>
          </table:table-cell>
          <table:table-cell office:value-type="float" office:value="0.585" calcext:value-type="float">
            <text:p>0.585</text:p>
          </table:table-cell>
          <table:table-cell office:value-type="float" office:value="46.665" calcext:value-type="float">
            <text:p>46.665</text:p>
          </table:table-cell>
          <table:table-cell table:number-columns-repeated="2" office:value-type="float" office:value="14.488" calcext:value-type="float">
            <text:p>14.488</text:p>
          </table:table-cell>
          <table:table-cell office:value-type="float" office:value="14.9808688656476" calcext:value-type="float">
            <text:p>14.9808688656</text:p>
          </table:table-cell>
          <table:table-cell office:value-type="float" office:value="0.371941688687547" calcext:value-type="float">
            <text:p>0.3719416887</text:p>
          </table:table-cell>
          <table:table-cell office:value-type="float" office:value="33" calcext:value-type="float">
            <text:p>33</text:p>
          </table:table-cell>
          <table:table-cell office:value-type="float" office:value="58.686" calcext:value-type="float">
            <text:p>58.686</text:p>
          </table:table-cell>
          <table:table-cell office:value-type="float" office:value="-19.784" calcext:value-type="float">
            <text:p>-19.784</text:p>
          </table:table-cell>
          <table:table-cell office:value-type="float" office:value="78.05238" calcext:value-type="float">
            <text:p>78.05238</text:p>
          </table:table-cell>
          <table:table-cell office:value-type="float" office:value="-19.3987621390461" calcext:value-type="float">
            <text:p>-19.398762139</text:p>
          </table:table-cell>
          <table:table-cell office:value-type="float" office:value="-16.5304175917621" calcext:value-type="float">
            <text:p>-16.5304175918</text:p>
          </table:table-cell>
          <table:table-cell office:value-type="float" office:value="1.08758029924974" calcext:value-type="float">
            <text:p>1.0875802992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648-1</text:p>
          </table:table-cell>
          <table:table-cell office:value-type="float" office:value="0.313" calcext:value-type="float">
            <text:p>0.313</text:p>
          </table:table-cell>
          <table:table-cell office:value-type="float" office:value="55.351" calcext:value-type="float">
            <text:p>55.351</text:p>
          </table:table-cell>
          <table:table-cell table:number-columns-repeated="2" office:value-type="float" office:value="13.734" calcext:value-type="float">
            <text:p>13.734</text:p>
          </table:table-cell>
          <table:table-cell office:value-type="float" office:value="14.2286886564763" calcext:value-type="float">
            <text:p>14.2286886565</text:p>
          </table:table-cell>
          <table:table-cell office:value-type="float" office:value="0.371667075260574" calcext:value-type="float">
            <text:p>0.3716670753</text:p>
          </table:table-cell>
          <table:table-cell office:value-type="float" office:value="57" calcext:value-type="float">
            <text:p>57</text:p>
          </table:table-cell>
          <table:table-cell office:value-type="float" office:value="193.7" calcext:value-type="float">
            <text:p>193.7</text:p>
          </table:table-cell>
          <table:table-cell office:value-type="float" office:value="-21.306" calcext:value-type="float">
            <text:p>-21.306</text:p>
          </table:table-cell>
          <table:table-cell office:value-type="float" office:value="304.109" calcext:value-type="float">
            <text:p>304.109</text:p>
          </table:table-cell>
          <table:table-cell office:value-type="float" office:value="-21.2239783405963" calcext:value-type="float">
            <text:p>-21.2239783406</text:p>
          </table:table-cell>
          <table:table-cell office:value-type="float" office:value="-18.4086581503618" calcext:value-type="float">
            <text:p>-18.4086581504</text:p>
          </table:table-cell>
          <table:table-cell office:value-type="float" office:value="1.08552577410362" calcext:value-type="float">
            <text:p>1.0855257741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648-2</text:p>
          </table:table-cell>
          <table:table-cell office:value-type="float" office:value="0.484" calcext:value-type="float">
            <text:p>0.484</text:p>
          </table:table-cell>
          <table:table-cell office:value-type="float" office:value="83.703" calcext:value-type="float">
            <text:p>83.703</text:p>
          </table:table-cell>
          <table:table-cell table:number-columns-repeated="2" office:value-type="float" office:value="13.578" calcext:value-type="float">
            <text:p>13.578</text:p>
          </table:table-cell>
          <table:table-cell office:value-type="float" office:value="14.0730651649236" calcext:value-type="float">
            <text:p>14.0730651649</text:p>
          </table:table-cell>
          <table:table-cell office:value-type="float" office:value="0.371610258500466" calcext:value-type="float">
            <text:p>0.3716102585</text:p>
          </table:table-cell>
          <table:table-cell office:value-type="float" office:value="78" calcext:value-type="float">
            <text:p>78</text:p>
          </table:table-cell>
          <table:table-cell office:value-type="float" office:value="50.479" calcext:value-type="float">
            <text:p>50.479</text:p>
          </table:table-cell>
          <table:table-cell office:value-type="float" office:value="-20.774" calcext:value-type="float">
            <text:p>-20.774</text:p>
          </table:table-cell>
          <table:table-cell office:value-type="float" office:value="89.85262" calcext:value-type="float">
            <text:p>89.85262</text:p>
          </table:table-cell>
          <table:table-cell office:value-type="float" office:value="-20.4729237933373" calcext:value-type="float">
            <text:p>-20.4729237933</text:p>
          </table:table-cell>
          <table:table-cell office:value-type="float" office:value="-17.6357847169655" calcext:value-type="float">
            <text:p>-17.635784717</text:p>
          </table:table-cell>
          <table:table-cell office:value-type="float" office:value="1.08637119686201" calcext:value-type="float">
            <text:p>1.0863711969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649-1</text:p>
          </table:table-cell>
          <table:table-cell office:value-type="float" office:value="0.482" calcext:value-type="float">
            <text:p>0.482</text:p>
          </table:table-cell>
          <table:table-cell office:value-type="float" office:value="85.033" calcext:value-type="float">
            <text:p>85.033</text:p>
          </table:table-cell>
          <table:table-cell table:number-columns-repeated="2" office:value-type="float" office:value="14.895" calcext:value-type="float">
            <text:p>14.895</text:p>
          </table:table-cell>
          <table:table-cell office:value-type="float" office:value="15.3868865647627" calcext:value-type="float">
            <text:p>15.3868865648</text:p>
          </table:table-cell>
          <table:table-cell office:value-type="float" office:value="0.372089921035571" calcext:value-type="float">
            <text:p>0.372089921</text:p>
          </table:table-cell>
          <table:table-cell office:value-type="float" office:value="78" calcext:value-type="float">
            <text:p>78</text:p>
          </table:table-cell>
          <table:table-cell office:value-type="float" office:value="49.489" calcext:value-type="float">
            <text:p>49.489</text:p>
          </table:table-cell>
          <table:table-cell office:value-type="float" office:value="-19.698" calcext:value-type="float">
            <text:p>-19.698</text:p>
          </table:table-cell>
          <table:table-cell office:value-type="float" office:value="88.09042" calcext:value-type="float">
            <text:p>88.09042</text:p>
          </table:table-cell>
          <table:table-cell office:value-type="float" office:value="-19.3552743597098" calcext:value-type="float">
            <text:p>-19.3552743597</text:p>
          </table:table-cell>
          <table:table-cell office:value-type="float" office:value="-16.4856664489202" calcext:value-type="float">
            <text:p>-16.4856664489</text:p>
          </table:table-cell>
          <table:table-cell office:value-type="float" office:value="1.08762924952539" calcext:value-type="float">
            <text:p>1.0876292495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71" calcext:value-type="float">
            <text:p>0.371</text:p>
          </table:table-cell>
          <table:table-cell office:value-type="float" office:value="78.531" calcext:value-type="float">
            <text:p>78.531</text:p>
          </table:table-cell>
          <table:table-cell table:number-columns-repeated="2" office:value-type="float" office:value="4.706" calcext:value-type="float">
            <text:p>4.706</text:p>
          </table:table-cell>
          <table:table-cell office:value-type="float" office:value="5.2224778761062" calcext:value-type="float">
            <text:p>5.2224778761</text:p>
          </table:table-cell>
          <table:table-cell office:value-type="float" office:value="0.36837888072746" calcext:value-type="float">
            <text:p>0.3683788807</text:p>
          </table:table-cell>
          <table:table-cell office:value-type="float" office:value="57" calcext:value-type="float">
            <text:p>57</text:p>
          </table:table-cell>
          <table:table-cell office:value-type="float" office:value="234.456" calcext:value-type="float">
            <text:p>234.456</text:p>
          </table:table-cell>
          <table:table-cell office:value-type="float" office:value="-24.866" calcext:value-type="float">
            <text:p>-24.866</text:p>
          </table:table-cell>
          <table:table-cell office:value-type="float" office:value="368.09592" calcext:value-type="float">
            <text:p>368.09592</text:p>
          </table:table-cell>
          <table:table-cell office:value-type="float" office:value="-24.8257119773356" calcext:value-type="float">
            <text:p>-24.8257119773</text:p>
          </table:table-cell>
          <table:table-cell office:value-type="float" office:value="-22.1150257533072" calcext:value-type="float">
            <text:p>-22.1150257533</text:p>
          </table:table-cell>
          <table:table-cell office:value-type="float" office:value="1.08147129039468" calcext:value-type="float">
            <text:p>1.081471290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18" calcext:value-type="float">
            <text:p>0.718</text:p>
          </table:table-cell>
          <table:table-cell office:value-type="float" office:value="153.852" calcext:value-type="float">
            <text:p>153.852</text:p>
          </table:table-cell>
          <table:table-cell table:number-columns-repeated="2" office:value-type="float" office:value="4.722" calcext:value-type="float">
            <text:p>4.722</text:p>
          </table:table-cell>
          <table:table-cell office:value-type="float" office:value="5.23843925985519" calcext:value-type="float">
            <text:p>5.2384392599</text:p>
          </table:table-cell>
          <table:table-cell office:value-type="float" office:value="0.368384708468473" calcext:value-type="float">
            <text:p>0.3683847085</text:p>
          </table:table-cell>
          <table:table-cell office:value-type="float" office:value="50" calcext:value-type="float">
            <text:p>50</text:p>
          </table:table-cell>
          <table:table-cell office:value-type="float" office:value="76.273" calcext:value-type="float">
            <text:p>76.273</text:p>
          </table:table-cell>
          <table:table-cell office:value-type="float" office:value="-24.26" calcext:value-type="float">
            <text:p>-24.26</text:p>
          </table:table-cell>
          <table:table-cell office:value-type="float" office:value="114.4095" calcext:value-type="float">
            <text:p>114.4095</text:p>
          </table:table-cell>
          <table:table-cell office:value-type="float" office:value="-24.1128839128506" calcext:value-type="float">
            <text:p>-24.1128839129</text:p>
          </table:table-cell>
          <table:table-cell office:value-type="float" office:value="-21.3814893202608" calcext:value-type="float">
            <text:p>-21.3814893203</text:p>
          </table:table-cell>
          <table:table-cell office:value-type="float" office:value="1.08227374973401" calcext:value-type="float">
            <text:p>1.0822737497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15" calcext:value-type="float">
            <text:p>0.315</text:p>
          </table:table-cell>
          <table:table-cell office:value-type="float" office:value="65.535" calcext:value-type="float">
            <text:p>65.535</text:p>
          </table:table-cell>
          <table:table-cell table:number-columns-repeated="2" office:value-type="float" office:value="4.313" calcext:value-type="float">
            <text:p>4.313</text:p>
          </table:table-cell>
          <table:table-cell office:value-type="float" office:value="4.83042638777152" calcext:value-type="float">
            <text:p>4.8304263878</text:p>
          </table:table-cell>
          <table:table-cell office:value-type="float" office:value="0.368235736624806" calcext:value-type="float">
            <text:p>0.3682357366</text:p>
          </table:table-cell>
          <table:table-cell office:value-type="float" office:value="57" calcext:value-type="float">
            <text:p>57</text:p>
          </table:table-cell>
          <table:table-cell office:value-type="float" office:value="197.776" calcext:value-type="float">
            <text:p>197.776</text:p>
          </table:table-cell>
          <table:table-cell office:value-type="float" office:value="-25.017" calcext:value-type="float">
            <text:p>-25.017</text:p>
          </table:table-cell>
          <table:table-cell office:value-type="float" office:value="310.50832" calcext:value-type="float">
            <text:p>310.50832</text:p>
          </table:table-cell>
          <table:table-cell office:value-type="float" office:value="-24.9705498695614" calcext:value-type="float">
            <text:p>-24.9705498696</text:p>
          </table:table-cell>
          <table:table-cell office:value-type="float" office:value="-22.2640713312336" calcext:value-type="float">
            <text:p>-22.2640713312</text:p>
          </table:table-cell>
          <table:table-cell office:value-type="float" office:value="1.08130823893873" calcext:value-type="float">
            <text:p>1.0813082389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649-2</text:p>
          </table:table-cell>
          <table:table-cell office:value-type="float" office:value="0.35" calcext:value-type="float">
            <text:p>0.35</text:p>
          </table:table-cell>
          <table:table-cell office:value-type="float" office:value="62.871" calcext:value-type="float">
            <text:p>62.871</text:p>
          </table:table-cell>
          <table:table-cell table:number-columns-repeated="2" office:value-type="float" office:value="14.602" calcext:value-type="float">
            <text:p>14.602</text:p>
          </table:table-cell>
          <table:table-cell office:value-type="float" office:value="15.0945937248592" calcext:value-type="float">
            <text:p>15.0945937249</text:p>
          </table:table-cell>
          <table:table-cell office:value-type="float" office:value="0.371983208357756" calcext:value-type="float">
            <text:p>0.3719832084</text:p>
          </table:table-cell>
          <table:table-cell office:value-type="float" office:value="57" calcext:value-type="float">
            <text:p>57</text:p>
          </table:table-cell>
          <table:table-cell office:value-type="float" office:value="225.305" calcext:value-type="float">
            <text:p>225.305</text:p>
          </table:table-cell>
          <table:table-cell office:value-type="float" office:value="-20.439" calcext:value-type="float">
            <text:p>-20.439</text:p>
          </table:table-cell>
          <table:table-cell office:value-type="float" office:value="353.72885" calcext:value-type="float">
            <text:p>353.72885</text:p>
          </table:table-cell>
          <table:table-cell office:value-type="float" office:value="-20.3616385551044" calcext:value-type="float">
            <text:p>-20.3616385551</text:p>
          </table:table-cell>
          <table:table-cell office:value-type="float" office:value="-17.5212665312049" calcext:value-type="float">
            <text:p>-17.5212665312</text:p>
          </table:table-cell>
          <table:table-cell office:value-type="float" office:value="1.08649646359549" calcext:value-type="float">
            <text:p>1.0864964636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650-1</text:p>
          </table:table-cell>
          <table:table-cell office:value-type="float" office:value="0.302" calcext:value-type="float">
            <text:p>0.302</text:p>
          </table:table-cell>
          <table:table-cell office:value-type="float" office:value="54.628" calcext:value-type="float">
            <text:p>54.628</text:p>
          </table:table-cell>
          <table:table-cell table:number-columns-repeated="2" office:value-type="float" office:value="14.911" calcext:value-type="float">
            <text:p>14.911</text:p>
          </table:table-cell>
          <table:table-cell office:value-type="float" office:value="15.4028479485117" calcext:value-type="float">
            <text:p>15.4028479485</text:p>
          </table:table-cell>
          <table:table-cell office:value-type="float" office:value="0.372095748342453" calcext:value-type="float">
            <text:p>0.3720957483</text:p>
          </table:table-cell>
          <table:table-cell office:value-type="float" office:value="57" calcext:value-type="float">
            <text:p>57</text:p>
          </table:table-cell>
          <table:table-cell office:value-type="float" office:value="192.502" calcext:value-type="float">
            <text:p>192.502</text:p>
          </table:table-cell>
          <table:table-cell office:value-type="float" office:value="-20.439" calcext:value-type="float">
            <text:p>-20.439</text:p>
          </table:table-cell>
          <table:table-cell office:value-type="float" office:value="302.22814" calcext:value-type="float">
            <text:p>302.22814</text:p>
          </table:table-cell>
          <table:table-cell office:value-type="float" office:value="-20.3483322713696" calcext:value-type="float">
            <text:p>-20.3483322714</text:p>
          </table:table-cell>
          <table:table-cell office:value-type="float" office:value="-17.5075736866127" calcext:value-type="float">
            <text:p>-17.5075736866</text:p>
          </table:table-cell>
          <table:table-cell office:value-type="float" office:value="1.08651144161379" calcext:value-type="float">
            <text:p>1.0865114416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50-2</text:p>
          </table:table-cell>
          <table:table-cell office:value-type="float" office:value="0.347" calcext:value-type="float">
            <text:p>0.347</text:p>
          </table:table-cell>
          <table:table-cell office:value-type="float" office:value="62.043" calcext:value-type="float">
            <text:p>62.043</text:p>
          </table:table-cell>
          <table:table-cell table:number-columns-repeated="2" office:value-type="float" office:value="14.811" calcext:value-type="float">
            <text:p>14.811</text:p>
          </table:table-cell>
          <table:table-cell office:value-type="float" office:value="15.3030893000805" calcext:value-type="float">
            <text:p>15.3030893001</text:p>
          </table:table-cell>
          <table:table-cell office:value-type="float" office:value="0.372059327663258" calcext:value-type="float">
            <text:p>0.3720593277</text:p>
          </table:table-cell>
          <table:table-cell office:value-type="float" office:value="57" calcext:value-type="float">
            <text:p>57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-20.401" calcext:value-type="float">
            <text:p>-20.401</text:p>
          </table:table-cell>
          <table:table-cell office:value-type="float" office:value="346.21954" calcext:value-type="float">
            <text:p>346.21954</text:p>
          </table:table-cell>
          <table:table-cell office:value-type="float" office:value="-20.3216361906184" calcext:value-type="float">
            <text:p>-20.3216361906</text:p>
          </table:table-cell>
          <table:table-cell office:value-type="float" office:value="-17.4801020580024" calcext:value-type="float">
            <text:p>-17.480102058</text:p>
          </table:table-cell>
          <table:table-cell office:value-type="float" office:value="1.08654149164218" calcext:value-type="float">
            <text:p>1.0865414916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801-1</text:p>
          </table:table-cell>
          <table:table-cell office:value-type="float" office:value="0.279" calcext:value-type="float">
            <text:p>0.279</text:p>
          </table:table-cell>
          <table:table-cell office:value-type="float" office:value="48.688" calcext:value-type="float">
            <text:p>48.688</text:p>
          </table:table-cell>
          <table:table-cell table:number-columns-repeated="2" office:value-type="float" office:value="13.744" calcext:value-type="float">
            <text:p>13.744</text:p>
          </table:table-cell>
          <table:table-cell office:value-type="float" office:value="14.2386645213194" calcext:value-type="float">
            <text:p>14.2386645213</text:p>
          </table:table-cell>
          <table:table-cell office:value-type="float" office:value="0.37167071735837" calcext:value-type="float">
            <text:p>0.3716707174</text:p>
          </table:table-cell>
          <table:table-cell office:value-type="float" office:value="57" calcext:value-type="float">
            <text:p>57</text:p>
          </table:table-cell>
          <table:table-cell office:value-type="float" office:value="173.642" calcext:value-type="float">
            <text:p>173.642</text:p>
          </table:table-cell>
          <table:table-cell office:value-type="float" office:value="-20.74" calcext:value-type="float">
            <text:p>-20.74</text:p>
          </table:table-cell>
          <table:table-cell office:value-type="float" office:value="272.61794" calcext:value-type="float">
            <text:p>272.61794</text:p>
          </table:table-cell>
          <table:table-cell office:value-type="float" office:value="-20.6425145774837" calcext:value-type="float">
            <text:p>-20.6425145775</text:p>
          </table:table-cell>
          <table:table-cell office:value-type="float" office:value="-17.8103022830917" calcext:value-type="float">
            <text:p>-17.8103022831</text:p>
          </table:table-cell>
          <table:table-cell office:value-type="float" office:value="1.08618029866384" calcext:value-type="float">
            <text:p>1.0861802987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801-2</text:p>
          </table:table-cell>
          <table:table-cell office:value-type="float" office:value="0.28" calcext:value-type="float">
            <text:p>0.28</text:p>
          </table:table-cell>
          <table:table-cell office:value-type="float" office:value="48.263" calcext:value-type="float">
            <text:p>48.263</text:p>
          </table:table-cell>
          <table:table-cell table:number-columns-repeated="2" office:value-type="float" office:value="13.444" calcext:value-type="float">
            <text:p>13.444</text:p>
          </table:table-cell>
          <table:table-cell office:value-type="float" office:value="13.9393885760257" calcext:value-type="float">
            <text:p>13.939388576</text:p>
          </table:table-cell>
          <table:table-cell office:value-type="float" office:value="0.371561454308633" calcext:value-type="float">
            <text:p>0.3715614543</text:p>
          </table:table-cell>
          <table:table-cell office:value-type="float" office:value="57" calcext:value-type="float">
            <text:p>57</text:p>
          </table:table-cell>
          <table:table-cell office:value-type="float" office:value="172.153" calcext:value-type="float">
            <text:p>172.153</text:p>
          </table:table-cell>
          <table:table-cell office:value-type="float" office:value="-20.515" calcext:value-type="float">
            <text:p>-20.515</text:p>
          </table:table-cell>
          <table:table-cell office:value-type="float" office:value="270.28021" calcext:value-type="float">
            <text:p>270.28021</text:p>
          </table:table-cell>
          <table:table-cell office:value-type="float" office:value="-20.4143004319963" calcext:value-type="float">
            <text:p>-20.414300432</text:p>
          </table:table-cell>
          <table:table-cell office:value-type="float" office:value="-17.5754582883164" calcext:value-type="float">
            <text:p>-17.5754582883</text:p>
          </table:table-cell>
          <table:table-cell office:value-type="float" office:value="1.08643718550074" calcext:value-type="float">
            <text:p>1.0864371855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802-1</text:p>
          </table:table-cell>
          <table:table-cell office:value-type="float" office:value="0.372" calcext:value-type="float">
            <text:p>0.372</text:p>
          </table:table-cell>
          <table:table-cell office:value-type="float" office:value="64.443" calcext:value-type="float">
            <text:p>64.443</text:p>
          </table:table-cell>
          <table:table-cell table:number-columns-repeated="2" office:value-type="float" office:value="14.441" calcext:value-type="float">
            <text:p>14.441</text:p>
          </table:table-cell>
          <table:table-cell office:value-type="float" office:value="14.933982300885" calcext:value-type="float">
            <text:p>14.9339823009</text:p>
          </table:table-cell>
          <table:table-cell office:value-type="float" office:value="0.371924570918702" calcext:value-type="float">
            <text:p>0.3719245709</text:p>
          </table:table-cell>
          <table:table-cell office:value-type="float" office:value="57" calcext:value-type="float">
            <text:p>57</text:p>
          </table:table-cell>
          <table:table-cell office:value-type="float" office:value="232.087" calcext:value-type="float">
            <text:p>232.087</text:p>
          </table:table-cell>
          <table:table-cell office:value-type="float" office:value="-20.738" calcext:value-type="float">
            <text:p>-20.738</text:p>
          </table:table-cell>
          <table:table-cell office:value-type="float" office:value="364.37659" calcext:value-type="float">
            <text:p>364.37659</text:p>
          </table:table-cell>
          <table:table-cell office:value-type="float" office:value="-20.6652388345459" calcext:value-type="float">
            <text:p>-20.6652388345</text:p>
          </table:table-cell>
          <table:table-cell office:value-type="float" office:value="-17.8336867025605" calcext:value-type="float">
            <text:p>-17.8336867026</text:p>
          </table:table-cell>
          <table:table-cell office:value-type="float" office:value="1.0861547192714" calcext:value-type="float">
            <text:p>1.0861547193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802-2</text:p>
          </table:table-cell>
          <table:table-cell office:value-type="float" office:value="0.237" calcext:value-type="float">
            <text:p>0.237</text:p>
          </table:table-cell>
          <table:table-cell office:value-type="float" office:value="41.801" calcext:value-type="float">
            <text:p>41.801</text:p>
          </table:table-cell>
          <table:table-cell table:number-columns-repeated="2" office:value-type="float" office:value="13.929" calcext:value-type="float">
            <text:p>13.929</text:p>
          </table:table-cell>
          <table:table-cell office:value-type="float" office:value="14.4232180209171" calcext:value-type="float">
            <text:p>14.4232180209</text:p>
          </table:table-cell>
          <table:table-cell office:value-type="float" office:value="0.371738096119579" calcext:value-type="float">
            <text:p>0.3717380961</text:p>
          </table:table-cell>
          <table:table-cell office:value-type="float" office:value="57" calcext:value-type="float">
            <text:p>57</text:p>
          </table:table-cell>
          <table:table-cell office:value-type="float" office:value="147.207" calcext:value-type="float">
            <text:p>147.207</text:p>
          </table:table-cell>
          <table:table-cell office:value-type="float" office:value="-21.291" calcext:value-type="float">
            <text:p>-21.291</text:p>
          </table:table-cell>
          <table:table-cell office:value-type="float" office:value="231.11499" calcext:value-type="float">
            <text:p>231.11499</text:p>
          </table:table-cell>
          <table:table-cell office:value-type="float" office:value="-21.1825699952945" calcext:value-type="float">
            <text:p>-21.1825699953</text:p>
          </table:table-cell>
          <table:table-cell office:value-type="float" office:value="-18.3660468511939" calcext:value-type="float">
            <text:p>-18.3660468512</text:p>
          </table:table-cell>
          <table:table-cell office:value-type="float" office:value="1.0855723856851" calcext:value-type="float">
            <text:p>1.0855723857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803-1</text:p>
          </table:table-cell>
          <table:table-cell office:value-type="float" office:value="0.22" calcext:value-type="float">
            <text:p>0.22</text:p>
          </table:table-cell>
          <table:table-cell office:value-type="float" office:value="38.012" calcext:value-type="float">
            <text:p>38.012</text:p>
          </table:table-cell>
          <table:table-cell table:number-columns-repeated="2" office:value-type="float" office:value="14.359" calcext:value-type="float">
            <text:p>14.359</text:p>
          </table:table-cell>
          <table:table-cell office:value-type="float" office:value="14.8521802091714" calcext:value-type="float">
            <text:p>14.8521802092</text:p>
          </table:table-cell>
          <table:table-cell office:value-type="float" office:value="0.371894705861101" calcext:value-type="float">
            <text:p>0.3718947059</text:p>
          </table:table-cell>
          <table:table-cell office:value-type="float" office:value="57" calcext:value-type="float">
            <text:p>57</text:p>
          </table:table-cell>
          <table:table-cell office:value-type="float" office:value="138.701" calcext:value-type="float">
            <text:p>138.701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217.76057" calcext:value-type="float">
            <text:p>217.76057</text:p>
          </table:table-cell>
          <table:table-cell office:value-type="float" office:value="-20.6004135522083" calcext:value-type="float">
            <text:p>-20.6004135522</text:p>
          </table:table-cell>
          <table:table-cell office:value-type="float" office:value="-17.7669781809038" calcext:value-type="float">
            <text:p>-17.7669781809</text:p>
          </table:table-cell>
          <table:table-cell office:value-type="float" office:value="1.08622768933761" calcext:value-type="float">
            <text:p>1.0862276893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803-2</text:p>
          </table:table-cell>
          <table:table-cell office:value-type="float" office:value="0.313" calcext:value-type="float">
            <text:p>0.313</text:p>
          </table:table-cell>
          <table:table-cell office:value-type="float" office:value="54.49" calcext:value-type="float">
            <text:p>54.49</text:p>
          </table:table-cell>
          <table:table-cell table:number-columns-repeated="2" office:value-type="float" office:value="14.489" calcext:value-type="float">
            <text:p>14.489</text:p>
          </table:table-cell>
          <table:table-cell office:value-type="float" office:value="14.9818664521319" calcext:value-type="float">
            <text:p>14.9818664521</text:p>
          </table:table-cell>
          <table:table-cell office:value-type="float" office:value="0.371942052895331" calcext:value-type="float">
            <text:p>0.3719420529</text:p>
          </table:table-cell>
          <table:table-cell office:value-type="float" office:value="57" calcext:value-type="float">
            <text:p>57</text:p>
          </table:table-cell>
          <table:table-cell office:value-type="float" office:value="195.987" calcext:value-type="float">
            <text:p>195.987</text:p>
          </table:table-cell>
          <table:table-cell office:value-type="float" office:value="-20.731" calcext:value-type="float">
            <text:p>-20.731</text:p>
          </table:table-cell>
          <table:table-cell office:value-type="float" office:value="307.69959" calcext:value-type="float">
            <text:p>307.69959</text:p>
          </table:table-cell>
          <table:table-cell office:value-type="float" office:value="-20.6446486250736" calcext:value-type="float">
            <text:p>-20.6446486251</text:p>
          </table:table-cell>
          <table:table-cell office:value-type="float" office:value="-17.8124983268995" calcext:value-type="float">
            <text:p>-17.8124983269</text:p>
          </table:table-cell>
          <table:table-cell office:value-type="float" office:value="1.08617789648947" calcext:value-type="float">
            <text:p>1.0861778965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257" calcext:value-type="float">
            <text:p>0.257</text:p>
          </table:table-cell>
          <table:table-cell office:value-type="float" office:value="54.723" calcext:value-type="float">
            <text:p>54.723</text:p>
          </table:table-cell>
          <table:table-cell table:number-columns-repeated="2" office:value-type="float" office:value="4.974" calcext:value-type="float">
            <text:p>4.974</text:p>
          </table:table-cell>
          <table:table-cell office:value-type="float" office:value="5.48983105390185" calcext:value-type="float">
            <text:p>5.4898310539</text:p>
          </table:table-cell>
          <table:table-cell office:value-type="float" office:value="0.368476495299493" calcext:value-type="float">
            <text:p>0.3684764953</text:p>
          </table:table-cell>
          <table:table-cell office:value-type="float" office:value="57" calcext:value-type="float">
            <text:p>57</text:p>
          </table:table-cell>
          <table:table-cell office:value-type="float" office:value="162.598" calcext:value-type="float">
            <text:p>162.598</text:p>
          </table:table-cell>
          <table:table-cell office:value-type="float" office:value="-24.806" calcext:value-type="float">
            <text:p>-24.806</text:p>
          </table:table-cell>
          <table:table-cell office:value-type="float" office:value="255.27886" calcext:value-type="float">
            <text:p>255.27886</text:p>
          </table:table-cell>
          <table:table-cell office:value-type="float" office:value="-24.7470418770705" calcext:value-type="float">
            <text:p>-24.7470418771</text:p>
          </table:table-cell>
          <table:table-cell office:value-type="float" office:value="-22.0340702079086" calcext:value-type="float">
            <text:p>-22.0340702079</text:p>
          </table:table-cell>
          <table:table-cell office:value-type="float" office:value="1.08155985314276" calcext:value-type="float">
            <text:p>1.0815598531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94" calcext:value-type="float">
            <text:p>0.094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3.404" calcext:value-type="float">
            <text:p>3.404</text:p>
          </table:table-cell>
          <table:table-cell office:value-type="float" office:value="3.92362027353178" calcext:value-type="float">
            <text:p>3.9236202735</text:p>
          </table:table-cell>
          <table:table-cell office:value-type="float" office:value="0.367904646017531" calcext:value-type="float">
            <text:p>0.367904646</text:p>
          </table:table-cell>
          <table:table-cell office:value-type="float" office:value="50" calcext:value-type="float">
            <text:p>50</text:p>
          </table:table-cell>
          <table:table-cell office:value-type="float" office:value="129.062" calcext:value-type="float">
            <text:p>129.062</text:p>
          </table:table-cell>
          <table:table-cell office:value-type="float" office:value="-25.472" calcext:value-type="float">
            <text:p>-25.472</text:p>
          </table:table-cell>
          <table:table-cell office:value-type="float" office:value="193.593" calcext:value-type="float">
            <text:p>193.593</text:p>
          </table:table-cell>
          <table:table-cell office:value-type="float" office:value="-25.4037814293577" calcext:value-type="float">
            <text:p>-25.4037814294</text:p>
          </table:table-cell>
          <table:table-cell office:value-type="float" office:value="-22.7098887013532" calcext:value-type="float">
            <text:p>-22.7098887014</text:p>
          </table:table-cell>
          <table:table-cell office:value-type="float" office:value="1.08082052470713" calcext:value-type="float">
            <text:p>1.0808205247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incup</text:p>
          </table:table-cell>
          <table:table-cell office:value-type="float" office:value="0" calcext:value-type="float">
            <text:p>0</text:p>
          </table:table-cell>
          <table:table-cell office:value-type="float" office:value="65.035" calcext:value-type="float">
            <text:p>65.035</text:p>
          </table:table-cell>
          <table:table-cell table:number-columns-repeated="2" office:value-type="float" office:value="-1.15" calcext:value-type="float">
            <text:p>-1.15</text:p>
          </table:table-cell>
          <table:table-cell office:value-type="float" office:value="-0.619388576025744" calcext:value-type="float">
            <text:p>-0.619388576</text:p>
          </table:table-cell>
          <table:table-cell office:value-type="float" office:value="0.366245881727997" calcext:value-type="float">
            <text:p>0.3662458817</text:p>
          </table:table-cell>
          <table:table-cell/>
          <table:table-cell office:value-type="float" office:value="2.724" calcext:value-type="float">
            <text:p>2.724</text:p>
          </table:table-cell>
          <table:table-cell office:value-type="float" office:value="-30.891" calcext:value-type="float">
            <text:p>-30.891</text:p>
          </table:table-cell>
          <table:table-cell table:number-columns-repeated="4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804-1</text:p>
          </table:table-cell>
          <table:table-cell office:value-type="float" office:value="0.497" calcext:value-type="float">
            <text:p>0.497</text:p>
          </table:table-cell>
          <table:table-cell office:value-type="float" office:value="88.263" calcext:value-type="float">
            <text:p>88.263</text:p>
          </table:table-cell>
          <table:table-cell table:number-columns-repeated="2" office:value-type="float" office:value="14.415" calcext:value-type="float">
            <text:p>14.415</text:p>
          </table:table-cell>
          <table:table-cell office:value-type="float" office:value="14.9080450522928" calcext:value-type="float">
            <text:p>14.9080450523</text:p>
          </table:table-cell>
          <table:table-cell office:value-type="float" office:value="0.371915101512133" calcext:value-type="float">
            <text:p>0.3719151015</text:p>
          </table:table-cell>
          <table:table-cell office:value-type="float" office:value="78" calcext:value-type="float">
            <text:p>78</text:p>
          </table:table-cell>
          <table:table-cell office:value-type="float" office:value="52.839" calcext:value-type="float">
            <text:p>52.839</text:p>
          </table:table-cell>
          <table:table-cell office:value-type="float" office:value="-19.572" calcext:value-type="float">
            <text:p>-19.572</text:p>
          </table:table-cell>
          <table:table-cell office:value-type="float" office:value="94.05342" calcext:value-type="float">
            <text:p>94.05342</text:p>
          </table:table-cell>
          <table:table-cell office:value-type="float" office:value="-19.2477943576784" calcext:value-type="float">
            <text:p>-19.2477943577</text:p>
          </table:table-cell>
          <table:table-cell office:value-type="float" office:value="-16.3750640452805" calcext:value-type="float">
            <text:p>-16.3750640453</text:p>
          </table:table-cell>
          <table:table-cell office:value-type="float" office:value="1.08775022987361" calcext:value-type="float">
            <text:p>1.0877502299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804-2</text:p>
          </table:table-cell>
          <table:table-cell office:value-type="float" office:value="0.577" calcext:value-type="float">
            <text:p>0.577</text:p>
          </table:table-cell>
          <table:table-cell office:value-type="float" office:value="46.404" calcext:value-type="float">
            <text:p>46.404</text:p>
          </table:table-cell>
          <table:table-cell table:number-columns-repeated="2" office:value-type="float" office:value="13.975" calcext:value-type="float">
            <text:p>13.975</text:p>
          </table:table-cell>
          <table:table-cell office:value-type="float" office:value="14.4691069991955" calcext:value-type="float">
            <text:p>14.4691069992</text:p>
          </table:table-cell>
          <table:table-cell office:value-type="float" office:value="0.371754849743353" calcext:value-type="float">
            <text:p>0.3717548497</text:p>
          </table:table-cell>
          <table:table-cell office:value-type="float" office:value="33" calcext:value-type="float">
            <text:p>33</text:p>
          </table:table-cell>
          <table:table-cell office:value-type="float" office:value="61.059" calcext:value-type="float">
            <text:p>61.059</text:p>
          </table:table-cell>
          <table:table-cell office:value-type="float" office:value="-19.984" calcext:value-type="float">
            <text:p>-19.984</text:p>
          </table:table-cell>
          <table:table-cell office:value-type="float" office:value="81.20847" calcext:value-type="float">
            <text:p>81.20847</text:p>
          </table:table-cell>
          <table:table-cell office:value-type="float" office:value="-19.6214335000798" calcext:value-type="float">
            <text:p>-19.6214335001</text:p>
          </table:table-cell>
          <table:table-cell office:value-type="float" office:value="-16.7595577786489" calcext:value-type="float">
            <text:p>-16.7595577786</text:p>
          </table:table-cell>
          <table:table-cell office:value-type="float" office:value="1.08732965739858" calcext:value-type="float">
            <text:p>1.0873296574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805-1</text:p>
          </table:table-cell>
          <table:table-cell office:value-type="float" office:value="0.296" calcext:value-type="float">
            <text:p>0.296</text:p>
          </table:table-cell>
          <table:table-cell office:value-type="float" office:value="53.501" calcext:value-type="float">
            <text:p>53.501</text:p>
          </table:table-cell>
          <table:table-cell table:number-columns-repeated="2" office:value-type="float" office:value="14.007" calcext:value-type="float">
            <text:p>14.007</text:p>
          </table:table-cell>
          <table:table-cell office:value-type="float" office:value="14.5010297666935" calcext:value-type="float">
            <text:p>14.5010297667</text:p>
          </table:table-cell>
          <table:table-cell office:value-type="float" office:value="0.371766504434829" calcext:value-type="float">
            <text:p>0.3717665044</text:p>
          </table:table-cell>
          <table:table-cell office:value-type="float" office:value="57" calcext:value-type="float">
            <text:p>57</text:p>
          </table:table-cell>
          <table:table-cell office:value-type="float" office:value="188.446" calcext:value-type="float">
            <text:p>188.446</text:p>
          </table:table-cell>
          <table:table-cell office:value-type="float" office:value="-20.435" calcext:value-type="float">
            <text:p>-20.435</text:p>
          </table:table-cell>
          <table:table-cell office:value-type="float" office:value="295.86022" calcext:value-type="float">
            <text:p>295.86022</text:p>
          </table:table-cell>
          <table:table-cell office:value-type="float" office:value="-20.3423237663922" calcext:value-type="float">
            <text:p>-20.3423237664</text:p>
          </table:table-cell>
          <table:table-cell office:value-type="float" office:value="-17.5013906285534" calcext:value-type="float">
            <text:p>-17.5013906286</text:p>
          </table:table-cell>
          <table:table-cell office:value-type="float" office:value="1.08651820499563" calcext:value-type="float">
            <text:p>1.08651820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805-2</text:p>
          </table:table-cell>
          <table:table-cell office:value-type="float" office:value="0.457" calcext:value-type="float">
            <text:p>0.457</text:p>
          </table:table-cell>
          <table:table-cell office:value-type="float" office:value="78.782" calcext:value-type="float">
            <text:p>78.782</text:p>
          </table:table-cell>
          <table:table-cell table:number-columns-repeated="2" office:value-type="float" office:value="13.819" calcext:value-type="float">
            <text:p>13.819</text:p>
          </table:table-cell>
          <table:table-cell office:value-type="float" office:value="14.3134835076428" calcext:value-type="float">
            <text:p>14.3134835076</text:p>
          </table:table-cell>
          <table:table-cell office:value-type="float" office:value="0.371698033083358" calcext:value-type="float">
            <text:p>0.3716980331</text:p>
          </table:table-cell>
          <table:table-cell office:value-type="float" office:value="78" calcext:value-type="float">
            <text:p>78</text:p>
          </table:table-cell>
          <table:table-cell office:value-type="float" office:value="46.228" calcext:value-type="float">
            <text:p>46.228</text:p>
          </table:table-cell>
          <table:table-cell office:value-type="float" office:value="-21.635" calcext:value-type="float">
            <text:p>-21.635</text:p>
          </table:table-cell>
          <table:table-cell office:value-type="float" office:value="82.28584" calcext:value-type="float">
            <text:p>82.28584</text:p>
          </table:table-cell>
          <table:table-cell office:value-type="float" office:value="-21.3356791326991" calcext:value-type="float">
            <text:p>-21.3356791327</text:p>
          </table:table-cell>
          <table:table-cell office:value-type="float" office:value="-18.5236039622482" calcext:value-type="float">
            <text:p>-18.5236039622</text:p>
          </table:table-cell>
          <table:table-cell office:value-type="float" office:value="1.08540003713911" calcext:value-type="float">
            <text:p>1.0854000371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810-1</text:p>
          </table:table-cell>
          <table:table-cell office:value-type="float" office:value="0.321" calcext:value-type="float">
            <text:p>0.321</text:p>
          </table:table-cell>
          <table:table-cell office:value-type="float" office:value="56.156" calcext:value-type="float">
            <text:p>56.156</text:p>
          </table:table-cell>
          <table:table-cell table:number-columns-repeated="2" office:value-type="float" office:value="14.575" calcext:value-type="float">
            <text:p>14.575</text:p>
          </table:table-cell>
          <table:table-cell office:value-type="float" office:value="15.0676588897828" calcext:value-type="float">
            <text:p>15.0676588898</text:p>
          </table:table-cell>
          <table:table-cell office:value-type="float" office:value="0.371973374754781" calcext:value-type="float">
            <text:p>0.3719733748</text:p>
          </table:table-cell>
          <table:table-cell office:value-type="float" office:value="57" calcext:value-type="float">
            <text:p>57</text:p>
          </table:table-cell>
          <table:table-cell office:value-type="float" office:value="199.502" calcext:value-type="float">
            <text:p>199.502</text:p>
          </table:table-cell>
          <table:table-cell office:value-type="float" office:value="-21.165" calcext:value-type="float">
            <text:p>-21.165</text:p>
          </table:table-cell>
          <table:table-cell office:value-type="float" office:value="313.21814" calcext:value-type="float">
            <text:p>313.21814</text:p>
          </table:table-cell>
          <table:table-cell office:value-type="float" office:value="-21.0841098074309" calcext:value-type="float">
            <text:p>-21.0841098074</text:p>
          </table:table-cell>
          <table:table-cell office:value-type="float" office:value="-18.2647262963492" calcext:value-type="float">
            <text:p>-18.2647262963</text:p>
          </table:table-cell>
          <table:table-cell office:value-type="float" office:value="1.08568321787919" calcext:value-type="float">
            <text:p>1.0856832179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810-2</text:p>
          </table:table-cell>
          <table:table-cell office:value-type="float" office:value="0.427" calcext:value-type="float">
            <text:p>0.427</text:p>
          </table:table-cell>
          <table:table-cell office:value-type="float" office:value="71.534" calcext:value-type="float">
            <text:p>71.534</text:p>
          </table:table-cell>
          <table:table-cell table:number-columns-repeated="2" office:value-type="float" office:value="14.309" calcext:value-type="float">
            <text:p>14.309</text:p>
          </table:table-cell>
          <table:table-cell office:value-type="float" office:value="14.8023008849558" calcext:value-type="float">
            <text:p>14.802300885</text:p>
          </table:table-cell>
          <table:table-cell office:value-type="float" office:value="0.371876495451338" calcext:value-type="float">
            <text:p>0.3718764955</text:p>
          </table:table-cell>
          <table:table-cell office:value-type="float" office:value="78" calcext:value-type="float">
            <text:p>78</text:p>
          </table:table-cell>
          <table:table-cell office:value-type="float" office:value="42.125" calcext:value-type="float">
            <text:p>42.125</text:p>
          </table:table-cell>
          <table:table-cell office:value-type="float" office:value="-20.475" calcext:value-type="float">
            <text:p>-20.475</text:p>
          </table:table-cell>
          <table:table-cell office:value-type="float" office:value="74.9825" calcext:value-type="float">
            <text:p>74.9825</text:p>
          </table:table-cell>
          <table:table-cell office:value-type="float" office:value="-20.1002602234861" calcext:value-type="float">
            <text:p>-20.1002602235</text:p>
          </table:table-cell>
          <table:table-cell office:value-type="float" office:value="-17.2522948975061" calcext:value-type="float">
            <text:p>-17.2522948975</text:p>
          </table:table-cell>
          <table:table-cell office:value-type="float" office:value="1.08679067935553" calcext:value-type="float">
            <text:p>1.0867906794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811-1</text:p>
          </table:table-cell>
          <table:table-cell office:value-type="float" office:value="0.247" calcext:value-type="float">
            <text:p>0.247</text:p>
          </table:table-cell>
          <table:table-cell office:value-type="float" office:value="44.817" calcext:value-type="float">
            <text:p>44.817</text:p>
          </table:table-cell>
          <table:table-cell table:number-columns-repeated="2" office:value-type="float" office:value="14.156" calcext:value-type="float">
            <text:p>14.156</text:p>
          </table:table-cell>
          <table:table-cell office:value-type="float" office:value="14.649670152856" calcext:value-type="float">
            <text:p>14.6496701529</text:p>
          </table:table-cell>
          <table:table-cell office:value-type="float" office:value="0.371820771556108" calcext:value-type="float">
            <text:p>0.3718207716</text:p>
          </table:table-cell>
          <table:table-cell office:value-type="float" office:value="57" calcext:value-type="float">
            <text:p>57</text:p>
          </table:table-cell>
          <table:table-cell office:value-type="float" office:value="153.516" calcext:value-type="float">
            <text:p>153.516</text:p>
          </table:table-cell>
          <table:table-cell office:value-type="float" office:value="-20.893" calcext:value-type="float">
            <text:p>-20.893</text:p>
          </table:table-cell>
          <table:table-cell office:value-type="float" office:value="241.02012" calcext:value-type="float">
            <text:p>241.02012</text:p>
          </table:table-cell>
          <table:table-cell office:value-type="float" office:value="-20.7843870881129" calcext:value-type="float">
            <text:p>-20.7843870881</text:p>
          </table:table-cell>
          <table:table-cell office:value-type="float" office:value="-17.9562963321188" calcext:value-type="float">
            <text:p>-17.9562963321</text:p>
          </table:table-cell>
          <table:table-cell office:value-type="float" office:value="1.08602060070159" calcext:value-type="float">
            <text:p>1.0860206007</text:p>
          </table:table-cell>
        </table:table-row>
      </table:table>
      <table:table table:name="CNEA difference" table:style-name="ta1">
        <table:table-column table:style-name="co14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normalized d13C</text:p>
          </table:table-cell>
          <table:table-cell office:value-type="string" calcext:value-type="string">
            <text:p>Normalized d15N</text:p>
          </table:table-cell>
        </table:table-row>
        <table:table-row table:style-name="ro3">
          <table:table-cell table:formula="of:=['CNEA with helpR'.I2]-['CNEA by hand'.G2]" office:value-type="float" office:value="-0.00247754555708646" calcext:value-type="float">
            <text:p>-0.0024775456</text:p>
          </table:table-cell>
          <table:table-cell table:formula="of:=['CNEA by hand'.N2]-['CNEA with helpR'.P2]" office:value-type="float" office:value="0.000278546859284745" calcext:value-type="float">
            <text:p>0.0002785469</text:p>
          </table:table-cell>
        </table:table-row>
        <table:table-row table:style-name="ro3">
          <table:table-cell table:formula="of:=['CNEA with helpR'.I3]-['CNEA by hand'.G3]" office:value-type="float" office:value="-0.00248616054773088" calcext:value-type="float">
            <text:p>-0.0024861605</text:p>
          </table:table-cell>
          <table:table-cell table:formula="of:=['CNEA by hand'.N3]-['CNEA with helpR'.P3]" office:value-type="float" office:value="0.000333701038933043" calcext:value-type="float">
            <text:p>0.000333701</text:p>
          </table:table-cell>
        </table:table-row>
        <table:table-row table:style-name="ro3">
          <table:table-cell table:formula="of:=['CNEA with helpR'.I4]-['CNEA by hand'.G4]" office:value-type="float" office:value="-0.00252080779263153" calcext:value-type="float">
            <text:p>-0.0025208078</text:p>
          </table:table-cell>
          <table:table-cell table:formula="of:=['CNEA by hand'.N4]-['CNEA with helpR'.P4]" office:value-type="float" office:value="0.000281095672423959" calcext:value-type="float">
            <text:p>0.0002810957</text:p>
          </table:table-cell>
        </table:table-row>
        <table:table-row table:style-name="ro3">
          <table:table-cell table:formula="of:=['CNEA with helpR'.I5]-['CNEA by hand'.G5]" office:value-type="float" office:value="-0.00158982695785692" calcext:value-type="float">
            <text:p>-0.001589827</text:p>
          </table:table-cell>
          <table:table-cell table:formula="of:=['CNEA by hand'.N5]-['CNEA with helpR'.P5]" office:value-type="float" office:value="0.00127752264790004" calcext:value-type="float">
            <text:p>0.0012775226</text:p>
          </table:table-cell>
        </table:table-row>
        <table:table-row table:style-name="ro3">
          <table:table-cell table:formula="of:=['CNEA with helpR'.I6]-['CNEA by hand'.G6]" office:value-type="float" office:value="-0.00151781687316976" calcext:value-type="float">
            <text:p>-0.0015178169</text:p>
          </table:table-cell>
          <table:table-cell table:formula="of:=['CNEA by hand'.N6]-['CNEA with helpR'.P6]" office:value-type="float" office:value="-0.0275352168998388" calcext:value-type="float">
            <text:p>-0.0275352169</text:p>
          </table:table-cell>
        </table:table-row>
        <table:table-row table:style-name="ro3">
          <table:table-cell table:formula="of:=['CNEA with helpR'.I7]-['CNEA by hand'.G7]" office:value-type="float" office:value="-0.00158580038614709" calcext:value-type="float">
            <text:p>-0.0015858004</text:p>
          </table:table-cell>
          <table:table-cell table:formula="of:=['CNEA by hand'.N7]-['CNEA with helpR'.P7]" office:value-type="float" office:value="0.00137073509343111" calcext:value-type="float">
            <text:p>0.0013707351</text:p>
          </table:table-cell>
        </table:table-row>
        <table:table-row table:style-name="ro3">
          <table:table-cell table:formula="of:=['CNEA with helpR'.I8]-['CNEA by hand'.G8]" office:value-type="float" office:value="-0.00252904821841327" calcext:value-type="float">
            <text:p>-0.0025290482</text:p>
          </table:table-cell>
          <table:table-cell table:formula="of:=['CNEA by hand'.N8]-['CNEA with helpR'.P8]" office:value-type="float" office:value="0.000317103094708671" calcext:value-type="float">
            <text:p>0.0003171031</text:p>
          </table:table-cell>
        </table:table-row>
        <table:table-row table:style-name="ro3">
          <table:table-cell table:formula="of:=['CNEA with helpR'.I9]-['CNEA by hand'.G9]" office:value-type="float" office:value="-0.00252876729477336" calcext:value-type="float">
            <text:p>-0.0025287673</text:p>
          </table:table-cell>
          <table:table-cell table:formula="of:=['CNEA by hand'.N9]-['CNEA with helpR'.P9]" office:value-type="float" office:value="0.000344269736466174" calcext:value-type="float">
            <text:p>0.0003442697</text:p>
          </table:table-cell>
        </table:table-row>
        <table:table-row table:style-name="ro3">
          <table:table-cell table:formula="of:=['CNEA with helpR'.I10]-['CNEA by hand'.G10]" office:value-type="float" office:value="-0.00254749553529088" calcext:value-type="float">
            <text:p>-0.0025474955</text:p>
          </table:table-cell>
          <table:table-cell table:formula="of:=['CNEA by hand'.N10]-['CNEA with helpR'.P10]" office:value-type="float" office:value="0.000290524679328996" calcext:value-type="float">
            <text:p>0.0002905247</text:p>
          </table:table-cell>
        </table:table-row>
        <table:table-row table:style-name="ro3">
          <table:table-cell table:formula="of:=['CNEA with helpR'.I11]-['CNEA by hand'.G11]" office:value-type="float" office:value="-0.00251462747327125" calcext:value-type="float">
            <text:p>-0.0025146275</text:p>
          </table:table-cell>
          <table:table-cell table:formula="of:=['CNEA by hand'.N11]-['CNEA with helpR'.P11]" office:value-type="float" office:value="0.000453918778177354" calcext:value-type="float">
            <text:p>0.0004539188</text:p>
          </table:table-cell>
        </table:table-row>
        <table:table-row table:style-name="ro3">
          <table:table-cell table:formula="of:=['CNEA with helpR'.I12]-['CNEA by hand'.G12]" office:value-type="float" office:value="-0.00251753035052005" calcext:value-type="float">
            <text:p>-0.0025175304</text:p>
          </table:table-cell>
          <table:table-cell table:formula="of:=['CNEA by hand'.N12]-['CNEA with helpR'.P12]" office:value-type="float" office:value="0.000449831033137116" calcext:value-type="float">
            <text:p>0.000449831</text:p>
          </table:table-cell>
        </table:table-row>
        <table:table-row table:style-name="ro3">
          <table:table-cell table:formula="of:=['CNEA with helpR'.I13]-['CNEA by hand'.G13]" office:value-type="float" office:value="-0.00249627379750805" calcext:value-type="float">
            <text:p>-0.0024962738</text:p>
          </table:table-cell>
          <table:table-cell table:formula="of:=['CNEA by hand'.N13]-['CNEA with helpR'.P13]" office:value-type="float" office:value="0.000496285541874641" calcext:value-type="float">
            <text:p>0.0004962855</text:p>
          </table:table-cell>
        </table:table-row>
        <table:table-row table:style-name="ro3">
          <table:table-cell table:formula="of:=['CNEA with helpR'.I14]-['CNEA by hand'.G14]" office:value-type="float" office:value="-0.00252258697540775" calcext:value-type="float">
            <text:p>-0.002522587</text:p>
          </table:table-cell>
          <table:table-cell table:formula="of:=['CNEA by hand'.N14]-['CNEA with helpR'.P14]" office:value-type="float" office:value="0.000428577951293363" calcext:value-type="float">
            <text:p>0.000428578</text:p>
          </table:table-cell>
        </table:table-row>
        <table:table-row table:style-name="ro3">
          <table:table-cell table:formula="of:=['CNEA with helpR'.I15]-['CNEA by hand'.G15]" office:value-type="float" office:value="-0.00242014349994157" calcext:value-type="float">
            <text:p>-0.0024201435</text:p>
          </table:table-cell>
          <table:table-cell table:formula="of:=['CNEA by hand'.N15]-['CNEA with helpR'.P15]" office:value-type="float" office:value="-0.0823946794576393" calcext:value-type="float">
            <text:p>-0.0823946795</text:p>
          </table:table-cell>
        </table:table-row>
        <table:table-row table:style-name="ro3">
          <table:table-cell table:formula="of:=['CNEA with helpR'.I16]-['CNEA by hand'.G16]" office:value-type="float" office:value="-0.00246658953638068" calcext:value-type="float">
            <text:p>-0.0024665895</text:p>
          </table:table-cell>
          <table:table-cell table:formula="of:=['CNEA by hand'.N16]-['CNEA with helpR'.P16]" office:value-type="float" office:value="0.000429206088572443" calcext:value-type="float">
            <text:p>0.0004292061</text:p>
          </table:table-cell>
        </table:table-row>
        <table:table-row table:style-name="ro3">
          <table:table-cell table:formula="of:=['CNEA with helpR'.I17]-['CNEA by hand'.G17]" office:value-type="float" office:value="-0.00159741189524798" calcext:value-type="float">
            <text:p>-0.0015974119</text:p>
          </table:table-cell>
          <table:table-cell table:formula="of:=['CNEA by hand'.N17]-['CNEA with helpR'.P17]" office:value-type="float" office:value="0.00130982757635678" calcext:value-type="float">
            <text:p>0.0013098276</text:p>
          </table:table-cell>
        </table:table-row>
        <table:table-row table:style-name="ro3">
          <table:table-cell table:formula="of:=['CNEA with helpR'.I18]-['CNEA by hand'.G18]" office:value-type="float" office:value="-0.00159048244626625" calcext:value-type="float">
            <text:p>-0.0015904824</text:p>
          </table:table-cell>
          <table:table-cell table:formula="of:=['CNEA by hand'.N18]-['CNEA with helpR'.P18]" office:value-type="float" office:value="0.00100315193802203" calcext:value-type="float">
            <text:p>0.0010031519</text:p>
          </table:table-cell>
        </table:table-row>
        <table:table-row table:style-name="ro3">
          <table:table-cell table:formula="of:=['CNEA with helpR'.I19]-['CNEA by hand'.G19]" office:value-type="float" office:value="-0.00246434214752966" calcext:value-type="float">
            <text:p>-0.0024643421</text:p>
          </table:table-cell>
          <table:table-cell table:formula="of:=['CNEA by hand'.N19]-['CNEA with helpR'.P19]" office:value-type="float" office:value="0.000270783149272091" calcext:value-type="float">
            <text:p>0.0002707831</text:p>
          </table:table-cell>
        </table:table-row>
        <table:table-row table:style-name="ro3">
          <table:table-cell table:formula="of:=['CNEA with helpR'.I20]-['CNEA by hand'.G20]" office:value-type="float" office:value="-0.00251818583892494" calcext:value-type="float">
            <text:p>-0.0025181858</text:p>
          </table:table-cell>
          <table:table-cell table:formula="of:=['CNEA by hand'.N20]-['CNEA with helpR'.P20]" office:value-type="float" office:value="0.000226671780811927" calcext:value-type="float">
            <text:p>0.0002266718</text:p>
          </table:table-cell>
        </table:table-row>
        <table:table-row table:style-name="ro3">
          <table:table-cell table:formula="of:=['CNEA with helpR'.I21]-['CNEA by hand'.G21]" office:value-type="float" office:value="-0.00252474072314435" calcext:value-type="float">
            <text:p>-0.0025247407</text:p>
          </table:table-cell>
          <table:table-cell table:formula="of:=['CNEA by hand'.N21]-['CNEA with helpR'.P21]" office:value-type="float" office:value="0.00030964159368807" calcext:value-type="float">
            <text:p>0.0003096416</text:p>
          </table:table-cell>
        </table:table-row>
        <table:table-row table:style-name="ro3">
          <table:table-cell table:formula="of:=['CNEA with helpR'.I22]-['CNEA by hand'.G22]" office:value-type="float" office:value="-0.00252698811199537" calcext:value-type="float">
            <text:p>-0.0025269881</text:p>
          </table:table-cell>
          <table:table-cell table:formula="of:=['CNEA by hand'.N22]-['CNEA with helpR'.P22]" office:value-type="float" office:value="0.000307089941252059" calcext:value-type="float">
            <text:p>0.0003070899</text:p>
          </table:table-cell>
        </table:table-row>
        <table:table-row table:style-name="ro3">
          <table:table-cell table:formula="of:=['CNEA with helpR'.I23]-['CNEA by hand'.G23]" office:value-type="float" office:value="-0.00252998463046339" calcext:value-type="float">
            <text:p>-0.0025299846</text:p>
          </table:table-cell>
          <table:table-cell table:formula="of:=['CNEA by hand'.N23]-['CNEA with helpR'.P23]" office:value-type="float" office:value="0.000133624163861867" calcext:value-type="float">
            <text:p>0.0001336242</text:p>
          </table:table-cell>
        </table:table-row>
        <table:table-row table:style-name="ro3">
          <table:table-cell table:formula="of:=['CNEA with helpR'.I24]-['CNEA by hand'.G24]" office:value-type="float" office:value="-0.00252989098924594" calcext:value-type="float">
            <text:p>-0.002529891</text:p>
          </table:table-cell>
          <table:table-cell table:formula="of:=['CNEA by hand'.N24]-['CNEA with helpR'.P24]" office:value-type="float" office:value="-0.0000319422815202586" calcext:value-type="float">
            <text:p>-3.19422815202586E-05</text:p>
          </table:table-cell>
        </table:table-row>
        <table:table-row table:style-name="ro3">
          <table:table-cell table:formula="of:=['CNEA with helpR'.I25]-['CNEA by hand'.G25]" office:value-type="float" office:value="-0.00250030036923654" calcext:value-type="float">
            <text:p>-0.0025003004</text:p>
          </table:table-cell>
          <table:table-cell table:formula="of:=['CNEA by hand'.N25]-['CNEA with helpR'.P25]" office:value-type="float" office:value="-0.000347670919705223" calcext:value-type="float">
            <text:p>-0.0003476709</text:p>
          </table:table-cell>
        </table:table-row>
        <table:table-row table:style-name="ro3">
          <table:table-cell table:formula="of:=['CNEA with helpR'.I26]-['CNEA by hand'.G26]" office:value-type="float" office:value="-0.00254103429228536" calcext:value-type="float">
            <text:p>-0.0025410343</text:p>
          </table:table-cell>
          <table:table-cell table:formula="of:=['CNEA by hand'.N26]-['CNEA with helpR'.P26]" office:value-type="float" office:value="0.000206491711306711" calcext:value-type="float">
            <text:p>0.0002064917</text:p>
          </table:table-cell>
        </table:table-row>
        <table:table-row table:style-name="ro3">
          <table:table-cell table:formula="of:=['CNEA with helpR'.I27]-['CNEA by hand'.G27]" office:value-type="float" office:value="-0.00251247372553287" calcext:value-type="float">
            <text:p>-0.0025124737</text:p>
          </table:table-cell>
          <table:table-cell table:formula="of:=['CNEA by hand'.N27]-['CNEA with helpR'.P27]" office:value-type="float" office:value="0.000471953283156523" calcext:value-type="float">
            <text:p>0.0004719533</text:p>
          </table:table-cell>
        </table:table-row>
        <table:table-row table:style-name="ro3">
          <table:table-cell table:formula="of:=['CNEA with helpR'.I28]-['CNEA by hand'.G28]" office:value-type="float" office:value="-0.00248962527217245" calcext:value-type="float">
            <text:p>-0.0024896253</text:p>
          </table:table-cell>
          <table:table-cell table:formula="of:=['CNEA by hand'.N28]-['CNEA with helpR'.P28]" office:value-type="float" office:value="0.00050953479741267" calcext:value-type="float">
            <text:p>0.0005095348</text:p>
          </table:table-cell>
        </table:table-row>
        <table:table-row table:style-name="ro3">
          <table:table-cell table:formula="of:=['CNEA with helpR'.I29]-['CNEA by hand'.G29]" office:value-type="float" office:value="-0.00158055647881028" calcext:value-type="float">
            <text:p>-0.0015805565</text:p>
          </table:table-cell>
          <table:table-cell table:formula="of:=['CNEA by hand'.N29]-['CNEA with helpR'.P29]" office:value-type="float" office:value="0.00135775332383048" calcext:value-type="float">
            <text:p>0.0013577533</text:p>
          </table:table-cell>
        </table:table-row>
        <table:table-row table:style-name="ro3">
          <table:table-cell table:formula="of:=['CNEA with helpR'.I30]-['CNEA by hand'.G30]" office:value-type="float" office:value="-0.00157559349508674" calcext:value-type="float">
            <text:p>-0.0015755935</text:p>
          </table:table-cell>
          <table:table-cell table:formula="of:=['CNEA by hand'.N30]-['CNEA with helpR'.P30]" office:value-type="float" office:value="0.00102164819585937" calcext:value-type="float">
            <text:p>0.0010216482</text:p>
          </table:table-cell>
        </table:table-row>
        <table:table-row table:style-name="ro3">
          <table:table-cell table:formula="of:=['CNEA with helpR'.I31]-['CNEA by hand'.G31]" office:value-type="float" office:value="-0.00159198070551181" calcext:value-type="float">
            <text:p>-0.0015919807</text:p>
          </table:table-cell>
          <table:table-cell table:formula="of:=['CNEA by hand'.N31]-['CNEA with helpR'.P31]" office:value-type="float" office:value="0.00132111537246615" calcext:value-type="float">
            <text:p>0.0013211154</text:p>
          </table:table-cell>
        </table:table-row>
        <table:table-row table:style-name="ro3">
          <table:table-cell table:formula="of:=['CNEA with helpR'.I32]-['CNEA by hand'.G32]" office:value-type="float" office:value="-0.00234850798007358" calcext:value-type="float">
            <text:p>-0.002348508</text:p>
          </table:table-cell>
          <table:table-cell table:formula="of:=['CNEA by hand'.N32]-['CNEA with helpR'.P32]" office:value-type="float" office:value="0.000542315367077606" calcext:value-type="float">
            <text:p>0.0005423154</text:p>
          </table:table-cell>
        </table:table-row>
        <table:table-row table:style-name="ro3">
          <table:table-cell table:formula="of:=['CNEA with helpR'.I33]-['CNEA by hand'.G33]" office:value-type="float" office:value="-0.00236199231327383" calcext:value-type="float">
            <text:p>-0.0023619923</text:p>
          </table:table-cell>
          <table:table-cell table:formula="of:=['CNEA by hand'.N33]-['CNEA with helpR'.P33]" office:value-type="float" office:value="0.000528396382851071" calcext:value-type="float">
            <text:p>0.0005283964</text:p>
          </table:table-cell>
        </table:table-row>
        <table:table-row table:style-name="ro3">
          <table:table-cell table:formula="of:=['CNEA with helpR'.I34]-['CNEA by hand'.G34]" office:value-type="float" office:value="-0.00259066412962028" calcext:value-type="float">
            <text:p>-0.0025906641</text:p>
          </table:table-cell>
          <table:table-cell table:formula="of:=['CNEA by hand'.N34]-['CNEA with helpR'.P34]" office:value-type="float" office:value="0.000241767211836219" calcext:value-type="float">
            <text:p>0.0002417672</text:p>
          </table:table-cell>
        </table:table-row>
        <table:table-row table:style-name="ro3">
          <table:table-cell table:formula="of:=['CNEA with helpR'.I35]-['CNEA by hand'.G35]" office:value-type="float" office:value="-0.00260995421732702" calcext:value-type="float">
            <text:p>-0.0026099542</text:p>
          </table:table-cell>
          <table:table-cell table:formula="of:=['CNEA by hand'.N35]-['CNEA with helpR'.P35]" office:value-type="float" office:value="0.00000469361046029349" calcext:value-type="float">
            <text:p>4.69361046029349E-06</text:p>
          </table:table-cell>
        </table:table-row>
        <table:table-row table:style-name="ro3">
          <table:table-cell table:formula="of:=['CNEA with helpR'.I36]-['CNEA by hand'.G36]" office:value-type="float" office:value="-0.00248672239491654" calcext:value-type="float">
            <text:p>-0.0024867224</text:p>
          </table:table-cell>
          <table:table-cell table:formula="of:=['CNEA by hand'.N36]-['CNEA with helpR'.P36]" office:value-type="float" office:value="0.000110200443661057" calcext:value-type="float">
            <text:p>0.0001102004</text:p>
          </table:table-cell>
        </table:table-row>
        <table:table-row table:style-name="ro3">
          <table:table-cell table:formula="of:=['CNEA with helpR'.I37]-['CNEA by hand'.G37]" office:value-type="float" office:value="-0.00246724502478202" calcext:value-type="float">
            <text:p>-0.002467245</text:p>
          </table:table-cell>
          <table:table-cell table:formula="of:=['CNEA by hand'.N37]-['CNEA with helpR'.P37]" office:value-type="float" office:value="-0.0000218863487368992" calcext:value-type="float">
            <text:p>-2.18863487368992E-05</text:p>
          </table:table-cell>
        </table:table-row>
        <table:table-row table:style-name="ro3">
          <table:table-cell table:formula="of:=['CNEA with helpR'.I38]-['CNEA by hand'.G38]" office:value-type="float" office:value="-0.00245966008740162" calcext:value-type="float">
            <text:p>-0.0024596601</text:p>
          </table:table-cell>
          <table:table-cell table:formula="of:=['CNEA by hand'.N38]-['CNEA with helpR'.P38]" office:value-type="float" office:value="0.000375018825398143" calcext:value-type="float">
            <text:p>0.0003750188</text:p>
          </table:table-cell>
        </table:table-row>
        <table:table-row table:style-name="ro3">
          <table:table-cell table:formula="of:=['CNEA with helpR'.I39]-['CNEA by hand'.G39]" office:value-type="float" office:value="-0.0024633120942692" calcext:value-type="float">
            <text:p>-0.0024633121</text:p>
          </table:table-cell>
          <table:table-cell table:formula="of:=['CNEA by hand'.N39]-['CNEA with helpR'.P39]" office:value-type="float" office:value="0.000435326307776762" calcext:value-type="float">
            <text:p>0.0004353263</text:p>
          </table:table-cell>
        </table:table-row>
        <table:table-row table:style-name="ro3">
          <table:table-cell table:formula="of:=['CNEA with helpR'.I40]-['CNEA by hand'.G40]" office:value-type="float" office:value="-0.00246527855957801" calcext:value-type="float">
            <text:p>-0.0024652786</text:p>
          </table:table-cell>
          <table:table-cell table:formula="of:=['CNEA by hand'.N40]-['CNEA with helpR'.P40]" office:value-type="float" office:value="0.000325037604358869" calcext:value-type="float">
            <text:p>0.0003250376</text:p>
          </table:table-cell>
        </table:table-row>
        <table:table-row table:style-name="ro3">
          <table:table-cell table:formula="of:=['CNEA with helpR'.I41]-['CNEA by hand'.G41]" office:value-type="float" office:value="-0.00160265580258478" calcext:value-type="float">
            <text:p>-0.0016026558</text:p>
          </table:table-cell>
          <table:table-cell table:formula="of:=['CNEA by hand'.N41]-['CNEA with helpR'.P41]" office:value-type="float" office:value="0.00114821337483662" calcext:value-type="float">
            <text:p>0.0011482134</text:p>
          </table:table-cell>
        </table:table-row>
        <table:table-row table:style-name="ro3">
          <table:table-cell table:formula="of:=['CNEA with helpR'.I42]-['CNEA by hand'.G42]" office:value-type="float" office:value="-0.00160293672619805" calcext:value-type="float">
            <text:p>-0.0016029367</text:p>
          </table:table-cell>
          <table:table-cell table:formula="of:=['CNEA by hand'.N42]-['CNEA with helpR'.P42]" office:value-type="float" office:value="0.00114058136109563" calcext:value-type="float">
            <text:p>0.0011405814</text:p>
          </table:table-cell>
        </table:table-row>
        <table:table-row table:style-name="ro3">
          <table:table-cell table:formula="of:=['CNEA with helpR'.I43]-['CNEA by hand'.G43]" office:value-type="float" office:value="-0.00244870406669229" calcext:value-type="float">
            <text:p>-0.0024487041</text:p>
          </table:table-cell>
          <table:table-cell table:formula="of:=['CNEA by hand'.N43]-['CNEA with helpR'.P43]" office:value-type="float" office:value="0.000235599901522221" calcext:value-type="float">
            <text:p>0.0002355999</text:p>
          </table:table-cell>
        </table:table-row>
        <table:table-row table:style-name="ro3">
          <table:table-cell table:formula="of:=['CNEA with helpR'.I44]-['CNEA by hand'.G44]" office:value-type="float" office:value="-0.00256940757670598" calcext:value-type="float">
            <text:p>-0.0025694076</text:p>
          </table:table-cell>
          <table:table-cell table:formula="of:=['CNEA by hand'.N44]-['CNEA with helpR'.P44]" office:value-type="float" office:value="0.000110870730878787" calcext:value-type="float">
            <text:p>0.0001108707</text:p>
          </table:table-cell>
        </table:table-row>
        <table:table-row table:style-name="ro3">
          <table:table-cell table:formula="of:=['CNEA with helpR'.I45]-['CNEA by hand'.G45]" office:value-type="float" office:value="-0.00261885013151186" calcext:value-type="float">
            <text:p>-0.0026188501</text:p>
          </table:table-cell>
          <table:table-cell table:formula="of:=['CNEA by hand'.N45]-['CNEA with helpR'.P45]" office:value-type="float" office:value="0.000126333552870506" calcext:value-type="float">
            <text:p>0.0001263336</text:p>
          </table:table-cell>
        </table:table-row>
        <table:table-row table:style-name="ro3">
          <table:table-cell table:formula="of:=['CNEA with helpR'.I46]-['CNEA by hand'.G46]" office:value-type="float" office:value="-0.00257699251408994" calcext:value-type="float">
            <text:p>-0.0025769925</text:p>
          </table:table-cell>
          <table:table-cell table:formula="of:=['CNEA by hand'.N46]-['CNEA with helpR'.P46]" office:value-type="float" office:value="0.000191336084053972" calcext:value-type="float">
            <text:p>0.0001913361</text:p>
          </table:table-cell>
        </table:table-row>
        <table:table-row table:style-name="ro3">
          <table:table-cell table:formula="of:=['CNEA with helpR'.I47]-['CNEA by hand'.G47]" office:value-type="float" office:value="-0.00254580999362908" calcext:value-type="float">
            <text:p>-0.00254581</text:p>
          </table:table-cell>
          <table:table-cell table:formula="of:=['CNEA by hand'.N47]-['CNEA with helpR'.P47]" office:value-type="float" office:value="0.00019848978280379" calcext:value-type="float">
            <text:p>0.0001984898</text:p>
          </table:table-cell>
        </table:table-row>
        <table:table-row table:style-name="ro3">
          <table:table-cell table:formula="of:=['CNEA with helpR'.I48]-['CNEA by hand'.G48]" office:value-type="float" office:value="-0.00247351898535797" calcext:value-type="float">
            <text:p>-0.002473519</text:p>
          </table:table-cell>
          <table:table-cell table:formula="of:=['CNEA by hand'.N48]-['CNEA with helpR'.P48]" office:value-type="float" office:value="-0.110076624940273" calcext:value-type="float">
            <text:p>-0.1100766249</text:p>
          </table:table-cell>
        </table:table-row>
        <table:table-row table:style-name="ro3">
          <table:table-cell table:formula="of:=['CNEA with helpR'.I49]-['CNEA by hand'.G49]" office:value-type="float" office:value="-0.00249374548511128" calcext:value-type="float">
            <text:p>-0.0024937455</text:p>
          </table:table-cell>
          <table:table-cell table:formula="of:=['CNEA by hand'.N49]-['CNEA with helpR'.P49]" office:value-type="float" office:value="-0.102978314423655" calcext:value-type="float">
            <text:p>-0.1029783144</text:p>
          </table:table-cell>
        </table:table-row>
        <table:table-row table:style-name="ro3">
          <table:table-cell table:formula="of:=['CNEA with helpR'.I50]-['CNEA by hand'.G50]" office:value-type="float" office:value="-0.00242314001840427" calcext:value-type="float">
            <text:p>-0.00242314</text:p>
          </table:table-cell>
          <table:table-cell table:formula="of:=['CNEA by hand'.N50]-['CNEA with helpR'.P50]" office:value-type="float" office:value="0.000383434010824857" calcext:value-type="float">
            <text:p>0.000383434</text:p>
          </table:table-cell>
        </table:table-row>
        <table:table-row table:style-name="ro3">
          <table:table-cell table:formula="of:=['CNEA with helpR'.I51]-['CNEA by hand'.G51]" office:value-type="float" office:value="-0.00240853199083269" calcext:value-type="float">
            <text:p>-0.002408532</text:p>
          </table:table-cell>
          <table:table-cell table:formula="of:=['CNEA by hand'.N51]-['CNEA with helpR'.P51]" office:value-type="float" office:value="0.000221309301139172" calcext:value-type="float">
            <text:p>0.0002213093</text:p>
          </table:table-cell>
        </table:table-row>
        <table:table-row table:style-name="ro3">
          <table:table-cell table:formula="of:=['CNEA with helpR'.I52]-['CNEA by hand'.G52]" office:value-type="float" office:value="-0.00253185745445528" calcext:value-type="float">
            <text:p>-0.0025318575</text:p>
          </table:table-cell>
          <table:table-cell table:formula="of:=['CNEA by hand'.N52]-['CNEA with helpR'.P52]" office:value-type="float" office:value="-0.0000199495935930827" calcext:value-type="float">
            <text:p>-1.99495935930827E-05</text:p>
          </table:table-cell>
        </table:table-row>
        <table:table-row table:style-name="ro3">
          <table:table-cell table:formula="of:=['CNEA with helpR'.I53]-['CNEA by hand'.G53]" office:value-type="float" office:value="-0.00157774724273185" calcext:value-type="float">
            <text:p>-0.0015777472</text:p>
          </table:table-cell>
          <table:table-cell table:formula="of:=['CNEA by hand'.N53]-['CNEA with helpR'.P53]" office:value-type="float" office:value="0.00116091418506059" calcext:value-type="float">
            <text:p>0.0011609142</text:p>
          </table:table-cell>
        </table:table-row>
        <table:table-row table:style-name="ro3">
          <table:table-cell table:formula="of:=['CNEA with helpR'.I54]-['CNEA by hand'.G54]" office:value-type="float" office:value="-0.00157924550197652" calcext:value-type="float">
            <text:p>-0.0015792455</text:p>
          </table:table-cell>
          <table:table-cell table:formula="of:=['CNEA by hand'.N54]-['CNEA with helpR'.P54]" office:value-type="float" office:value="-0.0233049503921094" calcext:value-type="float">
            <text:p>-0.0233049504</text:p>
          </table:table-cell>
        </table:table-row>
        <table:table-row table:style-name="ro3">
          <table:table-cell table:formula="of:=['CNEA with helpR'.I55]-['CNEA by hand'.G55]" office:value-type="float" office:value="-0.00154094625017454" calcext:value-type="float">
            <text:p>-0.0015409463</text:p>
          </table:table-cell>
          <table:table-cell table:formula="of:=['CNEA by hand'.N55]-['CNEA with helpR'.P55]" office:value-type="float" office:value="0.00119217929267634" calcext:value-type="float">
            <text:p>0.0011921793</text:p>
          </table:table-cell>
        </table:table-row>
        <table:table-row table:style-name="ro3">
          <table:table-cell table:formula="of:=['CNEA with helpR'.I56]-['CNEA by hand'.G56]" office:value-type="float" office:value="-0.00250442058217892" calcext:value-type="float">
            <text:p>-0.0025044206</text:p>
          </table:table-cell>
          <table:table-cell table:formula="of:=['CNEA by hand'.N56]-['CNEA with helpR'.P56]" office:value-type="float" office:value="0.00019728696216248" calcext:value-type="float">
            <text:p>0.000197287</text:p>
          </table:table-cell>
        </table:table-row>
        <table:table-row table:style-name="ro3">
          <table:table-cell table:formula="of:=['CNEA with helpR'.I57]-['CNEA by hand'.G57]" office:value-type="float" office:value="-0.00253335571368574" calcext:value-type="float">
            <text:p>-0.0025333557</text:p>
          </table:table-cell>
          <table:table-cell table:formula="of:=['CNEA by hand'.N57]-['CNEA with helpR'.P57]" office:value-type="float" office:value="0.00019441463095049" calcext:value-type="float">
            <text:p>0.0001944146</text:p>
          </table:table-cell>
        </table:table-row>
        <table:table-row table:style-name="ro3">
          <table:table-cell table:formula="of:=['CNEA with helpR'.I58]-['CNEA by hand'.G58]" office:value-type="float" office:value="-0.00252399159342787" calcext:value-type="float">
            <text:p>-0.0025239916</text:p>
          </table:table-cell>
          <table:table-cell table:formula="of:=['CNEA by hand'.N58]-['CNEA with helpR'.P58]" office:value-type="float" office:value="0.000188651941218865" calcext:value-type="float">
            <text:p>0.0001886519</text:p>
          </table:table-cell>
        </table:table-row>
        <table:table-row table:style-name="ro3">
          <table:table-cell table:formula="of:=['CNEA with helpR'.I59]-['CNEA by hand'.G59]" office:value-type="float" office:value="-0.00242407643045439" calcext:value-type="float">
            <text:p>-0.0024240764</text:p>
          </table:table-cell>
          <table:table-cell table:formula="of:=['CNEA by hand'.N59]-['CNEA with helpR'.P59]" office:value-type="float" office:value="0.000257917636417915" calcext:value-type="float">
            <text:p>0.0002579176</text:p>
          </table:table-cell>
        </table:table-row>
        <table:table-row table:style-name="ro3">
          <table:table-cell table:formula="of:=['CNEA with helpR'.I60]-['CNEA by hand'.G60]" office:value-type="float" office:value="-0.00239598406977493" calcext:value-type="float">
            <text:p>-0.0023959841</text:p>
          </table:table-cell>
          <table:table-cell table:formula="of:=['CNEA by hand'.N60]-['CNEA with helpR'.P60]" office:value-type="float" office:value="0.000208654700426081" calcext:value-type="float">
            <text:p>0.0002086547</text:p>
          </table:table-cell>
        </table:table-row>
        <table:table-row table:style-name="ro3">
          <table:table-cell table:formula="of:=['CNEA with helpR'.I61]-['CNEA by hand'.G61]" office:value-type="float" office:value="-0.00248934434852721" calcext:value-type="float">
            <text:p>-0.0024893443</text:p>
          </table:table-cell>
          <table:table-cell table:formula="of:=['CNEA by hand'.N61]-['CNEA with helpR'.P61]" office:value-type="float" office:value="0.000262822957353137" calcext:value-type="float">
            <text:p>0.000262823</text:p>
          </table:table-cell>
        </table:table-row>
        <table:table-row table:style-name="ro3">
          <table:table-cell table:formula="of:=['CNEA with helpR'.I62]-['CNEA by hand'.G62]" office:value-type="float" office:value="-0.00244140005295357" calcext:value-type="float">
            <text:p>-0.0024414001</text:p>
          </table:table-cell>
          <table:table-cell table:formula="of:=['CNEA by hand'.N62]-['CNEA with helpR'.P62]" office:value-type="float" office:value="0.000374495490980564" calcext:value-type="float">
            <text:p>0.0003744955</text:p>
          </table:table-cell>
        </table:table-row>
        <table:table-row table:style-name="ro3">
          <table:table-cell table:formula="of:=['CNEA with helpR'.I63]-['CNEA by hand'.G63]" office:value-type="float" office:value="-0.00248166576992936" calcext:value-type="float">
            <text:p>-0.0024816658</text:p>
          </table:table-cell>
          <table:table-cell table:formula="of:=['CNEA by hand'.N63]-['CNEA with helpR'.P63]" office:value-type="float" office:value="0.000248829592742084" calcext:value-type="float">
            <text:p>0.0002488296</text:p>
          </table:table-cell>
        </table:table-row>
        <table:table-row table:style-name="ro3">
          <table:table-cell table:formula="of:=['CNEA with helpR'.I64]-['CNEA by hand'.G64]" office:value-type="float" office:value="-0.00249383912632872" calcext:value-type="float">
            <text:p>-0.0024938391</text:p>
          </table:table-cell>
          <table:table-cell table:formula="of:=['CNEA by hand'.N64]-['CNEA with helpR'.P64]" office:value-type="float" office:value="0.000258378297814943" calcext:value-type="float">
            <text:p>0.0002583783</text:p>
          </table:table-cell>
        </table:table-row>
        <table:table-row table:style-name="ro3">
          <table:table-cell table:formula="of:=['CNEA with helpR'.I65]-['CNEA by hand'.G65]" office:value-type="float" office:value="-0.00160284308499481" calcext:value-type="float">
            <text:p>-0.0016028431</text:p>
          </table:table-cell>
          <table:table-cell table:formula="of:=['CNEA by hand'.N65]-['CNEA with helpR'.P65]" office:value-type="float" office:value="0.00114393223993403" calcext:value-type="float">
            <text:p>0.0011439322</text:p>
          </table:table-cell>
        </table:table-row>
        <table:table-row table:style-name="ro3">
          <table:table-cell table:formula="of:=['CNEA with helpR'.I66]-['CNEA by hand'.G66]" office:value-type="float" office:value="-0.00145582639714625" calcext:value-type="float">
            <text:p>-0.0014558264</text:p>
          </table:table-cell>
          <table:table-cell table:formula="of:=['CNEA by hand'.N66]-['CNEA with helpR'.P66]" office:value-type="float" office:value="0.0012856978541933" calcext:value-type="float">
            <text:p>0.0012856979</text:p>
          </table:table-cell>
        </table:table-row>
        <table:table-row table:style-name="ro3">
          <table:table-cell table:formula="of:=['CNEA with helpR'.I67]-['CNEA by hand'.G67]" office:value-type="float" office:value="-0.00102938436120215" calcext:value-type="float">
            <text:p>-0.0010293844</text:p>
          </table:table-cell>
          <table:table-cell table:formula="of:=['CNEA by hand'.N67]-['CNEA with helpR'.P67]" office:value-type="float" office:value="-1.3903349845899" calcext:value-type="float">
            <text:p>-1.3903349846</text:p>
          </table:table-cell>
        </table:table-row>
        <table:table-row table:style-name="ro3">
          <table:table-cell table:formula="of:=['CNEA with helpR'.I68]-['CNEA by hand'.G68]" office:value-type="float" office:value="-0.00248690967734433" calcext:value-type="float">
            <text:p>-0.0024869097</text:p>
          </table:table-cell>
          <table:table-cell table:formula="of:=['CNEA by hand'.N68]-['CNEA with helpR'.P68]" office:value-type="float" office:value="-0.000043150523769242" calcext:value-type="float">
            <text:p>-4.3150523769242E-05</text:p>
          </table:table-cell>
        </table:table-row>
        <table:table-row table:style-name="ro3">
          <table:table-cell table:formula="of:=['CNEA with helpR'.I69]-['CNEA by hand'.G69]" office:value-type="float" office:value="-0.00244570754822604" calcext:value-type="float">
            <text:p>-0.0024457075</text:p>
          </table:table-cell>
          <table:table-cell table:formula="of:=['CNEA by hand'.N69]-['CNEA with helpR'.P69]" office:value-type="float" office:value="-0.0967666409203325" calcext:value-type="float">
            <text:p>-0.0967666409</text:p>
          </table:table-cell>
        </table:table-row>
        <table:table-row table:style-name="ro3">
          <table:table-cell table:formula="of:=['CNEA with helpR'.I70]-['CNEA by hand'.G70]" office:value-type="float" office:value="-0.00244870406669229" calcext:value-type="float">
            <text:p>-0.0024487041</text:p>
          </table:table-cell>
          <table:table-cell table:formula="of:=['CNEA by hand'.N70]-['CNEA with helpR'.P70]" office:value-type="float" office:value="0.000193117618515259" calcext:value-type="float">
            <text:p>0.0001931176</text:p>
          </table:table-cell>
        </table:table-row>
        <table:table-row table:style-name="ro3">
          <table:table-cell table:formula="of:=['CNEA with helpR'.I71]-['CNEA by hand'.G71]" office:value-type="float" office:value="-0.00243109952064913" calcext:value-type="float">
            <text:p>-0.0024310995</text:p>
          </table:table-cell>
          <table:table-cell table:formula="of:=['CNEA by hand'.N71]-['CNEA with helpR'.P71]" office:value-type="float" office:value="0.000407546052496599" calcext:value-type="float">
            <text:p>0.0004075461</text:p>
          </table:table-cell>
        </table:table-row>
        <table:table-row table:style-name="ro3">
          <table:table-cell table:formula="of:=['CNEA with helpR'.I72]-['CNEA by hand'.G72]" office:value-type="float" office:value="-0.00250189226968267" calcext:value-type="float">
            <text:p>-0.0025018923</text:p>
          </table:table-cell>
          <table:table-cell table:formula="of:=['CNEA by hand'.N72]-['CNEA with helpR'.P72]" office:value-type="float" office:value="0.000353241602869758" calcext:value-type="float">
            <text:p>0.0003532416</text:p>
          </table:table-cell>
        </table:table-row>
        <table:table-row table:style-name="ro3">
          <table:table-cell table:formula="of:=['CNEA with helpR'.I73]-['CNEA by hand'.G73]" office:value-type="float" office:value="-0.00247698370979954" calcext:value-type="float">
            <text:p>-0.0024769837</text:p>
          </table:table-cell>
          <table:table-cell table:formula="of:=['CNEA by hand'.N73]-['CNEA with helpR'.P73]" office:value-type="float" office:value="0.000140865113344546" calcext:value-type="float">
            <text:p>0.0001408651</text:p>
          </table:table-cell>
        </table:table-row>
        <table:table-row table:style-name="ro3">
          <table:table-cell table:formula="of:=['CNEA with helpR'.I74]-['CNEA by hand'.G74]" office:value-type="float" office:value="-0.00246265660586964" calcext:value-type="float">
            <text:p>-0.0024626566</text:p>
          </table:table-cell>
          <table:table-cell table:formula="of:=['CNEA by hand'.N74]-['CNEA with helpR'.P74]" office:value-type="float" office:value="0.000288542628563704" calcext:value-type="float">
            <text:p>0.0002885426</text:p>
          </table:table-cell>
        </table:table-row>
        <table:table-row table:style-name="ro3">
          <table:table-cell table:formula="of:=['CNEA with helpR'.I75]-['CNEA by hand'.G75]" office:value-type="float" office:value="0" calcext:value-type="float">
            <text:p>0</text:p>
          </table:table-cell>
          <table:table-cell table:formula="of:=['CNEA by hand'.N75]-['CNEA with helpR'.P75]" office:value-type="float" office:value="0" calcext:value-type="float">
            <text:p>0</text:p>
          </table:table-cell>
        </table:table-row>
        <table:table-row table:style-name="ro3">
          <table:table-cell table:formula="of:=['CNEA with helpR'.I76]-['CNEA by hand'.G76]" office:value-type="float" office:value="0" calcext:value-type="float">
            <text:p>0</text:p>
          </table:table-cell>
          <table:table-cell table:formula="of:=['CNEA by hand'.N76]-['CNEA with helpR'.P76]" office:value-type="float" office:value="0" calcext:value-type="float">
            <text:p>0</text:p>
          </table:table-cell>
        </table:table-row>
        <table:table-row table:style-name="ro3">
          <table:table-cell table:formula="of:=['CNEA with helpR'.I77]-['CNEA by hand'.G77]" office:value-type="float" office:value="0" calcext:value-type="float">
            <text:p>0</text:p>
          </table:table-cell>
          <table:table-cell table:formula="of:=['CNEA by hand'.N77]-['CNEA with helpR'.P77]" office:value-type="float" office:value="0" calcext:value-type="float">
            <text:p>0</text:p>
          </table:table-cell>
        </table:table-row>
        <table:table-row table:style-name="ro3">
          <table:table-cell table:formula="of:=['CNEA with helpR'.I78]-['CNEA by hand'.G78]" office:value-type="float" office:value="0" calcext:value-type="float">
            <text:p>0</text:p>
          </table:table-cell>
          <table:table-cell table:formula="of:=['CNEA by hand'.N78]-['CNEA with helpR'.P78]" office:value-type="float" office:value="0" calcext:value-type="float">
            <text:p>0</text:p>
          </table:table-cell>
        </table:table-row>
        <table:table-row table:style-name="ro3">
          <table:table-cell table:formula="of:=['CNEA with helpR'.I79]-['CNEA by hand'.G79]" office:value-type="float" office:value="0" calcext:value-type="float">
            <text:p>0</text:p>
          </table:table-cell>
          <table:table-cell table:formula="of:=['CNEA by hand'.N79]-['CNEA with helpR'.P79]" office:value-type="float" office:value="0" calcext:value-type="float">
            <text:p>0</text:p>
          </table:table-cell>
        </table:table-row>
        <table:table-row table:style-name="ro3">
          <table:table-cell table:formula="of:=['CNEA with helpR'.I80]-['CNEA by hand'.G80]" office:value-type="float" office:value="0" calcext:value-type="float">
            <text:p>0</text:p>
          </table:table-cell>
          <table:table-cell table:formula="of:=['CNEA by hand'.N80]-['CNEA with helpR'.P80]" office:value-type="float" office:value="0" calcext:value-type="float">
            <text:p>0</text:p>
          </table:table-cell>
        </table:table-row>
        <table:table-row table:style-name="ro3">
          <table:table-cell table:formula="of:=['CNEA with helpR'.I81]-['CNEA by hand'.G81]" office:value-type="float" office:value="0" calcext:value-type="float">
            <text:p>0</text:p>
          </table:table-cell>
          <table:table-cell table:formula="of:=['CNEA by hand'.N81]-['CNEA with helpR'.P81]" office:value-type="float" office:value="0" calcext:value-type="float">
            <text:p>0</text:p>
          </table:table-cell>
        </table:table-row>
        <table:table-row table:style-name="ro3">
          <table:table-cell table:formula="of:=['CNEA with helpR'.I82]-['CNEA by hand'.G82]" office:value-type="float" office:value="0" calcext:value-type="float">
            <text:p>0</text:p>
          </table:table-cell>
          <table:table-cell table:formula="of:=['CNEA by hand'.N82]-['CNEA with helpR'.P82]" office:value-type="float" office:value="0" calcext:value-type="float">
            <text:p>0</text:p>
          </table:table-cell>
        </table:table-row>
        <table:table-row table:style-name="ro3">
          <table:table-cell table:formula="of:=['CNEA with helpR'.I83]-['CNEA by hand'.G83]" office:value-type="float" office:value="0" calcext:value-type="float">
            <text:p>0</text:p>
          </table:table-cell>
          <table:table-cell table:formula="of:=['CNEA by hand'.N83]-['CNEA with helpR'.P83]" office:value-type="float" office:value="0" calcext:value-type="float">
            <text:p>0</text:p>
          </table:table-cell>
        </table:table-row>
        <table:table-row table:style-name="ro3">
          <table:table-cell table:formula="of:=['CNEA with helpR'.I84]-['CNEA by hand'.G84]" office:value-type="float" office:value="0" calcext:value-type="float">
            <text:p>0</text:p>
          </table:table-cell>
          <table:table-cell table:formula="of:=['CNEA by hand'.N84]-['CNEA with helpR'.P84]" office:value-type="float" office:value="0" calcext:value-type="float">
            <text:p>0</text:p>
          </table:table-cell>
        </table:table-row>
        <table:table-row table:style-name="ro3">
          <table:table-cell table:formula="of:=['CNEA with helpR'.I85]-['CNEA by hand'.G85]" office:value-type="float" office:value="0" calcext:value-type="float">
            <text:p>0</text:p>
          </table:table-cell>
          <table:table-cell table:formula="of:=['CNEA by hand'.N85]-['CNEA with helpR'.P85]" office:value-type="float" office:value="0" calcext:value-type="float">
            <text:p>0</text:p>
          </table:table-cell>
        </table:table-row>
        <table:table-row table:style-name="ro3">
          <table:table-cell table:formula="of:=['CNEA with helpR'.I86]-['CNEA by hand'.G86]" office:value-type="float" office:value="0" calcext:value-type="float">
            <text:p>0</text:p>
          </table:table-cell>
          <table:table-cell table:formula="of:=['CNEA by hand'.N86]-['CNEA with helpR'.P86]" office:value-type="float" office:value="0" calcext:value-type="float">
            <text:p>0</text:p>
          </table:table-cell>
        </table:table-row>
        <table:table-row table:style-name="ro3">
          <table:table-cell table:formula="of:=['CNEA with helpR'.I87]-['CNEA by hand'.G87]" office:value-type="float" office:value="0" calcext:value-type="float">
            <text:p>0</text:p>
          </table:table-cell>
          <table:table-cell table:formula="of:=['CNEA by hand'.N87]-['CNEA with helpR'.P87]" office:value-type="float" office:value="0" calcext:value-type="float">
            <text:p>0</text:p>
          </table:table-cell>
        </table:table-row>
        <table:table-row table:style-name="ro3">
          <table:table-cell table:formula="of:=['CNEA with helpR'.I88]-['CNEA by hand'.G88]" office:value-type="float" office:value="0" calcext:value-type="float">
            <text:p>0</text:p>
          </table:table-cell>
          <table:table-cell table:formula="of:=['CNEA by hand'.N88]-['CNEA with helpR'.P88]" office:value-type="float" office:value="0" calcext:value-type="float">
            <text:p>0</text:p>
          </table:table-cell>
        </table:table-row>
        <table:table-row table:style-name="ro3">
          <table:table-cell table:formula="of:=['CNEA with helpR'.I89]-['CNEA by hand'.G89]" office:value-type="float" office:value="0" calcext:value-type="float">
            <text:p>0</text:p>
          </table:table-cell>
          <table:table-cell table:formula="of:=['CNEA by hand'.N89]-['CNEA with helpR'.P89]" office:value-type="float" office:value="0" calcext:value-type="float">
            <text:p>0</text:p>
          </table:table-cell>
        </table:table-row>
        <table:table-row table:style-name="ro3">
          <table:table-cell table:formula="of:=['CNEA with helpR'.I90]-['CNEA by hand'.G90]" office:value-type="float" office:value="0" calcext:value-type="float">
            <text:p>0</text:p>
          </table:table-cell>
          <table:table-cell table:formula="of:=['CNEA by hand'.N90]-['CNEA with helpR'.P90]" office:value-type="float" office:value="0" calcext:value-type="float">
            <text:p>0</text:p>
          </table:table-cell>
        </table:table-row>
        <table:table-row table:style-name="ro3">
          <table:table-cell table:formula="of:=['CNEA with helpR'.I91]-['CNEA by hand'.G91]" office:value-type="float" office:value="0" calcext:value-type="float">
            <text:p>0</text:p>
          </table:table-cell>
          <table:table-cell table:formula="of:=['CNEA by hand'.N91]-['CNEA with helpR'.P91]" office:value-type="float" office:value="0" calcext:value-type="float">
            <text:p>0</text:p>
          </table:table-cell>
        </table:table-row>
        <table:table-row table:style-name="ro3">
          <table:table-cell table:formula="of:=['CNEA with helpR'.I92]-['CNEA by hand'.G92]" office:value-type="float" office:value="0" calcext:value-type="float">
            <text:p>0</text:p>
          </table:table-cell>
          <table:table-cell table:formula="of:=['CNEA by hand'.N92]-['CNEA with helpR'.P92]" office:value-type="float" office:value="0" calcext:value-type="float">
            <text:p>0</text:p>
          </table:table-cell>
        </table:table-row>
        <table:table-row table:style-name="ro3">
          <table:table-cell table:formula="of:=['CNEA with helpR'.I93]-['CNEA by hand'.G93]" office:value-type="float" office:value="0" calcext:value-type="float">
            <text:p>0</text:p>
          </table:table-cell>
          <table:table-cell table:formula="of:=['CNEA by hand'.N93]-['CNEA with helpR'.P93]" office:value-type="float" office:value="0" calcext:value-type="float">
            <text:p>0</text:p>
          </table:table-cell>
        </table:table-row>
        <table:table-row table:style-name="ro3">
          <table:table-cell table:formula="of:=['CNEA with helpR'.I94]-['CNEA by hand'.G94]" office:value-type="float" office:value="0" calcext:value-type="float">
            <text:p>0</text:p>
          </table:table-cell>
          <table:table-cell table:formula="of:=['CNEA by hand'.N94]-['CNEA with helpR'.P94]" office:value-type="float" office:value="0" calcext:value-type="float">
            <text:p>0</text:p>
          </table:table-cell>
        </table:table-row>
        <table:table-row table:style-name="ro3">
          <table:table-cell table:formula="of:=['CNEA with helpR'.I95]-['CNEA by hand'.G95]" office:value-type="float" office:value="0" calcext:value-type="float">
            <text:p>0</text:p>
          </table:table-cell>
          <table:table-cell table:formula="of:=['CNEA by hand'.N95]-['CNEA with helpR'.P95]" office:value-type="float" office:value="0" calcext:value-type="float">
            <text:p>0</text:p>
          </table:table-cell>
        </table:table-row>
        <table:table-row table:style-name="ro3">
          <table:table-cell table:formula="of:=['CNEA with helpR'.I96]-['CNEA by hand'.G96]" office:value-type="float" office:value="0" calcext:value-type="float">
            <text:p>0</text:p>
          </table:table-cell>
          <table:table-cell table:formula="of:=['CNEA by hand'.N96]-['CNEA with helpR'.P96]" office:value-type="float" office:value="0" calcext:value-type="float">
            <text:p>0</text:p>
          </table:table-cell>
        </table:table-row>
        <table:table-row table:style-name="ro3">
          <table:table-cell table:formula="of:=['CNEA with helpR'.I97]-['CNEA by hand'.G97]" office:value-type="float" office:value="0" calcext:value-type="float">
            <text:p>0</text:p>
          </table:table-cell>
          <table:table-cell table:formula="of:=['CNEA by hand'.N97]-['CNEA with helpR'.P97]" office:value-type="float" office:value="0" calcext:value-type="float">
            <text:p>0</text:p>
          </table:table-cell>
        </table:table-row>
        <table:table-row table:style-name="ro3">
          <table:table-cell table:formula="of:=['CNEA with helpR'.I98]-['CNEA by hand'.G98]" office:value-type="float" office:value="0" calcext:value-type="float">
            <text:p>0</text:p>
          </table:table-cell>
          <table:table-cell table:formula="of:=['CNEA by hand'.N98]-['CNEA with helpR'.P98]" office:value-type="float" office:value="0" calcext:value-type="float">
            <text:p>0</text:p>
          </table:table-cell>
        </table:table-row>
        <table:table-row table:style-name="ro3">
          <table:table-cell table:formula="of:=['CNEA with helpR'.I99]-['CNEA by hand'.G99]" office:value-type="float" office:value="0" calcext:value-type="float">
            <text:p>0</text:p>
          </table:table-cell>
          <table:table-cell table:formula="of:=['CNEA by hand'.N99]-['CNEA with helpR'.P99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0]-['CNEA by hand'.G100]" office:value-type="float" office:value="0" calcext:value-type="float">
            <text:p>0</text:p>
          </table:table-cell>
          <table:table-cell table:formula="of:=['CNEA by hand'.N100]-['CNEA with helpR'.P100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1]-['CNEA by hand'.G101]" office:value-type="float" office:value="0" calcext:value-type="float">
            <text:p>0</text:p>
          </table:table-cell>
          <table:table-cell table:formula="of:=['CNEA by hand'.N101]-['CNEA with helpR'.P101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2]-['CNEA by hand'.G102]" office:value-type="float" office:value="0" calcext:value-type="float">
            <text:p>0</text:p>
          </table:table-cell>
          <table:table-cell table:formula="of:=['CNEA by hand'.N102]-['CNEA with helpR'.P102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3]-['CNEA by hand'.G103]" office:value-type="float" office:value="0" calcext:value-type="float">
            <text:p>0</text:p>
          </table:table-cell>
          <table:table-cell table:formula="of:=['CNEA by hand'.N103]-['CNEA with helpR'.P103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4]-['CNEA by hand'.G104]" office:value-type="float" office:value="0" calcext:value-type="float">
            <text:p>0</text:p>
          </table:table-cell>
          <table:table-cell table:formula="of:=['CNEA by hand'.N104]-['CNEA with helpR'.P104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5]-['CNEA by hand'.G105]" office:value-type="float" office:value="0" calcext:value-type="float">
            <text:p>0</text:p>
          </table:table-cell>
          <table:table-cell table:formula="of:=['CNEA by hand'.N105]-['CNEA with helpR'.P105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6]-['CNEA by hand'.G106]" office:value-type="float" office:value="0" calcext:value-type="float">
            <text:p>0</text:p>
          </table:table-cell>
          <table:table-cell table:formula="of:=['CNEA by hand'.N106]-['CNEA with helpR'.P106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7]-['CNEA by hand'.G107]" office:value-type="float" office:value="0" calcext:value-type="float">
            <text:p>0</text:p>
          </table:table-cell>
          <table:table-cell table:formula="of:=['CNEA by hand'.N107]-['CNEA with helpR'.P107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8]-['CNEA by hand'.G108]" office:value-type="float" office:value="0" calcext:value-type="float">
            <text:p>0</text:p>
          </table:table-cell>
          <table:table-cell table:formula="of:=['CNEA by hand'.N108]-['CNEA with helpR'.P108]" office:value-type="float" office:value="0" calcext:value-type="float">
            <text:p>0</text:p>
          </table:table-cell>
        </table:table-row>
        <table:table-row table:style-name="ro3">
          <table:table-cell table:formula="of:=['CNEA with helpR'.I109]-['CNEA by hand'.G109]" office:value-type="float" office:value="0" calcext:value-type="float">
            <text:p>0</text:p>
          </table:table-cell>
          <table:table-cell table:formula="of:=['CNEA by hand'.N109]-['CNEA with helpR'.P109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0]-['CNEA by hand'.G110]" office:value-type="float" office:value="0" calcext:value-type="float">
            <text:p>0</text:p>
          </table:table-cell>
          <table:table-cell table:formula="of:=['CNEA by hand'.N110]-['CNEA with helpR'.P110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1]-['CNEA by hand'.G111]" office:value-type="float" office:value="0" calcext:value-type="float">
            <text:p>0</text:p>
          </table:table-cell>
          <table:table-cell table:formula="of:=['CNEA by hand'.N111]-['CNEA with helpR'.P111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2]-['CNEA by hand'.G112]" office:value-type="float" office:value="0" calcext:value-type="float">
            <text:p>0</text:p>
          </table:table-cell>
          <table:table-cell table:formula="of:=['CNEA by hand'.N112]-['CNEA with helpR'.P112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3]-['CNEA by hand'.G113]" office:value-type="float" office:value="0" calcext:value-type="float">
            <text:p>0</text:p>
          </table:table-cell>
          <table:table-cell table:formula="of:=['CNEA by hand'.N113]-['CNEA with helpR'.P113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4]-['CNEA by hand'.G114]" office:value-type="float" office:value="0" calcext:value-type="float">
            <text:p>0</text:p>
          </table:table-cell>
          <table:table-cell table:formula="of:=['CNEA by hand'.N114]-['CNEA with helpR'.P114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5]-['CNEA by hand'.G115]" office:value-type="float" office:value="0" calcext:value-type="float">
            <text:p>0</text:p>
          </table:table-cell>
          <table:table-cell table:formula="of:=['CNEA by hand'.N115]-['CNEA with helpR'.P115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6]-['CNEA by hand'.G116]" office:value-type="float" office:value="0" calcext:value-type="float">
            <text:p>0</text:p>
          </table:table-cell>
          <table:table-cell table:formula="of:=['CNEA by hand'.N116]-['CNEA with helpR'.P116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7]-['CNEA by hand'.G117]" office:value-type="float" office:value="0" calcext:value-type="float">
            <text:p>0</text:p>
          </table:table-cell>
          <table:table-cell table:formula="of:=['CNEA by hand'.N117]-['CNEA with helpR'.P117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8]-['CNEA by hand'.G118]" office:value-type="float" office:value="0" calcext:value-type="float">
            <text:p>0</text:p>
          </table:table-cell>
          <table:table-cell table:formula="of:=['CNEA by hand'.N118]-['CNEA with helpR'.P118]" office:value-type="float" office:value="0" calcext:value-type="float">
            <text:p>0</text:p>
          </table:table-cell>
        </table:table-row>
        <table:table-row table:style-name="ro3">
          <table:table-cell table:formula="of:=['CNEA with helpR'.I119]-['CNEA by hand'.G119]" office:value-type="float" office:value="0" calcext:value-type="float">
            <text:p>0</text:p>
          </table:table-cell>
          <table:table-cell table:formula="of:=['CNEA by hand'.N119]-['CNEA with helpR'.P119]" office:value-type="float" office:value="0" calcext:value-type="float">
            <text:p>0</text:p>
          </table:table-cell>
        </table:table-row>
        <table:table-row table:style-name="ro3">
          <table:table-cell table:formula="of:=['CNEA with helpR'.I120]-['CNEA by hand'.G120]" office:value-type="float" office:value="0" calcext:value-type="float">
            <text:p>0</text:p>
          </table:table-cell>
          <table:table-cell table:formula="of:=['CNEA by hand'.N120]-['CNEA with helpR'.P120]" office:value-type="float" office:value="0" calcext:value-type="float">
            <text:p>0</text:p>
          </table:table-cell>
        </table:table-row>
        <table:table-row table:style-name="ro3">
          <table:table-cell table:formula="of:=['CNEA with helpR'.I121]-['CNEA by hand'.G121]" office:value-type="float" office:value="0" calcext:value-type="float">
            <text:p>0</text:p>
          </table:table-cell>
          <table:table-cell table:formula="of:=['CNEA by hand'.N121]-['CNEA with helpR'.P1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43:06.408151736</meta:creation-date>
    <dc:date>2018-03-18T17:53:52.747750197</dc:date>
    <meta:editing-duration>PT10M46S</meta:editing-duration>
    <meta:editing-cycles>1</meta:editing-cycles>
    <meta:document-statistic meta:table-count="6" meta:cell-count="4734" meta:object-count="0"/>
    <meta:generator>LibreOffice/5.1.6.2$Linux_X86_64 LibreOffice_project/10m0$Build-2</meta:generator>
  </office:meta>
</office:document-meta>
</file>